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ACB9CA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3" table:style-name="ce2">
            <text:p>63</text:p>
          </table:table-cell>
          <table:table-cell office:value-type="float" office:value="1.05" table:style-name="ce2">
            <text:p>1.05</text:p>
          </table:table-cell>
          <table:table-cell office:value-type="float" office:value="0.95" table:style-name="ce2">
            <text:p>0.9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00" table:style-name="ce4">
            <text:p>400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7" table:style-name="ce1">
            <text:p>247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3" table:style-name="ro1">
          <table:table-cell table:number-columns-repeated="16384"/>
        </table:table-row>
      </table:table>
      <table:table table:name="Gen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063" table:style-name="ce1">
            <text:p>0.23063</text:p>
          </table:table-cell>
          <table:table-cell office:value-type="float" office:value="-0.23063" table:style-name="ce1">
            <text:p>-0.23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57657999999999998" table:style-name="ce1">
            <text:p>0.57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20999999999997" table:style-name="ce1">
            <text:p>0.17121</text:p>
          </table:table-cell>
          <table:table-cell office:value-type="float" office:value="-0.17120999999999997" table:style-name="ce1">
            <text:p>-0.17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2802999999999997" table:style-name="ce1">
            <text:p>0.42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-1.374E-2" table:style-name="ce1">
            <text:p>-0.01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44E-2" table:style-name="ce1">
            <text:p>0.0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30000000000002E-2" table:style-name="ce1">
            <text:p>0.09693</text:p>
          </table:table-cell>
          <table:table-cell office:value-type="float" office:value="-9.6930000000000002E-2" table:style-name="ce1">
            <text:p>-0.09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4233000000000002" table:style-name="ce1">
            <text:p>0.24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935" table:style-name="ce1">
            <text:p>0.16935</text:p>
          </table:table-cell>
          <table:table-cell office:value-type="float" office:value="-0.16935" table:style-name="ce1">
            <text:p>-0.16935</text:p>
          </table:table-cell>
          <table:table-cell office:value-type="float" office:value="1.0298" table:style-name="ce1">
            <text:p>1.0298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206" table:style-name="ce1">
            <text:p>1.0206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3E-2" table:style-name="ce1">
            <text:p>0.05979</text:p>
          </table:table-cell>
          <table:table-cell office:value-type="float" office:value="-5.9790000000000003E-2" table:style-name="ce1">
            <text:p>-0.05979</text:p>
          </table:table-cell>
          <table:table-cell office:value-type="float" office:value="1.0157" table:style-name="ce1">
            <text:p>1.0157</text:p>
          </table:table-cell>
          <table:table-cell office:value-type="float" office:value="0.14948" table:style-name="ce1">
            <text:p>0.14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39" table:style-name="ce1">
            <text:p>1.023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-7.4279999999999999E-2" table:style-name="ce1">
            <text:p>-0.07428</text:p>
          </table:table-cell>
          <table:table-cell office:value-type="float" office:value="1.0199" table:style-name="ce1">
            <text:p>1.0199</text:p>
          </table:table-cell>
          <table:table-cell office:value-type="float" office:value="0.18568999999999999" table:style-name="ce1">
            <text:p>0.1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34" table:style-name="ce1">
            <text:p>1.034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59999999999998E-2" table:style-name="ce1">
            <text:p>0.07056</text:p>
          </table:table-cell>
          <table:table-cell office:value-type="float" office:value="-7.0559999999999998E-2" table:style-name="ce1">
            <text:p>-0.07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7640999999999998" table:style-name="ce1">
            <text:p>0.17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3E-2" table:style-name="ce1">
            <text:p>0.06908</text:p>
          </table:table-cell>
          <table:table-cell office:value-type="float" office:value="-6.9080000000000003E-2" table:style-name="ce1">
            <text:p>-0.06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7269999999999999" table:style-name="ce1">
            <text:p>0.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-9.6600000000000002E-3" table:style-name="ce1">
            <text:p>-0.00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7E-2" table:style-name="ce1">
            <text:p>0.06796</text:p>
          </table:table-cell>
          <table:table-cell office:value-type="float" office:value="-6.7960000000000007E-2" table:style-name="ce1">
            <text:p>-0.06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6991000000000001" table:style-name="ce1">
            <text:p>0.16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1.022" table:style-name="ce1">
            <text:p>1.022</text:p>
          </table:table-cell>
          <table:table-cell office:value-type="float" office:value="1.1140000000000001E-2" table:style-name="ce1">
            <text:p>0.0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81" table:style-name="ce1">
            <text:p>1.0281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E-2" table:style-name="ce1">
            <text:p>0.02154</text:p>
          </table:table-cell>
          <table:table-cell office:value-type="float" office:value="-2.154E-2" table:style-name="ce1">
            <text:p>-0.02154</text:p>
          </table:table-cell>
          <table:table-cell office:value-type="float" office:value="1.0238" table:style-name="ce1">
            <text:p>1.0238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064999999999998" table:style-name="ce1">
            <text:p>0.37065</text:p>
          </table:table-cell>
          <table:table-cell office:value-type="float" office:value="-0.37064999999999998" table:style-name="ce1">
            <text:p>-0.37065</text:p>
          </table:table-cell>
          <table:table-cell office:value-type="float" office:value="1.0201" table:style-name="ce1">
            <text:p>1.0201</text:p>
          </table:table-cell>
          <table:table-cell office:value-type="float" office:value="0.92662000000000011" table:style-name="ce1">
            <text:p>0.9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0000000000002E-2" table:style-name="ce1">
            <text:p>0.05274</text:p>
          </table:table-cell>
          <table:table-cell office:value-type="float" office:value="-5.2740000000000002E-2" table:style-name="ce1">
            <text:p>-0.05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0.13183999999999998" table:style-name="ce1">
            <text:p>0.13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05" table:style-name="ce1">
            <text:p>1.0205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6" table:style-name="ce1">
            <text:p>1.02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-6.3099999999999996E-3" table:style-name="ce1">
            <text:p>-0.00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5780000000000002E-2" table:style-name="ce1">
            <text:p>0.0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083999999999999" table:style-name="ce1">
            <text:p>0.17084</text:p>
          </table:table-cell>
          <table:table-cell office:value-type="float" office:value="-0.17083999999999999" table:style-name="ce1">
            <text:p>-0.17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42710000000000004" table:style-name="ce1">
            <text:p>0.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-7.3999999999999999E-4" table:style-name="ce1">
            <text:p>-0.00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8599999999999999E-3" table:style-name="ce1">
            <text:p>0.00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-2.4510000000000001E-2" table:style-name="ce1">
            <text:p>-0.02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1280000000000001E-2" table:style-name="ce1">
            <text:p>0.06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E-2" table:style-name="ce1">
            <text:p>0.04457</text:p>
          </table:table-cell>
          <table:table-cell office:value-type="float" office:value="-4.4569999999999999E-2" table:style-name="ce1">
            <text:p>-0.04457</text:p>
          </table:table-cell>
          <table:table-cell office:value-type="float" office:value="1.0161" table:style-name="ce1">
            <text:p>1.0161</text:p>
          </table:table-cell>
          <table:table-cell office:value-type="float" office:value="0.11141999999999999" table:style-name="ce1">
            <text:p>0.11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1" table:style-name="ce1">
            <text:p>1.008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1" table:style-name="ce1">
            <text:p>1.0081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385" table:style-name="ce1">
            <text:p>1.038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385" table:style-name="ce1">
            <text:p>1.03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-0.1" table:style-name="ce1">
            <text:p>-0.1</text:p>
          </table:table-cell>
          <table:table-cell office:value-type="float" office:value="1.0122" table:style-name="ce1">
            <text:p>1.012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9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RES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ingencies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P_Profiles_Load" table:style-name="ta3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9699999999999997E-3" table:style-name="ce6">
            <text:p>0.00797</text:p>
          </table:table-cell>
          <table:table-cell office:value-type="float" office:value="7.6E-3" table:style-name="ce6">
            <text:p>0.0076</text:p>
          </table:table-cell>
          <table:table-cell office:value-type="float" office:value="7.3699999999999998E-3" table:style-name="ce6">
            <text:p>0.00737</text:p>
          </table:table-cell>
          <table:table-cell office:value-type="float" office:value="7.2199999999999999E-3" table:style-name="ce6">
            <text:p>0.00722</text:p>
          </table:table-cell>
          <table:table-cell office:value-type="float" office:value="7.1399999999999996E-3" table:style-name="ce6">
            <text:p>0.00714</text:p>
          </table:table-cell>
          <table:table-cell office:value-type="float" office:value="7.1699999999999993E-3" table:style-name="ce6">
            <text:p>0.00717</text:p>
          </table:table-cell>
          <table:table-cell office:value-type="float" office:value="7.2899999999999996E-3" table:style-name="ce6">
            <text:p>0.00729</text:p>
          </table:table-cell>
          <table:table-cell office:value-type="float" office:value="8.09E-3" table:style-name="ce6">
            <text:p>0.00809</text:p>
          </table:table-cell>
          <table:table-cell office:value-type="float" office:value="5.4760000000000003E-2" table:style-name="ce6">
            <text:p>0.05476</text:p>
          </table:table-cell>
          <table:table-cell office:value-type="float" office:value="5.7839999999999996E-2" table:style-name="ce6">
            <text:p>0.05784</text:p>
          </table:table-cell>
          <table:table-cell office:value-type="float" office:value="5.9310000000000002E-2" table:style-name="ce6">
            <text:p>0.05931</text:p>
          </table:table-cell>
          <table:table-cell office:value-type="float" office:value="6.096E-2" table:style-name="ce6">
            <text:p>0.06096</text:p>
          </table:table-cell>
          <table:table-cell office:value-type="float" office:value="5.994E-2" table:style-name="ce6">
            <text:p>0.05994</text:p>
          </table:table-cell>
          <table:table-cell office:value-type="float" office:value="5.9820000000000005E-2" table:style-name="ce6">
            <text:p>0.05982</text:p>
          </table:table-cell>
          <table:table-cell office:value-type="float" office:value="6.1660000000000006E-2" table:style-name="ce6">
            <text:p>0.06166</text:p>
          </table:table-cell>
          <table:table-cell office:value-type="float" office:value="6.2590000000000007E-2" table:style-name="ce6">
            <text:p>0.06259</text:p>
          </table:table-cell>
          <table:table-cell office:value-type="float" office:value="6.2619999999999995E-2" table:style-name="ce6">
            <text:p>0.06262</text:p>
          </table:table-cell>
          <table:table-cell office:value-type="float" office:value="6.1589999999999999E-2" table:style-name="ce6">
            <text:p>0.06159</text:p>
          </table:table-cell>
          <table:table-cell office:value-type="float" office:value="6.021E-2" table:style-name="ce6">
            <text:p>0.06021</text:p>
          </table:table-cell>
          <table:table-cell office:value-type="float" office:value="6.053E-2" table:style-name="ce6">
            <text:p>0.06053</text:p>
          </table:table-cell>
          <table:table-cell office:value-type="float" office:value="5.9549999999999999E-2" table:style-name="ce6">
            <text:p>0.05955</text:p>
          </table:table-cell>
          <table:table-cell office:value-type="float" office:value="6.037E-2" table:style-name="ce6">
            <text:p>0.06037</text:p>
          </table:table-cell>
          <table:table-cell office:value-type="float" office:value="9.8300000000000002E-3" table:style-name="ce6">
            <text:p>0.00983</text:p>
          </table:table-cell>
          <table:table-cell office:value-type="float" office:value="9.0399999999999994E-3" table:style-name="ce6">
            <text:p>0.0090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1.7390000000000003E-2" table:style-name="ce6">
            <text:p>0.01739</text:p>
          </table:table-cell>
          <table:table-cell office:value-type="float" office:value="1.8360000000000001E-2" table:style-name="ce6">
            <text:p>0.01836</text:p>
          </table:table-cell>
          <table:table-cell office:value-type="float" office:value="1.883E-2" table:style-name="ce6">
            <text:p>0.01883</text:p>
          </table:table-cell>
          <table:table-cell office:value-type="float" office:value="1.9349999999999999E-2" table:style-name="ce6">
            <text:p>0.01935</text:p>
          </table:table-cell>
          <table:table-cell office:value-type="float" office:value="1.9030000000000002E-2" table:style-name="ce6">
            <text:p>0.01903</text:p>
          </table:table-cell>
          <table:table-cell office:value-type="float" office:value="1.899E-2" table:style-name="ce6">
            <text:p>0.01899</text:p>
          </table:table-cell>
          <table:table-cell office:value-type="float" office:value="1.9570000000000001E-2" table:style-name="ce6">
            <text:p>0.01957</text:p>
          </table:table-cell>
          <table:table-cell office:value-type="float" office:value="1.9870000000000002E-2" table:style-name="ce6">
            <text:p>0.01987</text:p>
          </table:table-cell>
          <table:table-cell office:value-type="float" office:value="1.9879999999999998E-2" table:style-name="ce6">
            <text:p>0.01988</text:p>
          </table:table-cell>
          <table:table-cell office:value-type="float" office:value="1.9550000000000001E-2" table:style-name="ce6">
            <text:p>0.01955</text:p>
          </table:table-cell>
          <table:table-cell office:value-type="float" office:value="1.9110000000000002E-2" table:style-name="ce6">
            <text:p>0.01911</text:p>
          </table:table-cell>
          <table:table-cell office:value-type="float" office:value="1.9220000000000001E-2" table:style-name="ce6">
            <text:p>0.01922</text:p>
          </table:table-cell>
          <table:table-cell office:value-type="float" office:value="1.89E-2" table:style-name="ce6">
            <text:p>0.0189</text:p>
          </table:table-cell>
          <table:table-cell office:value-type="float" office:value="1.916E-2" table:style-name="ce6">
            <text:p>0.01916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26778999999999997" table:style-name="ce6">
            <text:p>0.26779</text:p>
          </table:table-cell>
          <table:table-cell office:value-type="float" office:value="0.25541000000000003" table:style-name="ce6">
            <text:p>0.25541</text:p>
          </table:table-cell>
          <table:table-cell office:value-type="float" office:value="0.24753" table:style-name="ce6">
            <text:p>0.24753</text:p>
          </table:table-cell>
          <table:table-cell office:value-type="float" office:value="0.24257000000000001" table:style-name="ce6">
            <text:p>0.24257</text:p>
          </table:table-cell>
          <table:table-cell office:value-type="float" office:value="0.23989999999999997" table:style-name="ce6">
            <text:p>0.2399</text:p>
          </table:table-cell>
          <table:table-cell office:value-type="float" office:value="0.24082999999999999" table:style-name="ce6">
            <text:p>0.24083</text:p>
          </table:table-cell>
          <table:table-cell office:value-type="float" office:value="0.24485999999999999" table:style-name="ce6">
            <text:p>0.24486</text:p>
          </table:table-cell>
          <table:table-cell office:value-type="float" office:value="0.27166000000000001" table:style-name="ce6">
            <text:p>0.27166</text:p>
          </table:table-cell>
          <table:table-cell office:value-type="float" office:value="0.31814999999999999" table:style-name="ce6">
            <text:p>0.31815</text:p>
          </table:table-cell>
          <table:table-cell office:value-type="float" office:value="0.33600999999999998" table:style-name="ce6">
            <text:p>0.33601</text:p>
          </table:table-cell>
          <table:table-cell office:value-type="float" office:value="0.34456000000000003" table:style-name="ce6">
            <text:p>0.34456</text:p>
          </table:table-cell>
          <table:table-cell office:value-type="float" office:value="0.35414000000000001" table:style-name="ce6">
            <text:p>0.35414</text:p>
          </table:table-cell>
          <table:table-cell office:value-type="float" office:value="0.34820999999999996" table:style-name="ce6">
            <text:p>0.34821</text:p>
          </table:table-cell>
          <table:table-cell office:value-type="float" office:value="0.34752000000000005" table:style-name="ce6">
            <text:p>0.34752</text:p>
          </table:table-cell>
          <table:table-cell office:value-type="float" office:value="0.35822000000000004" table:style-name="ce6">
            <text:p>0.35822</text:p>
          </table:table-cell>
          <table:table-cell office:value-type="float" office:value="0.36363999999999996" table:style-name="ce6">
            <text:p>0.36364</text:p>
          </table:table-cell>
          <table:table-cell office:value-type="float" office:value="0.36377000000000004" table:style-name="ce6">
            <text:p>0.36377</text:p>
          </table:table-cell>
          <table:table-cell office:value-type="float" office:value="0.35783000000000004" table:style-name="ce6">
            <text:p>0.35783</text:p>
          </table:table-cell>
          <table:table-cell office:value-type="float" office:value="0.34976999999999997" table:style-name="ce6">
            <text:p>0.34977</text:p>
          </table:table-cell>
          <table:table-cell office:value-type="float" office:value="0.35165999999999997" table:style-name="ce6">
            <text:p>0.35166</text:p>
          </table:table-cell>
          <table:table-cell office:value-type="float" office:value="0.34594000000000003" table:style-name="ce6">
            <text:p>0.34594</text:p>
          </table:table-cell>
          <table:table-cell office:value-type="float" office:value="0.35070000000000001" table:style-name="ce6">
            <text:p>0.3507</text:p>
          </table:table-cell>
          <table:table-cell office:value-type="float" office:value="0.33027999999999996" table:style-name="ce6">
            <text:p>0.33028</text:p>
          </table:table-cell>
          <table:table-cell office:value-type="float" office:value="0.30363000000000001" table:style-name="ce6">
            <text:p>0.30363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195200000000001" table:style-name="ce6">
            <text:p>1.61952</text:p>
          </table:table-cell>
          <table:table-cell office:value-type="float" office:value="1.5446500000000001" table:style-name="ce6">
            <text:p>1.54465</text:p>
          </table:table-cell>
          <table:table-cell office:value-type="float" office:value="1.49698" table:style-name="ce6">
            <text:p>1.49698</text:p>
          </table:table-cell>
          <table:table-cell office:value-type="float" office:value="1.46696" table:style-name="ce6">
            <text:p>1.46696</text:p>
          </table:table-cell>
          <table:table-cell office:value-type="float" office:value="1.4508400000000001" table:style-name="ce6">
            <text:p>1.45084</text:p>
          </table:table-cell>
          <table:table-cell office:value-type="float" office:value="1.45644" table:style-name="ce6">
            <text:p>1.45644</text:p>
          </table:table-cell>
          <table:table-cell office:value-type="float" office:value="1.48082" table:style-name="ce6">
            <text:p>1.48082</text:p>
          </table:table-cell>
          <table:table-cell office:value-type="float" office:value="1.6428800000000001" table:style-name="ce6">
            <text:p>1.64288</text:p>
          </table:table-cell>
          <table:table-cell office:value-type="float" office:value="1.7567599999999999" table:style-name="ce6">
            <text:p>1.75676</text:p>
          </table:table-cell>
          <table:table-cell office:value-type="float" office:value="1.8553899999999999" table:style-name="ce6">
            <text:p>1.85539</text:p>
          </table:table-cell>
          <table:table-cell office:value-type="float" office:value="1.9026099999999999" table:style-name="ce6">
            <text:p>1.90261</text:p>
          </table:table-cell>
          <table:table-cell office:value-type="float" office:value="1.95553" table:style-name="ce6">
            <text:p>1.95553</text:p>
          </table:table-cell>
          <table:table-cell office:value-type="float" office:value="1.9227799999999999" table:style-name="ce6">
            <text:p>1.92278</text:p>
          </table:table-cell>
          <table:table-cell office:value-type="float" office:value="1.9189400000000001" table:style-name="ce6">
            <text:p>1.91894</text:p>
          </table:table-cell>
          <table:table-cell office:value-type="float" office:value="1.9780099999999998" table:style-name="ce6">
            <text:p>1.97801</text:p>
          </table:table-cell>
          <table:table-cell office:value-type="float" office:value="2.0079599999999997" table:style-name="ce6">
            <text:p>2.00796</text:p>
          </table:table-cell>
          <table:table-cell office:value-type="float" office:value="2.0086900000000001" table:style-name="ce6">
            <text:p>2.00869</text:p>
          </table:table-cell>
          <table:table-cell office:value-type="float" office:value="1.9758899999999999" table:style-name="ce6">
            <text:p>1.97589</text:p>
          </table:table-cell>
          <table:table-cell office:value-type="float" office:value="1.93137" table:style-name="ce6">
            <text:p>1.93137</text:p>
          </table:table-cell>
          <table:table-cell office:value-type="float" office:value="1.9418" table:style-name="ce6">
            <text:p>1.9418</text:p>
          </table:table-cell>
          <table:table-cell office:value-type="float" office:value="1.9102199999999998" table:style-name="ce6">
            <text:p>1.91022</text:p>
          </table:table-cell>
          <table:table-cell office:value-type="float" office:value="1.9365199999999998" table:style-name="ce6">
            <text:p>1.93652</text:p>
          </table:table-cell>
          <table:table-cell office:value-type="float" office:value="1.9974100000000001" table:style-name="ce6">
            <text:p>1.99741</text:p>
          </table:table-cell>
          <table:table-cell office:value-type="float" office:value="1.83626" table:style-name="ce6">
            <text:p>1.83626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17798" table:style-name="ce6">
            <text:p>1.17798</text:p>
          </table:table-cell>
          <table:table-cell office:value-type="float" office:value="1.1235200000000001" table:style-name="ce6">
            <text:p>1.12352</text:p>
          </table:table-cell>
          <table:table-cell office:value-type="float" office:value="1.0888500000000001" table:style-name="ce6">
            <text:p>1.08885</text:p>
          </table:table-cell>
          <table:table-cell office:value-type="float" office:value="1.06701" table:style-name="ce6">
            <text:p>1.06701</text:p>
          </table:table-cell>
          <table:table-cell office:value-type="float" office:value="1.0552900000000001" table:style-name="ce6">
            <text:p>1.05529</text:p>
          </table:table-cell>
          <table:table-cell office:value-type="float" office:value="1.0593600000000001" table:style-name="ce6">
            <text:p>1.05936</text:p>
          </table:table-cell>
          <table:table-cell office:value-type="float" office:value="1.0770999999999999" table:style-name="ce6">
            <text:p>1.0771</text:p>
          </table:table-cell>
          <table:table-cell office:value-type="float" office:value="1.1949700000000001" table:style-name="ce6">
            <text:p>1.19497</text:p>
          </table:table-cell>
          <table:table-cell office:value-type="float" office:value="1.3881999999999999" table:style-name="ce6">
            <text:p>1.3882</text:p>
          </table:table-cell>
          <table:table-cell office:value-type="float" office:value="1.46614" table:style-name="ce6">
            <text:p>1.46614</text:p>
          </table:table-cell>
          <table:table-cell office:value-type="float" office:value="1.50345" table:style-name="ce6">
            <text:p>1.50345</text:p>
          </table:table-cell>
          <table:table-cell office:value-type="float" office:value="1.5452699999999999" table:style-name="ce6">
            <text:p>1.54527</text:p>
          </table:table-cell>
          <table:table-cell office:value-type="float" office:value="1.51938" table:style-name="ce6">
            <text:p>1.51938</text:p>
          </table:table-cell>
          <table:table-cell office:value-type="float" office:value="1.5163499999999999" table:style-name="ce6">
            <text:p>1.51635</text:p>
          </table:table-cell>
          <table:table-cell office:value-type="float" office:value="1.5630299999999999" table:style-name="ce6">
            <text:p>1.56303</text:p>
          </table:table-cell>
          <table:table-cell office:value-type="float" office:value="1.5866900000000002" table:style-name="ce6">
            <text:p>1.58669</text:p>
          </table:table-cell>
          <table:table-cell office:value-type="float" office:value="1.58727" table:style-name="ce6">
            <text:p>1.58727</text:p>
          </table:table-cell>
          <table:table-cell office:value-type="float" office:value="1.56135" table:style-name="ce6">
            <text:p>1.56135</text:p>
          </table:table-cell>
          <table:table-cell office:value-type="float" office:value="1.5261699999999998" table:style-name="ce6">
            <text:p>1.52617</text:p>
          </table:table-cell>
          <table:table-cell office:value-type="float" office:value="1.5344200000000001" table:style-name="ce6">
            <text:p>1.53442</text:p>
          </table:table-cell>
          <table:table-cell office:value-type="float" office:value="1.50946" table:style-name="ce6">
            <text:p>1.50946</text:p>
          </table:table-cell>
          <table:table-cell office:value-type="float" office:value="1.53024" table:style-name="ce6">
            <text:p>1.53024</text:p>
          </table:table-cell>
          <table:table-cell office:value-type="float" office:value="1.4528399999999999" table:style-name="ce6">
            <text:p>1.45284</text:p>
          </table:table-cell>
          <table:table-cell office:value-type="float" office:value="1.33562" table:style-name="ce6">
            <text:p>1.33562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84322999999999992" table:style-name="ce6">
            <text:p>0.84323</text:p>
          </table:table-cell>
          <table:table-cell office:value-type="float" office:value="0.80425000000000002" table:style-name="ce6">
            <text:p>0.80425</text:p>
          </table:table-cell>
          <table:table-cell office:value-type="float" office:value="0.77942999999999996" table:style-name="ce6">
            <text:p>0.77943</text:p>
          </table:table-cell>
          <table:table-cell office:value-type="float" office:value="0.76379999999999992" table:style-name="ce6">
            <text:p>0.7638</text:p>
          </table:table-cell>
          <table:table-cell office:value-type="float" office:value="0.75540999999999991" table:style-name="ce6">
            <text:p>0.75541</text:p>
          </table:table-cell>
          <table:table-cell office:value-type="float" office:value="0.75831999999999988" table:style-name="ce6">
            <text:p>0.75832</text:p>
          </table:table-cell>
          <table:table-cell office:value-type="float" office:value="0.77102000000000004" table:style-name="ce6">
            <text:p>0.77102</text:p>
          </table:table-cell>
          <table:table-cell office:value-type="float" office:value="0.85540000000000005" table:style-name="ce6">
            <text:p>0.8554</text:p>
          </table:table-cell>
          <table:table-cell office:value-type="float" office:value="1.0179" table:style-name="ce6">
            <text:p>1.0179</text:p>
          </table:table-cell>
          <table:table-cell office:value-type="float" office:value="1.07504" table:style-name="ce6">
            <text:p>1.07504</text:p>
          </table:table-cell>
          <table:table-cell office:value-type="float" office:value="1.1024" table:style-name="ce6">
            <text:p>1.1024</text:p>
          </table:table-cell>
          <table:table-cell office:value-type="float" office:value="1.13307" table:style-name="ce6">
            <text:p>1.13307</text:p>
          </table:table-cell>
          <table:table-cell office:value-type="float" office:value="1.11409" table:style-name="ce6">
            <text:p>1.11409</text:p>
          </table:table-cell>
          <table:table-cell office:value-type="float" office:value="1.1118699999999999" table:style-name="ce6">
            <text:p>1.11187</text:p>
          </table:table-cell>
          <table:table-cell office:value-type="float" office:value="1.1460900000000001" table:style-name="ce6">
            <text:p>1.14609</text:p>
          </table:table-cell>
          <table:table-cell office:value-type="float" office:value="1.16344" table:style-name="ce6">
            <text:p>1.16344</text:p>
          </table:table-cell>
          <table:table-cell office:value-type="float" office:value="1.16387" table:style-name="ce6">
            <text:p>1.16387</text:p>
          </table:table-cell>
          <table:table-cell office:value-type="float" office:value="1.14486" table:style-name="ce6">
            <text:p>1.14486</text:p>
          </table:table-cell>
          <table:table-cell office:value-type="float" office:value="1.11907" table:style-name="ce6">
            <text:p>1.11907</text:p>
          </table:table-cell>
          <table:table-cell office:value-type="float" office:value="1.1251100000000001" table:style-name="ce6">
            <text:p>1.12511</text:p>
          </table:table-cell>
          <table:table-cell office:value-type="float" office:value="1.1068100000000001" table:style-name="ce6">
            <text:p>1.10681</text:p>
          </table:table-cell>
          <table:table-cell office:value-type="float" office:value="1.12205" table:style-name="ce6">
            <text:p>1.12205</text:p>
          </table:table-cell>
          <table:table-cell office:value-type="float" office:value="1.03999" table:style-name="ce6">
            <text:p>1.03999</text:p>
          </table:table-cell>
          <table:table-cell office:value-type="float" office:value="0.95608000000000004" table:style-name="ce6">
            <text:p>0.9560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539400000000001" table:style-name="ce6">
            <text:p>2.25394</text:p>
          </table:table-cell>
          <table:table-cell office:value-type="float" office:value="2.1497299999999999" table:style-name="ce6">
            <text:p>2.14973</text:p>
          </table:table-cell>
          <table:table-cell office:value-type="float" office:value="2.0834000000000001" table:style-name="ce6">
            <text:p>2.0834</text:p>
          </table:table-cell>
          <table:table-cell office:value-type="float" office:value="2.0416099999999999" table:style-name="ce6">
            <text:p>2.04161</text:p>
          </table:table-cell>
          <table:table-cell office:value-type="float" office:value="2.01918" table:style-name="ce6">
            <text:p>2.01918</text:p>
          </table:table-cell>
          <table:table-cell office:value-type="float" office:value="2.0269699999999999" table:style-name="ce6">
            <text:p>2.02697</text:p>
          </table:table-cell>
          <table:table-cell office:value-type="float" office:value="2.0609100000000002" table:style-name="ce6">
            <text:p>2.06091</text:p>
          </table:table-cell>
          <table:table-cell office:value-type="float" office:value="2.2864500000000003" table:style-name="ce6">
            <text:p>2.28645</text:p>
          </table:table-cell>
          <table:table-cell office:value-type="float" office:value="2.10012" table:style-name="ce6">
            <text:p>2.10012</text:p>
          </table:table-cell>
          <table:table-cell office:value-type="float" office:value="2.2180200000000001" table:style-name="ce6">
            <text:p>2.21802</text:p>
          </table:table-cell>
          <table:table-cell office:value-type="float" office:value="2.27447" table:style-name="ce6">
            <text:p>2.27447</text:p>
          </table:table-cell>
          <table:table-cell office:value-type="float" office:value="2.3377300000000001" table:style-name="ce6">
            <text:p>2.33773</text:p>
          </table:table-cell>
          <table:table-cell office:value-type="float" office:value="2.2985799999999998" table:style-name="ce6">
            <text:p>2.29858</text:p>
          </table:table-cell>
          <table:table-cell office:value-type="float" office:value="2.294" table:style-name="ce6">
            <text:p>2.294</text:p>
          </table:table-cell>
          <table:table-cell office:value-type="float" office:value="2.3646100000000003" table:style-name="ce6">
            <text:p>2.36461</text:p>
          </table:table-cell>
          <table:table-cell office:value-type="float" office:value="2.4004099999999999" table:style-name="ce6">
            <text:p>2.40041</text:p>
          </table:table-cell>
          <table:table-cell office:value-type="float" office:value="2.4012799999999999" table:style-name="ce6">
            <text:p>2.40128</text:p>
          </table:table-cell>
          <table:table-cell office:value-type="float" office:value="2.3620700000000001" table:style-name="ce6">
            <text:p>2.36207</text:p>
          </table:table-cell>
          <table:table-cell office:value-type="float" office:value="2.3088500000000001" table:style-name="ce6">
            <text:p>2.30885</text:p>
          </table:table-cell>
          <table:table-cell office:value-type="float" office:value="2.3213200000000001" table:style-name="ce6">
            <text:p>2.32132</text:p>
          </table:table-cell>
          <table:table-cell office:value-type="float" office:value="2.28356" table:style-name="ce6">
            <text:p>2.28356</text:p>
          </table:table-cell>
          <table:table-cell office:value-type="float" office:value="2.31501" table:style-name="ce6">
            <text:p>2.31501</text:p>
          </table:table-cell>
          <table:table-cell office:value-type="float" office:value="2.7798500000000002" table:style-name="ce6">
            <text:p>2.77985</text:p>
          </table:table-cell>
          <table:table-cell office:value-type="float" office:value="2.55558" table:style-name="ce6">
            <text:p>2.5555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00264" table:style-name="ce6">
            <text:p>1.00264</text:p>
          </table:table-cell>
          <table:table-cell office:value-type="float" office:value="0.95628000000000002" table:style-name="ce6">
            <text:p>0.95628</text:p>
          </table:table-cell>
          <table:table-cell office:value-type="float" office:value="0.92677000000000009" table:style-name="ce6">
            <text:p>0.92677</text:p>
          </table:table-cell>
          <table:table-cell office:value-type="float" office:value="0.90819000000000005" table:style-name="ce6">
            <text:p>0.90819</text:p>
          </table:table-cell>
          <table:table-cell office:value-type="float" office:value="0.89820999999999995" table:style-name="ce6">
            <text:p>0.89821</text:p>
          </table:table-cell>
          <table:table-cell office:value-type="float" office:value="0.90166999999999997" table:style-name="ce6">
            <text:p>0.90167</text:p>
          </table:table-cell>
          <table:table-cell office:value-type="float" office:value="0.91677000000000008" table:style-name="ce6">
            <text:p>0.91677</text:p>
          </table:table-cell>
          <table:table-cell office:value-type="float" office:value="1.0170999999999999" table:style-name="ce6">
            <text:p>1.0171</text:p>
          </table:table-cell>
          <table:table-cell office:value-type="float" office:value="0.79971000000000003" table:style-name="ce6">
            <text:p>0.79971</text:p>
          </table:table-cell>
          <table:table-cell office:value-type="float" office:value="0.84460999999999997" table:style-name="ce6">
            <text:p>0.84461</text:p>
          </table:table-cell>
          <table:table-cell office:value-type="float" office:value="0.86611000000000005" table:style-name="ce6">
            <text:p>0.86611</text:p>
          </table:table-cell>
          <table:table-cell office:value-type="float" office:value="0.89019999999999999" table:style-name="ce6">
            <text:p>0.8902</text:p>
          </table:table-cell>
          <table:table-cell office:value-type="float" office:value="0.87529000000000001" table:style-name="ce6">
            <text:p>0.87529</text:p>
          </table:table-cell>
          <table:table-cell office:value-type="float" office:value="0.87353999999999998" table:style-name="ce6">
            <text:p>0.87354</text:p>
          </table:table-cell>
          <table:table-cell office:value-type="float" office:value="0.90043000000000006" table:style-name="ce6">
            <text:p>0.90043</text:p>
          </table:table-cell>
          <table:table-cell office:value-type="float" office:value="0.91406000000000009" table:style-name="ce6">
            <text:p>0.91406</text:p>
          </table:table-cell>
          <table:table-cell office:value-type="float" office:value="0.91438999999999993" table:style-name="ce6">
            <text:p>0.91439</text:p>
          </table:table-cell>
          <table:table-cell office:value-type="float" office:value="0.89945999999999993" table:style-name="ce6">
            <text:p>0.89946</text:p>
          </table:table-cell>
          <table:table-cell office:value-type="float" office:value="0.87919999999999998" table:style-name="ce6">
            <text:p>0.8792</text:p>
          </table:table-cell>
          <table:table-cell office:value-type="float" office:value="0.88395000000000001" table:style-name="ce6">
            <text:p>0.88395</text:p>
          </table:table-cell>
          <table:table-cell office:value-type="float" office:value="0.86956999999999995" table:style-name="ce6">
            <text:p>0.86957</text:p>
          </table:table-cell>
          <table:table-cell office:value-type="float" office:value="0.88153999999999999" table:style-name="ce6">
            <text:p>0.88154</text:p>
          </table:table-cell>
          <table:table-cell office:value-type="float" office:value="1.23658" table:style-name="ce6">
            <text:p>1.23658</text:p>
          </table:table-cell>
          <table:table-cell office:value-type="float" office:value="1.1368199999999999" table:style-name="ce6">
            <text:p>1.1368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465200000000001" table:style-name="ce6">
            <text:p>1.24652</text:p>
          </table:table-cell>
          <table:table-cell office:value-type="float" office:value="1.18889" table:style-name="ce6">
            <text:p>1.18889</text:p>
          </table:table-cell>
          <table:table-cell office:value-type="float" office:value="1.1521999999999999" table:style-name="ce6">
            <text:p>1.1522</text:p>
          </table:table-cell>
          <table:table-cell office:value-type="float" office:value="1.1291" table:style-name="ce6">
            <text:p>1.1291</text:p>
          </table:table-cell>
          <table:table-cell office:value-type="float" office:value="1.11669" table:style-name="ce6">
            <text:p>1.11669</text:p>
          </table:table-cell>
          <table:table-cell office:value-type="float" office:value="1.121" table:style-name="ce6">
            <text:p>1.121</text:p>
          </table:table-cell>
          <table:table-cell office:value-type="float" office:value="1.1397699999999999" table:style-name="ce6">
            <text:p>1.13977</text:p>
          </table:table-cell>
          <table:table-cell office:value-type="float" office:value="1.2645" table:style-name="ce6">
            <text:p>1.2645</text:p>
          </table:table-cell>
          <table:table-cell office:value-type="float" office:value="1.3664699999999999" table:style-name="ce6">
            <text:p>1.36647</text:p>
          </table:table-cell>
          <table:table-cell office:value-type="float" office:value="1.4431800000000001" table:style-name="ce6">
            <text:p>1.44318</text:p>
          </table:table-cell>
          <table:table-cell office:value-type="float" office:value="1.4799100000000001" table:style-name="ce6">
            <text:p>1.47991</text:p>
          </table:table-cell>
          <table:table-cell office:value-type="float" office:value="1.52108" table:style-name="ce6">
            <text:p>1.52108</text:p>
          </table:table-cell>
          <table:table-cell office:value-type="float" office:value="1.4956" table:style-name="ce6">
            <text:p>1.4956</text:p>
          </table:table-cell>
          <table:table-cell office:value-type="float" office:value="1.4926200000000001" table:style-name="ce6">
            <text:p>1.49262</text:p>
          </table:table-cell>
          <table:table-cell office:value-type="float" office:value="1.5385599999999999" table:style-name="ce6">
            <text:p>1.53856</text:p>
          </table:table-cell>
          <table:table-cell office:value-type="float" office:value="1.56186" table:style-name="ce6">
            <text:p>1.56186</text:p>
          </table:table-cell>
          <table:table-cell office:value-type="float" office:value="1.5624199999999999" table:style-name="ce6">
            <text:p>1.56242</text:p>
          </table:table-cell>
          <table:table-cell office:value-type="float" office:value="1.53691" table:style-name="ce6">
            <text:p>1.53691</text:p>
          </table:table-cell>
          <table:table-cell office:value-type="float" office:value="1.5022800000000001" table:style-name="ce6">
            <text:p>1.50228</text:p>
          </table:table-cell>
          <table:table-cell office:value-type="float" office:value="1.5104" table:style-name="ce6">
            <text:p>1.5104</text:p>
          </table:table-cell>
          <table:table-cell office:value-type="float" office:value="1.48583" table:style-name="ce6">
            <text:p>1.48583</text:p>
          </table:table-cell>
          <table:table-cell office:value-type="float" office:value="1.5062899999999999" table:style-name="ce6">
            <text:p>1.50629</text:p>
          </table:table-cell>
          <table:table-cell office:value-type="float" office:value="1.5373699999999999" table:style-name="ce6">
            <text:p>1.53737</text:p>
          </table:table-cell>
          <table:table-cell office:value-type="float" office:value="1.41334" table:style-name="ce6">
            <text:p>1.41334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8331" table:style-name="ce6">
            <text:p>0.18331</text:p>
          </table:table-cell>
          <table:table-cell office:value-type="float" office:value="0.17484000000000002" table:style-name="ce6">
            <text:p>0.17484</text:p>
          </table:table-cell>
          <table:table-cell office:value-type="float" office:value="0.16943999999999998" table:style-name="ce6">
            <text:p>0.16944</text:p>
          </table:table-cell>
          <table:table-cell office:value-type="float" office:value="0.16603999999999999" table:style-name="ce6">
            <text:p>0.16604</text:p>
          </table:table-cell>
          <table:table-cell office:value-type="float" office:value="0.16422" table:style-name="ce6">
            <text:p>0.16422</text:p>
          </table:table-cell>
          <table:table-cell office:value-type="float" office:value="0.16485" table:style-name="ce6">
            <text:p>0.16485</text:p>
          </table:table-cell>
          <table:table-cell office:value-type="float" office:value="0.16760999999999998" table:style-name="ce6">
            <text:p>0.1676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19732" table:style-name="ce6">
            <text:p>0.19732</text:p>
          </table:table-cell>
          <table:table-cell office:value-type="float" office:value="0.2084" table:style-name="ce6">
            <text:p>0.2084</text:p>
          </table:table-cell>
          <table:table-cell office:value-type="float" office:value="0.2137" table:style-name="ce6">
            <text:p>0.2137</text:p>
          </table:table-cell>
          <table:table-cell office:value-type="float" office:value="0.21965000000000001" table:style-name="ce6">
            <text:p>0.21965</text:p>
          </table:table-cell>
          <table:table-cell office:value-type="float" office:value="0.21597000000000002" table:style-name="ce6">
            <text:p>0.21597</text:p>
          </table:table-cell>
          <table:table-cell office:value-type="float" office:value="0.21553999999999998" table:style-name="ce6">
            <text:p>0.21554</text:p>
          </table:table-cell>
          <table:table-cell office:value-type="float" office:value="0.22216999999999998" table:style-name="ce6">
            <text:p>0.22217</text:p>
          </table:table-cell>
          <table:table-cell office:value-type="float" office:value="0.22553999999999999" table:style-name="ce6">
            <text:p>0.22554</text:p>
          </table:table-cell>
          <table:table-cell office:value-type="float" office:value="0.22562000000000001" table:style-name="ce6">
            <text:p>0.22562</text:p>
          </table:table-cell>
          <table:table-cell office:value-type="float" office:value="0.22193000000000002" table:style-name="ce6">
            <text:p>0.22193</text:p>
          </table:table-cell>
          <table:table-cell office:value-type="float" office:value="0.21693000000000001" table:style-name="ce6">
            <text:p>0.21693</text:p>
          </table:table-cell>
          <table:table-cell office:value-type="float" office:value="0.21809999999999999" table:style-name="ce6">
            <text:p>0.2181</text:p>
          </table:table-cell>
          <table:table-cell office:value-type="float" office:value="0.21456" table:style-name="ce6">
            <text:p>0.21456</text:p>
          </table:table-cell>
          <table:table-cell office:value-type="float" office:value="0.21751000000000001" table:style-name="ce6">
            <text:p>0.21751</text:p>
          </table:table-cell>
          <table:table-cell office:value-type="float" office:value="0.22608" table:style-name="ce6">
            <text:p>0.22608</text:p>
          </table:table-cell>
          <table:table-cell office:value-type="float" office:value="0.20784" table:style-name="ce6">
            <text:p>0.2078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881600000000002" table:style-name="ce6">
            <text:p>2.08816</text:p>
          </table:table-cell>
          <table:table-cell office:value-type="float" office:value="1.9916200000000002" table:style-name="ce6">
            <text:p>1.99162</text:p>
          </table:table-cell>
          <table:table-cell office:value-type="float" office:value="1.9301599999999999" table:style-name="ce6">
            <text:p>1.93016</text:p>
          </table:table-cell>
          <table:table-cell office:value-type="float" office:value="1.8914500000000001" table:style-name="ce6">
            <text:p>1.89145</text:p>
          </table:table-cell>
          <table:table-cell office:value-type="float" office:value="1.8706700000000001" table:style-name="ce6">
            <text:p>1.87067</text:p>
          </table:table-cell>
          <table:table-cell office:value-type="float" office:value="1.8778899999999998" table:style-name="ce6">
            <text:p>1.87789</text:p>
          </table:table-cell>
          <table:table-cell office:value-type="float" office:value="1.90933" table:style-name="ce6">
            <text:p>1.90933</text:p>
          </table:table-cell>
          <table:table-cell office:value-type="float" office:value="2.1182799999999999" table:style-name="ce6">
            <text:p>2.11828</text:p>
          </table:table-cell>
          <table:table-cell office:value-type="float" office:value="2.2800500000000001" table:style-name="ce6">
            <text:p>2.28005</text:p>
          </table:table-cell>
          <table:table-cell office:value-type="float" office:value="2.4080600000000003" table:style-name="ce6">
            <text:p>2.40806</text:p>
          </table:table-cell>
          <table:table-cell office:value-type="float" office:value="2.4693499999999999" table:style-name="ce6">
            <text:p>2.46935</text:p>
          </table:table-cell>
          <table:table-cell office:value-type="float" office:value="2.53803" table:style-name="ce6">
            <text:p>2.53803</text:p>
          </table:table-cell>
          <table:table-cell office:value-type="float" office:value="2.49552" table:style-name="ce6">
            <text:p>2.49552</text:p>
          </table:table-cell>
          <table:table-cell office:value-type="float" office:value="2.4905400000000002" table:style-name="ce6">
            <text:p>2.49054</text:p>
          </table:table-cell>
          <table:table-cell office:value-type="float" office:value="2.5672100000000002" table:style-name="ce6">
            <text:p>2.56721</text:p>
          </table:table-cell>
          <table:table-cell office:value-type="float" office:value="2.6060700000000003" table:style-name="ce6">
            <text:p>2.60607</text:p>
          </table:table-cell>
          <table:table-cell office:value-type="float" office:value="2.6070199999999999" table:style-name="ce6">
            <text:p>2.60702</text:p>
          </table:table-cell>
          <table:table-cell office:value-type="float" office:value="2.5644499999999999" table:style-name="ce6">
            <text:p>2.56445</text:p>
          </table:table-cell>
          <table:table-cell office:value-type="float" office:value="2.5066700000000002" table:style-name="ce6">
            <text:p>2.50667</text:p>
          </table:table-cell>
          <table:table-cell office:value-type="float" office:value="2.5202100000000001" table:style-name="ce6">
            <text:p>2.52021</text:p>
          </table:table-cell>
          <table:table-cell office:value-type="float" office:value="2.4792199999999998" table:style-name="ce6">
            <text:p>2.47922</text:p>
          </table:table-cell>
          <table:table-cell office:value-type="float" office:value="2.51335" table:style-name="ce6">
            <text:p>2.51335</text:p>
          </table:table-cell>
          <table:table-cell office:value-type="float" office:value="2.5753900000000001" table:style-name="ce6">
            <text:p>2.57539</text:p>
          </table:table-cell>
          <table:table-cell office:value-type="float" office:value="2.36761" table:style-name="ce6">
            <text:p>2.3676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42719999999999997" table:style-name="ce6">
            <text:p>0.4272</text:p>
          </table:table-cell>
          <table:table-cell office:value-type="float" office:value="0.40744999999999998" table:style-name="ce6">
            <text:p>0.40745</text:p>
          </table:table-cell>
          <table:table-cell office:value-type="float" office:value="0.39487" table:style-name="ce6">
            <text:p>0.39487</text:p>
          </table:table-cell>
          <table:table-cell office:value-type="float" office:value="0.38695000000000002" table:style-name="ce6">
            <text:p>0.38695</text:p>
          </table:table-cell>
          <table:table-cell office:value-type="float" office:value="0.38270000000000004" table:style-name="ce6">
            <text:p>0.3827</text:p>
          </table:table-cell>
          <table:table-cell office:value-type="float" office:value="0.38417999999999997" table:style-name="ce6">
            <text:p>0.38418</text:p>
          </table:table-cell>
          <table:table-cell office:value-type="float" office:value="0.39061000000000001" table:style-name="ce6">
            <text:p>0.39061</text:p>
          </table:table-cell>
          <table:table-cell office:value-type="float" office:value="0.43335999999999997" table:style-name="ce6">
            <text:p>0.43336</text:p>
          </table:table-cell>
          <table:table-cell office:value-type="float" office:value="0.47027000000000002" table:style-name="ce6">
            <text:p>0.47027</text:p>
          </table:table-cell>
          <table:table-cell office:value-type="float" office:value="0.49667" table:style-name="ce6">
            <text:p>0.49667</text:p>
          </table:table-cell>
          <table:table-cell office:value-type="float" office:value="0.50930999999999993" table:style-name="ce6">
            <text:p>0.50931</text:p>
          </table:table-cell>
          <table:table-cell office:value-type="float" office:value="0.52346999999999999" table:style-name="ce6">
            <text:p>0.52347</text:p>
          </table:table-cell>
          <table:table-cell office:value-type="float" office:value="0.51471" table:style-name="ce6">
            <text:p>0.51471</text:p>
          </table:table-cell>
          <table:table-cell office:value-type="float" office:value="0.51368000000000003" table:style-name="ce6">
            <text:p>0.51368</text:p>
          </table:table-cell>
          <table:table-cell office:value-type="float" office:value="0.52949000000000002" table:style-name="ce6">
            <text:p>0.52949</text:p>
          </table:table-cell>
          <table:table-cell office:value-type="float" office:value="0.53750999999999993" table:style-name="ce6">
            <text:p>0.53751</text:p>
          </table:table-cell>
          <table:table-cell office:value-type="float" office:value="0.53770000000000007" table:style-name="ce6">
            <text:p>0.5377</text:p>
          </table:table-cell>
          <table:table-cell office:value-type="float" office:value="0.52892000000000006" table:style-name="ce6">
            <text:p>0.52892</text:p>
          </table:table-cell>
          <table:table-cell office:value-type="float" office:value="0.51700999999999997" table:style-name="ce6">
            <text:p>0.51701</text:p>
          </table:table-cell>
          <table:table-cell office:value-type="float" office:value="0.51979999999999993" table:style-name="ce6">
            <text:p>0.5198</text:p>
          </table:table-cell>
          <table:table-cell office:value-type="float" office:value="0.51134000000000002" table:style-name="ce6">
            <text:p>0.51134</text:p>
          </table:table-cell>
          <table:table-cell office:value-type="float" office:value="0.51839000000000002" table:style-name="ce6">
            <text:p>0.51839</text:p>
          </table:table-cell>
          <table:table-cell office:value-type="float" office:value="0.52686999999999995" table:style-name="ce6">
            <text:p>0.52687</text:p>
          </table:table-cell>
          <table:table-cell office:value-type="float" office:value="0.48436999999999997" table:style-name="ce6">
            <text:p>0.4843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1889999999999998" table:style-name="ce6">
            <text:p>0.7189</text:p>
          </table:table-cell>
          <table:table-cell office:value-type="float" office:value="0.68566999999999989" table:style-name="ce6">
            <text:p>0.68567</text:p>
          </table:table-cell>
          <table:table-cell office:value-type="float" office:value="0.66450999999999993" table:style-name="ce6">
            <text:p>0.66451</text:p>
          </table:table-cell>
          <table:table-cell office:value-type="float" office:value="0.65117999999999998" table:style-name="ce6">
            <text:p>0.65118</text:p>
          </table:table-cell>
          <table:table-cell office:value-type="float" office:value="0.64402000000000004" table:style-name="ce6">
            <text:p>0.64402</text:p>
          </table:table-cell>
          <table:table-cell office:value-type="float" office:value="0.64650999999999992" table:style-name="ce6">
            <text:p>0.64651</text:p>
          </table:table-cell>
          <table:table-cell office:value-type="float" office:value="0.65733000000000008" table:style-name="ce6">
            <text:p>0.65733</text:p>
          </table:table-cell>
          <table:table-cell office:value-type="float" office:value="0.72927000000000008" table:style-name="ce6">
            <text:p>0.72927</text:p>
          </table:table-cell>
          <table:table-cell office:value-type="float" office:value="0.76754999999999995" table:style-name="ce6">
            <text:p>0.76755</text:p>
          </table:table-cell>
          <table:table-cell office:value-type="float" office:value="0.81063999999999992" table:style-name="ce6">
            <text:p>0.81064</text:p>
          </table:table-cell>
          <table:table-cell office:value-type="float" office:value="0.83126999999999995" table:style-name="ce6">
            <text:p>0.83127</text:p>
          </table:table-cell>
          <table:table-cell office:value-type="float" office:value="0.85439999999999994" table:style-name="ce6">
            <text:p>0.8544</text:p>
          </table:table-cell>
          <table:table-cell office:value-type="float" office:value="0.84009" table:style-name="ce6">
            <text:p>0.84009</text:p>
          </table:table-cell>
          <table:table-cell office:value-type="float" office:value="0.83840999999999999" table:style-name="ce6">
            <text:p>0.83841</text:p>
          </table:table-cell>
          <table:table-cell office:value-type="float" office:value="0.86421999999999999" table:style-name="ce6">
            <text:p>0.86422</text:p>
          </table:table-cell>
          <table:table-cell office:value-type="float" office:value="0.87730000000000008" table:style-name="ce6">
            <text:p>0.8773</text:p>
          </table:table-cell>
          <table:table-cell office:value-type="float" office:value="0.87761999999999996" table:style-name="ce6">
            <text:p>0.87762</text:p>
          </table:table-cell>
          <table:table-cell office:value-type="float" office:value="0.86328999999999989" table:style-name="ce6">
            <text:p>0.86329</text:p>
          </table:table-cell>
          <table:table-cell office:value-type="float" office:value="0.84384000000000003" table:style-name="ce6">
            <text:p>0.84384</text:p>
          </table:table-cell>
          <table:table-cell office:value-type="float" office:value="0.84840000000000004" table:style-name="ce6">
            <text:p>0.8484</text:p>
          </table:table-cell>
          <table:table-cell office:value-type="float" office:value="0.8345999999999999" table:style-name="ce6">
            <text:p>0.8346</text:p>
          </table:table-cell>
          <table:table-cell office:value-type="float" office:value="0.8460899999999999" table:style-name="ce6">
            <text:p>0.84609</text:p>
          </table:table-cell>
          <table:table-cell office:value-type="float" office:value="0.88663999999999998" table:style-name="ce6">
            <text:p>0.88664</text:p>
          </table:table-cell>
          <table:table-cell office:value-type="float" office:value="0.81511" table:style-name="ce6">
            <text:p>0.81511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3549100000000001" table:style-name="ce6">
            <text:p>1.35491</text:p>
          </table:table-cell>
          <table:table-cell office:value-type="float" office:value="1.29227" table:style-name="ce6">
            <text:p>1.29227</text:p>
          </table:table-cell>
          <table:table-cell office:value-type="float" office:value="1.2523900000000001" table:style-name="ce6">
            <text:p>1.25239</text:p>
          </table:table-cell>
          <table:table-cell office:value-type="float" office:value="1.2272799999999999" table:style-name="ce6">
            <text:p>1.22728</text:p>
          </table:table-cell>
          <table:table-cell office:value-type="float" office:value="1.2137900000000001" table:style-name="ce6">
            <text:p>1.21379</text:p>
          </table:table-cell>
          <table:table-cell office:value-type="float" office:value="1.21848" table:style-name="ce6">
            <text:p>1.21848</text:p>
          </table:table-cell>
          <table:table-cell office:value-type="float" office:value="1.23888" table:style-name="ce6">
            <text:p>1.23888</text:p>
          </table:table-cell>
          <table:table-cell office:value-type="float" office:value="1.37446" table:style-name="ce6">
            <text:p>1.37446</text:p>
          </table:table-cell>
          <table:table-cell office:value-type="float" office:value="1.5533600000000001" table:style-name="ce6">
            <text:p>1.55336</text:p>
          </table:table-cell>
          <table:table-cell office:value-type="float" office:value="1.6405699999999999" table:style-name="ce6">
            <text:p>1.64057</text:p>
          </table:table-cell>
          <table:table-cell office:value-type="float" office:value="1.68232" table:style-name="ce6">
            <text:p>1.68232</text:p>
          </table:table-cell>
          <table:table-cell office:value-type="float" office:value="1.7291099999999999" table:style-name="ce6">
            <text:p>1.72911</text:p>
          </table:table-cell>
          <table:table-cell office:value-type="float" office:value="1.7001499999999998" table:style-name="ce6">
            <text:p>1.70015</text:p>
          </table:table-cell>
          <table:table-cell office:value-type="float" office:value="1.6967599999999998" table:style-name="ce6">
            <text:p>1.69676</text:p>
          </table:table-cell>
          <table:table-cell office:value-type="float" office:value="1.74899" table:style-name="ce6">
            <text:p>1.74899</text:p>
          </table:table-cell>
          <table:table-cell office:value-type="float" office:value="1.7754699999999999" table:style-name="ce6">
            <text:p>1.77547</text:p>
          </table:table-cell>
          <table:table-cell office:value-type="float" office:value="1.7761099999999999" table:style-name="ce6">
            <text:p>1.77611</text:p>
          </table:table-cell>
          <table:table-cell office:value-type="float" office:value="1.7471100000000002" table:style-name="ce6">
            <text:p>1.74711</text:p>
          </table:table-cell>
          <table:table-cell office:value-type="float" office:value="1.7077500000000001" table:style-name="ce6">
            <text:p>1.70775</text:p>
          </table:table-cell>
          <table:table-cell office:value-type="float" office:value="1.7169700000000001" table:style-name="ce6">
            <text:p>1.71697</text:p>
          </table:table-cell>
          <table:table-cell office:value-type="float" office:value="1.6890399999999999" table:style-name="ce6">
            <text:p>1.68904</text:p>
          </table:table-cell>
          <table:table-cell office:value-type="float" office:value="1.7122999999999999" table:style-name="ce6">
            <text:p>1.7123</text:p>
          </table:table-cell>
          <table:table-cell office:value-type="float" office:value="1.67106" table:style-name="ce6">
            <text:p>1.67106</text:p>
          </table:table-cell>
          <table:table-cell office:value-type="float" office:value="1.53624" table:style-name="ce6">
            <text:p>1.53624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8554300000000001" table:style-name="ce6">
            <text:p>1.85543</text:p>
          </table:table-cell>
          <table:table-cell office:value-type="float" office:value="1.7696499999999999" table:style-name="ce6">
            <text:p>1.76965</text:p>
          </table:table-cell>
          <table:table-cell office:value-type="float" office:value="1.7150399999999999" table:style-name="ce6">
            <text:p>1.71504</text:p>
          </table:table-cell>
          <table:table-cell office:value-type="float" office:value="1.68065" table:style-name="ce6">
            <text:p>1.68065</text:p>
          </table:table-cell>
          <table:table-cell office:value-type="float" office:value="1.66218" table:style-name="ce6">
            <text:p>1.66218</text:p>
          </table:table-cell>
          <table:table-cell office:value-type="float" office:value="1.6686000000000001" table:style-name="ce6">
            <text:p>1.6686</text:p>
          </table:table-cell>
          <table:table-cell office:value-type="float" office:value="1.6965399999999999" table:style-name="ce6">
            <text:p>1.69654</text:p>
          </table:table-cell>
          <table:table-cell office:value-type="float" office:value="1.8822000000000001" table:style-name="ce6">
            <text:p>1.8822</text:p>
          </table:table-cell>
          <table:table-cell office:value-type="float" office:value="2.0323199999999999" table:style-name="ce6">
            <text:p>2.03232</text:p>
          </table:table-cell>
          <table:table-cell office:value-type="float" office:value="2.14642" table:style-name="ce6">
            <text:p>2.14642</text:p>
          </table:table-cell>
          <table:table-cell office:value-type="float" office:value="2.2010400000000003" table:style-name="ce6">
            <text:p>2.20104</text:p>
          </table:table-cell>
          <table:table-cell office:value-type="float" office:value="2.2622599999999999" table:style-name="ce6">
            <text:p>2.26226</text:p>
          </table:table-cell>
          <table:table-cell office:value-type="float" office:value="2.22437" table:style-name="ce6">
            <text:p>2.22437</text:p>
          </table:table-cell>
          <table:table-cell office:value-type="float" office:value="2.2199299999999997" table:style-name="ce6">
            <text:p>2.21993</text:p>
          </table:table-cell>
          <table:table-cell office:value-type="float" office:value="2.2882699999999998" table:style-name="ce6">
            <text:p>2.28827</text:p>
          </table:table-cell>
          <table:table-cell office:value-type="float" office:value="2.3229099999999998" table:style-name="ce6">
            <text:p>2.32291</text:p>
          </table:table-cell>
          <table:table-cell office:value-type="float" office:value="2.32376" table:style-name="ce6">
            <text:p>2.32376</text:p>
          </table:table-cell>
          <table:table-cell office:value-type="float" office:value="2.2858099999999997" table:style-name="ce6">
            <text:p>2.28581</text:p>
          </table:table-cell>
          <table:table-cell office:value-type="float" office:value="2.2343100000000002" table:style-name="ce6">
            <text:p>2.23431</text:p>
          </table:table-cell>
          <table:table-cell office:value-type="float" office:value="2.2463800000000003" table:style-name="ce6">
            <text:p>2.24638</text:p>
          </table:table-cell>
          <table:table-cell office:value-type="float" office:value="2.2098400000000002" table:style-name="ce6">
            <text:p>2.20984</text:p>
          </table:table-cell>
          <table:table-cell office:value-type="float" office:value="2.2402699999999998" table:style-name="ce6">
            <text:p>2.24027</text:p>
          </table:table-cell>
          <table:table-cell office:value-type="float" office:value="2.28837" table:style-name="ce6">
            <text:p>2.28837</text:p>
          </table:table-cell>
          <table:table-cell office:value-type="float" office:value="2.1037400000000002" table:style-name="ce6">
            <text:p>2.1037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720199999999999" table:style-name="ce6">
            <text:p>1.27202</text:p>
          </table:table-cell>
          <table:table-cell office:value-type="float" office:value="1.21322" table:style-name="ce6">
            <text:p>1.21322</text:p>
          </table:table-cell>
          <table:table-cell office:value-type="float" office:value="1.17578" table:style-name="ce6">
            <text:p>1.17578</text:p>
          </table:table-cell>
          <table:table-cell office:value-type="float" office:value="1.1521999999999999" table:style-name="ce6">
            <text:p>1.1522</text:p>
          </table:table-cell>
          <table:table-cell office:value-type="float" office:value="1.13954" table:style-name="ce6">
            <text:p>1.13954</text:p>
          </table:table-cell>
          <table:table-cell office:value-type="float" office:value="1.14394" table:style-name="ce6">
            <text:p>1.14394</text:p>
          </table:table-cell>
          <table:table-cell office:value-type="float" office:value="1.16309" table:style-name="ce6">
            <text:p>1.16309</text:p>
          </table:table-cell>
          <table:table-cell office:value-type="float" office:value="1.29037" table:style-name="ce6">
            <text:p>1.29037</text:p>
          </table:table-cell>
          <table:table-cell office:value-type="float" office:value="1.3829800000000001" table:style-name="ce6">
            <text:p>1.38298</text:p>
          </table:table-cell>
          <table:table-cell office:value-type="float" office:value="1.4606299999999999" table:style-name="ce6">
            <text:p>1.46063</text:p>
          </table:table-cell>
          <table:table-cell office:value-type="float" office:value="1.4978" table:style-name="ce6">
            <text:p>1.4978</text:p>
          </table:table-cell>
          <table:table-cell office:value-type="float" office:value="1.5394600000000001" table:style-name="ce6">
            <text:p>1.53946</text:p>
          </table:table-cell>
          <table:table-cell office:value-type="float" office:value="1.5136799999999999" table:style-name="ce6">
            <text:p>1.51368</text:p>
          </table:table-cell>
          <table:table-cell office:value-type="float" office:value="1.5106600000000001" table:style-name="ce6">
            <text:p>1.51066</text:p>
          </table:table-cell>
          <table:table-cell office:value-type="float" office:value="1.5571600000000001" table:style-name="ce6">
            <text:p>1.55716</text:p>
          </table:table-cell>
          <table:table-cell office:value-type="float" office:value="1.58073" table:style-name="ce6">
            <text:p>1.58073</text:p>
          </table:table-cell>
          <table:table-cell office:value-type="float" office:value="1.58131" table:style-name="ce6">
            <text:p>1.58131</text:p>
          </table:table-cell>
          <table:table-cell office:value-type="float" office:value="1.55549" table:style-name="ce6">
            <text:p>1.55549</text:p>
          </table:table-cell>
          <table:table-cell office:value-type="float" office:value="1.52044" table:style-name="ce6">
            <text:p>1.52044</text:p>
          </table:table-cell>
          <table:table-cell office:value-type="float" office:value="1.5286500000000001" table:style-name="ce6">
            <text:p>1.52865</text:p>
          </table:table-cell>
          <table:table-cell office:value-type="float" office:value="1.50379" table:style-name="ce6">
            <text:p>1.50379</text:p>
          </table:table-cell>
          <table:table-cell office:value-type="float" office:value="1.5244900000000001" table:style-name="ce6">
            <text:p>1.52449</text:p>
          </table:table-cell>
          <table:table-cell office:value-type="float" office:value="1.5688300000000002" table:style-name="ce6">
            <text:p>1.56883</text:p>
          </table:table-cell>
          <table:table-cell office:value-type="float" office:value="1.4422600000000001" table:style-name="ce6">
            <text:p>1.44226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65618" table:style-name="ce6">
            <text:p>1.65618</text:p>
          </table:table-cell>
          <table:table-cell office:value-type="float" office:value="1.5796100000000002" table:style-name="ce6">
            <text:p>1.57961</text:p>
          </table:table-cell>
          <table:table-cell office:value-type="float" office:value="1.53087" table:style-name="ce6">
            <text:p>1.53087</text:p>
          </table:table-cell>
          <table:table-cell office:value-type="float" office:value="1.50017" table:style-name="ce6">
            <text:p>1.50017</text:p>
          </table:table-cell>
          <table:table-cell office:value-type="float" office:value="1.4836799999999999" table:style-name="ce6">
            <text:p>1.48368</text:p>
          </table:table-cell>
          <table:table-cell office:value-type="float" office:value="1.4894100000000001" table:style-name="ce6">
            <text:p>1.48941</text:p>
          </table:table-cell>
          <table:table-cell office:value-type="float" office:value="1.5143500000000001" table:style-name="ce6">
            <text:p>1.51435</text:p>
          </table:table-cell>
          <table:table-cell office:value-type="float" office:value="1.68007" table:style-name="ce6">
            <text:p>1.68007</text:p>
          </table:table-cell>
          <table:table-cell office:value-type="float" office:value="1.76024" table:style-name="ce6">
            <text:p>1.76024</text:p>
          </table:table-cell>
          <table:table-cell office:value-type="float" office:value="1.8590600000000002" table:style-name="ce6">
            <text:p>1.85906</text:p>
          </table:table-cell>
          <table:table-cell office:value-type="float" office:value="1.90638" table:style-name="ce6">
            <text:p>1.90638</text:p>
          </table:table-cell>
          <table:table-cell office:value-type="float" office:value="1.9594" table:style-name="ce6">
            <text:p>1.9594</text:p>
          </table:table-cell>
          <table:table-cell office:value-type="float" office:value="1.92658" table:style-name="ce6">
            <text:p>1.92658</text:p>
          </table:table-cell>
          <table:table-cell office:value-type="float" office:value="1.9227400000000001" table:style-name="ce6">
            <text:p>1.92274</text:p>
          </table:table-cell>
          <table:table-cell office:value-type="float" office:value="1.9819300000000002" table:style-name="ce6">
            <text:p>1.98193</text:p>
          </table:table-cell>
          <table:table-cell office:value-type="float" office:value="2.01193" table:style-name="ce6">
            <text:p>2.01193</text:p>
          </table:table-cell>
          <table:table-cell office:value-type="float" office:value="2.0126599999999999" table:style-name="ce6">
            <text:p>2.01266</text:p>
          </table:table-cell>
          <table:table-cell office:value-type="float" office:value="1.9798" table:style-name="ce6">
            <text:p>1.9798</text:p>
          </table:table-cell>
          <table:table-cell office:value-type="float" office:value="1.93519" table:style-name="ce6">
            <text:p>1.93519</text:p>
          </table:table-cell>
          <table:table-cell office:value-type="float" office:value="1.94564" table:style-name="ce6">
            <text:p>1.94564</text:p>
          </table:table-cell>
          <table:table-cell office:value-type="float" office:value="1.9140000000000001" table:style-name="ce6">
            <text:p>1.914</text:p>
          </table:table-cell>
          <table:table-cell office:value-type="float" office:value="1.94035" table:style-name="ce6">
            <text:p>1.94035</text:p>
          </table:table-cell>
          <table:table-cell office:value-type="float" office:value="2.0426199999999999" table:style-name="ce6">
            <text:p>2.04262</text:p>
          </table:table-cell>
          <table:table-cell office:value-type="float" office:value="1.8778299999999999" table:style-name="ce6">
            <text:p>1.8778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99466999999999994" table:style-name="ce6">
            <text:p>0.99467</text:p>
          </table:table-cell>
          <table:table-cell office:value-type="float" office:value="0.94867999999999997" table:style-name="ce6">
            <text:p>0.94868</text:p>
          </table:table-cell>
          <table:table-cell office:value-type="float" office:value="0.91941000000000006" table:style-name="ce6">
            <text:p>0.91941</text:p>
          </table:table-cell>
          <table:table-cell office:value-type="float" office:value="0.90096999999999994" table:style-name="ce6">
            <text:p>0.90097</text:p>
          </table:table-cell>
          <table:table-cell office:value-type="float" office:value="0.89107000000000003" table:style-name="ce6">
            <text:p>0.89107</text:p>
          </table:table-cell>
          <table:table-cell office:value-type="float" office:value="0.89450999999999992" table:style-name="ce6">
            <text:p>0.89451</text:p>
          </table:table-cell>
          <table:table-cell office:value-type="float" office:value="0.90947999999999996" table:style-name="ce6">
            <text:p>0.90948</text:p>
          </table:table-cell>
          <table:table-cell office:value-type="float" office:value="1.00901" table:style-name="ce6">
            <text:p>1.00901</text:p>
          </table:table-cell>
          <table:table-cell office:value-type="float" office:value="1.1352500000000001" table:style-name="ce6">
            <text:p>1.13525</text:p>
          </table:table-cell>
          <table:table-cell office:value-type="float" office:value="1.1989799999999999" table:style-name="ce6">
            <text:p>1.19898</text:p>
          </table:table-cell>
          <table:table-cell office:value-type="float" office:value="1.2295" table:style-name="ce6">
            <text:p>1.2295</text:p>
          </table:table-cell>
          <table:table-cell office:value-type="float" office:value="1.26369" table:style-name="ce6">
            <text:p>1.26369</text:p>
          </table:table-cell>
          <table:table-cell office:value-type="float" office:value="1.2425299999999999" table:style-name="ce6">
            <text:p>1.24253</text:p>
          </table:table-cell>
          <table:table-cell office:value-type="float" office:value="1.2400499999999999" table:style-name="ce6">
            <text:p>1.24005</text:p>
          </table:table-cell>
          <table:table-cell office:value-type="float" office:value="1.2782200000000001" table:style-name="ce6">
            <text:p>1.27822</text:p>
          </table:table-cell>
          <table:table-cell office:value-type="float" office:value="1.2975700000000001" table:style-name="ce6">
            <text:p>1.29757</text:p>
          </table:table-cell>
          <table:table-cell office:value-type="float" office:value="1.2980400000000001" table:style-name="ce6">
            <text:p>1.29804</text:p>
          </table:table-cell>
          <table:table-cell office:value-type="float" office:value="1.27685" table:style-name="ce6">
            <text:p>1.27685</text:p>
          </table:table-cell>
          <table:table-cell office:value-type="float" office:value="1.2480800000000001" table:style-name="ce6">
            <text:p>1.24808</text:p>
          </table:table-cell>
          <table:table-cell office:value-type="float" office:value="1.25482" table:style-name="ce6">
            <text:p>1.25482</text:p>
          </table:table-cell>
          <table:table-cell office:value-type="float" office:value="1.23441" table:style-name="ce6">
            <text:p>1.23441</text:p>
          </table:table-cell>
          <table:table-cell office:value-type="float" office:value="1.2514100000000001" table:style-name="ce6">
            <text:p>1.25141</text:p>
          </table:table-cell>
          <table:table-cell office:value-type="float" office:value="1.22675" table:style-name="ce6">
            <text:p>1.22675</text:p>
          </table:table-cell>
          <table:table-cell office:value-type="float" office:value="1.12778" table:style-name="ce6">
            <text:p>1.12778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528" table:style-name="ce6">
            <text:p>0.8528</text:p>
          </table:table-cell>
          <table:table-cell office:value-type="float" office:value="0.81337000000000004" table:style-name="ce6">
            <text:p>0.81337</text:p>
          </table:table-cell>
          <table:table-cell office:value-type="float" office:value="0.78827000000000003" table:style-name="ce6">
            <text:p>0.78827</text:p>
          </table:table-cell>
          <table:table-cell office:value-type="float" office:value="0.77245999999999992" table:style-name="ce6">
            <text:p>0.77246</text:p>
          </table:table-cell>
          <table:table-cell office:value-type="float" office:value="0.76397999999999999" table:style-name="ce6">
            <text:p>0.76398</text:p>
          </table:table-cell>
          <table:table-cell office:value-type="float" office:value="0.76691999999999994" table:style-name="ce6">
            <text:p>0.76692</text:p>
          </table:table-cell>
          <table:table-cell office:value-type="float" office:value="0.77977000000000007" table:style-name="ce6">
            <text:p>0.77977</text:p>
          </table:table-cell>
          <table:table-cell office:value-type="float" office:value="0.86510000000000009" table:style-name="ce6">
            <text:p>0.8651</text:p>
          </table:table-cell>
          <table:table-cell office:value-type="float" office:value="0.95183000000000006" table:style-name="ce6">
            <text:p>0.95183</text:p>
          </table:table-cell>
          <table:table-cell office:value-type="float" office:value="1.0052700000000001" table:style-name="ce6">
            <text:p>1.00527</text:p>
          </table:table-cell>
          <table:table-cell office:value-type="float" office:value="1.0308599999999999" table:style-name="ce6">
            <text:p>1.03086</text:p>
          </table:table-cell>
          <table:table-cell office:value-type="float" office:value="1.0595300000000001" table:style-name="ce6">
            <text:p>1.05953</text:p>
          </table:table-cell>
          <table:table-cell office:value-type="float" office:value="1.0417799999999999" table:style-name="ce6">
            <text:p>1.04178</text:p>
          </table:table-cell>
          <table:table-cell office:value-type="float" office:value="1.0397000000000001" table:style-name="ce6">
            <text:p>1.0397</text:p>
          </table:table-cell>
          <table:table-cell office:value-type="float" office:value="1.0717100000000002" table:style-name="ce6">
            <text:p>1.07171</text:p>
          </table:table-cell>
          <table:table-cell office:value-type="float" office:value="1.0879300000000001" table:style-name="ce6">
            <text:p>1.08793</text:p>
          </table:table-cell>
          <table:table-cell office:value-type="float" office:value="1.08833" table:style-name="ce6">
            <text:p>1.08833</text:p>
          </table:table-cell>
          <table:table-cell office:value-type="float" office:value="1.07056" table:style-name="ce6">
            <text:p>1.07056</text:p>
          </table:table-cell>
          <table:table-cell office:value-type="float" office:value="1.04644" table:style-name="ce6">
            <text:p>1.04644</text:p>
          </table:table-cell>
          <table:table-cell office:value-type="float" office:value="1.05209" table:style-name="ce6">
            <text:p>1.05209</text:p>
          </table:table-cell>
          <table:table-cell office:value-type="float" office:value="1.03498" table:style-name="ce6">
            <text:p>1.03498</text:p>
          </table:table-cell>
          <table:table-cell office:value-type="float" office:value="1.0492300000000001" table:style-name="ce6">
            <text:p>1.04923</text:p>
          </table:table-cell>
          <table:table-cell office:value-type="float" office:value="1.0517799999999999" table:style-name="ce6">
            <text:p>1.05178</text:p>
          </table:table-cell>
          <table:table-cell office:value-type="float" office:value="0.96692999999999996" table:style-name="ce6">
            <text:p>0.9669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89742999999999995" table:style-name="ce6">
            <text:p>0.89743</text:p>
          </table:table-cell>
          <table:table-cell office:value-type="float" office:value="0.85593999999999992" table:style-name="ce6">
            <text:p>0.85594</text:p>
          </table:table-cell>
          <table:table-cell office:value-type="float" office:value="0.82952999999999999" table:style-name="ce6">
            <text:p>0.82953</text:p>
          </table:table-cell>
          <table:table-cell office:value-type="float" office:value="0.81289" table:style-name="ce6">
            <text:p>0.81289</text:p>
          </table:table-cell>
          <table:table-cell office:value-type="float" office:value="0.80396000000000001" table:style-name="ce6">
            <text:p>0.80396</text:p>
          </table:table-cell>
          <table:table-cell office:value-type="float" office:value="0.80706" table:style-name="ce6">
            <text:p>0.80706</text:p>
          </table:table-cell>
          <table:table-cell office:value-type="float" office:value="0.82058000000000009" table:style-name="ce6">
            <text:p>0.82058</text:p>
          </table:table-cell>
          <table:table-cell office:value-type="float" office:value="0.91037000000000001" table:style-name="ce6">
            <text:p>0.91037</text:p>
          </table:table-cell>
          <table:table-cell office:value-type="float" office:value="1.0761400000000001" table:style-name="ce6">
            <text:p>1.07614</text:p>
          </table:table-cell>
          <table:table-cell office:value-type="float" office:value="1.1365499999999999" table:style-name="ce6">
            <text:p>1.13655</text:p>
          </table:table-cell>
          <table:table-cell office:value-type="float" office:value="1.1654800000000001" table:style-name="ce6">
            <text:p>1.16548</text:p>
          </table:table-cell>
          <table:table-cell office:value-type="float" office:value="1.1979" table:style-name="ce6">
            <text:p>1.1979</text:p>
          </table:table-cell>
          <table:table-cell office:value-type="float" office:value="1.1778299999999999" table:style-name="ce6">
            <text:p>1.17783</text:p>
          </table:table-cell>
          <table:table-cell office:value-type="float" office:value="1.1754800000000001" table:style-name="ce6">
            <text:p>1.17548</text:p>
          </table:table-cell>
          <table:table-cell office:value-type="float" office:value="1.21167" table:style-name="ce6">
            <text:p>1.21167</text:p>
          </table:table-cell>
          <table:table-cell office:value-type="float" office:value="1.23001" table:style-name="ce6">
            <text:p>1.23001</text:p>
          </table:table-cell>
          <table:table-cell office:value-type="float" office:value="1.2304600000000001" table:style-name="ce6">
            <text:p>1.23046</text:p>
          </table:table-cell>
          <table:table-cell office:value-type="float" office:value="1.2103700000000002" table:style-name="ce6">
            <text:p>1.21037</text:p>
          </table:table-cell>
          <table:table-cell office:value-type="float" office:value="1.1831" table:style-name="ce6">
            <text:p>1.1831</text:p>
          </table:table-cell>
          <table:table-cell office:value-type="float" office:value="1.1894799999999999" table:style-name="ce6">
            <text:p>1.18948</text:p>
          </table:table-cell>
          <table:table-cell office:value-type="float" office:value="1.17014" table:style-name="ce6">
            <text:p>1.17014</text:p>
          </table:table-cell>
          <table:table-cell office:value-type="float" office:value="1.18625" table:style-name="ce6">
            <text:p>1.18625</text:p>
          </table:table-cell>
          <table:table-cell office:value-type="float" office:value="1.10683" table:style-name="ce6">
            <text:p>1.10683</text:p>
          </table:table-cell>
          <table:table-cell office:value-type="float" office:value="1.01753" table:style-name="ce6">
            <text:p>1.0175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92453000000000007" table:style-name="ce6">
            <text:p>0.92453</text:p>
          </table:table-cell>
          <table:table-cell office:value-type="float" office:value="0.88179000000000007" table:style-name="ce6">
            <text:p>0.88179</text:p>
          </table:table-cell>
          <table:table-cell office:value-type="float" office:value="0.85458000000000001" table:style-name="ce6">
            <text:p>0.85458</text:p>
          </table:table-cell>
          <table:table-cell office:value-type="float" office:value="0.83743999999999996" table:style-name="ce6">
            <text:p>0.83744</text:p>
          </table:table-cell>
          <table:table-cell office:value-type="float" office:value="0.82822999999999991" table:style-name="ce6">
            <text:p>0.82823</text:p>
          </table:table-cell>
          <table:table-cell office:value-type="float" office:value="0.83143" table:style-name="ce6">
            <text:p>0.83143</text:p>
          </table:table-cell>
          <table:table-cell office:value-type="float" office:value="0.84534999999999993" table:style-name="ce6">
            <text:p>0.84535</text:p>
          </table:table-cell>
          <table:table-cell office:value-type="float" office:value="0.93786000000000003" table:style-name="ce6">
            <text:p>0.93786</text:p>
          </table:table-cell>
          <table:table-cell office:value-type="float" office:value="0.80058000000000007" table:style-name="ce6">
            <text:p>0.80058</text:p>
          </table:table-cell>
          <table:table-cell office:value-type="float" office:value="0.84553" table:style-name="ce6">
            <text:p>0.84553</text:p>
          </table:table-cell>
          <table:table-cell office:value-type="float" office:value="0.86704999999999999" table:style-name="ce6">
            <text:p>0.86705</text:p>
          </table:table-cell>
          <table:table-cell office:value-type="float" office:value="0.89115999999999995" table:style-name="ce6">
            <text:p>0.89116</text:p>
          </table:table-cell>
          <table:table-cell office:value-type="float" office:value="0.87623999999999991" table:style-name="ce6">
            <text:p>0.87624</text:p>
          </table:table-cell>
          <table:table-cell office:value-type="float" office:value="0.87448999999999999" table:style-name="ce6">
            <text:p>0.87449</text:p>
          </table:table-cell>
          <table:table-cell office:value-type="float" office:value="0.90141000000000004" table:style-name="ce6">
            <text:p>0.90141</text:p>
          </table:table-cell>
          <table:table-cell office:value-type="float" office:value="0.91505999999999998" table:style-name="ce6">
            <text:p>0.91506</text:p>
          </table:table-cell>
          <table:table-cell office:value-type="float" office:value="0.91539000000000004" table:style-name="ce6">
            <text:p>0.91539</text:p>
          </table:table-cell>
          <table:table-cell office:value-type="float" office:value="0.90044000000000002" table:style-name="ce6">
            <text:p>0.90044</text:p>
          </table:table-cell>
          <table:table-cell office:value-type="float" office:value="0.88014999999999999" table:style-name="ce6">
            <text:p>0.88015</text:p>
          </table:table-cell>
          <table:table-cell office:value-type="float" office:value="0.88490999999999997" table:style-name="ce6">
            <text:p>0.88491</text:p>
          </table:table-cell>
          <table:table-cell office:value-type="float" office:value="0.87051000000000001" table:style-name="ce6">
            <text:p>0.87051</text:p>
          </table:table-cell>
          <table:table-cell office:value-type="float" office:value="0.88249999999999995" table:style-name="ce6">
            <text:p>0.8825</text:p>
          </table:table-cell>
          <table:table-cell office:value-type="float" office:value="1.14025" table:style-name="ce6">
            <text:p>1.14025</text:p>
          </table:table-cell>
          <table:table-cell office:value-type="float" office:value="1.04826" table:style-name="ce6">
            <text:p>1.04826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66311000000000009" table:style-name="ce6">
            <text:p>0.66311</text:p>
          </table:table-cell>
          <table:table-cell office:value-type="float" office:value="0.63244999999999996" table:style-name="ce6">
            <text:p>0.63245</text:p>
          </table:table-cell>
          <table:table-cell office:value-type="float" office:value="0.61293999999999993" table:style-name="ce6">
            <text:p>0.61294</text:p>
          </table:table-cell>
          <table:table-cell office:value-type="float" office:value="0.60063999999999995" table:style-name="ce6">
            <text:p>0.60064</text:p>
          </table:table-cell>
          <table:table-cell office:value-type="float" office:value="0.59404000000000001" table:style-name="ce6">
            <text:p>0.59404</text:p>
          </table:table-cell>
          <table:table-cell office:value-type="float" office:value="0.59633999999999998" table:style-name="ce6">
            <text:p>0.59634</text:p>
          </table:table-cell>
          <table:table-cell office:value-type="float" office:value="0.60631999999999997" table:style-name="ce6">
            <text:p>0.60632</text:p>
          </table:table-cell>
          <table:table-cell office:value-type="float" office:value="0.67266999999999999" table:style-name="ce6">
            <text:p>0.67267</text:p>
          </table:table-cell>
          <table:table-cell office:value-type="float" office:value="0.79102000000000006" table:style-name="ce6">
            <text:p>0.79102</text:p>
          </table:table-cell>
          <table:table-cell office:value-type="float" office:value="0.83543000000000012" table:style-name="ce6">
            <text:p>0.83543</text:p>
          </table:table-cell>
          <table:table-cell office:value-type="float" office:value="0.85668999999999995" table:style-name="ce6">
            <text:p>0.85669</text:p>
          </table:table-cell>
          <table:table-cell office:value-type="float" office:value="0.88052000000000008" table:style-name="ce6">
            <text:p>0.88052</text:p>
          </table:table-cell>
          <table:table-cell office:value-type="float" office:value="0.86576999999999993" table:style-name="ce6">
            <text:p>0.86577</text:p>
          </table:table-cell>
          <table:table-cell office:value-type="float" office:value="0.86404999999999998" table:style-name="ce6">
            <text:p>0.86405</text:p>
          </table:table-cell>
          <table:table-cell office:value-type="float" office:value="0.89063999999999988" table:style-name="ce6">
            <text:p>0.89064</text:p>
          </table:table-cell>
          <table:table-cell office:value-type="float" office:value="0.90412999999999999" table:style-name="ce6">
            <text:p>0.90413</text:p>
          </table:table-cell>
          <table:table-cell office:value-type="float" office:value="0.90445999999999993" table:style-name="ce6">
            <text:p>0.90446</text:p>
          </table:table-cell>
          <table:table-cell office:value-type="float" office:value="0.88968999999999998" table:style-name="ce6">
            <text:p>0.88969</text:p>
          </table:table-cell>
          <table:table-cell office:value-type="float" office:value="0.86963999999999997" table:style-name="ce6">
            <text:p>0.86964</text:p>
          </table:table-cell>
          <table:table-cell office:value-type="float" office:value="0.87434000000000001" table:style-name="ce6">
            <text:p>0.87434</text:p>
          </table:table-cell>
          <table:table-cell office:value-type="float" office:value="0.86012" table:style-name="ce6">
            <text:p>0.86012</text:p>
          </table:table-cell>
          <table:table-cell office:value-type="float" office:value="0.87195999999999996" table:style-name="ce6">
            <text:p>0.87196</text:p>
          </table:table-cell>
          <table:table-cell office:value-type="float" office:value="0.81784000000000001" table:style-name="ce6">
            <text:p>0.81784</text:p>
          </table:table-cell>
          <table:table-cell office:value-type="float" office:value="0.75185000000000002" table:style-name="ce6">
            <text:p>0.75185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5988" table:style-name="ce6">
            <text:p>1.5988</text:p>
          </table:table-cell>
          <table:table-cell office:value-type="float" office:value="1.52488" table:style-name="ce6">
            <text:p>1.52488</text:p>
          </table:table-cell>
          <table:table-cell office:value-type="float" office:value="1.47783" table:style-name="ce6">
            <text:p>1.47783</text:p>
          </table:table-cell>
          <table:table-cell office:value-type="float" office:value="1.4481899999999999" table:style-name="ce6">
            <text:p>1.44819</text:p>
          </table:table-cell>
          <table:table-cell office:value-type="float" office:value="1.4322699999999999" table:style-name="ce6">
            <text:p>1.43227</text:p>
          </table:table-cell>
          <table:table-cell office:value-type="float" office:value="1.4378" table:style-name="ce6">
            <text:p>1.4378</text:p>
          </table:table-cell>
          <table:table-cell office:value-type="float" office:value="1.4618799999999998" table:style-name="ce6">
            <text:p>1.46188</text:p>
          </table:table-cell>
          <table:table-cell office:value-type="float" office:value="1.6218600000000001" table:style-name="ce6">
            <text:p>1.62186</text:p>
          </table:table-cell>
          <table:table-cell office:value-type="float" office:value="2.2783099999999998" table:style-name="ce6">
            <text:p>2.27831</text:p>
          </table:table-cell>
          <table:table-cell office:value-type="float" office:value="2.4062299999999999" table:style-name="ce6">
            <text:p>2.40623</text:p>
          </table:table-cell>
          <table:table-cell office:value-type="float" office:value="2.46746" table:style-name="ce6">
            <text:p>2.46746</text:p>
          </table:table-cell>
          <table:table-cell office:value-type="float" office:value="2.5360900000000002" table:style-name="ce6">
            <text:p>2.53609</text:p>
          </table:table-cell>
          <table:table-cell office:value-type="float" office:value="2.4936199999999999" table:style-name="ce6">
            <text:p>2.49362</text:p>
          </table:table-cell>
          <table:table-cell office:value-type="float" office:value="2.4886400000000002" table:style-name="ce6">
            <text:p>2.48864</text:p>
          </table:table-cell>
          <table:table-cell office:value-type="float" office:value="2.5652499999999998" table:style-name="ce6">
            <text:p>2.56525</text:p>
          </table:table-cell>
          <table:table-cell office:value-type="float" office:value="2.6040899999999998" table:style-name="ce6">
            <text:p>2.60409</text:p>
          </table:table-cell>
          <table:table-cell office:value-type="float" office:value="2.6050299999999997" table:style-name="ce6">
            <text:p>2.60503</text:p>
          </table:table-cell>
          <table:table-cell office:value-type="float" office:value="2.5625" table:style-name="ce6">
            <text:p>2.5625</text:p>
          </table:table-cell>
          <table:table-cell office:value-type="float" office:value="2.5047600000000001" table:style-name="ce6">
            <text:p>2.50476</text:p>
          </table:table-cell>
          <table:table-cell office:value-type="float" office:value="2.5182899999999999" table:style-name="ce6">
            <text:p>2.51829</text:p>
          </table:table-cell>
          <table:table-cell office:value-type="float" office:value="2.4773300000000003" table:style-name="ce6">
            <text:p>2.47733</text:p>
          </table:table-cell>
          <table:table-cell office:value-type="float" office:value="2.5114399999999999" table:style-name="ce6">
            <text:p>2.51144</text:p>
          </table:table-cell>
          <table:table-cell office:value-type="float" office:value="1.9718500000000001" table:style-name="ce6">
            <text:p>1.97185</text:p>
          </table:table-cell>
          <table:table-cell office:value-type="float" office:value="1.8127600000000001" table:style-name="ce6">
            <text:p>1.81276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4266399999999999" table:style-name="ce6">
            <text:p>1.42664</text:p>
          </table:table-cell>
          <table:table-cell office:value-type="float" office:value="1.36069" table:style-name="ce6">
            <text:p>1.36069</text:p>
          </table:table-cell>
          <table:table-cell office:value-type="float" office:value="1.3187" table:style-name="ce6">
            <text:p>1.3187</text:p>
          </table:table-cell>
          <table:table-cell office:value-type="float" office:value="1.2922499999999999" table:style-name="ce6">
            <text:p>1.29225</text:p>
          </table:table-cell>
          <table:table-cell office:value-type="float" office:value="1.2780500000000001" table:style-name="ce6">
            <text:p>1.27805</text:p>
          </table:table-cell>
          <table:table-cell office:value-type="float" office:value="1.2829900000000001" table:style-name="ce6">
            <text:p>1.28299</text:p>
          </table:table-cell>
          <table:table-cell office:value-type="float" office:value="1.30447" table:style-name="ce6">
            <text:p>1.30447</text:p>
          </table:table-cell>
          <table:table-cell office:value-type="float" office:value="1.4472200000000002" table:style-name="ce6">
            <text:p>1.44722</text:p>
          </table:table-cell>
          <table:table-cell office:value-type="float" office:value="1.7819700000000001" table:style-name="ce6">
            <text:p>1.78197</text:p>
          </table:table-cell>
          <table:table-cell office:value-type="float" office:value="1.88202" table:style-name="ce6">
            <text:p>1.88202</text:p>
          </table:table-cell>
          <table:table-cell office:value-type="float" office:value="1.9299100000000002" table:style-name="ce6">
            <text:p>1.92991</text:p>
          </table:table-cell>
          <table:table-cell office:value-type="float" office:value="1.9835900000000002" table:style-name="ce6">
            <text:p>1.98359</text:p>
          </table:table-cell>
          <table:table-cell office:value-type="float" office:value="1.9503700000000002" table:style-name="ce6">
            <text:p>1.95037</text:p>
          </table:table-cell>
          <table:table-cell office:value-type="float" office:value="1.94648" table:style-name="ce6">
            <text:p>1.94648</text:p>
          </table:table-cell>
          <table:table-cell office:value-type="float" office:value="2.0063999999999997" table:style-name="ce6">
            <text:p>2.0064</text:p>
          </table:table-cell>
          <table:table-cell office:value-type="float" office:value="2.0367699999999997" table:style-name="ce6">
            <text:p>2.03677</text:p>
          </table:table-cell>
          <table:table-cell office:value-type="float" office:value="2.0375100000000002" table:style-name="ce6">
            <text:p>2.03751</text:p>
          </table:table-cell>
          <table:table-cell office:value-type="float" office:value="2.0042400000000002" table:style-name="ce6">
            <text:p>2.00424</text:p>
          </table:table-cell>
          <table:table-cell office:value-type="float" office:value="1.9590799999999999" table:style-name="ce6">
            <text:p>1.95908</text:p>
          </table:table-cell>
          <table:table-cell office:value-type="float" office:value="1.9696600000000002" table:style-name="ce6">
            <text:p>1.96966</text:p>
          </table:table-cell>
          <table:table-cell office:value-type="float" office:value="1.93763" table:style-name="ce6">
            <text:p>1.93763</text:p>
          </table:table-cell>
          <table:table-cell office:value-type="float" office:value="1.9643100000000002" table:style-name="ce6">
            <text:p>1.96431</text:p>
          </table:table-cell>
          <table:table-cell office:value-type="float" office:value="1.75953" table:style-name="ce6">
            <text:p>1.75953</text:p>
          </table:table-cell>
          <table:table-cell office:value-type="float" office:value="1.61757" table:style-name="ce6">
            <text:p>1.6175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5796700000000001" table:style-name="ce6">
            <text:p>1.57967</text:p>
          </table:table-cell>
          <table:table-cell office:value-type="float" office:value="1.50664" table:style-name="ce6">
            <text:p>1.50664</text:p>
          </table:table-cell>
          <table:table-cell office:value-type="float" office:value="1.4601499999999998" table:style-name="ce6">
            <text:p>1.46015</text:p>
          </table:table-cell>
          <table:table-cell office:value-type="float" office:value="1.43086" table:style-name="ce6">
            <text:p>1.43086</text:p>
          </table:table-cell>
          <table:table-cell office:value-type="float" office:value="1.4151400000000001" table:style-name="ce6">
            <text:p>1.41514</text:p>
          </table:table-cell>
          <table:table-cell office:value-type="float" office:value="1.4206000000000001" table:style-name="ce6">
            <text:p>1.4206</text:p>
          </table:table-cell>
          <table:table-cell office:value-type="float" office:value="1.4443899999999998" table:style-name="ce6">
            <text:p>1.44439</text:p>
          </table:table-cell>
          <table:table-cell office:value-type="float" office:value="1.6024500000000002" table:style-name="ce6">
            <text:p>1.60245</text:p>
          </table:table-cell>
          <table:table-cell office:value-type="float" office:value="1.9758099999999998" table:style-name="ce6">
            <text:p>1.97581</text:p>
          </table:table-cell>
          <table:table-cell office:value-type="float" office:value="2.0867400000000003" table:style-name="ce6">
            <text:p>2.08674</text:p>
          </table:table-cell>
          <table:table-cell office:value-type="float" office:value="2.13985" table:style-name="ce6">
            <text:p>2.13985</text:p>
          </table:table-cell>
          <table:table-cell office:value-type="float" office:value="2.19937" table:style-name="ce6">
            <text:p>2.19937</text:p>
          </table:table-cell>
          <table:table-cell office:value-type="float" office:value="2.1625299999999998" table:style-name="ce6">
            <text:p>2.16253</text:p>
          </table:table-cell>
          <table:table-cell office:value-type="float" office:value="2.15822" table:style-name="ce6">
            <text:p>2.15822</text:p>
          </table:table-cell>
          <table:table-cell office:value-type="float" office:value="2.22465" table:style-name="ce6">
            <text:p>2.22465</text:p>
          </table:table-cell>
          <table:table-cell office:value-type="float" office:value="2.2583299999999999" table:style-name="ce6">
            <text:p>2.25833</text:p>
          </table:table-cell>
          <table:table-cell office:value-type="float" office:value="2.25915" table:style-name="ce6">
            <text:p>2.25915</text:p>
          </table:table-cell>
          <table:table-cell office:value-type="float" office:value="2.2222599999999999" table:style-name="ce6">
            <text:p>2.22226</text:p>
          </table:table-cell>
          <table:table-cell office:value-type="float" office:value="2.1721900000000001" table:style-name="ce6">
            <text:p>2.17219</text:p>
          </table:table-cell>
          <table:table-cell office:value-type="float" office:value="2.1839200000000001" table:style-name="ce6">
            <text:p>2.18392</text:p>
          </table:table-cell>
          <table:table-cell office:value-type="float" office:value="2.1484000000000001" table:style-name="ce6">
            <text:p>2.1484</text:p>
          </table:table-cell>
          <table:table-cell office:value-type="float" office:value="2.1779799999999998" table:style-name="ce6">
            <text:p>2.17798</text:p>
          </table:table-cell>
          <table:table-cell office:value-type="float" office:value="1.9482599999999999" table:style-name="ce6">
            <text:p>1.94826</text:p>
          </table:table-cell>
          <table:table-cell office:value-type="float" office:value="1.7910699999999999" table:style-name="ce6">
            <text:p>1.7910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2608699999999999" table:style-name="ce6">
            <text:p>1.26087</text:p>
          </table:table-cell>
          <table:table-cell office:value-type="float" office:value="1.2025700000000001" table:style-name="ce6">
            <text:p>1.20257</text:p>
          </table:table-cell>
          <table:table-cell office:value-type="float" office:value="1.1654600000000002" table:style-name="ce6">
            <text:p>1.16546</text:p>
          </table:table-cell>
          <table:table-cell office:value-type="float" office:value="1.14209" table:style-name="ce6">
            <text:p>1.14209</text:p>
          </table:table-cell>
          <table:table-cell office:value-type="float" office:value="1.12954" table:style-name="ce6">
            <text:p>1.12954</text:p>
          </table:table-cell>
          <table:table-cell office:value-type="float" office:value="1.1338999999999999" table:style-name="ce6">
            <text:p>1.1339</text:p>
          </table:table-cell>
          <table:table-cell office:value-type="float" office:value="1.15289" table:style-name="ce6">
            <text:p>1.15289</text:p>
          </table:table-cell>
          <table:table-cell office:value-type="float" office:value="1.27905" table:style-name="ce6">
            <text:p>1.27905</text:p>
          </table:table-cell>
          <table:table-cell office:value-type="float" office:value="1.2178199999999999" table:style-name="ce6">
            <text:p>1.21782</text:p>
          </table:table-cell>
          <table:table-cell office:value-type="float" office:value="1.2862" table:style-name="ce6">
            <text:p>1.2862</text:p>
          </table:table-cell>
          <table:table-cell office:value-type="float" office:value="1.3189299999999999" table:style-name="ce6">
            <text:p>1.31893</text:p>
          </table:table-cell>
          <table:table-cell office:value-type="float" office:value="1.35561" table:style-name="ce6">
            <text:p>1.35561</text:p>
          </table:table-cell>
          <table:table-cell office:value-type="float" office:value="1.33291" table:style-name="ce6">
            <text:p>1.33291</text:p>
          </table:table-cell>
          <table:table-cell office:value-type="float" office:value="1.3302500000000002" table:style-name="ce6">
            <text:p>1.33025</text:p>
          </table:table-cell>
          <table:table-cell office:value-type="float" office:value="1.3712" table:style-name="ce6">
            <text:p>1.3712</text:p>
          </table:table-cell>
          <table:table-cell office:value-type="float" office:value="1.3919600000000001" table:style-name="ce6">
            <text:p>1.39196</text:p>
          </table:table-cell>
          <table:table-cell office:value-type="float" office:value="1.39246" table:style-name="ce6">
            <text:p>1.39246</text:p>
          </table:table-cell>
          <table:table-cell office:value-type="float" office:value="1.3697300000000001" table:style-name="ce6">
            <text:p>1.36973</text:p>
          </table:table-cell>
          <table:table-cell office:value-type="float" office:value="1.33887" table:style-name="ce6">
            <text:p>1.33887</text:p>
          </table:table-cell>
          <table:table-cell office:value-type="float" office:value="1.3461000000000001" table:style-name="ce6">
            <text:p>1.3461</text:p>
          </table:table-cell>
          <table:table-cell office:value-type="float" office:value="1.3241999999999998" table:style-name="ce6">
            <text:p>1.3242</text:p>
          </table:table-cell>
          <table:table-cell office:value-type="float" office:value="1.3424400000000001" table:style-name="ce6">
            <text:p>1.34244</text:p>
          </table:table-cell>
          <table:table-cell office:value-type="float" office:value="1.55507" table:style-name="ce6">
            <text:p>1.55507</text:p>
          </table:table-cell>
          <table:table-cell office:value-type="float" office:value="1.42961" table:style-name="ce6">
            <text:p>1.42961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20562999999999998" table:style-name="ce6">
            <text:p>0.20563</text:p>
          </table:table-cell>
          <table:table-cell office:value-type="float" office:value="0.19611999999999999" table:style-name="ce6">
            <text:p>0.19612</text:p>
          </table:table-cell>
          <table:table-cell office:value-type="float" office:value="0.19007000000000002" table:style-name="ce6">
            <text:p>0.19007</text:p>
          </table:table-cell>
          <table:table-cell office:value-type="float" office:value="0.18626000000000001" table:style-name="ce6">
            <text:p>0.18626</text:p>
          </table:table-cell>
          <table:table-cell office:value-type="float" office:value="0.18420999999999998" table:style-name="ce6">
            <text:p>0.18421</text:p>
          </table:table-cell>
          <table:table-cell office:value-type="float" office:value="0.18492" table:style-name="ce6">
            <text:p>0.18492</text:p>
          </table:table-cell>
          <table:table-cell office:value-type="float" office:value="0.18801999999999999" table:style-name="ce6">
            <text:p>0.18802</text:p>
          </table:table-cell>
          <table:table-cell office:value-type="float" office:value="0.20859000000000003" table:style-name="ce6">
            <text:p>0.20859</text:p>
          </table:table-cell>
          <table:table-cell office:value-type="float" office:value="0.57804999999999995" table:style-name="ce6">
            <text:p>0.57805</text:p>
          </table:table-cell>
          <table:table-cell office:value-type="float" office:value="0.61051" table:style-name="ce6">
            <text:p>0.61051</text:p>
          </table:table-cell>
          <table:table-cell office:value-type="float" office:value="0.62604000000000004" table:style-name="ce6">
            <text:p>0.62604</text:p>
          </table:table-cell>
          <table:table-cell office:value-type="float" office:value="0.64346000000000003" table:style-name="ce6">
            <text:p>0.64346</text:p>
          </table:table-cell>
          <table:table-cell office:value-type="float" office:value="0.63268000000000002" table:style-name="ce6">
            <text:p>0.63268</text:p>
          </table:table-cell>
          <table:table-cell office:value-type="float" office:value="0.63141999999999998" table:style-name="ce6">
            <text:p>0.63142</text:p>
          </table:table-cell>
          <table:table-cell office:value-type="float" office:value="0.65085999999999999" table:style-name="ce6">
            <text:p>0.65086</text:p>
          </table:table-cell>
          <table:table-cell office:value-type="float" office:value="0.66071000000000002" table:style-name="ce6">
            <text:p>0.66071</text:p>
          </table:table-cell>
          <table:table-cell office:value-type="float" office:value="0.66095000000000004" table:style-name="ce6">
            <text:p>0.66095</text:p>
          </table:table-cell>
          <table:table-cell office:value-type="float" office:value="0.65016000000000007" table:style-name="ce6">
            <text:p>0.65016</text:p>
          </table:table-cell>
          <table:table-cell office:value-type="float" office:value="0.63551000000000002" table:style-name="ce6">
            <text:p>0.63551</text:p>
          </table:table-cell>
          <table:table-cell office:value-type="float" office:value="0.63893999999999995" table:style-name="ce6">
            <text:p>0.63894</text:p>
          </table:table-cell>
          <table:table-cell office:value-type="float" office:value="0.62854999999999994" table:style-name="ce6">
            <text:p>0.62855</text:p>
          </table:table-cell>
          <table:table-cell office:value-type="float" office:value="0.63719999999999999" table:style-name="ce6">
            <text:p>0.6372</text:p>
          </table:table-cell>
          <table:table-cell office:value-type="float" office:value="0.25361" table:style-name="ce6">
            <text:p>0.25361</text:p>
          </table:table-cell>
          <table:table-cell office:value-type="float" office:value="0.23315000000000002" table:style-name="ce6">
            <text:p>0.2331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22739" table:style-name="ce6">
            <text:p>1.22739</text:p>
          </table:table-cell>
          <table:table-cell office:value-type="float" office:value="1.17065" table:style-name="ce6">
            <text:p>1.17065</text:p>
          </table:table-cell>
          <table:table-cell office:value-type="float" office:value="1.13452" table:style-name="ce6">
            <text:p>1.13452</text:p>
          </table:table-cell>
          <table:table-cell office:value-type="float" office:value="1.1117700000000001" table:style-name="ce6">
            <text:p>1.11177</text:p>
          </table:table-cell>
          <table:table-cell office:value-type="float" office:value="1.09955" table:style-name="ce6">
            <text:p>1.09955</text:p>
          </table:table-cell>
          <table:table-cell office:value-type="float" office:value="1.1037999999999999" table:style-name="ce6">
            <text:p>1.1038</text:p>
          </table:table-cell>
          <table:table-cell office:value-type="float" office:value="1.1222799999999999" table:style-name="ce6">
            <text:p>1.12228</text:p>
          </table:table-cell>
          <table:table-cell office:value-type="float" office:value="1.2451000000000001" table:style-name="ce6">
            <text:p>1.2451</text:p>
          </table:table-cell>
          <table:table-cell office:value-type="float" office:value="1.4003700000000001" table:style-name="ce6">
            <text:p>1.40037</text:p>
          </table:table-cell>
          <table:table-cell office:value-type="float" office:value="1.47899" table:style-name="ce6">
            <text:p>1.47899</text:p>
          </table:table-cell>
          <table:table-cell office:value-type="float" office:value="1.5166300000000001" table:style-name="ce6">
            <text:p>1.51663</text:p>
          </table:table-cell>
          <table:table-cell office:value-type="float" office:value="1.55881" table:style-name="ce6">
            <text:p>1.55881</text:p>
          </table:table-cell>
          <table:table-cell office:value-type="float" office:value="1.5327000000000002" table:style-name="ce6">
            <text:p>1.5327</text:p>
          </table:table-cell>
          <table:table-cell office:value-type="float" office:value="1.52965" table:style-name="ce6">
            <text:p>1.52965</text:p>
          </table:table-cell>
          <table:table-cell office:value-type="float" office:value="1.57673" table:style-name="ce6">
            <text:p>1.57673</text:p>
          </table:table-cell>
          <table:table-cell office:value-type="float" office:value="1.6006" table:style-name="ce6">
            <text:p>1.6006</text:p>
          </table:table-cell>
          <table:table-cell office:value-type="float" office:value="1.60118" table:style-name="ce6">
            <text:p>1.60118</text:p>
          </table:table-cell>
          <table:table-cell office:value-type="float" office:value="1.57504" table:style-name="ce6">
            <text:p>1.57504</text:p>
          </table:table-cell>
          <table:table-cell office:value-type="float" office:value="1.5395500000000002" table:style-name="ce6">
            <text:p>1.53955</text:p>
          </table:table-cell>
          <table:table-cell office:value-type="float" office:value="1.5478700000000001" table:style-name="ce6">
            <text:p>1.54787</text:p>
          </table:table-cell>
          <table:table-cell office:value-type="float" office:value="1.5226900000000001" table:style-name="ce6">
            <text:p>1.52269</text:p>
          </table:table-cell>
          <table:table-cell office:value-type="float" office:value="1.54366" table:style-name="ce6">
            <text:p>1.54366</text:p>
          </table:table-cell>
          <table:table-cell office:value-type="float" office:value="1.5137799999999999" table:style-name="ce6">
            <text:p>1.51378</text:p>
          </table:table-cell>
          <table:table-cell office:value-type="float" office:value="1.3916499999999998" table:style-name="ce6">
            <text:p>1.39165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06799" table:style-name="ce6">
            <text:p>1.06799</text:p>
          </table:table-cell>
          <table:table-cell office:value-type="float" office:value="1.0186199999999999" table:style-name="ce6">
            <text:p>1.01862</text:p>
          </table:table-cell>
          <table:table-cell office:value-type="float" office:value="0.98718000000000006" table:style-name="ce6">
            <text:p>0.98718</text:p>
          </table:table-cell>
          <table:table-cell office:value-type="float" office:value="0.96738000000000002" table:style-name="ce6">
            <text:p>0.96738</text:p>
          </table:table-cell>
          <table:table-cell office:value-type="float" office:value="0.95674999999999999" table:style-name="ce6">
            <text:p>0.95675</text:p>
          </table:table-cell>
          <table:table-cell office:value-type="float" office:value="0.96045000000000003" table:style-name="ce6">
            <text:p>0.96045</text:p>
          </table:table-cell>
          <table:table-cell office:value-type="float" office:value="0.97653000000000001" table:style-name="ce6">
            <text:p>0.97653</text:p>
          </table:table-cell>
          <table:table-cell office:value-type="float" office:value="1.0833900000000001" table:style-name="ce6">
            <text:p>1.08339</text:p>
          </table:table-cell>
          <table:table-cell office:value-type="float" office:value="1.24912" table:style-name="ce6">
            <text:p>1.24912</text:p>
          </table:table-cell>
          <table:table-cell office:value-type="float" office:value="1.31925" table:style-name="ce6">
            <text:p>1.31925</text:p>
          </table:table-cell>
          <table:table-cell office:value-type="float" office:value="1.3528200000000001" table:style-name="ce6">
            <text:p>1.35282</text:p>
          </table:table-cell>
          <table:table-cell office:value-type="float" office:value="1.39045" table:style-name="ce6">
            <text:p>1.39045</text:p>
          </table:table-cell>
          <table:table-cell office:value-type="float" office:value="1.3671600000000002" table:style-name="ce6">
            <text:p>1.36716</text:p>
          </table:table-cell>
          <table:table-cell office:value-type="float" office:value="1.36443" table:style-name="ce6">
            <text:p>1.36443</text:p>
          </table:table-cell>
          <table:table-cell office:value-type="float" office:value="1.4064300000000001" table:style-name="ce6">
            <text:p>1.40643</text:p>
          </table:table-cell>
          <table:table-cell office:value-type="float" office:value="1.4277299999999999" table:style-name="ce6">
            <text:p>1.42773</text:p>
          </table:table-cell>
          <table:table-cell office:value-type="float" office:value="1.4282499999999998" table:style-name="ce6">
            <text:p>1.42825</text:p>
          </table:table-cell>
          <table:table-cell office:value-type="float" office:value="1.4049199999999999" table:style-name="ce6">
            <text:p>1.40492</text:p>
          </table:table-cell>
          <table:table-cell office:value-type="float" office:value="1.37327" table:style-name="ce6">
            <text:p>1.37327</text:p>
          </table:table-cell>
          <table:table-cell office:value-type="float" office:value="1.38069" table:style-name="ce6">
            <text:p>1.38069</text:p>
          </table:table-cell>
          <table:table-cell office:value-type="float" office:value="1.35823" table:style-name="ce6">
            <text:p>1.35823</text:p>
          </table:table-cell>
          <table:table-cell office:value-type="float" office:value="1.3769300000000002" table:style-name="ce6">
            <text:p>1.37693</text:p>
          </table:table-cell>
          <table:table-cell office:value-type="float" office:value="1.3171899999999999" table:style-name="ce6">
            <text:p>1.31719</text:p>
          </table:table-cell>
          <table:table-cell office:value-type="float" office:value="1.21092" table:style-name="ce6">
            <text:p>1.21092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1556600000000001" table:style-name="ce6">
            <text:p>1.15566</text:p>
          </table:table-cell>
          <table:table-cell office:value-type="float" office:value="1.10223" table:style-name="ce6">
            <text:p>1.10223</text:p>
          </table:table-cell>
          <table:table-cell office:value-type="float" office:value="1.0682199999999999" table:style-name="ce6">
            <text:p>1.06822</text:p>
          </table:table-cell>
          <table:table-cell office:value-type="float" office:value="1.0468000000000002" table:style-name="ce6">
            <text:p>1.0468</text:p>
          </table:table-cell>
          <table:table-cell office:value-type="float" office:value="1.03529" table:style-name="ce6">
            <text:p>1.03529</text:p>
          </table:table-cell>
          <table:table-cell office:value-type="float" office:value="1.03929" table:style-name="ce6">
            <text:p>1.03929</text:p>
          </table:table-cell>
          <table:table-cell office:value-type="float" office:value="1.0566899999999999" table:style-name="ce6">
            <text:p>1.05669</text:p>
          </table:table-cell>
          <table:table-cell office:value-type="float" office:value="1.1723300000000001" table:style-name="ce6">
            <text:p>1.17233</text:p>
          </table:table-cell>
          <table:table-cell office:value-type="float" office:value="1.3925399999999999" table:style-name="ce6">
            <text:p>1.39254</text:p>
          </table:table-cell>
          <table:table-cell office:value-type="float" office:value="1.4707300000000001" table:style-name="ce6">
            <text:p>1.47073</text:p>
          </table:table-cell>
          <table:table-cell office:value-type="float" office:value="1.5081599999999999" table:style-name="ce6">
            <text:p>1.50816</text:p>
          </table:table-cell>
          <table:table-cell office:value-type="float" office:value="1.5500999999999998" table:style-name="ce6">
            <text:p>1.5501</text:p>
          </table:table-cell>
          <table:table-cell office:value-type="float" office:value="1.5241399999999998" table:style-name="ce6">
            <text:p>1.52414</text:p>
          </table:table-cell>
          <table:table-cell office:value-type="float" office:value="1.5211000000000001" table:style-name="ce6">
            <text:p>1.5211</text:p>
          </table:table-cell>
          <table:table-cell office:value-type="float" office:value="1.56793" table:style-name="ce6">
            <text:p>1.56793</text:p>
          </table:table-cell>
          <table:table-cell office:value-type="float" office:value="1.5916600000000001" table:style-name="ce6">
            <text:p>1.59166</text:p>
          </table:table-cell>
          <table:table-cell office:value-type="float" office:value="1.5922399999999999" table:style-name="ce6">
            <text:p>1.59224</text:p>
          </table:table-cell>
          <table:table-cell office:value-type="float" office:value="1.5662399999999999" table:style-name="ce6">
            <text:p>1.56624</text:p>
          </table:table-cell>
          <table:table-cell office:value-type="float" office:value="1.53095" table:style-name="ce6">
            <text:p>1.53095</text:p>
          </table:table-cell>
          <table:table-cell office:value-type="float" office:value="1.53922" table:style-name="ce6">
            <text:p>1.53922</text:p>
          </table:table-cell>
          <table:table-cell office:value-type="float" office:value="1.5141800000000001" table:style-name="ce6">
            <text:p>1.51418</text:p>
          </table:table-cell>
          <table:table-cell office:value-type="float" office:value="1.5350299999999999" table:style-name="ce6">
            <text:p>1.53503</text:p>
          </table:table-cell>
          <table:table-cell office:value-type="float" office:value="1.4253100000000001" table:style-name="ce6">
            <text:p>1.42531</text:p>
          </table:table-cell>
          <table:table-cell office:value-type="float" office:value="1.3103200000000002" table:style-name="ce6">
            <text:p>1.3103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3102799999999999" table:style-name="ce6">
            <text:p>1.31028</text:p>
          </table:table-cell>
          <table:table-cell office:value-type="float" office:value="1.2497" table:style-name="ce6">
            <text:p>1.2497</text:p>
          </table:table-cell>
          <table:table-cell office:value-type="float" office:value="1.2111400000000001" table:style-name="ce6">
            <text:p>1.21114</text:p>
          </table:table-cell>
          <table:table-cell office:value-type="float" office:value="1.18685" table:style-name="ce6">
            <text:p>1.18685</text:p>
          </table:table-cell>
          <table:table-cell office:value-type="float" office:value="1.17381" table:style-name="ce6">
            <text:p>1.17381</text:p>
          </table:table-cell>
          <table:table-cell office:value-type="float" office:value="1.1783399999999999" table:style-name="ce6">
            <text:p>1.17834</text:p>
          </table:table-cell>
          <table:table-cell office:value-type="float" office:value="1.19807" table:style-name="ce6">
            <text:p>1.19807</text:p>
          </table:table-cell>
          <table:table-cell office:value-type="float" office:value="1.32918" table:style-name="ce6">
            <text:p>1.32918</text:p>
          </table:table-cell>
          <table:table-cell office:value-type="float" office:value="1.5942099999999999" table:style-name="ce6">
            <text:p>1.59421</text:p>
          </table:table-cell>
          <table:table-cell office:value-type="float" office:value="1.6837200000000001" table:style-name="ce6">
            <text:p>1.68372</text:p>
          </table:table-cell>
          <table:table-cell office:value-type="float" office:value="1.7265700000000002" table:style-name="ce6">
            <text:p>1.72657</text:p>
          </table:table-cell>
          <table:table-cell office:value-type="float" office:value="1.7745900000000001" table:style-name="ce6">
            <text:p>1.77459</text:p>
          </table:table-cell>
          <table:table-cell office:value-type="float" office:value="1.7448699999999999" table:style-name="ce6">
            <text:p>1.74487</text:p>
          </table:table-cell>
          <table:table-cell office:value-type="float" office:value="1.74139" table:style-name="ce6">
            <text:p>1.74139</text:p>
          </table:table-cell>
          <table:table-cell office:value-type="float" office:value="1.7949899999999999" table:style-name="ce6">
            <text:p>1.79499</text:p>
          </table:table-cell>
          <table:table-cell office:value-type="float" office:value="1.8221700000000001" table:style-name="ce6">
            <text:p>1.82217</text:p>
          </table:table-cell>
          <table:table-cell office:value-type="float" office:value="1.82283" table:style-name="ce6">
            <text:p>1.82283</text:p>
          </table:table-cell>
          <table:table-cell office:value-type="float" office:value="1.7930600000000001" table:style-name="ce6">
            <text:p>1.79306</text:p>
          </table:table-cell>
          <table:table-cell office:value-type="float" office:value="1.7526599999999999" table:style-name="ce6">
            <text:p>1.75266</text:p>
          </table:table-cell>
          <table:table-cell office:value-type="float" office:value="1.76213" table:style-name="ce6">
            <text:p>1.76213</text:p>
          </table:table-cell>
          <table:table-cell office:value-type="float" office:value="1.7334700000000001" table:style-name="ce6">
            <text:p>1.73347</text:p>
          </table:table-cell>
          <table:table-cell office:value-type="float" office:value="1.7573300000000001" table:style-name="ce6">
            <text:p>1.75733</text:p>
          </table:table-cell>
          <table:table-cell office:value-type="float" office:value="1.6160099999999999" table:style-name="ce6">
            <text:p>1.61601</text:p>
          </table:table-cell>
          <table:table-cell office:value-type="float" office:value="1.4856299999999998" table:style-name="ce6">
            <text:p>1.4856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8288899999999999" table:style-name="ce6">
            <text:p>0.82889</text:p>
          </table:table-cell>
          <table:table-cell office:value-type="float" office:value="0.79056999999999999" table:style-name="ce6">
            <text:p>0.79057</text:p>
          </table:table-cell>
          <table:table-cell office:value-type="float" office:value="0.76617000000000002" table:style-name="ce6">
            <text:p>0.76617</text:p>
          </table:table-cell>
          <table:table-cell office:value-type="float" office:value="0.75080999999999998" table:style-name="ce6">
            <text:p>0.75081</text:p>
          </table:table-cell>
          <table:table-cell office:value-type="float" office:value="0.74256" table:style-name="ce6">
            <text:p>0.74256</text:p>
          </table:table-cell>
          <table:table-cell office:value-type="float" office:value="0.74541999999999997" table:style-name="ce6">
            <text:p>0.74542</text:p>
          </table:table-cell>
          <table:table-cell office:value-type="float" office:value="0.75790000000000002" table:style-name="ce6">
            <text:p>0.7579</text:p>
          </table:table-cell>
          <table:table-cell office:value-type="float" office:value="0.84084000000000003" table:style-name="ce6">
            <text:p>0.84084</text:p>
          </table:table-cell>
          <table:table-cell office:value-type="float" office:value="1.1100400000000001" table:style-name="ce6">
            <text:p>1.11004</text:p>
          </table:table-cell>
          <table:table-cell office:value-type="float" office:value="1.1723600000000001" table:style-name="ce6">
            <text:p>1.17236</text:p>
          </table:table-cell>
          <table:table-cell office:value-type="float" office:value="1.2021899999999999" table:style-name="ce6">
            <text:p>1.20219</text:p>
          </table:table-cell>
          <table:table-cell office:value-type="float" office:value="1.23563" table:style-name="ce6">
            <text:p>1.23563</text:p>
          </table:table-cell>
          <table:table-cell office:value-type="float" office:value="1.2149399999999999" table:style-name="ce6">
            <text:p>1.21494</text:p>
          </table:table-cell>
          <table:table-cell office:value-type="float" office:value="1.21251" table:style-name="ce6">
            <text:p>1.21251</text:p>
          </table:table-cell>
          <table:table-cell office:value-type="float" office:value="1.2498399999999998" table:style-name="ce6">
            <text:p>1.24984</text:p>
          </table:table-cell>
          <table:table-cell office:value-type="float" office:value="1.2687600000000001" table:style-name="ce6">
            <text:p>1.26876</text:p>
          </table:table-cell>
          <table:table-cell office:value-type="float" office:value="1.26922" table:style-name="ce6">
            <text:p>1.26922</text:p>
          </table:table-cell>
          <table:table-cell office:value-type="float" office:value="1.2484999999999999" table:style-name="ce6">
            <text:p>1.2485</text:p>
          </table:table-cell>
          <table:table-cell office:value-type="float" office:value="1.22037" table:style-name="ce6">
            <text:p>1.22037</text:p>
          </table:table-cell>
          <table:table-cell office:value-type="float" office:value="1.2269600000000001" table:style-name="ce6">
            <text:p>1.22696</text:p>
          </table:table-cell>
          <table:table-cell office:value-type="float" office:value="1.2070000000000001" table:style-name="ce6">
            <text:p>1.207</text:p>
          </table:table-cell>
          <table:table-cell office:value-type="float" office:value="1.2236199999999999" table:style-name="ce6">
            <text:p>1.22362</text:p>
          </table:table-cell>
          <table:table-cell office:value-type="float" office:value="1.0222899999999999" table:style-name="ce6">
            <text:p>1.02229</text:p>
          </table:table-cell>
          <table:table-cell office:value-type="float" office:value="0.93981999999999999" table:style-name="ce6">
            <text:p>0.93982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2049999999999992" table:style-name="ce6">
            <text:p>0.7205</text:p>
          </table:table-cell>
          <table:table-cell office:value-type="float" office:value="0.68718999999999997" table:style-name="ce6">
            <text:p>0.68719</text:p>
          </table:table-cell>
          <table:table-cell office:value-type="float" office:value="0.66598000000000002" table:style-name="ce6">
            <text:p>0.66598</text:p>
          </table:table-cell>
          <table:table-cell office:value-type="float" office:value="0.65261999999999998" table:style-name="ce6">
            <text:p>0.65262</text:p>
          </table:table-cell>
          <table:table-cell office:value-type="float" office:value="0.64544999999999997" table:style-name="ce6">
            <text:p>0.64545</text:p>
          </table:table-cell>
          <table:table-cell office:value-type="float" office:value="0.64793999999999996" table:style-name="ce6">
            <text:p>0.64794</text:p>
          </table:table-cell>
          <table:table-cell office:value-type="float" office:value="0.6587900000000001" table:style-name="ce6">
            <text:p>0.65879</text:p>
          </table:table-cell>
          <table:table-cell office:value-type="float" office:value="0.73089000000000004" table:style-name="ce6">
            <text:p>0.73089</text:p>
          </table:table-cell>
          <table:table-cell office:value-type="float" office:value="1.0396299999999998" table:style-name="ce6">
            <text:p>1.03963</text:p>
          </table:table-cell>
          <table:table-cell office:value-type="float" office:value="1.0979999999999999" table:style-name="ce6">
            <text:p>1.098</text:p>
          </table:table-cell>
          <table:table-cell office:value-type="float" office:value="1.1259399999999999" table:style-name="ce6">
            <text:p>1.12594</text:p>
          </table:table-cell>
          <table:table-cell office:value-type="float" office:value="1.15726" table:style-name="ce6">
            <text:p>1.15726</text:p>
          </table:table-cell>
          <table:table-cell office:value-type="float" office:value="1.1378700000000002" table:style-name="ce6">
            <text:p>1.13787</text:p>
          </table:table-cell>
          <table:table-cell office:value-type="float" office:value="1.1355999999999999" table:style-name="ce6">
            <text:p>1.1356</text:p>
          </table:table-cell>
          <table:table-cell office:value-type="float" office:value="1.17056" table:style-name="ce6">
            <text:p>1.17056</text:p>
          </table:table-cell>
          <table:table-cell office:value-type="float" office:value="1.18828" table:style-name="ce6">
            <text:p>1.18828</text:p>
          </table:table-cell>
          <table:table-cell office:value-type="float" office:value="1.1887099999999999" table:style-name="ce6">
            <text:p>1.18871</text:p>
          </table:table-cell>
          <table:table-cell office:value-type="float" office:value="1.1693" table:style-name="ce6">
            <text:p>1.1693</text:p>
          </table:table-cell>
          <table:table-cell office:value-type="float" office:value="1.14296" table:style-name="ce6">
            <text:p>1.14296</text:p>
          </table:table-cell>
          <table:table-cell office:value-type="float" office:value="1.14913" table:style-name="ce6">
            <text:p>1.14913</text:p>
          </table:table-cell>
          <table:table-cell office:value-type="float" office:value="1.1304399999999999" table:style-name="ce6">
            <text:p>1.13044</text:p>
          </table:table-cell>
          <table:table-cell office:value-type="float" office:value="1.1459999999999999" table:style-name="ce6">
            <text:p>1.146</text:p>
          </table:table-cell>
          <table:table-cell office:value-type="float" office:value="0.88861000000000001" table:style-name="ce6">
            <text:p>0.88861</text:p>
          </table:table-cell>
          <table:table-cell office:value-type="float" office:value="0.81691999999999998" table:style-name="ce6">
            <text:p>0.81692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2497100000000001" table:style-name="ce6">
            <text:p>1.24971</text:p>
          </table:table-cell>
          <table:table-cell office:value-type="float" office:value="1.1919299999999999" table:style-name="ce6">
            <text:p>1.19193</text:p>
          </table:table-cell>
          <table:table-cell office:value-type="float" office:value="1.1551499999999999" table:style-name="ce6">
            <text:p>1.15515</text:p>
          </table:table-cell>
          <table:table-cell office:value-type="float" office:value="1.13198" table:style-name="ce6">
            <text:p>1.13198</text:p>
          </table:table-cell>
          <table:table-cell office:value-type="float" office:value="1.11954" table:style-name="ce6">
            <text:p>1.11954</text:p>
          </table:table-cell>
          <table:table-cell office:value-type="float" office:value="1.1238699999999999" table:style-name="ce6">
            <text:p>1.12387</text:p>
          </table:table-cell>
          <table:table-cell office:value-type="float" office:value="1.1426799999999999" table:style-name="ce6">
            <text:p>1.14268</text:p>
          </table:table-cell>
          <table:table-cell office:value-type="float" office:value="1.26773" table:style-name="ce6">
            <text:p>1.26773</text:p>
          </table:table-cell>
          <table:table-cell office:value-type="float" office:value="1.7524199999999999" table:style-name="ce6">
            <text:p>1.75242</text:p>
          </table:table-cell>
          <table:table-cell office:value-type="float" office:value="1.8508000000000002" table:style-name="ce6">
            <text:p>1.8508</text:p>
          </table:table-cell>
          <table:table-cell office:value-type="float" office:value="1.8978999999999999" table:style-name="ce6">
            <text:p>1.8979</text:p>
          </table:table-cell>
          <table:table-cell office:value-type="float" office:value="1.9506899999999998" table:style-name="ce6">
            <text:p>1.95069</text:p>
          </table:table-cell>
          <table:table-cell office:value-type="float" office:value="1.9180199999999998" table:style-name="ce6">
            <text:p>1.91802</text:p>
          </table:table-cell>
          <table:table-cell office:value-type="float" office:value="1.9141900000000001" table:style-name="ce6">
            <text:p>1.91419</text:p>
          </table:table-cell>
          <table:table-cell office:value-type="float" office:value="1.9731200000000002" table:style-name="ce6">
            <text:p>1.97312</text:p>
          </table:table-cell>
          <table:table-cell office:value-type="float" office:value="2.00299" table:style-name="ce6">
            <text:p>2.00299</text:p>
          </table:table-cell>
          <table:table-cell office:value-type="float" office:value="2.0037199999999999" table:style-name="ce6">
            <text:p>2.00372</text:p>
          </table:table-cell>
          <table:table-cell office:value-type="float" office:value="1.9709999999999999" table:style-name="ce6">
            <text:p>1.971</text:p>
          </table:table-cell>
          <table:table-cell office:value-type="float" office:value="1.92659" table:style-name="ce6">
            <text:p>1.92659</text:p>
          </table:table-cell>
          <table:table-cell office:value-type="float" office:value="1.9369999999999998" table:style-name="ce6">
            <text:p>1.937</text:p>
          </table:table-cell>
          <table:table-cell office:value-type="float" office:value="1.9054900000000001" table:style-name="ce6">
            <text:p>1.90549</text:p>
          </table:table-cell>
          <table:table-cell office:value-type="float" office:value="1.9317299999999999" table:style-name="ce6">
            <text:p>1.93173</text:p>
          </table:table-cell>
          <table:table-cell office:value-type="float" office:value="1.5412999999999999" table:style-name="ce6">
            <text:p>1.5413</text:p>
          </table:table-cell>
          <table:table-cell office:value-type="float" office:value="1.4169499999999999" table:style-name="ce6">
            <text:p>1.4169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5152999999999996" table:style-name="ce6">
            <text:p>0.55153</text:p>
          </table:table-cell>
          <table:table-cell office:value-type="float" office:value="0.52603" table:style-name="ce6">
            <text:p>0.52603</text:p>
          </table:table-cell>
          <table:table-cell office:value-type="float" office:value="0.50979999999999992" table:style-name="ce6">
            <text:p>0.5098</text:p>
          </table:table-cell>
          <table:table-cell office:value-type="float" office:value="0.49957000000000001" table:style-name="ce6">
            <text:p>0.49957</text:p>
          </table:table-cell>
          <table:table-cell office:value-type="float" office:value="0.49408000000000002" table:style-name="ce6">
            <text:p>0.49408</text:p>
          </table:table-cell>
          <table:table-cell office:value-type="float" office:value="0.49598999999999999" table:style-name="ce6">
            <text:p>0.49599</text:p>
          </table:table-cell>
          <table:table-cell office:value-type="float" office:value="0.50429999999999997" table:style-name="ce6">
            <text:p>0.5043</text:p>
          </table:table-cell>
          <table:table-cell office:value-type="float" office:value="0.55947999999999998" table:style-name="ce6">
            <text:p>0.55948</text:p>
          </table:table-cell>
          <table:table-cell office:value-type="float" office:value="0.60760999999999998" table:style-name="ce6">
            <text:p>0.60761</text:p>
          </table:table-cell>
          <table:table-cell office:value-type="float" office:value="0.64171999999999996" table:style-name="ce6">
            <text:p>0.64172</text:p>
          </table:table-cell>
          <table:table-cell office:value-type="float" office:value="0.65805000000000002" table:style-name="ce6">
            <text:p>0.65805</text:p>
          </table:table-cell>
          <table:table-cell office:value-type="float" office:value="0.67635999999999996" table:style-name="ce6">
            <text:p>0.67636</text:p>
          </table:table-cell>
          <table:table-cell office:value-type="float" office:value="0.66503000000000001" table:style-name="ce6">
            <text:p>0.66503</text:p>
          </table:table-cell>
          <table:table-cell office:value-type="float" office:value="0.66370000000000007" table:style-name="ce6">
            <text:p>0.6637</text:p>
          </table:table-cell>
          <table:table-cell office:value-type="float" office:value="0.68413000000000002" table:style-name="ce6">
            <text:p>0.68413</text:p>
          </table:table-cell>
          <table:table-cell office:value-type="float" office:value="0.69448999999999994" table:style-name="ce6">
            <text:p>0.69449</text:p>
          </table:table-cell>
          <table:table-cell office:value-type="float" office:value="0.69474000000000002" table:style-name="ce6">
            <text:p>0.69474</text:p>
          </table:table-cell>
          <table:table-cell office:value-type="float" office:value="0.68340000000000001" table:style-name="ce6">
            <text:p>0.6834</text:p>
          </table:table-cell>
          <table:table-cell office:value-type="float" office:value="0.66799999999999993" table:style-name="ce6">
            <text:p>0.668</text:p>
          </table:table-cell>
          <table:table-cell office:value-type="float" office:value="0.67161000000000004" table:style-name="ce6">
            <text:p>0.67161</text:p>
          </table:table-cell>
          <table:table-cell office:value-type="float" office:value="0.66067999999999993" table:style-name="ce6">
            <text:p>0.66068</text:p>
          </table:table-cell>
          <table:table-cell office:value-type="float" office:value="0.66977999999999993" table:style-name="ce6">
            <text:p>0.66978</text:p>
          </table:table-cell>
          <table:table-cell office:value-type="float" office:value="0.68022000000000005" table:style-name="ce6">
            <text:p>0.68022</text:p>
          </table:table-cell>
          <table:table-cell office:value-type="float" office:value="0.62534000000000001" table:style-name="ce6">
            <text:p>0.62534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62167000000000006" table:style-name="ce6">
            <text:p>0.62167</text:p>
          </table:table-cell>
          <table:table-cell office:value-type="float" office:value="0.59292999999999996" table:style-name="ce6">
            <text:p>0.59293</text:p>
          </table:table-cell>
          <table:table-cell office:value-type="float" office:value="0.57462999999999997" table:style-name="ce6">
            <text:p>0.57463</text:p>
          </table:table-cell>
          <table:table-cell office:value-type="float" office:value="0.56310000000000004" table:style-name="ce6">
            <text:p>0.5631</text:p>
          </table:table-cell>
          <table:table-cell office:value-type="float" office:value="0.55691999999999997" table:style-name="ce6">
            <text:p>0.55692</text:p>
          </table:table-cell>
          <table:table-cell office:value-type="float" office:value="0.55906999999999996" table:style-name="ce6">
            <text:p>0.55907</text:p>
          </table:table-cell>
          <table:table-cell office:value-type="float" office:value="0.56842999999999999" table:style-name="ce6">
            <text:p>0.56843</text:p>
          </table:table-cell>
          <table:table-cell office:value-type="float" office:value="0.63063000000000002" table:style-name="ce6">
            <text:p>0.63063</text:p>
          </table:table-cell>
          <table:table-cell office:value-type="float" office:value="0.71191999999999989" table:style-name="ce6">
            <text:p>0.71192</text:p>
          </table:table-cell>
          <table:table-cell office:value-type="float" office:value="0.75188999999999995" table:style-name="ce6">
            <text:p>0.75189</text:p>
          </table:table-cell>
          <table:table-cell office:value-type="float" office:value="0.77102000000000004" table:style-name="ce6">
            <text:p>0.77102</text:p>
          </table:table-cell>
          <table:table-cell office:value-type="float" office:value="0.79247000000000001" table:style-name="ce6">
            <text:p>0.79247</text:p>
          </table:table-cell>
          <table:table-cell office:value-type="float" office:value="0.7792" table:style-name="ce6">
            <text:p>0.7792</text:p>
          </table:table-cell>
          <table:table-cell office:value-type="float" office:value="0.77764" table:style-name="ce6">
            <text:p>0.77764</text:p>
          </table:table-cell>
          <table:table-cell office:value-type="float" office:value="0.80157999999999996" table:style-name="ce6">
            <text:p>0.80158</text:p>
          </table:table-cell>
          <table:table-cell office:value-type="float" office:value="0.81372" table:style-name="ce6">
            <text:p>0.81372</text:p>
          </table:table-cell>
          <table:table-cell office:value-type="float" office:value="0.81401000000000001" table:style-name="ce6">
            <text:p>0.81401</text:p>
          </table:table-cell>
          <table:table-cell office:value-type="float" office:value="0.80071999999999999" table:style-name="ce6">
            <text:p>0.80072</text:p>
          </table:table-cell>
          <table:table-cell office:value-type="float" office:value="0.78268000000000004" table:style-name="ce6">
            <text:p>0.78268</text:p>
          </table:table-cell>
          <table:table-cell office:value-type="float" office:value="0.78689999999999993" table:style-name="ce6">
            <text:p>0.7869</text:p>
          </table:table-cell>
          <table:table-cell office:value-type="float" office:value="0.77410999999999996" table:style-name="ce6">
            <text:p>0.77411</text:p>
          </table:table-cell>
          <table:table-cell office:value-type="float" office:value="0.78476000000000001" table:style-name="ce6">
            <text:p>0.78476</text:p>
          </table:table-cell>
          <table:table-cell office:value-type="float" office:value="0.76671999999999996" table:style-name="ce6">
            <text:p>0.76672</text:p>
          </table:table-cell>
          <table:table-cell office:value-type="float" office:value="0.70486000000000004" table:style-name="ce6">
            <text:p>0.704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746" table:style-name="ce6">
            <text:p>0.746</text:p>
          </table:table-cell>
          <table:table-cell office:value-type="float" office:value="0.71150999999999998" table:style-name="ce6">
            <text:p>0.71151</text:p>
          </table:table-cell>
          <table:table-cell office:value-type="float" office:value="0.68955" table:style-name="ce6">
            <text:p>0.68955</text:p>
          </table:table-cell>
          <table:table-cell office:value-type="float" office:value="0.67572999999999994" table:style-name="ce6">
            <text:p>0.67573</text:p>
          </table:table-cell>
          <table:table-cell office:value-type="float" office:value="0.66830000000000001" table:style-name="ce6">
            <text:p>0.6683</text:p>
          </table:table-cell>
          <table:table-cell office:value-type="float" office:value="0.67087999999999992" table:style-name="ce6">
            <text:p>0.67088</text:p>
          </table:table-cell>
          <table:table-cell office:value-type="float" office:value="0.68210999999999999" table:style-name="ce6">
            <text:p>0.68211</text:p>
          </table:table-cell>
          <table:table-cell office:value-type="float" office:value="0.75675999999999999" table:style-name="ce6">
            <text:p>0.75676</text:p>
          </table:table-cell>
          <table:table-cell office:value-type="float" office:value="0.96660999999999997" table:style-name="ce6">
            <text:p>0.96661</text:p>
          </table:table-cell>
          <table:table-cell office:value-type="float" office:value="1.02088" table:style-name="ce6">
            <text:p>1.02088</text:p>
          </table:table-cell>
          <table:table-cell office:value-type="float" office:value="1.0468600000000001" table:style-name="ce6">
            <text:p>1.04686</text:p>
          </table:table-cell>
          <table:table-cell office:value-type="float" office:value="1.0759799999999999" table:style-name="ce6">
            <text:p>1.07598</text:p>
          </table:table-cell>
          <table:table-cell office:value-type="float" office:value="1.05796" table:style-name="ce6">
            <text:p>1.05796</text:p>
          </table:table-cell>
          <table:table-cell office:value-type="float" office:value="1.05585" table:style-name="ce6">
            <text:p>1.05585</text:p>
          </table:table-cell>
          <table:table-cell office:value-type="float" office:value="1.0883499999999999" table:style-name="ce6">
            <text:p>1.08835</text:p>
          </table:table-cell>
          <table:table-cell office:value-type="float" office:value="1.1048199999999999" table:style-name="ce6">
            <text:p>1.10482</text:p>
          </table:table-cell>
          <table:table-cell office:value-type="float" office:value="1.1052299999999999" table:style-name="ce6">
            <text:p>1.10523</text:p>
          </table:table-cell>
          <table:table-cell office:value-type="float" office:value="1.08718" table:style-name="ce6">
            <text:p>1.08718</text:p>
          </table:table-cell>
          <table:table-cell office:value-type="float" office:value="1.0626800000000001" table:style-name="ce6">
            <text:p>1.06268</text:p>
          </table:table-cell>
          <table:table-cell office:value-type="float" office:value="1.0684199999999999" table:style-name="ce6">
            <text:p>1.06842</text:p>
          </table:table-cell>
          <table:table-cell office:value-type="float" office:value="1.05104" table:style-name="ce6">
            <text:p>1.05104</text:p>
          </table:table-cell>
          <table:table-cell office:value-type="float" office:value="1.06552" table:style-name="ce6">
            <text:p>1.06552</text:p>
          </table:table-cell>
          <table:table-cell office:value-type="float" office:value="0.92005999999999999" table:style-name="ce6">
            <text:p>0.92006</text:p>
          </table:table-cell>
          <table:table-cell office:value-type="float" office:value="0.84582999999999997" table:style-name="ce6">
            <text:p>0.8458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52124000000000004" table:style-name="ce6">
            <text:p>0.52124</text:p>
          </table:table-cell>
          <table:table-cell office:value-type="float" office:value="0.49715000000000004" table:style-name="ce6">
            <text:p>0.49715</text:p>
          </table:table-cell>
          <table:table-cell office:value-type="float" office:value="0.48180000000000001" table:style-name="ce6">
            <text:p>0.4818</text:p>
          </table:table-cell>
          <table:table-cell office:value-type="float" office:value="0.47214" table:style-name="ce6">
            <text:p>0.47214</text:p>
          </table:table-cell>
          <table:table-cell office:value-type="float" office:value="0.46694999999999998" table:style-name="ce6">
            <text:p>0.46695</text:p>
          </table:table-cell>
          <table:table-cell office:value-type="float" office:value="0.46875999999999995" table:style-name="ce6">
            <text:p>0.46876</text:p>
          </table:table-cell>
          <table:table-cell office:value-type="float" office:value="0.47659999999999997" table:style-name="ce6">
            <text:p>0.4766</text:p>
          </table:table-cell>
          <table:table-cell office:value-type="float" office:value="0.52876000000000001" table:style-name="ce6">
            <text:p>0.52876</text:p>
          </table:table-cell>
          <table:table-cell office:value-type="float" office:value="0.66498000000000002" table:style-name="ce6">
            <text:p>0.66498</text:p>
          </table:table-cell>
          <table:table-cell office:value-type="float" office:value="0.70230999999999999" table:style-name="ce6">
            <text:p>0.70231</text:p>
          </table:table-cell>
          <table:table-cell office:value-type="float" office:value="0.72019000000000011" table:style-name="ce6">
            <text:p>0.72019</text:p>
          </table:table-cell>
          <table:table-cell office:value-type="float" office:value="0.7402200000000001" table:style-name="ce6">
            <text:p>0.74022</text:p>
          </table:table-cell>
          <table:table-cell office:value-type="float" office:value="0.72781999999999991" table:style-name="ce6">
            <text:p>0.72782</text:p>
          </table:table-cell>
          <table:table-cell office:value-type="float" office:value="0.72636999999999996" table:style-name="ce6">
            <text:p>0.72637</text:p>
          </table:table-cell>
          <table:table-cell office:value-type="float" office:value="0.74873000000000001" table:style-name="ce6">
            <text:p>0.74873</text:p>
          </table:table-cell>
          <table:table-cell office:value-type="float" office:value="0.76005999999999996" table:style-name="ce6">
            <text:p>0.76006</text:p>
          </table:table-cell>
          <table:table-cell office:value-type="float" office:value="0.76034000000000002" table:style-name="ce6">
            <text:p>0.76034</text:p>
          </table:table-cell>
          <table:table-cell office:value-type="float" office:value="0.74792000000000003" table:style-name="ce6">
            <text:p>0.74792</text:p>
          </table:table-cell>
          <table:table-cell office:value-type="float" office:value="0.73107" table:style-name="ce6">
            <text:p>0.73107</text:p>
          </table:table-cell>
          <table:table-cell office:value-type="float" office:value="0.73502000000000001" table:style-name="ce6">
            <text:p>0.73502</text:p>
          </table:table-cell>
          <table:table-cell office:value-type="float" office:value="0.72306999999999999" table:style-name="ce6">
            <text:p>0.72307</text:p>
          </table:table-cell>
          <table:table-cell office:value-type="float" office:value="0.73302000000000012" table:style-name="ce6">
            <text:p>0.73302</text:p>
          </table:table-cell>
          <table:table-cell office:value-type="float" office:value="0.64287000000000005" table:style-name="ce6">
            <text:p>0.64287</text:p>
          </table:table-cell>
          <table:table-cell office:value-type="float" office:value="0.59099999999999997" table:style-name="ce6">
            <text:p>0.59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0807000000000004" table:style-name="ce6">
            <text:p>0.40807</text:p>
          </table:table-cell>
          <table:table-cell office:value-type="float" office:value="0.38919999999999999" table:style-name="ce6">
            <text:p>0.3892</text:p>
          </table:table-cell>
          <table:table-cell office:value-type="float" office:value="0.37719000000000003" table:style-name="ce6">
            <text:p>0.37719</text:p>
          </table:table-cell>
          <table:table-cell office:value-type="float" office:value="0.36963000000000001" table:style-name="ce6">
            <text:p>0.36963</text:p>
          </table:table-cell>
          <table:table-cell office:value-type="float" office:value="0.36557000000000001" table:style-name="ce6">
            <text:p>0.36557</text:p>
          </table:table-cell>
          <table:table-cell office:value-type="float" office:value="0.36698000000000003" table:style-name="ce6">
            <text:p>0.36698</text:p>
          </table:table-cell>
          <table:table-cell office:value-type="float" office:value="0.37311999999999995" table:style-name="ce6">
            <text:p>0.37312</text:p>
          </table:table-cell>
          <table:table-cell office:value-type="float" office:value="0.41395000000000004" table:style-name="ce6">
            <text:p>0.41395</text:p>
          </table:table-cell>
          <table:table-cell office:value-type="float" office:value="0.53110999999999997" table:style-name="ce6">
            <text:p>0.53111</text:p>
          </table:table-cell>
          <table:table-cell office:value-type="float" office:value="0.56093000000000004" table:style-name="ce6">
            <text:p>0.56093</text:p>
          </table:table-cell>
          <table:table-cell office:value-type="float" office:value="0.57521" table:style-name="ce6">
            <text:p>0.57521</text:p>
          </table:table-cell>
          <table:table-cell office:value-type="float" office:value="0.59121000000000001" table:style-name="ce6">
            <text:p>0.59121</text:p>
          </table:table-cell>
          <table:table-cell office:value-type="float" office:value="0.58130000000000004" table:style-name="ce6">
            <text:p>0.5813</text:p>
          </table:table-cell>
          <table:table-cell office:value-type="float" office:value="0.58015000000000005" table:style-name="ce6">
            <text:p>0.58015</text:p>
          </table:table-cell>
          <table:table-cell office:value-type="float" office:value="0.59799999999999998" table:style-name="ce6">
            <text:p>0.598</text:p>
          </table:table-cell>
          <table:table-cell office:value-type="float" office:value="0.60706000000000004" table:style-name="ce6">
            <text:p>0.60706</text:p>
          </table:table-cell>
          <table:table-cell office:value-type="float" office:value="0.60728000000000004" table:style-name="ce6">
            <text:p>0.60728</text:p>
          </table:table-cell>
          <table:table-cell office:value-type="float" office:value="0.59736" table:style-name="ce6">
            <text:p>0.59736</text:p>
          </table:table-cell>
          <table:table-cell office:value-type="float" office:value="0.58389999999999997" table:style-name="ce6">
            <text:p>0.5839</text:p>
          </table:table-cell>
          <table:table-cell office:value-type="float" office:value="0.58706000000000003" table:style-name="ce6">
            <text:p>0.58706</text:p>
          </table:table-cell>
          <table:table-cell office:value-type="float" office:value="0.57750999999999997" table:style-name="ce6">
            <text:p>0.57751</text:p>
          </table:table-cell>
          <table:table-cell office:value-type="float" office:value="0.58545999999999998" table:style-name="ce6">
            <text:p>0.58546</text:p>
          </table:table-cell>
          <table:table-cell office:value-type="float" office:value="0.50328000000000006" table:style-name="ce6">
            <text:p>0.50328</text:p>
          </table:table-cell>
          <table:table-cell office:value-type="float" office:value="0.46267999999999998" table:style-name="ce6">
            <text:p>0.46268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828599999999999" table:style-name="ce6">
            <text:p>1.58286</text:p>
          </table:table-cell>
          <table:table-cell office:value-type="float" office:value="1.5096799999999999" table:style-name="ce6">
            <text:p>1.50968</text:p>
          </table:table-cell>
          <table:table-cell office:value-type="float" office:value="1.46309" table:style-name="ce6">
            <text:p>1.46309</text:p>
          </table:table-cell>
          <table:table-cell office:value-type="float" office:value="1.4337500000000001" table:style-name="ce6">
            <text:p>1.43375</text:p>
          </table:table-cell>
          <table:table-cell office:value-type="float" office:value="1.4180000000000001" table:style-name="ce6">
            <text:p>1.418</text:p>
          </table:table-cell>
          <table:table-cell office:value-type="float" office:value="1.42347" table:style-name="ce6">
            <text:p>1.42347</text:p>
          </table:table-cell>
          <table:table-cell office:value-type="float" office:value="1.4472999999999998" table:style-name="ce6">
            <text:p>1.4473</text:p>
          </table:table-cell>
          <table:table-cell office:value-type="float" office:value="1.6056899999999998" table:style-name="ce6">
            <text:p>1.60569</text:p>
          </table:table-cell>
          <table:table-cell office:value-type="float" office:value="1.4099299999999999" table:style-name="ce6">
            <text:p>1.40993</text:p>
          </table:table-cell>
          <table:table-cell office:value-type="float" office:value="1.48909" table:style-name="ce6">
            <text:p>1.48909</text:p>
          </table:table-cell>
          <table:table-cell office:value-type="float" office:value="1.52698" table:style-name="ce6">
            <text:p>1.52698</text:p>
          </table:table-cell>
          <table:table-cell office:value-type="float" office:value="1.5694600000000001" table:style-name="ce6">
            <text:p>1.56946</text:p>
          </table:table-cell>
          <table:table-cell office:value-type="float" office:value="1.5431700000000002" table:style-name="ce6">
            <text:p>1.54317</text:p>
          </table:table-cell>
          <table:table-cell office:value-type="float" office:value="1.54009" table:style-name="ce6">
            <text:p>1.54009</text:p>
          </table:table-cell>
          <table:table-cell office:value-type="float" office:value="1.5874999999999999" table:style-name="ce6">
            <text:p>1.5875</text:p>
          </table:table-cell>
          <table:table-cell office:value-type="float" office:value="1.6115299999999999" table:style-name="ce6">
            <text:p>1.61153</text:p>
          </table:table-cell>
          <table:table-cell office:value-type="float" office:value="1.61212" table:style-name="ce6">
            <text:p>1.61212</text:p>
          </table:table-cell>
          <table:table-cell office:value-type="float" office:value="1.58579" table:style-name="ce6">
            <text:p>1.58579</text:p>
          </table:table-cell>
          <table:table-cell office:value-type="float" office:value="1.5500700000000001" table:style-name="ce6">
            <text:p>1.55007</text:p>
          </table:table-cell>
          <table:table-cell office:value-type="float" office:value="1.55844" table:style-name="ce6">
            <text:p>1.55844</text:p>
          </table:table-cell>
          <table:table-cell office:value-type="float" office:value="1.5330900000000001" table:style-name="ce6">
            <text:p>1.53309</text:p>
          </table:table-cell>
          <table:table-cell office:value-type="float" office:value="1.5541999999999998" table:style-name="ce6">
            <text:p>1.5542</text:p>
          </table:table-cell>
          <table:table-cell office:value-type="float" office:value="1.9521899999999999" table:style-name="ce6">
            <text:p>1.95219</text:p>
          </table:table-cell>
          <table:table-cell office:value-type="float" office:value="1.7946899999999999" table:style-name="ce6">
            <text:p>1.79469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.5350000000000005E-2" table:style-name="ce6">
            <text:p>0.06535</text:p>
          </table:table-cell>
          <table:table-cell office:value-type="float" office:value="6.2329999999999997E-2" table:style-name="ce6">
            <text:p>0.06233</text:p>
          </table:table-cell>
          <table:table-cell office:value-type="float" office:value="6.0410000000000005E-2" table:style-name="ce6">
            <text:p>0.06041</text:p>
          </table:table-cell>
          <table:table-cell office:value-type="float" office:value="5.9200000000000003E-2" table:style-name="ce6">
            <text:p>0.0592</text:p>
          </table:table-cell>
          <table:table-cell office:value-type="float" office:value="5.8550000000000005E-2" table:style-name="ce6">
            <text:p>0.05855</text:p>
          </table:table-cell>
          <table:table-cell office:value-type="float" office:value="5.8769999999999996E-2" table:style-name="ce6">
            <text:p>0.05877</text:p>
          </table:table-cell>
          <table:table-cell office:value-type="float" office:value="5.9760000000000001E-2" table:style-name="ce6">
            <text:p>0.05976</text:p>
          </table:table-cell>
          <table:table-cell office:value-type="float" office:value="6.6299999999999998E-2" table:style-name="ce6">
            <text:p>0.0663</text:p>
          </table:table-cell>
          <table:table-cell office:value-type="float" office:value="8.2579999999999987E-2" table:style-name="ce6">
            <text:p>0.08258</text:p>
          </table:table-cell>
          <table:table-cell office:value-type="float" office:value="8.7219999999999992E-2" table:style-name="ce6">
            <text:p>0.08722</text:p>
          </table:table-cell>
          <table:table-cell office:value-type="float" office:value="8.9429999999999996E-2" table:style-name="ce6">
            <text:p>0.08943</text:p>
          </table:table-cell>
          <table:table-cell office:value-type="float" office:value="9.1920000000000002E-2" table:style-name="ce6">
            <text:p>0.09192</text:p>
          </table:table-cell>
          <table:table-cell office:value-type="float" office:value="9.0380000000000002E-2" table:style-name="ce6">
            <text:p>0.09038</text:p>
          </table:table-cell>
          <table:table-cell office:value-type="float" office:value="9.0200000000000002E-2" table:style-name="ce6">
            <text:p>0.0902</text:p>
          </table:table-cell>
          <table:table-cell office:value-type="float" office:value="9.2980000000000007E-2" table:style-name="ce6">
            <text:p>0.09298</text:p>
          </table:table-cell>
          <table:table-cell office:value-type="float" office:value="9.4390000000000002E-2" table:style-name="ce6">
            <text:p>0.09439</text:p>
          </table:table-cell>
          <table:table-cell office:value-type="float" office:value="9.4420000000000004E-2" table:style-name="ce6">
            <text:p>0.09442</text:p>
          </table:table-cell>
          <table:table-cell office:value-type="float" office:value="9.2880000000000004E-2" table:style-name="ce6">
            <text:p>0.09288</text:p>
          </table:table-cell>
          <table:table-cell office:value-type="float" office:value="9.079000000000001E-2" table:style-name="ce6">
            <text:p>0.09079</text:p>
          </table:table-cell>
          <table:table-cell office:value-type="float" office:value="9.128E-2" table:style-name="ce6">
            <text:p>0.09128</text:p>
          </table:table-cell>
          <table:table-cell office:value-type="float" office:value="8.9789999999999995E-2" table:style-name="ce6">
            <text:p>0.08979</text:p>
          </table:table-cell>
          <table:table-cell office:value-type="float" office:value="9.103E-2" table:style-name="ce6">
            <text:p>0.09103</text:p>
          </table:table-cell>
          <table:table-cell office:value-type="float" office:value="8.0600000000000005E-2" table:style-name="ce6">
            <text:p>0.0806</text:p>
          </table:table-cell>
          <table:table-cell office:value-type="float" office:value="7.4099999999999999E-2" table:style-name="ce6">
            <text:p>0.0741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37938000000000005" table:style-name="ce6">
            <text:p>0.37938</text:p>
          </table:table-cell>
          <table:table-cell office:value-type="float" office:value="0.36183999999999999" table:style-name="ce6">
            <text:p>0.36184</text:p>
          </table:table-cell>
          <table:table-cell office:value-type="float" office:value="0.35066999999999998" table:style-name="ce6">
            <text:p>0.35067</text:p>
          </table:table-cell>
          <table:table-cell office:value-type="float" office:value="0.34363999999999995" table:style-name="ce6">
            <text:p>0.34364</text:p>
          </table:table-cell>
          <table:table-cell office:value-type="float" office:value="0.33986" table:style-name="ce6">
            <text:p>0.33986</text:p>
          </table:table-cell>
          <table:table-cell office:value-type="float" office:value="0.34116999999999997" table:style-name="ce6">
            <text:p>0.34117</text:p>
          </table:table-cell>
          <table:table-cell office:value-type="float" office:value="0.34688999999999998" table:style-name="ce6">
            <text:p>0.34689</text:p>
          </table:table-cell>
          <table:table-cell office:value-type="float" office:value="0.38484999999999997" table:style-name="ce6">
            <text:p>0.38485</text:p>
          </table:table-cell>
          <table:table-cell office:value-type="float" office:value="0.48331000000000002" table:style-name="ce6">
            <text:p>0.48331</text:p>
          </table:table-cell>
          <table:table-cell office:value-type="float" office:value="0.51044" table:style-name="ce6">
            <text:p>0.51044</text:p>
          </table:table-cell>
          <table:table-cell office:value-type="float" office:value="0.52343000000000006" table:style-name="ce6">
            <text:p>0.52343</text:p>
          </table:table-cell>
          <table:table-cell office:value-type="float" office:value="0.53798999999999997" table:style-name="ce6">
            <text:p>0.53799</text:p>
          </table:table-cell>
          <table:table-cell office:value-type="float" office:value="0.52898000000000001" table:style-name="ce6">
            <text:p>0.52898</text:p>
          </table:table-cell>
          <table:table-cell office:value-type="float" office:value="0.52792000000000006" table:style-name="ce6">
            <text:p>0.52792</text:p>
          </table:table-cell>
          <table:table-cell office:value-type="float" office:value="0.54417000000000004" table:style-name="ce6">
            <text:p>0.54417</text:p>
          </table:table-cell>
          <table:table-cell office:value-type="float" office:value="0.55240999999999996" table:style-name="ce6">
            <text:p>0.55241</text:p>
          </table:table-cell>
          <table:table-cell office:value-type="float" office:value="0.55261000000000005" table:style-name="ce6">
            <text:p>0.55261</text:p>
          </table:table-cell>
          <table:table-cell office:value-type="float" office:value="0.54359000000000002" table:style-name="ce6">
            <text:p>0.54359</text:p>
          </table:table-cell>
          <table:table-cell office:value-type="float" office:value="0.53134000000000003" table:style-name="ce6">
            <text:p>0.53134</text:p>
          </table:table-cell>
          <table:table-cell office:value-type="float" office:value="0.53420999999999996" table:style-name="ce6">
            <text:p>0.53421</text:p>
          </table:table-cell>
          <table:table-cell office:value-type="float" office:value="0.52551999999999999" table:style-name="ce6">
            <text:p>0.52552</text:p>
          </table:table-cell>
          <table:table-cell office:value-type="float" office:value="0.53276000000000001" table:style-name="ce6">
            <text:p>0.53276</text:p>
          </table:table-cell>
          <table:table-cell office:value-type="float" office:value="0.46789999999999998" table:style-name="ce6">
            <text:p>0.4679</text:p>
          </table:table-cell>
          <table:table-cell office:value-type="float" office:value="0.43015000000000003" table:style-name="ce6">
            <text:p>0.4301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3070900000000001" table:style-name="ce6">
            <text:p>1.30709</text:p>
          </table:table-cell>
          <table:table-cell office:value-type="float" office:value="1.2466599999999999" table:style-name="ce6">
            <text:p>1.24666</text:p>
          </table:table-cell>
          <table:table-cell office:value-type="float" office:value="1.2081900000000001" table:style-name="ce6">
            <text:p>1.20819</text:p>
          </table:table-cell>
          <table:table-cell office:value-type="float" office:value="1.1839599999999999" table:style-name="ce6">
            <text:p>1.18396</text:p>
          </table:table-cell>
          <table:table-cell office:value-type="float" office:value="1.1709499999999999" table:style-name="ce6">
            <text:p>1.17095</text:p>
          </table:table-cell>
          <table:table-cell office:value-type="float" office:value="1.17547" table:style-name="ce6">
            <text:p>1.17547</text:p>
          </table:table-cell>
          <table:table-cell office:value-type="float" office:value="1.1951499999999999" table:style-name="ce6">
            <text:p>1.19515</text:p>
          </table:table-cell>
          <table:table-cell office:value-type="float" office:value="1.32595" table:style-name="ce6">
            <text:p>1.32595</text:p>
          </table:table-cell>
          <table:table-cell office:value-type="float" office:value="1.4890299999999999" table:style-name="ce6">
            <text:p>1.48903</text:p>
          </table:table-cell>
          <table:table-cell office:value-type="float" office:value="1.57263" table:style-name="ce6">
            <text:p>1.57263</text:p>
          </table:table-cell>
          <table:table-cell office:value-type="float" office:value="1.6126499999999999" table:style-name="ce6">
            <text:p>1.61265</text:p>
          </table:table-cell>
          <table:table-cell office:value-type="float" office:value="1.65751" table:style-name="ce6">
            <text:p>1.65751</text:p>
          </table:table-cell>
          <table:table-cell office:value-type="float" office:value="1.62975" table:style-name="ce6">
            <text:p>1.62975</text:p>
          </table:table-cell>
          <table:table-cell office:value-type="float" office:value="1.6265000000000001" table:style-name="ce6">
            <text:p>1.6265</text:p>
          </table:table-cell>
          <table:table-cell office:value-type="float" office:value="1.6765600000000001" table:style-name="ce6">
            <text:p>1.67656</text:p>
          </table:table-cell>
          <table:table-cell office:value-type="float" office:value="1.7019499999999999" table:style-name="ce6">
            <text:p>1.70195</text:p>
          </table:table-cell>
          <table:table-cell office:value-type="float" office:value="1.7025600000000001" table:style-name="ce6">
            <text:p>1.70256</text:p>
          </table:table-cell>
          <table:table-cell office:value-type="float" office:value="1.67476" table:style-name="ce6">
            <text:p>1.67476</text:p>
          </table:table-cell>
          <table:table-cell office:value-type="float" office:value="1.63703" table:style-name="ce6">
            <text:p>1.63703</text:p>
          </table:table-cell>
          <table:table-cell office:value-type="float" office:value="1.6458699999999999" table:style-name="ce6">
            <text:p>1.64587</text:p>
          </table:table-cell>
          <table:table-cell office:value-type="float" office:value="1.6191" table:style-name="ce6">
            <text:p>1.6191</text:p>
          </table:table-cell>
          <table:table-cell office:value-type="float" office:value="1.6413900000000001" table:style-name="ce6">
            <text:p>1.64139</text:p>
          </table:table-cell>
          <table:table-cell office:value-type="float" office:value="1.61208" table:style-name="ce6">
            <text:p>1.61208</text:p>
          </table:table-cell>
          <table:table-cell office:value-type="float" office:value="1.4820199999999999" table:style-name="ce6">
            <text:p>1.4820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30604999999999999" table:style-name="ce6">
            <text:p>0.30605</text:p>
          </table:table-cell>
          <table:table-cell office:value-type="float" office:value="0.29189999999999999" table:style-name="ce6">
            <text:p>0.2919</text:p>
          </table:table-cell>
          <table:table-cell office:value-type="float" office:value="0.28289000000000003" table:style-name="ce6">
            <text:p>0.28289</text:p>
          </table:table-cell>
          <table:table-cell office:value-type="float" office:value="0.27722000000000002" table:style-name="ce6">
            <text:p>0.27722</text:p>
          </table:table-cell>
          <table:table-cell office:value-type="float" office:value="0.27417000000000002" table:style-name="ce6">
            <text:p>0.27417</text:p>
          </table:table-cell>
          <table:table-cell office:value-type="float" office:value="0.27522999999999997" table:style-name="ce6">
            <text:p>0.27523</text:p>
          </table:table-cell>
          <table:table-cell office:value-type="float" office:value="0.27984000000000003" table:style-name="ce6">
            <text:p>0.27984</text:p>
          </table:table-cell>
          <table:table-cell office:value-type="float" office:value="0.31047000000000002" table:style-name="ce6">
            <text:p>0.31047</text:p>
          </table:table-cell>
          <table:table-cell office:value-type="float" office:value="0.28425" table:style-name="ce6">
            <text:p>0.28425</text:p>
          </table:table-cell>
          <table:table-cell office:value-type="float" office:value="0.30020000000000002" table:style-name="ce6">
            <text:p>0.3002</text:p>
          </table:table-cell>
          <table:table-cell office:value-type="float" office:value="0.30784" table:style-name="ce6">
            <text:p>0.30784</text:p>
          </table:table-cell>
          <table:table-cell office:value-type="float" office:value="0.31640999999999997" table:style-name="ce6">
            <text:p>0.31641</text:p>
          </table:table-cell>
          <table:table-cell office:value-type="float" office:value="0.31111" table:style-name="ce6">
            <text:p>0.31111</text:p>
          </table:table-cell>
          <table:table-cell office:value-type="float" office:value="0.31048999999999999" table:style-name="ce6">
            <text:p>0.31049</text:p>
          </table:table-cell>
          <table:table-cell office:value-type="float" office:value="0.32003999999999999" table:style-name="ce6">
            <text:p>0.32004</text:p>
          </table:table-cell>
          <table:table-cell office:value-type="float" office:value="0.32488999999999996" table:style-name="ce6">
            <text:p>0.32489</text:p>
          </table:table-cell>
          <table:table-cell office:value-type="float" office:value="0.32500999999999997" table:style-name="ce6">
            <text:p>0.32501</text:p>
          </table:table-cell>
          <table:table-cell office:value-type="float" office:value="0.31969999999999998" table:style-name="ce6">
            <text:p>0.3197</text:p>
          </table:table-cell>
          <table:table-cell office:value-type="float" office:value="0.3125" table:style-name="ce6">
            <text:p>0.3125</text:p>
          </table:table-cell>
          <table:table-cell office:value-type="float" office:value="0.31419000000000002" table:style-name="ce6">
            <text:p>0.31419</text:p>
          </table:table-cell>
          <table:table-cell office:value-type="float" office:value="0.30908000000000002" table:style-name="ce6">
            <text:p>0.30908</text:p>
          </table:table-cell>
          <table:table-cell office:value-type="float" office:value="0.31333" table:style-name="ce6">
            <text:p>0.31333</text:p>
          </table:table-cell>
          <table:table-cell office:value-type="float" office:value="0.37746000000000002" table:style-name="ce6">
            <text:p>0.37746</text:p>
          </table:table-cell>
          <table:table-cell office:value-type="float" office:value="0.34700999999999999" table:style-name="ce6">
            <text:p>0.3470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19232" table:style-name="ce6">
            <text:p>1.19232</text:p>
          </table:table-cell>
          <table:table-cell office:value-type="float" office:value="1.1372" table:style-name="ce6">
            <text:p>1.1372</text:p>
          </table:table-cell>
          <table:table-cell office:value-type="float" office:value="1.1021099999999999" table:style-name="ce6">
            <text:p>1.10211</text:p>
          </table:table-cell>
          <table:table-cell office:value-type="float" office:value="1.0800100000000001" table:style-name="ce6">
            <text:p>1.08001</text:p>
          </table:table-cell>
          <table:table-cell office:value-type="float" office:value="1.0681399999999999" table:style-name="ce6">
            <text:p>1.06814</text:p>
          </table:table-cell>
          <table:table-cell office:value-type="float" office:value="1.07226" table:style-name="ce6">
            <text:p>1.07226</text:p>
          </table:table-cell>
          <table:table-cell office:value-type="float" office:value="1.0902099999999999" table:style-name="ce6">
            <text:p>1.09021</text:p>
          </table:table-cell>
          <table:table-cell office:value-type="float" office:value="1.2095199999999999" table:style-name="ce6">
            <text:p>1.20952</text:p>
          </table:table-cell>
          <table:table-cell office:value-type="float" office:value="1.5777000000000001" table:style-name="ce6">
            <text:p>1.5777</text:p>
          </table:table-cell>
          <table:table-cell office:value-type="float" office:value="1.6662700000000001" table:style-name="ce6">
            <text:p>1.66627</text:p>
          </table:table-cell>
          <table:table-cell office:value-type="float" office:value="1.70868" table:style-name="ce6">
            <text:p>1.70868</text:p>
          </table:table-cell>
          <table:table-cell office:value-type="float" office:value="1.7562" table:style-name="ce6">
            <text:p>1.7562</text:p>
          </table:table-cell>
          <table:table-cell office:value-type="float" office:value="1.72679" table:style-name="ce6">
            <text:p>1.72679</text:p>
          </table:table-cell>
          <table:table-cell office:value-type="float" office:value="1.7233500000000002" table:style-name="ce6">
            <text:p>1.72335</text:p>
          </table:table-cell>
          <table:table-cell office:value-type="float" office:value="1.7763900000000001" table:style-name="ce6">
            <text:p>1.77639</text:p>
          </table:table-cell>
          <table:table-cell office:value-type="float" office:value="1.8032900000000001" table:style-name="ce6">
            <text:p>1.80329</text:p>
          </table:table-cell>
          <table:table-cell office:value-type="float" office:value="1.8039400000000001" table:style-name="ce6">
            <text:p>1.80394</text:p>
          </table:table-cell>
          <table:table-cell office:value-type="float" office:value="1.7744900000000001" table:style-name="ce6">
            <text:p>1.77449</text:p>
          </table:table-cell>
          <table:table-cell office:value-type="float" office:value="1.73451" table:style-name="ce6">
            <text:p>1.73451</text:p>
          </table:table-cell>
          <table:table-cell office:value-type="float" office:value="1.74387" table:style-name="ce6">
            <text:p>1.74387</text:p>
          </table:table-cell>
          <table:table-cell office:value-type="float" office:value="1.7155099999999999" table:style-name="ce6">
            <text:p>1.71551</text:p>
          </table:table-cell>
          <table:table-cell office:value-type="float" office:value="1.7391300000000001" table:style-name="ce6">
            <text:p>1.73913</text:p>
          </table:table-cell>
          <table:table-cell office:value-type="float" office:value="1.4705299999999999" table:style-name="ce6">
            <text:p>1.47053</text:p>
          </table:table-cell>
          <table:table-cell office:value-type="float" office:value="1.35189" table:style-name="ce6">
            <text:p>1.35189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43198000000000003" table:style-name="ce6">
            <text:p>0.43198</text:p>
          </table:table-cell>
          <table:table-cell office:value-type="float" office:value="0.41200999999999999" table:style-name="ce6">
            <text:p>0.41201</text:p>
          </table:table-cell>
          <table:table-cell office:value-type="float" office:value="0.39929000000000003" table:style-name="ce6">
            <text:p>0.39929</text:p>
          </table:table-cell>
          <table:table-cell office:value-type="float" office:value="0.39128999999999997" table:style-name="ce6">
            <text:p>0.39129</text:p>
          </table:table-cell>
          <table:table-cell office:value-type="float" office:value="0.38699" table:style-name="ce6">
            <text:p>0.38699</text:p>
          </table:table-cell>
          <table:table-cell office:value-type="float" office:value="0.38847999999999999" table:style-name="ce6">
            <text:p>0.38848</text:p>
          </table:table-cell>
          <table:table-cell office:value-type="float" office:value="0.39498" table:style-name="ce6">
            <text:p>0.39498</text:p>
          </table:table-cell>
          <table:table-cell office:value-type="float" office:value="0.43820999999999999" table:style-name="ce6">
            <text:p>0.43821</text:p>
          </table:table-cell>
          <table:table-cell office:value-type="float" office:value="0.52676999999999996" table:style-name="ce6">
            <text:p>0.52677</text:p>
          </table:table-cell>
          <table:table-cell office:value-type="float" office:value="0.55634000000000006" table:style-name="ce6">
            <text:p>0.55634</text:p>
          </table:table-cell>
          <table:table-cell office:value-type="float" office:value="0.57050000000000001" table:style-name="ce6">
            <text:p>0.5705</text:p>
          </table:table-cell>
          <table:table-cell office:value-type="float" office:value="0.58637000000000006" table:style-name="ce6">
            <text:p>0.58637</text:p>
          </table:table-cell>
          <table:table-cell office:value-type="float" office:value="0.57655000000000001" table:style-name="ce6">
            <text:p>0.57655</text:p>
          </table:table-cell>
          <table:table-cell office:value-type="float" office:value="0.57540000000000002" table:style-name="ce6">
            <text:p>0.5754</text:p>
          </table:table-cell>
          <table:table-cell office:value-type="float" office:value="0.59311000000000003" table:style-name="ce6">
            <text:p>0.59311</text:p>
          </table:table-cell>
          <table:table-cell office:value-type="float" office:value="0.60209000000000001" table:style-name="ce6">
            <text:p>0.60209</text:p>
          </table:table-cell>
          <table:table-cell office:value-type="float" office:value="0.60231000000000001" table:style-name="ce6">
            <text:p>0.60231</text:p>
          </table:table-cell>
          <table:table-cell office:value-type="float" office:value="0.59247000000000005" table:style-name="ce6">
            <text:p>0.59247</text:p>
          </table:table-cell>
          <table:table-cell office:value-type="float" office:value="0.57911999999999997" table:style-name="ce6">
            <text:p>0.57912</text:p>
          </table:table-cell>
          <table:table-cell office:value-type="float" office:value="0.58225000000000005" table:style-name="ce6">
            <text:p>0.58225</text:p>
          </table:table-cell>
          <table:table-cell office:value-type="float" office:value="0.57277999999999996" table:style-name="ce6">
            <text:p>0.57278</text:p>
          </table:table-cell>
          <table:table-cell office:value-type="float" office:value="0.58067000000000002" table:style-name="ce6">
            <text:p>0.58067</text:p>
          </table:table-cell>
          <table:table-cell office:value-type="float" office:value="0.53276999999999997" table:style-name="ce6">
            <text:p>0.53277</text:p>
          </table:table-cell>
          <table:table-cell office:value-type="float" office:value="0.48979" table:style-name="ce6">
            <text:p>0.48979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3759999999999997E-2" table:style-name="ce6">
            <text:p>0.06376</text:p>
          </table:table-cell>
          <table:table-cell office:value-type="float" office:value="6.0810000000000003E-2" table:style-name="ce6">
            <text:p>0.06081</text:p>
          </table:table-cell>
          <table:table-cell office:value-type="float" office:value="5.8939999999999999E-2" table:style-name="ce6">
            <text:p>0.05894</text:p>
          </table:table-cell>
          <table:table-cell office:value-type="float" office:value="5.7750000000000003E-2" table:style-name="ce6">
            <text:p>0.05775</text:p>
          </table:table-cell>
          <table:table-cell office:value-type="float" office:value="5.7119999999999997E-2" table:style-name="ce6">
            <text:p>0.05712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8299999999999998E-2" table:style-name="ce6">
            <text:p>0.0583</text:p>
          </table:table-cell>
          <table:table-cell office:value-type="float" office:value="6.4680000000000001E-2" table:style-name="ce6">
            <text:p>0.06468</text:p>
          </table:table-cell>
          <table:table-cell office:value-type="float" office:value="6.9539999999999991E-2" table:style-name="ce6">
            <text:p>0.06954</text:p>
          </table:table-cell>
          <table:table-cell office:value-type="float" office:value="7.3440000000000005E-2" table:style-name="ce6">
            <text:p>0.07344</text:p>
          </table:table-cell>
          <table:table-cell office:value-type="float" office:value="7.5310000000000002E-2" table:style-name="ce6">
            <text:p>0.07531</text:p>
          </table:table-cell>
          <table:table-cell office:value-type="float" office:value="7.7409999999999993E-2" table:style-name="ce6">
            <text:p>0.07741</text:p>
          </table:table-cell>
          <table:table-cell office:value-type="float" office:value="7.6109999999999997E-2" table:style-name="ce6">
            <text:p>0.07611</text:p>
          </table:table-cell>
          <table:table-cell office:value-type="float" office:value="7.596E-2" table:style-name="ce6">
            <text:p>0.07596</text:p>
          </table:table-cell>
          <table:table-cell office:value-type="float" office:value="7.8299999999999995E-2" table:style-name="ce6">
            <text:p>0.0783</text:p>
          </table:table-cell>
          <table:table-cell office:value-type="float" office:value="7.9480000000000009E-2" table:style-name="ce6">
            <text:p>0.07948</text:p>
          </table:table-cell>
          <table:table-cell office:value-type="float" office:value="7.9509999999999997E-2" table:style-name="ce6">
            <text:p>0.07951</text:p>
          </table:table-cell>
          <table:table-cell office:value-type="float" office:value="7.8210000000000002E-2" table:style-name="ce6">
            <text:p>0.07821</text:p>
          </table:table-cell>
          <table:table-cell office:value-type="float" office:value="7.644999999999999E-2" table:style-name="ce6">
            <text:p>0.07645</text:p>
          </table:table-cell>
          <table:table-cell office:value-type="float" office:value="7.6859999999999998E-2" table:style-name="ce6">
            <text:p>0.07686</text:p>
          </table:table-cell>
          <table:table-cell office:value-type="float" office:value="7.5609999999999997E-2" table:style-name="ce6">
            <text:p>0.07561</text:p>
          </table:table-cell>
          <table:table-cell office:value-type="float" office:value="7.6660000000000006E-2" table:style-name="ce6">
            <text:p>0.07666</text:p>
          </table:table-cell>
          <table:table-cell office:value-type="float" office:value="7.8640000000000002E-2" table:style-name="ce6">
            <text:p>0.07864</text:p>
          </table:table-cell>
          <table:table-cell office:value-type="float" office:value="7.2290000000000007E-2" table:style-name="ce6">
            <text:p>0.0722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71093000000000006" table:style-name="ce6">
            <text:p>0.71093</text:p>
          </table:table-cell>
          <table:table-cell office:value-type="float" office:value="0.67806" table:style-name="ce6">
            <text:p>0.67806</text:p>
          </table:table-cell>
          <table:table-cell office:value-type="float" office:value="0.65713999999999995" table:style-name="ce6">
            <text:p>0.65714</text:p>
          </table:table-cell>
          <table:table-cell office:value-type="float" office:value="0.64395999999999998" table:style-name="ce6">
            <text:p>0.64396</text:p>
          </table:table-cell>
          <table:table-cell office:value-type="float" office:value="0.63688" table:style-name="ce6">
            <text:p>0.63688</text:p>
          </table:table-cell>
          <table:table-cell office:value-type="float" office:value="0.63934000000000002" table:style-name="ce6">
            <text:p>0.63934</text:p>
          </table:table-cell>
          <table:table-cell office:value-type="float" office:value="0.65004999999999991" table:style-name="ce6">
            <text:p>0.65005</text:p>
          </table:table-cell>
          <table:table-cell office:value-type="float" office:value="0.72119" table:style-name="ce6">
            <text:p>0.72119</text:p>
          </table:table-cell>
          <table:table-cell office:value-type="float" office:value="0.75017" table:style-name="ce6">
            <text:p>0.75017</text:p>
          </table:table-cell>
          <table:table-cell office:value-type="float" office:value="0.79227999999999998" table:style-name="ce6">
            <text:p>0.79228</text:p>
          </table:table-cell>
          <table:table-cell office:value-type="float" office:value="0.81245000000000001" table:style-name="ce6">
            <text:p>0.81245</text:p>
          </table:table-cell>
          <table:table-cell office:value-type="float" office:value="0.83504" table:style-name="ce6">
            <text:p>0.83504</text:p>
          </table:table-cell>
          <table:table-cell office:value-type="float" office:value="0.8210599999999999" table:style-name="ce6">
            <text:p>0.82106</text:p>
          </table:table-cell>
          <table:table-cell office:value-type="float" office:value="0.81941999999999993" table:style-name="ce6">
            <text:p>0.81942</text:p>
          </table:table-cell>
          <table:table-cell office:value-type="float" office:value="0.84463999999999995" table:style-name="ce6">
            <text:p>0.84464</text:p>
          </table:table-cell>
          <table:table-cell office:value-type="float" office:value="0.85742999999999991" table:style-name="ce6">
            <text:p>0.85743</text:p>
          </table:table-cell>
          <table:table-cell office:value-type="float" office:value="0.85774000000000006" table:style-name="ce6">
            <text:p>0.85774</text:p>
          </table:table-cell>
          <table:table-cell office:value-type="float" office:value="0.84373999999999993" table:style-name="ce6">
            <text:p>0.84374</text:p>
          </table:table-cell>
          <table:table-cell office:value-type="float" office:value="0.82472999999999996" table:style-name="ce6">
            <text:p>0.82473</text:p>
          </table:table-cell>
          <table:table-cell office:value-type="float" office:value="0.82918000000000003" table:style-name="ce6">
            <text:p>0.82918</text:p>
          </table:table-cell>
          <table:table-cell office:value-type="float" office:value="0.81569000000000003" table:style-name="ce6">
            <text:p>0.81569</text:p>
          </table:table-cell>
          <table:table-cell office:value-type="float" office:value="0.82691999999999988" table:style-name="ce6">
            <text:p>0.82692</text:p>
          </table:table-cell>
          <table:table-cell office:value-type="float" office:value="0.87680999999999998" table:style-name="ce6">
            <text:p>0.87681</text:p>
          </table:table-cell>
          <table:table-cell office:value-type="float" office:value="0.80606999999999995" table:style-name="ce6">
            <text:p>0.8060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0924000000000001" table:style-name="ce6">
            <text:p>0.30924</text:p>
          </table:table-cell>
          <table:table-cell office:value-type="float" office:value="0.29493999999999998" table:style-name="ce6">
            <text:p>0.29494</text:p>
          </table:table-cell>
          <table:table-cell office:value-type="float" office:value="0.28583999999999998" table:style-name="ce6">
            <text:p>0.28584</text:p>
          </table:table-cell>
          <table:table-cell office:value-type="float" office:value="0.28010999999999997" table:style-name="ce6">
            <text:p>0.28011</text:p>
          </table:table-cell>
          <table:table-cell office:value-type="float" office:value="0.27703" table:style-name="ce6">
            <text:p>0.27703</text:p>
          </table:table-cell>
          <table:table-cell office:value-type="float" office:value="0.27810000000000001" table:style-name="ce6">
            <text:p>0.2781</text:p>
          </table:table-cell>
          <table:table-cell office:value-type="float" office:value="0.28276000000000001" table:style-name="ce6">
            <text:p>0.28276</text:p>
          </table:table-cell>
          <table:table-cell office:value-type="float" office:value="0.31370000000000003" table:style-name="ce6">
            <text:p>0.3137</text:p>
          </table:table-cell>
          <table:table-cell office:value-type="float" office:value="0.33204999999999996" table:style-name="ce6">
            <text:p>0.33205</text:p>
          </table:table-cell>
          <table:table-cell office:value-type="float" office:value="0.35070000000000001" table:style-name="ce6">
            <text:p>0.3507</text:p>
          </table:table-cell>
          <table:table-cell office:value-type="float" office:value="0.35962000000000005" table:style-name="ce6">
            <text:p>0.35962</text:p>
          </table:table-cell>
          <table:table-cell office:value-type="float" office:value="0.36963000000000001" table:style-name="ce6">
            <text:p>0.36963</text:p>
          </table:table-cell>
          <table:table-cell office:value-type="float" office:value="0.36343000000000003" table:style-name="ce6">
            <text:p>0.36343</text:p>
          </table:table-cell>
          <table:table-cell office:value-type="float" office:value="0.36271000000000003" table:style-name="ce6">
            <text:p>0.36271</text:p>
          </table:table-cell>
          <table:table-cell office:value-type="float" office:value="0.37386999999999998" table:style-name="ce6">
            <text:p>0.37387</text:p>
          </table:table-cell>
          <table:table-cell office:value-type="float" office:value="0.37953999999999999" table:style-name="ce6">
            <text:p>0.37954</text:p>
          </table:table-cell>
          <table:table-cell office:value-type="float" office:value="0.37967000000000001" table:style-name="ce6">
            <text:p>0.37967</text:p>
          </table:table-cell>
          <table:table-cell office:value-type="float" office:value="0.37347000000000002" table:style-name="ce6">
            <text:p>0.37347</text:p>
          </table:table-cell>
          <table:table-cell office:value-type="float" office:value="0.36506" table:style-name="ce6">
            <text:p>0.36506</text:p>
          </table:table-cell>
          <table:table-cell office:value-type="float" office:value="0.36703000000000002" table:style-name="ce6">
            <text:p>0.36703</text:p>
          </table:table-cell>
          <table:table-cell office:value-type="float" office:value="0.36105999999999999" table:style-name="ce6">
            <text:p>0.36106</text:p>
          </table:table-cell>
          <table:table-cell office:value-type="float" office:value="0.36603000000000002" table:style-name="ce6">
            <text:p>0.36603</text:p>
          </table:table-cell>
          <table:table-cell office:value-type="float" office:value="0.38139000000000001" table:style-name="ce6">
            <text:p>0.38139</text:p>
          </table:table-cell>
          <table:table-cell office:value-type="float" office:value="0.35061999999999999" table:style-name="ce6">
            <text:p>0.3506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4824000000000001" table:style-name="ce6">
            <text:p>0.14824</text:p>
          </table:table-cell>
          <table:table-cell office:value-type="float" office:value="0.14138999999999999" table:style-name="ce6">
            <text:p>0.14139</text:p>
          </table:table-cell>
          <table:table-cell office:value-type="float" office:value="0.13702999999999999" table:style-name="ce6">
            <text:p>0.13703</text:p>
          </table:table-cell>
          <table:table-cell office:value-type="float" office:value="0.13428000000000001" table:style-name="ce6">
            <text:p>0.13428</text:p>
          </table:table-cell>
          <table:table-cell office:value-type="float" office:value="0.1328" table:style-name="ce6">
            <text:p>0.1328</text:p>
          </table:table-cell>
          <table:table-cell office:value-type="float" office:value="0.13331999999999999" table:style-name="ce6">
            <text:p>0.13332</text:p>
          </table:table-cell>
          <table:table-cell office:value-type="float" office:value="0.13555" table:style-name="ce6">
            <text:p>0.13555</text:p>
          </table:table-cell>
          <table:table-cell office:value-type="float" office:value="0.15038000000000001" table:style-name="ce6">
            <text:p>0.15038</text:p>
          </table:table-cell>
          <table:table-cell office:value-type="float" office:value="0.18515000000000001" table:style-name="ce6">
            <text:p>0.18515</text:p>
          </table:table-cell>
          <table:table-cell office:value-type="float" office:value="0.19555" table:style-name="ce6">
            <text:p>0.19555</text:p>
          </table:table-cell>
          <table:table-cell office:value-type="float" office:value="0.20052" table:style-name="ce6">
            <text:p>0.20052</text:p>
          </table:table-cell>
          <table:table-cell office:value-type="float" office:value="0.20610000000000001" table:style-name="ce6">
            <text:p>0.2061</text:p>
          </table:table-cell>
          <table:table-cell office:value-type="float" office:value="0.20265" table:style-name="ce6">
            <text:p>0.20265</text:p>
          </table:table-cell>
          <table:table-cell office:value-type="float" office:value="0.20224" table:style-name="ce6">
            <text:p>0.20224</text:p>
          </table:table-cell>
          <table:table-cell office:value-type="float" office:value="0.20847000000000002" table:style-name="ce6">
            <text:p>0.20847</text:p>
          </table:table-cell>
          <table:table-cell office:value-type="float" office:value="0.21163000000000001" table:style-name="ce6">
            <text:p>0.21163</text:p>
          </table:table-cell>
          <table:table-cell office:value-type="float" office:value="0.21170000000000003" table:style-name="ce6">
            <text:p>0.2117</text:p>
          </table:table-cell>
          <table:table-cell office:value-type="float" office:value="0.20824999999999999" table:style-name="ce6">
            <text:p>0.20825</text:p>
          </table:table-cell>
          <table:table-cell office:value-type="float" office:value="0.20355000000000001" table:style-name="ce6">
            <text:p>0.20355</text:p>
          </table:table-cell>
          <table:table-cell office:value-type="float" office:value="0.20465" table:style-name="ce6">
            <text:p>0.20465</text:p>
          </table:table-cell>
          <table:table-cell office:value-type="float" office:value="0.20132000000000003" table:style-name="ce6">
            <text:p>0.20132</text:p>
          </table:table-cell>
          <table:table-cell office:value-type="float" office:value="0.2041" table:style-name="ce6">
            <text:p>0.2041</text:p>
          </table:table-cell>
          <table:table-cell office:value-type="float" office:value="0.18283000000000002" table:style-name="ce6">
            <text:p>0.18283</text:p>
          </table:table-cell>
          <table:table-cell office:value-type="float" office:value="0.16808000000000001" table:style-name="ce6">
            <text:p>0.16808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70455000000000001" table:style-name="ce6">
            <text:p>0.70455</text:p>
          </table:table-cell>
          <table:table-cell office:value-type="float" office:value="0.67197999999999991" table:style-name="ce6">
            <text:p>0.67198</text:p>
          </table:table-cell>
          <table:table-cell office:value-type="float" office:value="0.65125" table:style-name="ce6">
            <text:p>0.65125</text:p>
          </table:table-cell>
          <table:table-cell office:value-type="float" office:value="0.63817999999999997" table:style-name="ce6">
            <text:p>0.63818</text:p>
          </table:table-cell>
          <table:table-cell office:value-type="float" office:value="0.63117000000000001" table:style-name="ce6">
            <text:p>0.63117</text:p>
          </table:table-cell>
          <table:table-cell office:value-type="float" office:value="0.63361000000000001" table:style-name="ce6">
            <text:p>0.63361</text:p>
          </table:table-cell>
          <table:table-cell office:value-type="float" office:value="0.64422000000000001" table:style-name="ce6">
            <text:p>0.64422</text:p>
          </table:table-cell>
          <table:table-cell office:value-type="float" office:value="0.71471999999999991" table:style-name="ce6">
            <text:p>0.71472</text:p>
          </table:table-cell>
          <table:table-cell office:value-type="float" office:value="0.84838999999999998" table:style-name="ce6">
            <text:p>0.84839</text:p>
          </table:table-cell>
          <table:table-cell office:value-type="float" office:value="0.89602000000000004" table:style-name="ce6">
            <text:p>0.89602</text:p>
          </table:table-cell>
          <table:table-cell office:value-type="float" office:value="0.91882999999999992" table:style-name="ce6">
            <text:p>0.91883</text:p>
          </table:table-cell>
          <table:table-cell office:value-type="float" office:value="0.94438" table:style-name="ce6">
            <text:p>0.94438</text:p>
          </table:table-cell>
          <table:table-cell office:value-type="float" office:value="0.92857000000000001" table:style-name="ce6">
            <text:p>0.92857</text:p>
          </table:table-cell>
          <table:table-cell office:value-type="float" office:value="0.92671000000000003" table:style-name="ce6">
            <text:p>0.92671</text:p>
          </table:table-cell>
          <table:table-cell office:value-type="float" office:value="0.95523999999999998" table:style-name="ce6">
            <text:p>0.95524</text:p>
          </table:table-cell>
          <table:table-cell office:value-type="float" office:value="0.96970000000000001" table:style-name="ce6">
            <text:p>0.9697</text:p>
          </table:table-cell>
          <table:table-cell office:value-type="float" office:value="0.97004999999999997" table:style-name="ce6">
            <text:p>0.97005</text:p>
          </table:table-cell>
          <table:table-cell office:value-type="float" office:value="0.95421000000000011" table:style-name="ce6">
            <text:p>0.95421</text:p>
          </table:table-cell>
          <table:table-cell office:value-type="float" office:value="0.9327200000000001" table:style-name="ce6">
            <text:p>0.93272</text:p>
          </table:table-cell>
          <table:table-cell office:value-type="float" office:value="0.93775000000000008" table:style-name="ce6">
            <text:p>0.93775</text:p>
          </table:table-cell>
          <table:table-cell office:value-type="float" office:value="0.92249999999999999" table:style-name="ce6">
            <text:p>0.9225</text:p>
          </table:table-cell>
          <table:table-cell office:value-type="float" office:value="0.93519999999999992" table:style-name="ce6">
            <text:p>0.9352</text:p>
          </table:table-cell>
          <table:table-cell office:value-type="float" office:value="0.86895" table:style-name="ce6">
            <text:p>0.86895</text:p>
          </table:table-cell>
          <table:table-cell office:value-type="float" office:value="0.79883999999999999" table:style-name="ce6">
            <text:p>0.79884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60572999999999999" table:style-name="ce6">
            <text:p>0.60573</text:p>
          </table:table-cell>
          <table:table-cell office:value-type="float" office:value="0.57772000000000001" table:style-name="ce6">
            <text:p>0.57772</text:p>
          </table:table-cell>
          <table:table-cell office:value-type="float" office:value="0.55989" table:style-name="ce6">
            <text:p>0.55989</text:p>
          </table:table-cell>
          <table:table-cell office:value-type="float" office:value="0.54866999999999999" table:style-name="ce6">
            <text:p>0.54867</text:p>
          </table:table-cell>
          <table:table-cell office:value-type="float" office:value="0.54264000000000001" table:style-name="ce6">
            <text:p>0.54264</text:p>
          </table:table-cell>
          <table:table-cell office:value-type="float" office:value="0.54472999999999994" table:style-name="ce6">
            <text:p>0.54473</text:p>
          </table:table-cell>
          <table:table-cell office:value-type="float" office:value="0.55384999999999995" table:style-name="ce6">
            <text:p>0.55385</text:p>
          </table:table-cell>
          <table:table-cell office:value-type="float" office:value="0.61446000000000001" table:style-name="ce6">
            <text:p>0.61446</text:p>
          </table:table-cell>
          <table:table-cell office:value-type="float" office:value="0.70409999999999995" table:style-name="ce6">
            <text:p>0.7041</text:p>
          </table:table-cell>
          <table:table-cell office:value-type="float" office:value="0.74363000000000001" table:style-name="ce6">
            <text:p>0.74363</text:p>
          </table:table-cell>
          <table:table-cell office:value-type="float" office:value="0.76254999999999995" table:style-name="ce6">
            <text:p>0.76255</text:p>
          </table:table-cell>
          <table:table-cell office:value-type="float" office:value="0.78376000000000001" table:style-name="ce6">
            <text:p>0.78376</text:p>
          </table:table-cell>
          <table:table-cell office:value-type="float" office:value="0.77063000000000004" table:style-name="ce6">
            <text:p>0.77063</text:p>
          </table:table-cell>
          <table:table-cell office:value-type="float" office:value="0.76910000000000001" table:style-name="ce6">
            <text:p>0.7691</text:p>
          </table:table-cell>
          <table:table-cell office:value-type="float" office:value="0.79276999999999997" table:style-name="ce6">
            <text:p>0.79277</text:p>
          </table:table-cell>
          <table:table-cell office:value-type="float" office:value="0.80476999999999999" table:style-name="ce6">
            <text:p>0.80477</text:p>
          </table:table-cell>
          <table:table-cell office:value-type="float" office:value="0.80507000000000006" table:style-name="ce6">
            <text:p>0.80507</text:p>
          </table:table-cell>
          <table:table-cell office:value-type="float" office:value="0.79191999999999996" table:style-name="ce6">
            <text:p>0.79192</text:p>
          </table:table-cell>
          <table:table-cell office:value-type="float" office:value="0.77407999999999999" table:style-name="ce6">
            <text:p>0.77408</text:p>
          </table:table-cell>
          <table:table-cell office:value-type="float" office:value="0.77825999999999995" table:style-name="ce6">
            <text:p>0.77826</text:p>
          </table:table-cell>
          <table:table-cell office:value-type="float" office:value="0.76560000000000006" table:style-name="ce6">
            <text:p>0.7656</text:p>
          </table:table-cell>
          <table:table-cell office:value-type="float" office:value="0.77614000000000005" table:style-name="ce6">
            <text:p>0.77614</text:p>
          </table:table-cell>
          <table:table-cell office:value-type="float" office:value="0.74706000000000006" table:style-name="ce6">
            <text:p>0.74706</text:p>
          </table:table-cell>
          <table:table-cell office:value-type="float" office:value="0.68679000000000001" table:style-name="ce6">
            <text:p>0.68679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72367999999999999" table:style-name="ce6">
            <text:p>0.72368</text:p>
          </table:table-cell>
          <table:table-cell office:value-type="float" office:value="0.69023000000000001" table:style-name="ce6">
            <text:p>0.69023</text:p>
          </table:table-cell>
          <table:table-cell office:value-type="float" office:value="0.66893000000000002" table:style-name="ce6">
            <text:p>0.66893</text:p>
          </table:table-cell>
          <table:table-cell office:value-type="float" office:value="0.65551000000000004" table:style-name="ce6">
            <text:p>0.65551</text:p>
          </table:table-cell>
          <table:table-cell office:value-type="float" office:value="0.64831000000000005" table:style-name="ce6">
            <text:p>0.64831</text:p>
          </table:table-cell>
          <table:table-cell office:value-type="float" office:value="0.65081" table:style-name="ce6">
            <text:p>0.65081</text:p>
          </table:table-cell>
          <table:table-cell office:value-type="float" office:value="0.66171000000000002" table:style-name="ce6">
            <text:p>0.66171</text:p>
          </table:table-cell>
          <table:table-cell office:value-type="float" office:value="0.73412000000000011" table:style-name="ce6">
            <text:p>0.73412</text:p>
          </table:table-cell>
          <table:table-cell office:value-type="float" office:value="0.81796999999999997" table:style-name="ce6">
            <text:p>0.81797</text:p>
          </table:table-cell>
          <table:table-cell office:value-type="float" office:value="0.86388999999999994" table:style-name="ce6">
            <text:p>0.86389</text:p>
          </table:table-cell>
          <table:table-cell office:value-type="float" office:value="0.88587999999999989" table:style-name="ce6">
            <text:p>0.88588</text:p>
          </table:table-cell>
          <table:table-cell office:value-type="float" office:value="0.91052000000000011" table:style-name="ce6">
            <text:p>0.91052</text:p>
          </table:table-cell>
          <table:table-cell office:value-type="float" office:value="0.89527000000000001" table:style-name="ce6">
            <text:p>0.89527</text:p>
          </table:table-cell>
          <table:table-cell office:value-type="float" office:value="0.89347999999999994" table:style-name="ce6">
            <text:p>0.89348</text:p>
          </table:table-cell>
          <table:table-cell office:value-type="float" office:value="0.92098000000000002" table:style-name="ce6">
            <text:p>0.92098</text:p>
          </table:table-cell>
          <table:table-cell office:value-type="float" office:value="0.93492999999999993" table:style-name="ce6">
            <text:p>0.93493</text:p>
          </table:table-cell>
          <table:table-cell office:value-type="float" office:value="0.93527000000000005" table:style-name="ce6">
            <text:p>0.93527</text:p>
          </table:table-cell>
          <table:table-cell office:value-type="float" office:value="0.92" table:style-name="ce6">
            <text:p>0.92</text:p>
          </table:table-cell>
          <table:table-cell office:value-type="float" office:value="0.89927000000000001" table:style-name="ce6">
            <text:p>0.89927</text:p>
          </table:table-cell>
          <table:table-cell office:value-type="float" office:value="0.90412000000000003" table:style-name="ce6">
            <text:p>0.90412</text:p>
          </table:table-cell>
          <table:table-cell office:value-type="float" office:value="0.88941999999999988" table:style-name="ce6">
            <text:p>0.88942</text:p>
          </table:table-cell>
          <table:table-cell office:value-type="float" office:value="0.90166000000000002" table:style-name="ce6">
            <text:p>0.90166</text:p>
          </table:table-cell>
          <table:table-cell office:value-type="float" office:value="0.89254" table:style-name="ce6">
            <text:p>0.89254</text:p>
          </table:table-cell>
          <table:table-cell office:value-type="float" office:value="0.82052999999999998" table:style-name="ce6">
            <text:p>0.8205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8660000000000001" table:style-name="ce6">
            <text:p>0.5866</text:p>
          </table:table-cell>
          <table:table-cell office:value-type="float" office:value="0.55947999999999998" table:style-name="ce6">
            <text:p>0.55948</text:p>
          </table:table-cell>
          <table:table-cell office:value-type="float" office:value="0.54220999999999997" table:style-name="ce6">
            <text:p>0.54221</text:p>
          </table:table-cell>
          <table:table-cell office:value-type="float" office:value="0.53134000000000003" table:style-name="ce6">
            <text:p>0.53134</text:p>
          </table:table-cell>
          <table:table-cell office:value-type="float" office:value="0.52549999999999997" table:style-name="ce6">
            <text:p>0.5255</text:p>
          </table:table-cell>
          <table:table-cell office:value-type="float" office:value="0.52753000000000005" table:style-name="ce6">
            <text:p>0.52753</text:p>
          </table:table-cell>
          <table:table-cell office:value-type="float" office:value="0.53636000000000006" table:style-name="ce6">
            <text:p>0.53636</text:p>
          </table:table-cell>
          <table:table-cell office:value-type="float" office:value="0.59506000000000003" table:style-name="ce6">
            <text:p>0.59506</text:p>
          </table:table-cell>
          <table:table-cell office:value-type="float" office:value="0.76233999999999991" table:style-name="ce6">
            <text:p>0.76234</text:p>
          </table:table-cell>
          <table:table-cell office:value-type="float" office:value="0.80513999999999997" table:style-name="ce6">
            <text:p>0.80514</text:p>
          </table:table-cell>
          <table:table-cell office:value-type="float" office:value="0.82562999999999998" table:style-name="ce6">
            <text:p>0.82563</text:p>
          </table:table-cell>
          <table:table-cell office:value-type="float" office:value="0.84858999999999996" table:style-name="ce6">
            <text:p>0.84859</text:p>
          </table:table-cell>
          <table:table-cell office:value-type="float" office:value="0.83438000000000001" table:style-name="ce6">
            <text:p>0.83438</text:p>
          </table:table-cell>
          <table:table-cell office:value-type="float" office:value="0.83271000000000006" table:style-name="ce6">
            <text:p>0.83271</text:p>
          </table:table-cell>
          <table:table-cell office:value-type="float" office:value="0.85834999999999995" table:style-name="ce6">
            <text:p>0.85835</text:p>
          </table:table-cell>
          <table:table-cell office:value-type="float" office:value="0.87134" table:style-name="ce6">
            <text:p>0.87134</text:p>
          </table:table-cell>
          <table:table-cell office:value-type="float" office:value="0.87165999999999999" table:style-name="ce6">
            <text:p>0.87166</text:p>
          </table:table-cell>
          <table:table-cell office:value-type="float" office:value="0.85742000000000007" table:style-name="ce6">
            <text:p>0.85742</text:p>
          </table:table-cell>
          <table:table-cell office:value-type="float" office:value="0.83811000000000002" table:style-name="ce6">
            <text:p>0.83811</text:p>
          </table:table-cell>
          <table:table-cell office:value-type="float" office:value="0.8426300000000001" table:style-name="ce6">
            <text:p>0.84263</text:p>
          </table:table-cell>
          <table:table-cell office:value-type="float" office:value="0.82893000000000006" table:style-name="ce6">
            <text:p>0.82893</text:p>
          </table:table-cell>
          <table:table-cell office:value-type="float" office:value="0.84034000000000009" table:style-name="ce6">
            <text:p>0.84034</text:p>
          </table:table-cell>
          <table:table-cell office:value-type="float" office:value="0.72346999999999995" table:style-name="ce6">
            <text:p>0.72347</text:p>
          </table:table-cell>
          <table:table-cell office:value-type="float" office:value="0.66510000000000002" table:style-name="ce6">
            <text:p>0.6651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0679999999999999" table:style-name="ce6">
            <text:p>0.1068</text:p>
          </table:table-cell>
          <table:table-cell office:value-type="float" office:value="0.10186000000000001" table:style-name="ce6">
            <text:p>0.10186</text:p>
          </table:table-cell>
          <table:table-cell office:value-type="float" office:value="9.8720000000000002E-2" table:style-name="ce6">
            <text:p>0.09872</text:p>
          </table:table-cell>
          <table:table-cell office:value-type="float" office:value="9.6739999999999993E-2" table:style-name="ce6">
            <text:p>0.09674</text:p>
          </table:table-cell>
          <table:table-cell office:value-type="float" office:value="9.5680000000000001E-2" table:style-name="ce6">
            <text:p>0.09568</text:p>
          </table:table-cell>
          <table:table-cell office:value-type="float" office:value="9.6039999999999986E-2" table:style-name="ce6">
            <text:p>0.09604</text:p>
          </table:table-cell>
          <table:table-cell office:value-type="float" office:value="9.7650000000000001E-2" table:style-name="ce6">
            <text:p>0.09765</text:p>
          </table:table-cell>
          <table:table-cell office:value-type="float" office:value="0.10833999999999999" table:style-name="ce6">
            <text:p>0.10834</text:p>
          </table:table-cell>
          <table:table-cell office:value-type="float" office:value="0.13387000000000002" table:style-name="ce6">
            <text:p>0.13387</text:p>
          </table:table-cell>
          <table:table-cell office:value-type="float" office:value="0.14138000000000001" table:style-name="ce6">
            <text:p>0.14138</text:p>
          </table:table-cell>
          <table:table-cell office:value-type="float" office:value="0.14498" table:style-name="ce6">
            <text:p>0.14498</text:p>
          </table:table-cell>
          <table:table-cell office:value-type="float" office:value="0.14901" table:style-name="ce6">
            <text:p>0.14901</text:p>
          </table:table-cell>
          <table:table-cell office:value-type="float" office:value="0.14651999999999998" table:style-name="ce6">
            <text:p>0.14652</text:p>
          </table:table-cell>
          <table:table-cell office:value-type="float" office:value="0.14621999999999999" table:style-name="ce6">
            <text:p>0.14622</text:p>
          </table:table-cell>
          <table:table-cell office:value-type="float" office:value="0.15071999999999999" table:style-name="ce6">
            <text:p>0.15072</text:p>
          </table:table-cell>
          <table:table-cell office:value-type="float" office:value="0.15301000000000001" table:style-name="ce6">
            <text:p>0.15301</text:p>
          </table:table-cell>
          <table:table-cell office:value-type="float" office:value="0.15306" table:style-name="ce6">
            <text:p>0.15306</text:p>
          </table:table-cell>
          <table:table-cell office:value-type="float" office:value="0.15056" table:style-name="ce6">
            <text:p>0.15056</text:p>
          </table:table-cell>
          <table:table-cell office:value-type="float" office:value="0.14717" table:style-name="ce6">
            <text:p>0.14717</text:p>
          </table:table-cell>
          <table:table-cell office:value-type="float" office:value="0.14795999999999998" table:style-name="ce6">
            <text:p>0.14796</text:p>
          </table:table-cell>
          <table:table-cell office:value-type="float" office:value="0.14555999999999999" table:style-name="ce6">
            <text:p>0.14556</text:p>
          </table:table-cell>
          <table:table-cell office:value-type="float" office:value="0.14756" table:style-name="ce6">
            <text:p>0.14756</text:p>
          </table:table-cell>
          <table:table-cell office:value-type="float" office:value="0.13172" table:style-name="ce6">
            <text:p>0.13172</text:p>
          </table:table-cell>
          <table:table-cell office:value-type="float" office:value="0.12109" table:style-name="ce6">
            <text:p>0.12109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7661000000000003" table:style-name="ce6">
            <text:p>0.47661</text:p>
          </table:table-cell>
          <table:table-cell office:value-type="float" office:value="0.45457999999999998" table:style-name="ce6">
            <text:p>0.45458</text:p>
          </table:table-cell>
          <table:table-cell office:value-type="float" office:value="0.44055" table:style-name="ce6">
            <text:p>0.44055</text:p>
          </table:table-cell>
          <table:table-cell office:value-type="float" office:value="0.43170999999999998" table:style-name="ce6">
            <text:p>0.43171</text:p>
          </table:table-cell>
          <table:table-cell office:value-type="float" office:value="0.42697000000000002" table:style-name="ce6">
            <text:p>0.42697</text:p>
          </table:table-cell>
          <table:table-cell office:value-type="float" office:value="0.42862" table:style-name="ce6">
            <text:p>0.42862</text:p>
          </table:table-cell>
          <table:table-cell office:value-type="float" office:value="0.43579000000000001" table:style-name="ce6">
            <text:p>0.43579</text:p>
          </table:table-cell>
          <table:table-cell office:value-type="float" office:value="0.48348999999999998" table:style-name="ce6">
            <text:p>0.48349</text:p>
          </table:table-cell>
          <table:table-cell office:value-type="float" office:value="0.53371999999999997" table:style-name="ce6">
            <text:p>0.53372</text:p>
          </table:table-cell>
          <table:table-cell office:value-type="float" office:value="0.56369000000000002" table:style-name="ce6">
            <text:p>0.56369</text:p>
          </table:table-cell>
          <table:table-cell office:value-type="float" office:value="0.57802999999999993" table:style-name="ce6">
            <text:p>0.57803</text:p>
          </table:table-cell>
          <table:table-cell office:value-type="float" office:value="0.59411000000000003" table:style-name="ce6">
            <text:p>0.59411</text:p>
          </table:table-cell>
          <table:table-cell office:value-type="float" office:value="0.58416000000000001" table:style-name="ce6">
            <text:p>0.58416</text:p>
          </table:table-cell>
          <table:table-cell office:value-type="float" office:value="0.58299000000000001" table:style-name="ce6">
            <text:p>0.58299</text:p>
          </table:table-cell>
          <table:table-cell office:value-type="float" office:value="0.60094000000000003" table:style-name="ce6">
            <text:p>0.60094</text:p>
          </table:table-cell>
          <table:table-cell office:value-type="float" office:value="0.61004000000000003" table:style-name="ce6">
            <text:p>0.61004</text:p>
          </table:table-cell>
          <table:table-cell office:value-type="float" office:value="0.61026000000000002" table:style-name="ce6">
            <text:p>0.61026</text:p>
          </table:table-cell>
          <table:table-cell office:value-type="float" office:value="0.60028999999999999" table:style-name="ce6">
            <text:p>0.60029</text:p>
          </table:table-cell>
          <table:table-cell office:value-type="float" office:value="0.58677000000000001" table:style-name="ce6">
            <text:p>0.58677</text:p>
          </table:table-cell>
          <table:table-cell office:value-type="float" office:value="0.58994000000000002" table:style-name="ce6">
            <text:p>0.58994</text:p>
          </table:table-cell>
          <table:table-cell office:value-type="float" office:value="0.58033999999999997" table:style-name="ce6">
            <text:p>0.58034</text:p>
          </table:table-cell>
          <table:table-cell office:value-type="float" office:value="0.58833000000000002" table:style-name="ce6">
            <text:p>0.58833</text:p>
          </table:table-cell>
          <table:table-cell office:value-type="float" office:value="0.58782000000000001" table:style-name="ce6">
            <text:p>0.58782</text:p>
          </table:table-cell>
          <table:table-cell office:value-type="float" office:value="0.54039000000000004" table:style-name="ce6">
            <text:p>0.54039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40000000000005E-2" table:style-name="ce6">
            <text:p>0.09474</text:p>
          </table:table-cell>
          <table:table-cell office:value-type="float" office:value="0.10511" table:style-name="ce6">
            <text:p>0.10511</text:p>
          </table:table-cell>
          <table:table-cell office:value-type="float" office:value="0.17993999999999999" table:style-name="ce6">
            <text:p>0.17994</text:p>
          </table:table-cell>
          <table:table-cell office:value-type="float" office:value="0.19004000000000001" table:style-name="ce6">
            <text:p>0.19004</text:p>
          </table:table-cell>
          <table:table-cell office:value-type="float" office:value="0.19486999999999999" table:style-name="ce6">
            <text:p>0.19487</text:p>
          </table:table-cell>
          <table:table-cell office:value-type="float" office:value="0.20029" table:style-name="ce6">
            <text:p>0.20029</text:p>
          </table:table-cell>
          <table:table-cell office:value-type="float" office:value="0.19694" table:style-name="ce6">
            <text:p>0.19694</text:p>
          </table:table-cell>
          <table:table-cell office:value-type="float" office:value="0.19655" table:style-name="ce6">
            <text:p>0.19655</text:p>
          </table:table-cell>
          <table:table-cell office:value-type="float" office:value="0.2026" table:style-name="ce6">
            <text:p>0.2026</text:p>
          </table:table-cell>
          <table:table-cell office:value-type="float" office:value="0.20565999999999998" table:style-name="ce6">
            <text:p>0.20566</text:p>
          </table:table-cell>
          <table:table-cell office:value-type="float" office:value="0.20574000000000001" table:style-name="ce6">
            <text:p>0.20574</text:p>
          </table:table-cell>
          <table:table-cell office:value-type="float" office:value="0.20238" table:style-name="ce6">
            <text:p>0.20238</text:p>
          </table:table-cell>
          <table:table-cell office:value-type="float" office:value="0.19782" table:style-name="ce6">
            <text:p>0.19782</text:p>
          </table:table-cell>
          <table:table-cell office:value-type="float" office:value="0.19888999999999998" table:style-name="ce6">
            <text:p>0.19889</text:p>
          </table:table-cell>
          <table:table-cell office:value-type="float" office:value="0.19565000000000002" table:style-name="ce6">
            <text:p>0.19565</text:p>
          </table:table-cell>
          <table:table-cell office:value-type="float" office:value="0.19835" table:style-name="ce6">
            <text:p>0.19835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57543999999999995" table:style-name="ce6">
            <text:p>0.57544</text:p>
          </table:table-cell>
          <table:table-cell office:value-type="float" office:value="0.54883999999999999" table:style-name="ce6">
            <text:p>0.54884</text:p>
          </table:table-cell>
          <table:table-cell office:value-type="float" office:value="0.53189999999999993" table:style-name="ce6">
            <text:p>0.5319</text:p>
          </table:table-cell>
          <table:table-cell office:value-type="float" office:value="0.52122999999999997" table:style-name="ce6">
            <text:p>0.52123</text:p>
          </table:table-cell>
          <table:table-cell office:value-type="float" office:value="0.51549999999999996" table:style-name="ce6">
            <text:p>0.5155</text:p>
          </table:table-cell>
          <table:table-cell office:value-type="float" office:value="0.51749000000000001" table:style-name="ce6">
            <text:p>0.51749</text:p>
          </table:table-cell>
          <table:table-cell office:value-type="float" office:value="0.52615999999999996" table:style-name="ce6">
            <text:p>0.52616</text:p>
          </table:table-cell>
          <table:table-cell office:value-type="float" office:value="0.58374000000000004" table:style-name="ce6">
            <text:p>0.58374</text:p>
          </table:table-cell>
          <table:table-cell office:value-type="float" office:value="0.48070000000000002" table:style-name="ce6">
            <text:p>0.4807</text:p>
          </table:table-cell>
          <table:table-cell office:value-type="float" office:value="0.50768999999999997" table:style-name="ce6">
            <text:p>0.50769</text:p>
          </table:table-cell>
          <table:table-cell office:value-type="float" office:value="0.52061000000000002" table:style-name="ce6">
            <text:p>0.52061</text:p>
          </table:table-cell>
          <table:table-cell office:value-type="float" office:value="0.53508999999999995" table:style-name="ce6">
            <text:p>0.53509</text:p>
          </table:table-cell>
          <table:table-cell office:value-type="float" office:value="0.52612000000000003" table:style-name="ce6">
            <text:p>0.52612</text:p>
          </table:table-cell>
          <table:table-cell office:value-type="float" office:value="0.52506999999999993" table:style-name="ce6">
            <text:p>0.52507</text:p>
          </table:table-cell>
          <table:table-cell office:value-type="float" office:value="0.54124000000000005" table:style-name="ce6">
            <text:p>0.54124</text:p>
          </table:table-cell>
          <table:table-cell office:value-type="float" office:value="0.54942999999999997" table:style-name="ce6">
            <text:p>0.54943</text:p>
          </table:table-cell>
          <table:table-cell office:value-type="float" office:value="0.54963000000000006" table:style-name="ce6">
            <text:p>0.54963</text:p>
          </table:table-cell>
          <table:table-cell office:value-type="float" office:value="0.54066000000000003" table:style-name="ce6">
            <text:p>0.54066</text:p>
          </table:table-cell>
          <table:table-cell office:value-type="float" office:value="0.52847" table:style-name="ce6">
            <text:p>0.52847</text:p>
          </table:table-cell>
          <table:table-cell office:value-type="float" office:value="0.53133000000000008" table:style-name="ce6">
            <text:p>0.53133</text:p>
          </table:table-cell>
          <table:table-cell office:value-type="float" office:value="0.52268999999999999" table:style-name="ce6">
            <text:p>0.52269</text:p>
          </table:table-cell>
          <table:table-cell office:value-type="float" office:value="0.52988000000000002" table:style-name="ce6">
            <text:p>0.52988</text:p>
          </table:table-cell>
          <table:table-cell office:value-type="float" office:value="0.70971000000000006" table:style-name="ce6">
            <text:p>0.70971</text:p>
          </table:table-cell>
          <table:table-cell office:value-type="float" office:value="0.65245000000000009" table:style-name="ce6">
            <text:p>0.65245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2635000000000002" table:style-name="ce6">
            <text:p>0.22635</text:p>
          </table:table-cell>
          <table:table-cell office:value-type="float" office:value="0.21589" table:style-name="ce6">
            <text:p>0.21589</text:p>
          </table:table-cell>
          <table:table-cell office:value-type="float" office:value="0.20922000000000002" table:style-name="ce6">
            <text:p>0.20922</text:p>
          </table:table-cell>
          <table:table-cell office:value-type="float" office:value="0.20502999999999999" table:style-name="ce6">
            <text:p>0.20503</text:p>
          </table:table-cell>
          <table:table-cell office:value-type="float" office:value="0.20277000000000001" table:style-name="ce6">
            <text:p>0.20277</text:p>
          </table:table-cell>
          <table:table-cell office:value-type="float" office:value="0.20356000000000002" table:style-name="ce6">
            <text:p>0.20356</text:p>
          </table:table-cell>
          <table:table-cell office:value-type="float" office:value="0.20696999999999999" table:style-name="ce6">
            <text:p>0.20697</text:p>
          </table:table-cell>
          <table:table-cell office:value-type="float" office:value="0.22961999999999999" table:style-name="ce6">
            <text:p>0.22962</text:p>
          </table:table-cell>
          <table:table-cell office:value-type="float" office:value="0.26251000000000002" table:style-name="ce6">
            <text:p>0.26251</text:p>
          </table:table-cell>
          <table:table-cell office:value-type="float" office:value="0.27725" table:style-name="ce6">
            <text:p>0.27725</text:p>
          </table:table-cell>
          <table:table-cell office:value-type="float" office:value="0.28431000000000001" table:style-name="ce6">
            <text:p>0.28431</text:p>
          </table:table-cell>
          <table:table-cell office:value-type="float" office:value="0.29222000000000004" table:style-name="ce6">
            <text:p>0.29222</text:p>
          </table:table-cell>
          <table:table-cell office:value-type="float" office:value="0.28732000000000002" table:style-name="ce6">
            <text:p>0.28732</text:p>
          </table:table-cell>
          <table:table-cell office:value-type="float" office:value="0.28675" table:style-name="ce6">
            <text:p>0.28675</text:p>
          </table:table-cell>
          <table:table-cell office:value-type="float" office:value="0.29558000000000001" table:style-name="ce6">
            <text:p>0.29558</text:p>
          </table:table-cell>
          <table:table-cell office:value-type="float" office:value="0.30004999999999998" table:style-name="ce6">
            <text:p>0.30005</text:p>
          </table:table-cell>
          <table:table-cell office:value-type="float" office:value="0.30015999999999998" table:style-name="ce6">
            <text:p>0.30016</text:p>
          </table:table-cell>
          <table:table-cell office:value-type="float" office:value="0.29526000000000002" table:style-name="ce6">
            <text:p>0.29526</text:p>
          </table:table-cell>
          <table:table-cell office:value-type="float" office:value="0.28861000000000003" table:style-name="ce6">
            <text:p>0.28861</text:p>
          </table:table-cell>
          <table:table-cell office:value-type="float" office:value="0.29015999999999997" table:style-name="ce6">
            <text:p>0.29016</text:p>
          </table:table-cell>
          <table:table-cell office:value-type="float" office:value="0.28545000000000004" table:style-name="ce6">
            <text:p>0.28545</text:p>
          </table:table-cell>
          <table:table-cell office:value-type="float" office:value="0.28937999999999997" table:style-name="ce6">
            <text:p>0.28938</text:p>
          </table:table-cell>
          <table:table-cell office:value-type="float" office:value="0.27916000000000002" table:style-name="ce6">
            <text:p>0.27916</text:p>
          </table:table-cell>
          <table:table-cell office:value-type="float" office:value="0.25664000000000003" table:style-name="ce6">
            <text:p>0.25664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59457000000000004" table:style-name="ce6">
            <text:p>0.59457</text:p>
          </table:table-cell>
          <table:table-cell office:value-type="float" office:value="0.56708000000000003" table:style-name="ce6">
            <text:p>0.56708</text:p>
          </table:table-cell>
          <table:table-cell office:value-type="float" office:value="0.54957999999999996" table:style-name="ce6">
            <text:p>0.54958</text:p>
          </table:table-cell>
          <table:table-cell office:value-type="float" office:value="0.53856000000000004" table:style-name="ce6">
            <text:p>0.53856</text:p>
          </table:table-cell>
          <table:table-cell office:value-type="float" office:value="0.53264" table:style-name="ce6">
            <text:p>0.53264</text:p>
          </table:table-cell>
          <table:table-cell office:value-type="float" office:value="0.53469999999999995" table:style-name="ce6">
            <text:p>0.5347</text:p>
          </table:table-cell>
          <table:table-cell office:value-type="float" office:value="0.54364999999999997" table:style-name="ce6">
            <text:p>0.54365</text:p>
          </table:table-cell>
          <table:table-cell office:value-type="float" office:value="0.60314000000000001" table:style-name="ce6">
            <text:p>0.60314</text:p>
          </table:table-cell>
          <table:table-cell office:value-type="float" office:value="0.69540000000000002" table:style-name="ce6">
            <text:p>0.6954</text:p>
          </table:table-cell>
          <table:table-cell office:value-type="float" office:value="0.73444999999999994" table:style-name="ce6">
            <text:p>0.73445</text:p>
          </table:table-cell>
          <table:table-cell office:value-type="float" office:value="0.75313999999999992" table:style-name="ce6">
            <text:p>0.75314</text:p>
          </table:table-cell>
          <table:table-cell office:value-type="float" office:value="0.77407999999999999" table:style-name="ce6">
            <text:p>0.77408</text:p>
          </table:table-cell>
          <table:table-cell office:value-type="float" office:value="0.76111999999999991" table:style-name="ce6">
            <text:p>0.76112</text:p>
          </table:table-cell>
          <table:table-cell office:value-type="float" office:value="0.75959999999999994" table:style-name="ce6">
            <text:p>0.7596</text:p>
          </table:table-cell>
          <table:table-cell office:value-type="float" office:value="0.78298000000000001" table:style-name="ce6">
            <text:p>0.78298</text:p>
          </table:table-cell>
          <table:table-cell office:value-type="float" office:value="0.79483999999999999" table:style-name="ce6">
            <text:p>0.79484</text:p>
          </table:table-cell>
          <table:table-cell office:value-type="float" office:value="0.79513" table:style-name="ce6">
            <text:p>0.79513</text:p>
          </table:table-cell>
          <table:table-cell office:value-type="float" office:value="0.78213999999999995" table:style-name="ce6">
            <text:p>0.78214</text:p>
          </table:table-cell>
          <table:table-cell office:value-type="float" office:value="0.76451999999999998" table:style-name="ce6">
            <text:p>0.76452</text:p>
          </table:table-cell>
          <table:table-cell office:value-type="float" office:value="0.76864999999999994" table:style-name="ce6">
            <text:p>0.76865</text:p>
          </table:table-cell>
          <table:table-cell office:value-type="float" office:value="0.75614999999999999" table:style-name="ce6">
            <text:p>0.75615</text:p>
          </table:table-cell>
          <table:table-cell office:value-type="float" office:value="0.76656000000000002" table:style-name="ce6">
            <text:p>0.76656</text:p>
          </table:table-cell>
          <table:table-cell office:value-type="float" office:value="0.73329999999999995" table:style-name="ce6">
            <text:p>0.7333</text:p>
          </table:table-cell>
          <table:table-cell office:value-type="float" office:value="0.67413999999999996" table:style-name="ce6">
            <text:p>0.67414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9925000000000001" table:style-name="ce6">
            <text:p>0.19925</text:p>
          </table:table-cell>
          <table:table-cell office:value-type="float" office:value="0.19004000000000001" table:style-name="ce6">
            <text:p>0.19004</text:p>
          </table:table-cell>
          <table:table-cell office:value-type="float" office:value="0.18417999999999998" table:style-name="ce6">
            <text:p>0.18418</text:p>
          </table:table-cell>
          <table:table-cell office:value-type="float" office:value="0.18047999999999997" table:style-name="ce6">
            <text:p>0.18048</text:p>
          </table:table-cell>
          <table:table-cell office:value-type="float" office:value="0.17850000000000002" table:style-name="ce6">
            <text:p>0.1785</text:p>
          </table:table-cell>
          <table:table-cell office:value-type="float" office:value="0.17919000000000002" table:style-name="ce6">
            <text:p>0.17919</text:p>
          </table:table-cell>
          <table:table-cell office:value-type="float" office:value="0.18219000000000002" table:style-name="ce6">
            <text:p>0.18219</text:p>
          </table:table-cell>
          <table:table-cell office:value-type="float" office:value="0.20213" table:style-name="ce6">
            <text:p>0.20213</text:p>
          </table:table-cell>
          <table:table-cell office:value-type="float" office:value="0.18862999999999999" table:style-name="ce6">
            <text:p>0.18863</text:p>
          </table:table-cell>
          <table:table-cell office:value-type="float" office:value="0.19922000000000001" table:style-name="ce6">
            <text:p>0.19922</text:p>
          </table:table-cell>
          <table:table-cell office:value-type="float" office:value="0.20428999999999997" table:style-name="ce6">
            <text:p>0.20429</text:p>
          </table:table-cell>
          <table:table-cell office:value-type="float" office:value="0.20996999999999999" table:style-name="ce6">
            <text:p>0.20997</text:p>
          </table:table-cell>
          <table:table-cell office:value-type="float" office:value="0.20644999999999999" table:style-name="ce6">
            <text:p>0.20645</text:p>
          </table:table-cell>
          <table:table-cell office:value-type="float" office:value="0.20604" table:style-name="ce6">
            <text:p>0.20604</text:p>
          </table:table-cell>
          <table:table-cell office:value-type="float" office:value="0.21237999999999999" table:style-name="ce6">
            <text:p>0.21238</text:p>
          </table:table-cell>
          <table:table-cell office:value-type="float" office:value="0.21559999999999999" table:style-name="ce6">
            <text:p>0.2156</text:p>
          </table:table-cell>
          <table:table-cell office:value-type="float" office:value="0.21568000000000001" table:style-name="ce6">
            <text:p>0.21568</text:p>
          </table:table-cell>
          <table:table-cell office:value-type="float" office:value="0.21216000000000002" table:style-name="ce6">
            <text:p>0.21216</text:p>
          </table:table-cell>
          <table:table-cell office:value-type="float" office:value="0.20738000000000001" table:style-name="ce6">
            <text:p>0.20738</text:p>
          </table:table-cell>
          <table:table-cell office:value-type="float" office:value="0.20850000000000002" table:style-name="ce6">
            <text:p>0.2085</text:p>
          </table:table-cell>
          <table:table-cell office:value-type="float" office:value="0.2051" table:style-name="ce6">
            <text:p>0.2051</text:p>
          </table:table-cell>
          <table:table-cell office:value-type="float" office:value="0.20793" table:style-name="ce6">
            <text:p>0.20793</text:p>
          </table:table-cell>
          <table:table-cell office:value-type="float" office:value="0.24574000000000001" table:style-name="ce6">
            <text:p>0.24574</text:p>
          </table:table-cell>
          <table:table-cell office:value-type="float" office:value="0.22591999999999998" table:style-name="ce6">
            <text:p>0.22592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81453999999999993" table:style-name="ce6">
            <text:p>0.81454</text:p>
          </table:table-cell>
          <table:table-cell office:value-type="float" office:value="0.77688000000000001" table:style-name="ce6">
            <text:p>0.77688</text:p>
          </table:table-cell>
          <table:table-cell office:value-type="float" office:value="0.75290999999999997" table:style-name="ce6">
            <text:p>0.75291</text:p>
          </table:table-cell>
          <table:table-cell office:value-type="float" office:value="0.73781000000000008" table:style-name="ce6">
            <text:p>0.73781</text:p>
          </table:table-cell>
          <table:table-cell office:value-type="float" office:value="0.72970000000000002" table:style-name="ce6">
            <text:p>0.7297</text:p>
          </table:table-cell>
          <table:table-cell office:value-type="float" office:value="0.73251999999999995" table:style-name="ce6">
            <text:p>0.73252</text:p>
          </table:table-cell>
          <table:table-cell office:value-type="float" office:value="0.74478999999999995" table:style-name="ce6">
            <text:p>0.74479</text:p>
          </table:table-cell>
          <table:table-cell office:value-type="float" office:value="0.82629000000000008" table:style-name="ce6">
            <text:p>0.82629</text:p>
          </table:table-cell>
          <table:table-cell office:value-type="float" office:value="1.01268" table:style-name="ce6">
            <text:p>1.01268</text:p>
          </table:table-cell>
          <table:table-cell office:value-type="float" office:value="1.0695399999999999" table:style-name="ce6">
            <text:p>1.06954</text:p>
          </table:table-cell>
          <table:table-cell office:value-type="float" office:value="1.09676" table:style-name="ce6">
            <text:p>1.09676</text:p>
          </table:table-cell>
          <table:table-cell office:value-type="float" office:value="1.1272599999999999" table:style-name="ce6">
            <text:p>1.12726</text:p>
          </table:table-cell>
          <table:table-cell office:value-type="float" office:value="1.1083799999999999" table:style-name="ce6">
            <text:p>1.10838</text:p>
          </table:table-cell>
          <table:table-cell office:value-type="float" office:value="1.1061700000000001" table:style-name="ce6">
            <text:p>1.10617</text:p>
          </table:table-cell>
          <table:table-cell office:value-type="float" office:value="1.14022" table:style-name="ce6">
            <text:p>1.14022</text:p>
          </table:table-cell>
          <table:table-cell office:value-type="float" office:value="1.1574800000000001" table:style-name="ce6">
            <text:p>1.15748</text:p>
          </table:table-cell>
          <table:table-cell office:value-type="float" office:value="1.1579000000000002" table:style-name="ce6">
            <text:p>1.1579</text:p>
          </table:table-cell>
          <table:table-cell office:value-type="float" office:value="1.139" table:style-name="ce6">
            <text:p>1.139</text:p>
          </table:table-cell>
          <table:table-cell office:value-type="float" office:value="1.1133299999999999" table:style-name="ce6">
            <text:p>1.11333</text:p>
          </table:table-cell>
          <table:table-cell office:value-type="float" office:value="1.1193500000000001" table:style-name="ce6">
            <text:p>1.11935</text:p>
          </table:table-cell>
          <table:table-cell office:value-type="float" office:value="1.10114" table:style-name="ce6">
            <text:p>1.10114</text:p>
          </table:table-cell>
          <table:table-cell office:value-type="float" office:value="1.1162999999999998" table:style-name="ce6">
            <text:p>1.1163</text:p>
          </table:table-cell>
          <table:table-cell office:value-type="float" office:value="1.0045999999999999" table:style-name="ce6">
            <text:p>1.0046</text:p>
          </table:table-cell>
          <table:table-cell office:value-type="float" office:value="0.92355000000000009" table:style-name="ce6">
            <text:p>0.92355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4999999999999" table:style-name="ce6">
            <text:p>0.14575</text:p>
          </table:table-cell>
          <table:table-cell office:value-type="float" office:value="0.16170000000000001" table:style-name="ce6">
            <text:p>0.1617</text:p>
          </table:table-cell>
          <table:table-cell office:value-type="float" office:value="0.29554999999999998" table:style-name="ce6">
            <text:p>0.29555</text:p>
          </table:table-cell>
          <table:table-cell office:value-type="float" office:value="0.31213999999999997" table:style-name="ce6">
            <text:p>0.31214</text:p>
          </table:table-cell>
          <table:table-cell office:value-type="float" office:value="0.32008000000000003" table:style-name="ce6">
            <text:p>0.32008</text:p>
          </table:table-cell>
          <table:table-cell office:value-type="float" office:value="0.32899" table:style-name="ce6">
            <text:p>0.32899</text:p>
          </table:table-cell>
          <table:table-cell office:value-type="float" office:value="0.32347999999999999" table:style-name="ce6">
            <text:p>0.32348</text:p>
          </table:table-cell>
          <table:table-cell office:value-type="float" office:value="0.32283000000000001" table:style-name="ce6">
            <text:p>0.32283</text:p>
          </table:table-cell>
          <table:table-cell office:value-type="float" office:value="0.33277000000000001" table:style-name="ce6">
            <text:p>0.33277</text:p>
          </table:table-cell>
          <table:table-cell office:value-type="float" office:value="0.33781" table:style-name="ce6">
            <text:p>0.33781</text:p>
          </table:table-cell>
          <table:table-cell office:value-type="float" office:value="0.33793000000000001" table:style-name="ce6">
            <text:p>0.33793</text:p>
          </table:table-cell>
          <table:table-cell office:value-type="float" office:value="0.33240999999999998" table:style-name="ce6">
            <text:p>0.33241</text:p>
          </table:table-cell>
          <table:table-cell office:value-type="float" office:value="0.32491999999999999" table:style-name="ce6">
            <text:p>0.32492</text:p>
          </table:table-cell>
          <table:table-cell office:value-type="float" office:value="0.32667999999999997" table:style-name="ce6">
            <text:p>0.32668</text:p>
          </table:table-cell>
          <table:table-cell office:value-type="float" office:value="0.32136000000000003" table:style-name="ce6">
            <text:p>0.32136</text:p>
          </table:table-cell>
          <table:table-cell office:value-type="float" office:value="0.32579000000000002" table:style-name="ce6">
            <text:p>0.32579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6736999999999999" table:style-name="ce6">
            <text:p>0.16737</text:p>
          </table:table-cell>
          <table:table-cell office:value-type="float" office:value="0.15962999999999999" table:style-name="ce6">
            <text:p>0.15963</text:p>
          </table:table-cell>
          <table:table-cell office:value-type="float" office:value="0.15471000000000001" table:style-name="ce6">
            <text:p>0.15471</text:p>
          </table:table-cell>
          <table:table-cell office:value-type="float" office:value="0.15160000000000001" table:style-name="ce6">
            <text:p>0.1516</text:p>
          </table:table-cell>
          <table:table-cell office:value-type="float" office:value="0.14993999999999999" table:style-name="ce6">
            <text:p>0.14994</text:p>
          </table:table-cell>
          <table:table-cell office:value-type="float" office:value="0.15051999999999999" table:style-name="ce6">
            <text:p>0.15052</text:p>
          </table:table-cell>
          <table:table-cell office:value-type="float" office:value="0.15304000000000001" table:style-name="ce6">
            <text:p>0.15304</text:p>
          </table:table-cell>
          <table:table-cell office:value-type="float" office:value="0.16979" table:style-name="ce6">
            <text:p>0.16979</text:p>
          </table:table-cell>
          <table:table-cell office:value-type="float" office:value="0.20949000000000001" table:style-name="ce6">
            <text:p>0.20949</text:p>
          </table:table-cell>
          <table:table-cell office:value-type="float" office:value="0.22125" table:style-name="ce6">
            <text:p>0.22125</text:p>
          </table:table-cell>
          <table:table-cell office:value-type="float" office:value="0.22688" table:style-name="ce6">
            <text:p>0.22688</text:p>
          </table:table-cell>
          <table:table-cell office:value-type="float" office:value="0.23318999999999998" table:style-name="ce6">
            <text:p>0.23319</text:p>
          </table:table-cell>
          <table:table-cell office:value-type="float" office:value="0.22928999999999999" table:style-name="ce6">
            <text:p>0.22929</text:p>
          </table:table-cell>
          <table:table-cell office:value-type="float" office:value="0.22882999999999998" table:style-name="ce6">
            <text:p>0.22883</text:p>
          </table:table-cell>
          <table:table-cell office:value-type="float" office:value="0.23587" table:style-name="ce6">
            <text:p>0.23587</text:p>
          </table:table-cell>
          <table:table-cell office:value-type="float" office:value="0.23943999999999999" table:style-name="ce6">
            <text:p>0.23944</text:p>
          </table:table-cell>
          <table:table-cell office:value-type="float" office:value="0.23952999999999999" table:style-name="ce6">
            <text:p>0.23953</text:p>
          </table:table-cell>
          <table:table-cell office:value-type="float" office:value="0.23562000000000002" table:style-name="ce6">
            <text:p>0.23562</text:p>
          </table:table-cell>
          <table:table-cell office:value-type="float" office:value="0.23030999999999999" table:style-name="ce6">
            <text:p>0.23031</text:p>
          </table:table-cell>
          <table:table-cell office:value-type="float" office:value="0.23155999999999999" table:style-name="ce6">
            <text:p>0.23156</text:p>
          </table:table-cell>
          <table:table-cell office:value-type="float" office:value="0.22778999999999999" table:style-name="ce6">
            <text:p>0.22779</text:p>
          </table:table-cell>
          <table:table-cell office:value-type="float" office:value="0.23093" table:style-name="ce6">
            <text:p>0.23093</text:p>
          </table:table-cell>
          <table:table-cell office:value-type="float" office:value="0.20641999999999999" table:style-name="ce6">
            <text:p>0.20642</text:p>
          </table:table-cell>
          <table:table-cell office:value-type="float" office:value="0.18976999999999999" table:style-name="ce6">
            <text:p>0.18977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619000000000002" table:style-name="ce6">
            <text:p>0.37619</text:p>
          </table:table-cell>
          <table:table-cell office:value-type="float" office:value="0.35880000000000001" table:style-name="ce6">
            <text:p>0.3588</text:p>
          </table:table-cell>
          <table:table-cell office:value-type="float" office:value="0.34771999999999997" table:style-name="ce6">
            <text:p>0.34772</text:p>
          </table:table-cell>
          <table:table-cell office:value-type="float" office:value="0.34075000000000005" table:style-name="ce6">
            <text:p>0.34075</text:p>
          </table:table-cell>
          <table:table-cell office:value-type="float" office:value="0.33701000000000003" table:style-name="ce6">
            <text:p>0.33701</text:p>
          </table:table-cell>
          <table:table-cell office:value-type="float" office:value="0.33831000000000006" table:style-name="ce6">
            <text:p>0.33831</text:p>
          </table:table-cell>
          <table:table-cell office:value-type="float" office:value="0.34397" table:style-name="ce6">
            <text:p>0.34397</text:p>
          </table:table-cell>
          <table:table-cell office:value-type="float" office:value="0.38161" table:style-name="ce6">
            <text:p>0.38161</text:p>
          </table:table-cell>
          <table:table-cell office:value-type="float" office:value="0.45722999999999997" table:style-name="ce6">
            <text:p>0.45723</text:p>
          </table:table-cell>
          <table:table-cell office:value-type="float" office:value="0.4829" table:style-name="ce6">
            <text:p>0.4829</text:p>
          </table:table-cell>
          <table:table-cell office:value-type="float" office:value="0.49518999999999996" table:style-name="ce6">
            <text:p>0.49519</text:p>
          </table:table-cell>
          <table:table-cell office:value-type="float" office:value="0.50895999999999997" table:style-name="ce6">
            <text:p>0.50896</text:p>
          </table:table-cell>
          <table:table-cell office:value-type="float" office:value="0.50044" table:style-name="ce6">
            <text:p>0.50044</text:p>
          </table:table-cell>
          <table:table-cell office:value-type="float" office:value="0.49944000000000005" table:style-name="ce6">
            <text:p>0.49944</text:p>
          </table:table-cell>
          <table:table-cell office:value-type="float" office:value="0.51480999999999999" table:style-name="ce6">
            <text:p>0.51481</text:p>
          </table:table-cell>
          <table:table-cell office:value-type="float" office:value="0.52261000000000002" table:style-name="ce6">
            <text:p>0.52261</text:p>
          </table:table-cell>
          <table:table-cell office:value-type="float" office:value="0.52280000000000004" table:style-name="ce6">
            <text:p>0.5228</text:p>
          </table:table-cell>
          <table:table-cell office:value-type="float" office:value="0.51426000000000005" table:style-name="ce6">
            <text:p>0.51426</text:p>
          </table:table-cell>
          <table:table-cell office:value-type="float" office:value="0.50267000000000006" table:style-name="ce6">
            <text:p>0.50267</text:p>
          </table:table-cell>
          <table:table-cell office:value-type="float" office:value="0.50539000000000001" table:style-name="ce6">
            <text:p>0.50539</text:p>
          </table:table-cell>
          <table:table-cell office:value-type="float" office:value="0.49717" table:style-name="ce6">
            <text:p>0.49717</text:p>
          </table:table-cell>
          <table:table-cell office:value-type="float" office:value="0.50401000000000007" table:style-name="ce6">
            <text:p>0.50401</text:p>
          </table:table-cell>
          <table:table-cell office:value-type="float" office:value="0.46395999999999998" table:style-name="ce6">
            <text:p>0.46396</text:p>
          </table:table-cell>
          <table:table-cell office:value-type="float" office:value="0.42652999999999996" table:style-name="ce6">
            <text:p>0.4265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8331" table:style-name="ce6">
            <text:p>0.18331</text:p>
          </table:table-cell>
          <table:table-cell office:value-type="float" office:value="0.17484000000000002" table:style-name="ce6">
            <text:p>0.17484</text:p>
          </table:table-cell>
          <table:table-cell office:value-type="float" office:value="0.16943999999999998" table:style-name="ce6">
            <text:p>0.16944</text:p>
          </table:table-cell>
          <table:table-cell office:value-type="float" office:value="0.16603999999999999" table:style-name="ce6">
            <text:p>0.16604</text:p>
          </table:table-cell>
          <table:table-cell office:value-type="float" office:value="0.16422" table:style-name="ce6">
            <text:p>0.16422</text:p>
          </table:table-cell>
          <table:table-cell office:value-type="float" office:value="0.16485" table:style-name="ce6">
            <text:p>0.16485</text:p>
          </table:table-cell>
          <table:table-cell office:value-type="float" office:value="0.16760999999999998" table:style-name="ce6">
            <text:p>0.1676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20949000000000001" table:style-name="ce6">
            <text:p>0.20949</text:p>
          </table:table-cell>
          <table:table-cell office:value-type="float" office:value="0.22125" table:style-name="ce6">
            <text:p>0.22125</text:p>
          </table:table-cell>
          <table:table-cell office:value-type="float" office:value="0.22688" table:style-name="ce6">
            <text:p>0.22688</text:p>
          </table:table-cell>
          <table:table-cell office:value-type="float" office:value="0.23318999999999998" table:style-name="ce6">
            <text:p>0.23319</text:p>
          </table:table-cell>
          <table:table-cell office:value-type="float" office:value="0.22928999999999999" table:style-name="ce6">
            <text:p>0.22929</text:p>
          </table:table-cell>
          <table:table-cell office:value-type="float" office:value="0.22882999999999998" table:style-name="ce6">
            <text:p>0.22883</text:p>
          </table:table-cell>
          <table:table-cell office:value-type="float" office:value="0.23587" table:style-name="ce6">
            <text:p>0.23587</text:p>
          </table:table-cell>
          <table:table-cell office:value-type="float" office:value="0.23943999999999999" table:style-name="ce6">
            <text:p>0.23944</text:p>
          </table:table-cell>
          <table:table-cell office:value-type="float" office:value="0.23952999999999999" table:style-name="ce6">
            <text:p>0.23953</text:p>
          </table:table-cell>
          <table:table-cell office:value-type="float" office:value="0.23562000000000002" table:style-name="ce6">
            <text:p>0.23562</text:p>
          </table:table-cell>
          <table:table-cell office:value-type="float" office:value="0.23030999999999999" table:style-name="ce6">
            <text:p>0.23031</text:p>
          </table:table-cell>
          <table:table-cell office:value-type="float" office:value="0.23155999999999999" table:style-name="ce6">
            <text:p>0.23156</text:p>
          </table:table-cell>
          <table:table-cell office:value-type="float" office:value="0.22778999999999999" table:style-name="ce6">
            <text:p>0.22779</text:p>
          </table:table-cell>
          <table:table-cell office:value-type="float" office:value="0.23093" table:style-name="ce6">
            <text:p>0.23093</text:p>
          </table:table-cell>
          <table:table-cell office:value-type="float" office:value="0.22608" table:style-name="ce6">
            <text:p>0.22608</text:p>
          </table:table-cell>
          <table:table-cell office:value-type="float" office:value="0.20784" table:style-name="ce6">
            <text:p>0.20784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9699999999999993E-2" table:style-name="ce6">
            <text:p>0.0797</text:p>
          </table:table-cell>
          <table:table-cell office:value-type="float" office:value="7.6020000000000004E-2" table:style-name="ce6">
            <text:p>0.07602</text:p>
          </table:table-cell>
          <table:table-cell office:value-type="float" office:value="7.3669999999999999E-2" table:style-name="ce6">
            <text:p>0.07367</text:p>
          </table:table-cell>
          <table:table-cell office:value-type="float" office:value="7.2190000000000004E-2" table:style-name="ce6">
            <text:p>0.07219</text:p>
          </table:table-cell>
          <table:table-cell office:value-type="float" office:value="7.1399999999999991E-2" table:style-name="ce6">
            <text:p>0.0714</text:p>
          </table:table-cell>
          <table:table-cell office:value-type="float" office:value="7.1680000000000008E-2" table:style-name="ce6">
            <text:p>0.07168</text:p>
          </table:table-cell>
          <table:table-cell office:value-type="float" office:value="7.288E-2" table:style-name="ce6">
            <text:p>0.07288</text:p>
          </table:table-cell>
          <table:table-cell office:value-type="float" office:value="8.0850000000000005E-2" table:style-name="ce6">
            <text:p>0.08085</text:p>
          </table:table-cell>
          <table:table-cell office:value-type="float" office:value="0.26078000000000001" table:style-name="ce6">
            <text:p>0.26078</text:p>
          </table:table-cell>
          <table:table-cell office:value-type="float" office:value="0.27542" table:style-name="ce6">
            <text:p>0.27542</text:p>
          </table:table-cell>
          <table:table-cell office:value-type="float" office:value="0.28242999999999996" table:style-name="ce6">
            <text:p>0.28243</text:p>
          </table:table-cell>
          <table:table-cell office:value-type="float" office:value="0.29027999999999998" table:style-name="ce6">
            <text:p>0.29028</text:p>
          </table:table-cell>
          <table:table-cell office:value-type="float" office:value="0.28542000000000001" table:style-name="ce6">
            <text:p>0.28542</text:p>
          </table:table-cell>
          <table:table-cell office:value-type="float" office:value="0.28484999999999999" table:style-name="ce6">
            <text:p>0.28485</text:p>
          </table:table-cell>
          <table:table-cell office:value-type="float" office:value="0.29361999999999999" table:style-name="ce6">
            <text:p>0.29362</text:p>
          </table:table-cell>
          <table:table-cell office:value-type="float" office:value="0.29805999999999999" table:style-name="ce6">
            <text:p>0.29806</text:p>
          </table:table-cell>
          <table:table-cell office:value-type="float" office:value="0.29816999999999999" table:style-name="ce6">
            <text:p>0.29817</text:p>
          </table:table-cell>
          <table:table-cell office:value-type="float" office:value="0.29330000000000001" table:style-name="ce6">
            <text:p>0.2933</text:p>
          </table:table-cell>
          <table:table-cell office:value-type="float" office:value="0.28670000000000001" table:style-name="ce6">
            <text:p>0.2867</text:p>
          </table:table-cell>
          <table:table-cell office:value-type="float" office:value="0.28824" table:style-name="ce6">
            <text:p>0.28824</text:p>
          </table:table-cell>
          <table:table-cell office:value-type="float" office:value="0.28356000000000003" table:style-name="ce6">
            <text:p>0.28356</text:p>
          </table:table-cell>
          <table:table-cell office:value-type="float" office:value="0.28745999999999999" table:style-name="ce6">
            <text:p>0.28746</text:p>
          </table:table-cell>
          <table:table-cell office:value-type="float" office:value="9.8299999999999998E-2" table:style-name="ce6">
            <text:p>0.0983</text:p>
          </table:table-cell>
          <table:table-cell office:value-type="float" office:value="9.0370000000000006E-2" table:style-name="ce6">
            <text:p>0.0903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9849999999999997E-2" table:style-name="ce6">
            <text:p>0.03985</text:p>
          </table:table-cell>
          <table:table-cell office:value-type="float" office:value="3.8010000000000002E-2" table:style-name="ce6">
            <text:p>0.03801</text:p>
          </table:table-cell>
          <table:table-cell office:value-type="float" office:value="3.6840000000000005E-2" table:style-name="ce6">
            <text:p>0.03684</text:p>
          </table:table-cell>
          <table:table-cell office:value-type="float" office:value="3.61E-2" table:style-name="ce6">
            <text:p>0.0361</text:p>
          </table:table-cell>
          <table:table-cell office:value-type="float" office:value="3.5699999999999996E-2" table:style-name="ce6">
            <text:p>0.0357</text:p>
          </table:table-cell>
          <table:table-cell office:value-type="float" office:value="3.5840000000000004E-2" table:style-name="ce6">
            <text:p>0.03584</text:p>
          </table:table-cell>
          <table:table-cell office:value-type="float" office:value="3.644E-2" table:style-name="ce6">
            <text:p>0.03644</text:p>
          </table:table-cell>
          <table:table-cell office:value-type="float" office:value="4.0430000000000001E-2" table:style-name="ce6">
            <text:p>0.04043</text:p>
          </table:table-cell>
          <table:table-cell office:value-type="float" office:value="0.16515999999999997" table:style-name="ce6">
            <text:p>0.16516</text:p>
          </table:table-cell>
          <table:table-cell office:value-type="float" office:value="0.17443" table:style-name="ce6">
            <text:p>0.17443</text:p>
          </table:table-cell>
          <table:table-cell office:value-type="float" office:value="0.17887" table:style-name="ce6">
            <text:p>0.17887</text:p>
          </table:table-cell>
          <table:table-cell office:value-type="float" office:value="0.18384" table:style-name="ce6">
            <text:p>0.18384</text:p>
          </table:table-cell>
          <table:table-cell office:value-type="float" office:value="0.18077000000000001" table:style-name="ce6">
            <text:p>0.18077</text:p>
          </table:table-cell>
          <table:table-cell office:value-type="float" office:value="0.18041000000000001" table:style-name="ce6">
            <text:p>0.1804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18876999999999999" table:style-name="ce6">
            <text:p>0.18877</text:p>
          </table:table-cell>
          <table:table-cell office:value-type="float" office:value="0.18884000000000001" table:style-name="ce6">
            <text:p>0.18884</text:p>
          </table:table-cell>
          <table:table-cell office:value-type="float" office:value="0.18576000000000001" table:style-name="ce6">
            <text:p>0.18576</text:p>
          </table:table-cell>
          <table:table-cell office:value-type="float" office:value="0.18157000000000001" table:style-name="ce6">
            <text:p>0.18157</text:p>
          </table:table-cell>
          <table:table-cell office:value-type="float" office:value="0.18254999999999999" table:style-name="ce6">
            <text:p>0.18255</text:p>
          </table:table-cell>
          <table:table-cell office:value-type="float" office:value="0.17957999999999999" table:style-name="ce6">
            <text:p>0.17958</text:p>
          </table:table-cell>
          <table:table-cell office:value-type="float" office:value="0.18206" table:style-name="ce6">
            <text:p>0.18206</text:p>
          </table:table-cell>
          <table:table-cell office:value-type="float" office:value="4.9149999999999999E-2" table:style-name="ce6">
            <text:p>0.04915</text:p>
          </table:table-cell>
          <table:table-cell office:value-type="float" office:value="4.5179999999999998E-2" table:style-name="ce6">
            <text:p>0.0451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1.7390000000000003E-2" table:style-name="ce6">
            <text:p>0.01739</text:p>
          </table:table-cell>
          <table:table-cell office:value-type="float" office:value="1.8360000000000001E-2" table:style-name="ce6">
            <text:p>0.01836</text:p>
          </table:table-cell>
          <table:table-cell office:value-type="float" office:value="1.883E-2" table:style-name="ce6">
            <text:p>0.01883</text:p>
          </table:table-cell>
          <table:table-cell office:value-type="float" office:value="1.9349999999999999E-2" table:style-name="ce6">
            <text:p>0.01935</text:p>
          </table:table-cell>
          <table:table-cell office:value-type="float" office:value="1.9030000000000002E-2" table:style-name="ce6">
            <text:p>0.01903</text:p>
          </table:table-cell>
          <table:table-cell office:value-type="float" office:value="1.899E-2" table:style-name="ce6">
            <text:p>0.01899</text:p>
          </table:table-cell>
          <table:table-cell office:value-type="float" office:value="1.9570000000000001E-2" table:style-name="ce6">
            <text:p>0.01957</text:p>
          </table:table-cell>
          <table:table-cell office:value-type="float" office:value="1.9870000000000002E-2" table:style-name="ce6">
            <text:p>0.01987</text:p>
          </table:table-cell>
          <table:table-cell office:value-type="float" office:value="1.9879999999999998E-2" table:style-name="ce6">
            <text:p>0.01988</text:p>
          </table:table-cell>
          <table:table-cell office:value-type="float" office:value="1.9550000000000001E-2" table:style-name="ce6">
            <text:p>0.01955</text:p>
          </table:table-cell>
          <table:table-cell office:value-type="float" office:value="1.9110000000000002E-2" table:style-name="ce6">
            <text:p>0.01911</text:p>
          </table:table-cell>
          <table:table-cell office:value-type="float" office:value="1.9220000000000001E-2" table:style-name="ce6">
            <text:p>0.01922</text:p>
          </table:table-cell>
          <table:table-cell office:value-type="float" office:value="1.89E-2" table:style-name="ce6">
            <text:p>0.0189</text:p>
          </table:table-cell>
          <table:table-cell office:value-type="float" office:value="1.916E-2" table:style-name="ce6">
            <text:p>0.01916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3910000000000001E-2" table:style-name="ce6">
            <text:p>0.02391</text:p>
          </table:table-cell>
          <table:table-cell office:value-type="float" office:value="2.2799999999999997E-2" table:style-name="ce6">
            <text:p>0.0228</text:p>
          </table:table-cell>
          <table:table-cell office:value-type="float" office:value="2.2099999999999998E-2" table:style-name="ce6">
            <text:p>0.0221</text:p>
          </table:table-cell>
          <table:table-cell office:value-type="float" office:value="2.1659999999999999E-2" table:style-name="ce6">
            <text:p>0.02166</text:p>
          </table:table-cell>
          <table:table-cell office:value-type="float" office:value="2.1419999999999998E-2" table:style-name="ce6">
            <text:p>0.02142</text:p>
          </table:table-cell>
          <table:table-cell office:value-type="float" office:value="2.1499999999999998E-2" table:style-name="ce6">
            <text:p>0.0215</text:p>
          </table:table-cell>
          <table:table-cell office:value-type="float" office:value="2.1860000000000001E-2" table:style-name="ce6">
            <text:p>0.02186</text:p>
          </table:table-cell>
          <table:table-cell office:value-type="float" office:value="2.426E-2" table:style-name="ce6">
            <text:p>0.02426</text:p>
          </table:table-cell>
          <table:table-cell office:value-type="float" office:value="5.2160000000000005E-2" table:style-name="ce6">
            <text:p>0.05216</text:p>
          </table:table-cell>
          <table:table-cell office:value-type="float" office:value="5.5079999999999997E-2" table:style-name="ce6">
            <text:p>0.05508</text:p>
          </table:table-cell>
          <table:table-cell office:value-type="float" office:value="5.6489999999999999E-2" table:style-name="ce6">
            <text:p>0.05649</text:p>
          </table:table-cell>
          <table:table-cell office:value-type="float" office:value="5.806E-2" table:style-name="ce6">
            <text:p>0.05806</text:p>
          </table:table-cell>
          <table:table-cell office:value-type="float" office:value="5.7079999999999999E-2" table:style-name="ce6">
            <text:p>0.05708</text:p>
          </table:table-cell>
          <table:table-cell office:value-type="float" office:value="5.697E-2" table:style-name="ce6">
            <text:p>0.05697</text:p>
          </table:table-cell>
          <table:table-cell office:value-type="float" office:value="5.8720000000000001E-2" table:style-name="ce6">
            <text:p>0.05872</text:p>
          </table:table-cell>
          <table:table-cell office:value-type="float" office:value="5.9610000000000003E-2" table:style-name="ce6">
            <text:p>0.05961</text:p>
          </table:table-cell>
          <table:table-cell office:value-type="float" office:value="5.9630000000000002E-2" table:style-name="ce6">
            <text:p>0.05963</text:p>
          </table:table-cell>
          <table:table-cell office:value-type="float" office:value="5.8659999999999997E-2" table:style-name="ce6">
            <text:p>0.05866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765E-2" table:style-name="ce6">
            <text:p>0.05765</text:p>
          </table:table-cell>
          <table:table-cell office:value-type="float" office:value="5.6710000000000003E-2" table:style-name="ce6">
            <text:p>0.05671</text:p>
          </table:table-cell>
          <table:table-cell office:value-type="float" office:value="5.7489999999999999E-2" table:style-name="ce6">
            <text:p>0.05749</text:p>
          </table:table-cell>
          <table:table-cell office:value-type="float" office:value="2.9489999999999999E-2" table:style-name="ce6">
            <text:p>0.02949</text:p>
          </table:table-cell>
          <table:table-cell office:value-type="float" office:value="2.7109999999999999E-2" table:style-name="ce6">
            <text:p>0.02711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5939999999999999E-2" table:style-name="ce6">
            <text:p>0.01594</text:p>
          </table:table-cell>
          <table:table-cell office:value-type="float" office:value="1.52E-2" table:style-name="ce6">
            <text:p>0.0152</text:p>
          </table:table-cell>
          <table:table-cell office:value-type="float" office:value="1.473E-2" table:style-name="ce6">
            <text:p>0.01473</text:p>
          </table:table-cell>
          <table:table-cell office:value-type="float" office:value="1.444E-2" table:style-name="ce6">
            <text:p>0.01444</text:p>
          </table:table-cell>
          <table:table-cell office:value-type="float" office:value="1.4279999999999999E-2" table:style-name="ce6">
            <text:p>0.01428</text:p>
          </table:table-cell>
          <table:table-cell office:value-type="float" office:value="1.4339999999999999E-2" table:style-name="ce6">
            <text:p>0.01434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617E-2" table:style-name="ce6">
            <text:p>0.01617</text:p>
          </table:table-cell>
          <table:table-cell office:value-type="float" office:value="0.1017" table:style-name="ce6">
            <text:p>0.1017</text:p>
          </table:table-cell>
          <table:table-cell office:value-type="float" office:value="0.10740999999999999" table:style-name="ce6">
            <text:p>0.10741</text:p>
          </table:table-cell>
          <table:table-cell office:value-type="float" office:value="0.11015000000000001" table:style-name="ce6">
            <text:p>0.11015</text:p>
          </table:table-cell>
          <table:table-cell office:value-type="float" office:value="0.11320999999999999" table:style-name="ce6">
            <text:p>0.11321</text:p>
          </table:table-cell>
          <table:table-cell office:value-type="float" office:value="0.11131000000000001" table:style-name="ce6">
            <text:p>0.11131</text:p>
          </table:table-cell>
          <table:table-cell office:value-type="float" office:value="0.11108999999999999" table:style-name="ce6">
            <text:p>0.11109</text:p>
          </table:table-cell>
          <table:table-cell office:value-type="float" office:value="0.11451" table:style-name="ce6">
            <text:p>0.11451</text:p>
          </table:table-cell>
          <table:table-cell office:value-type="float" office:value="0.11625000000000001" table:style-name="ce6">
            <text:p>0.11625</text:p>
          </table:table-cell>
          <table:table-cell office:value-type="float" office:value="0.11628999999999999" table:style-name="ce6">
            <text:p>0.11629</text:p>
          </table:table-cell>
          <table:table-cell office:value-type="float" office:value="0.11439000000000001" table:style-name="ce6">
            <text:p>0.11439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241" table:style-name="ce6">
            <text:p>0.11241</text:p>
          </table:table-cell>
          <table:table-cell office:value-type="float" office:value="0.11058999999999999" table:style-name="ce6">
            <text:p>0.11059</text:p>
          </table:table-cell>
          <table:table-cell office:value-type="float" office:value="0.11211" table:style-name="ce6">
            <text:p>0.11211</text:p>
          </table:table-cell>
          <table:table-cell office:value-type="float" office:value="1.966E-2" table:style-name="ce6">
            <text:p>0.01966</text:p>
          </table:table-cell>
          <table:table-cell office:value-type="float" office:value="1.8069999999999999E-2" table:style-name="ce6">
            <text:p>0.01807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25503999999999999" table:style-name="ce6">
            <text:p>0.25504</text:p>
          </table:table-cell>
          <table:table-cell office:value-type="float" office:value="0.24324999999999999" table:style-name="ce6">
            <text:p>0.24325</text:p>
          </table:table-cell>
          <table:table-cell office:value-type="float" office:value="0.23574000000000001" table:style-name="ce6">
            <text:p>0.23574</text:p>
          </table:table-cell>
          <table:table-cell office:value-type="float" office:value="0.23102" table:style-name="ce6">
            <text:p>0.23102</text:p>
          </table:table-cell>
          <table:table-cell office:value-type="float" office:value="0.22847999999999999" table:style-name="ce6">
            <text:p>0.22848</text:p>
          </table:table-cell>
          <table:table-cell office:value-type="float" office:value="0.22936000000000001" table:style-name="ce6">
            <text:p>0.22936</text:p>
          </table:table-cell>
          <table:table-cell office:value-type="float" office:value="0.23319999999999999" table:style-name="ce6">
            <text:p>0.2332</text:p>
          </table:table-cell>
          <table:table-cell office:value-type="float" office:value="0.25872000000000001" table:style-name="ce6">
            <text:p>0.25872</text:p>
          </table:table-cell>
          <table:table-cell office:value-type="float" office:value="0.22600999999999999" table:style-name="ce6">
            <text:p>0.22601</text:p>
          </table:table-cell>
          <table:table-cell office:value-type="float" office:value="0.23868999999999999" table:style-name="ce6">
            <text:p>0.23869</text:p>
          </table:table-cell>
          <table:table-cell office:value-type="float" office:value="0.24477000000000002" table:style-name="ce6">
            <text:p>0.24477</text:p>
          </table:table-cell>
          <table:table-cell office:value-type="float" office:value="0.25158000000000003" table:style-name="ce6">
            <text:p>0.25158</text:p>
          </table:table-cell>
          <table:table-cell office:value-type="float" office:value="0.24736" table:style-name="ce6">
            <text:p>0.24736</text:p>
          </table:table-cell>
          <table:table-cell office:value-type="float" office:value="0.24687000000000001" table:style-name="ce6">
            <text:p>0.24687</text:p>
          </table:table-cell>
          <table:table-cell office:value-type="float" office:value="0.25446999999999997" table:style-name="ce6">
            <text:p>0.25447</text:p>
          </table:table-cell>
          <table:table-cell office:value-type="float" office:value="0.25831999999999999" table:style-name="ce6">
            <text:p>0.25832</text:p>
          </table:table-cell>
          <table:table-cell office:value-type="float" office:value="0.25841999999999998" table:style-name="ce6">
            <text:p>0.25842</text:p>
          </table:table-cell>
          <table:table-cell office:value-type="float" office:value="0.25420000000000004" table:style-name="ce6">
            <text:p>0.2542</text:p>
          </table:table-cell>
          <table:table-cell office:value-type="float" office:value="0.24847000000000002" table:style-name="ce6">
            <text:p>0.24847</text:p>
          </table:table-cell>
          <table:table-cell office:value-type="float" office:value="0.24981" table:style-name="ce6">
            <text:p>0.24981</text:p>
          </table:table-cell>
          <table:table-cell office:value-type="float" office:value="0.24575" table:style-name="ce6">
            <text:p>0.24575</text:p>
          </table:table-cell>
          <table:table-cell office:value-type="float" office:value="0.24912999999999999" table:style-name="ce6">
            <text:p>0.24913</text:p>
          </table:table-cell>
          <table:table-cell office:value-type="float" office:value="0.31455" table:style-name="ce6">
            <text:p>0.31455</text:p>
          </table:table-cell>
          <table:table-cell office:value-type="float" office:value="0.28917000000000004" table:style-name="ce6">
            <text:p>0.2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7873699999999999" table:style-name="ce6">
            <text:p>0.78737</text:p>
          </table:table-cell>
          <table:table-cell office:value-type="float" office:value="0.78724999999999989" table:style-name="ce6">
            <text:p>0.78725</text:p>
          </table:table-cell>
          <table:table-cell office:value-type="float" office:value="0.78748000000000007" table:style-name="ce6">
            <text:p>0.78748</text:p>
          </table:table-cell>
          <table:table-cell office:value-type="float" office:value="0.78759000000000001" table:style-name="ce6">
            <text:p>0.78759</text:p>
          </table:table-cell>
          <table:table-cell office:value-type="float" office:value="0.78805000000000003" table:style-name="ce6">
            <text:p>0.78805</text:p>
          </table:table-cell>
          <table:table-cell office:value-type="float" office:value="0.78757999999999995" table:style-name="ce6">
            <text:p>0.78758</text:p>
          </table:table-cell>
          <table:table-cell office:value-type="float" office:value="0.78693000000000002" table:style-name="ce6">
            <text:p>0.78693</text:p>
          </table:table-cell>
          <table:table-cell office:value-type="float" office:value="0.78233999999999992" table:style-name="ce6">
            <text:p>0.78234</text:p>
          </table:table-cell>
          <table:table-cell office:value-type="float" office:value="0.73887000000000003" table:style-name="ce6">
            <text:p>0.73887</text:p>
          </table:table-cell>
          <table:table-cell office:value-type="float" office:value="0.78034999999999999" table:style-name="ce6">
            <text:p>0.78035</text:p>
          </table:table-cell>
          <table:table-cell office:value-type="float" office:value="0.80020999999999998" table:style-name="ce6">
            <text:p>0.80021</text:p>
          </table:table-cell>
          <table:table-cell office:value-type="float" office:value="0.82245999999999997" table:style-name="ce6">
            <text:p>0.82246</text:p>
          </table:table-cell>
          <table:table-cell office:value-type="float" office:value="0.80869000000000002" table:style-name="ce6">
            <text:p>0.80869</text:p>
          </table:table-cell>
          <table:table-cell office:value-type="float" office:value="0.80708000000000002" table:style-name="ce6">
            <text:p>0.80708</text:p>
          </table:table-cell>
          <table:table-cell office:value-type="float" office:value="0.83191999999999988" table:style-name="ce6">
            <text:p>0.83192</text:p>
          </table:table-cell>
          <table:table-cell office:value-type="float" office:value="0.84451999999999994" table:style-name="ce6">
            <text:p>0.84452</text:p>
          </table:table-cell>
          <table:table-cell office:value-type="float" office:value="0.84482000000000002" table:style-name="ce6">
            <text:p>0.84482</text:p>
          </table:table-cell>
          <table:table-cell office:value-type="float" office:value="0.83102999999999994" table:style-name="ce6">
            <text:p>0.83103</text:p>
          </table:table-cell>
          <table:table-cell office:value-type="float" office:value="0.81230000000000002" table:style-name="ce6">
            <text:p>0.8123</text:p>
          </table:table-cell>
          <table:table-cell office:value-type="float" office:value="0.81668999999999992" table:style-name="ce6">
            <text:p>0.81669</text:p>
          </table:table-cell>
          <table:table-cell office:value-type="float" office:value="0.80340999999999996" table:style-name="ce6">
            <text:p>0.80341</text:p>
          </table:table-cell>
          <table:table-cell office:value-type="float" office:value="0.81447000000000003" table:style-name="ce6">
            <text:p>0.81447</text:p>
          </table:table-cell>
          <table:table-cell office:value-type="float" office:value="0.78620000000000001" table:style-name="ce6">
            <text:p>0.7862</text:p>
          </table:table-cell>
          <table:table-cell office:value-type="float" office:value="0.78524000000000005" table:style-name="ce6">
            <text:p>0.78524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6080000000000002E-2" table:style-name="ce6">
            <text:p>0.02608</text:p>
          </table:table-cell>
          <table:table-cell office:value-type="float" office:value="2.7539999999999999E-2" table:style-name="ce6">
            <text:p>0.02754</text:p>
          </table:table-cell>
          <table:table-cell office:value-type="float" office:value="2.8239999999999998E-2" table:style-name="ce6">
            <text:p>0.02824</text:p>
          </table:table-cell>
          <table:table-cell office:value-type="float" office:value="2.903E-2" table:style-name="ce6">
            <text:p>0.02903</text:p>
          </table:table-cell>
          <table:table-cell office:value-type="float" office:value="2.8539999999999999E-2" table:style-name="ce6">
            <text:p>0.02854</text:p>
          </table:table-cell>
          <table:table-cell office:value-type="float" office:value="2.8490000000000001E-2" table:style-name="ce6">
            <text:p>0.02849</text:p>
          </table:table-cell>
          <table:table-cell office:value-type="float" office:value="2.9360000000000001E-2" table:style-name="ce6">
            <text:p>0.02936</text:p>
          </table:table-cell>
          <table:table-cell office:value-type="float" office:value="2.981E-2" table:style-name="ce6">
            <text:p>0.02981</text:p>
          </table:table-cell>
          <table:table-cell office:value-type="float" office:value="2.9820000000000003E-2" table:style-name="ce6">
            <text:p>0.02982</text:p>
          </table:table-cell>
          <table:table-cell office:value-type="float" office:value="2.9329999999999998E-2" table:style-name="ce6">
            <text:p>0.02933</text:p>
          </table:table-cell>
          <table:table-cell office:value-type="float" office:value="2.8670000000000001E-2" table:style-name="ce6">
            <text:p>0.02867</text:p>
          </table:table-cell>
          <table:table-cell office:value-type="float" office:value="2.8820000000000002E-2" table:style-name="ce6">
            <text:p>0.02882</text:p>
          </table:table-cell>
          <table:table-cell office:value-type="float" office:value="2.836E-2" table:style-name="ce6">
            <text:p>0.02836</text:p>
          </table:table-cell>
          <table:table-cell office:value-type="float" office:value="2.8750000000000001E-2" table:style-name="ce6">
            <text:p>0.0287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86312" table:style-name="ce6">
            <text:p>0.86312</text:p>
          </table:table-cell>
          <table:table-cell office:value-type="float" office:value="0.86299000000000003" table:style-name="ce6">
            <text:p>0.86299</text:p>
          </table:table-cell>
          <table:table-cell office:value-type="float" office:value="0.86324000000000001" table:style-name="ce6">
            <text:p>0.86324</text:p>
          </table:table-cell>
          <table:table-cell office:value-type="float" office:value="0.86336000000000002" table:style-name="ce6">
            <text:p>0.86336</text:p>
          </table:table-cell>
          <table:table-cell office:value-type="float" office:value="0.86385999999999996" table:style-name="ce6">
            <text:p>0.86386</text:p>
          </table:table-cell>
          <table:table-cell office:value-type="float" office:value="0.86334" table:style-name="ce6">
            <text:p>0.86334</text:p>
          </table:table-cell>
          <table:table-cell office:value-type="float" office:value="0.86263000000000001" table:style-name="ce6">
            <text:p>0.86263</text:p>
          </table:table-cell>
          <table:table-cell office:value-type="float" office:value="0.85760999999999998" table:style-name="ce6">
            <text:p>0.85761</text:p>
          </table:table-cell>
          <table:table-cell office:value-type="float" office:value="0.91272000000000009" table:style-name="ce6">
            <text:p>0.91272</text:p>
          </table:table-cell>
          <table:table-cell office:value-type="float" office:value="0.96396000000000004" table:style-name="ce6">
            <text:p>0.96396</text:p>
          </table:table-cell>
          <table:table-cell office:value-type="float" office:value="0.98849000000000009" table:style-name="ce6">
            <text:p>0.98849</text:p>
          </table:table-cell>
          <table:table-cell office:value-type="float" office:value="1.0159899999999999" table:style-name="ce6">
            <text:p>1.01599</text:p>
          </table:table-cell>
          <table:table-cell office:value-type="float" office:value="0.99897000000000002" table:style-name="ce6">
            <text:p>0.99897</text:p>
          </table:table-cell>
          <table:table-cell office:value-type="float" office:value="0.99697999999999998" table:style-name="ce6">
            <text:p>0.99698</text:p>
          </table:table-cell>
          <table:table-cell office:value-type="float" office:value="1.0276699999999999" table:style-name="ce6">
            <text:p>1.02767</text:p>
          </table:table-cell>
          <table:table-cell office:value-type="float" office:value="1.04322" table:style-name="ce6">
            <text:p>1.04322</text:p>
          </table:table-cell>
          <table:table-cell office:value-type="float" office:value="1.0436000000000001" table:style-name="ce6">
            <text:p>1.0436</text:p>
          </table:table-cell>
          <table:table-cell office:value-type="float" office:value="1.0265600000000001" table:style-name="ce6">
            <text:p>1.02656</text:p>
          </table:table-cell>
          <table:table-cell office:value-type="float" office:value="1.00343" table:style-name="ce6">
            <text:p>1.00343</text:p>
          </table:table-cell>
          <table:table-cell office:value-type="float" office:value="1.00885" table:style-name="ce6">
            <text:p>1.00885</text:p>
          </table:table-cell>
          <table:table-cell office:value-type="float" office:value="0.99243999999999999" table:style-name="ce6">
            <text:p>0.99244</text:p>
          </table:table-cell>
          <table:table-cell office:value-type="float" office:value="1.0061100000000001" table:style-name="ce6">
            <text:p>1.00611</text:p>
          </table:table-cell>
          <table:table-cell office:value-type="float" office:value="0.8618300000000001" table:style-name="ce6">
            <text:p>0.86183</text:p>
          </table:table-cell>
          <table:table-cell office:value-type="float" office:value="0.86077999999999999" table:style-name="ce6">
            <text:p>0.86078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8.6899999999999998E-3" table:style-name="ce6">
            <text:p>0.00869</text:p>
          </table:table-cell>
          <table:table-cell office:value-type="float" office:value="9.1800000000000007E-3" table:style-name="ce6">
            <text:p>0.00918</text:p>
          </table:table-cell>
          <table:table-cell office:value-type="float" office:value="9.41E-3" table:style-name="ce6">
            <text:p>0.00941</text:p>
          </table:table-cell>
          <table:table-cell office:value-type="float" office:value="9.6799999999999994E-3" table:style-name="ce6">
            <text:p>0.00968</text:p>
          </table:table-cell>
          <table:table-cell office:value-type="float" office:value="9.5099999999999994E-3" table:style-name="ce6">
            <text:p>0.00951</text:p>
          </table:table-cell>
          <table:table-cell office:value-type="float" office:value="9.4999999999999998E-3" table:style-name="ce6">
            <text:p>0.0095</text:p>
          </table:table-cell>
          <table:table-cell office:value-type="float" office:value="9.7900000000000001E-3" table:style-name="ce6">
            <text:p>0.00979</text:p>
          </table:table-cell>
          <table:table-cell office:value-type="float" office:value="9.9399999999999992E-3" table:style-name="ce6">
            <text:p>0.00994</text:p>
          </table:table-cell>
          <table:table-cell office:value-type="float" office:value="9.9399999999999992E-3" table:style-name="ce6">
            <text:p>0.00994</text:p>
          </table:table-cell>
          <table:table-cell office:value-type="float" office:value="9.7800000000000005E-3" table:style-name="ce6">
            <text:p>0.00978</text:p>
          </table:table-cell>
          <table:table-cell office:value-type="float" office:value="9.5599999999999991E-3" table:style-name="ce6">
            <text:p>0.00956</text:p>
          </table:table-cell>
          <table:table-cell office:value-type="float" office:value="9.6100000000000005E-3" table:style-name="ce6">
            <text:p>0.00961</text:p>
          </table:table-cell>
          <table:table-cell office:value-type="float" office:value="9.4500000000000001E-3" table:style-name="ce6">
            <text:p>0.00945</text:p>
          </table:table-cell>
          <table:table-cell office:value-type="float" office:value="9.58E-3" table:style-name="ce6">
            <text:p>0.00958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Q_Profiles_Load" table:style-name="ta3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.7599999999999998E-3" table:style-name="ce6">
            <text:p>0.00176</text:p>
          </table:table-cell>
          <table:table-cell office:value-type="float" office:value="1.8599999999999999E-3" table:style-name="ce6">
            <text:p>0.00186</text:p>
          </table:table-cell>
          <table:table-cell office:value-type="float" office:value="1.92E-3" table:style-name="ce6">
            <text:p>0.00192</text:p>
          </table:table-cell>
          <table:table-cell office:value-type="float" office:value="1.97E-3" table:style-name="ce6">
            <text:p>0.00197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2E-3" table:style-name="ce6">
            <text:p>0.002</text:p>
          </table:table-cell>
          <table:table-cell office:value-type="float" office:value="2.0300000000000001E-3" table:style-name="ce6">
            <text:p>0.00203</text:p>
          </table:table-cell>
          <table:table-cell office:value-type="float" office:value="2.0200000000000001E-3" table:style-name="ce6">
            <text:p>0.00202</text:p>
          </table:table-cell>
          <table:table-cell office:value-type="float" office:value="1.98E-3" table:style-name="ce6">
            <text:p>0.00198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89E-3" table:style-name="ce6">
            <text:p>0.00189</text:p>
          </table:table-cell>
          <table:table-cell office:value-type="float" office:value="1.92E-3" table:style-name="ce6">
            <text:p>0.001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.2290000000000001E-2" table:style-name="ce6">
            <text:p>0.01229</text:p>
          </table:table-cell>
          <table:table-cell office:value-type="float" office:value="1.3040000000000001E-2" table:style-name="ce6">
            <text:p>0.01304</text:p>
          </table:table-cell>
          <table:table-cell office:value-type="float" office:value="1.341E-2" table:style-name="ce6">
            <text:p>0.01341</text:p>
          </table:table-cell>
          <table:table-cell office:value-type="float" office:value="1.3809999999999999E-2" table:style-name="ce6">
            <text:p>0.01381</text:p>
          </table:table-cell>
          <table:table-cell office:value-type="float" office:value="1.3600000000000001E-2" table:style-name="ce6">
            <text:p>0.0136</text:p>
          </table:table-cell>
          <table:table-cell office:value-type="float" office:value="1.3580000000000002E-2" table:style-name="ce6">
            <text:p>0.01358</text:p>
          </table:table-cell>
          <table:table-cell office:value-type="float" office:value="1.3990000000000001E-2" table:style-name="ce6">
            <text:p>0.01399</text:p>
          </table:table-cell>
          <table:table-cell office:value-type="float" office:value="1.418E-2" table:style-name="ce6">
            <text:p>0.01418</text:p>
          </table:table-cell>
          <table:table-cell office:value-type="float" office:value="1.4150000000000001E-2" table:style-name="ce6">
            <text:p>0.01415</text:p>
          </table:table-cell>
          <table:table-cell office:value-type="float" office:value="1.3879999999999998E-2" table:style-name="ce6">
            <text:p>0.01388</text:p>
          </table:table-cell>
          <table:table-cell office:value-type="float" office:value="1.3509999999999999E-2" table:style-name="ce6">
            <text:p>0.01351</text:p>
          </table:table-cell>
          <table:table-cell office:value-type="float" office:value="1.3500000000000002E-2" table:style-name="ce6">
            <text:p>0.0135</text:p>
          </table:table-cell>
          <table:table-cell office:value-type="float" office:value="1.324E-2" table:style-name="ce6">
            <text:p>0.01324</text:p>
          </table:table-cell>
          <table:table-cell office:value-type="float" office:value="1.341E-2" table:style-name="ce6">
            <text:p>0.0134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1.7599999999999998E-3" table:style-name="ce6">
            <text:p>0.00176</text:p>
          </table:table-cell>
          <table:table-cell office:value-type="float" office:value="1.8599999999999999E-3" table:style-name="ce6">
            <text:p>0.00186</text:p>
          </table:table-cell>
          <table:table-cell office:value-type="float" office:value="1.92E-3" table:style-name="ce6">
            <text:p>0.00192</text:p>
          </table:table-cell>
          <table:table-cell office:value-type="float" office:value="1.97E-3" table:style-name="ce6">
            <text:p>0.00197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2E-3" table:style-name="ce6">
            <text:p>0.002</text:p>
          </table:table-cell>
          <table:table-cell office:value-type="float" office:value="2.0300000000000001E-3" table:style-name="ce6">
            <text:p>0.00203</text:p>
          </table:table-cell>
          <table:table-cell office:value-type="float" office:value="2.0200000000000001E-3" table:style-name="ce6">
            <text:p>0.00202</text:p>
          </table:table-cell>
          <table:table-cell office:value-type="float" office:value="1.98E-3" table:style-name="ce6">
            <text:p>0.00198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89E-3" table:style-name="ce6">
            <text:p>0.00189</text:p>
          </table:table-cell>
          <table:table-cell office:value-type="float" office:value="1.92E-3" table:style-name="ce6">
            <text:p>0.00192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8.7999999999999992E-4" table:style-name="ce6">
            <text:p>0.00088</text:p>
          </table:table-cell>
          <table:table-cell office:value-type="float" office:value="9.2999999999999995E-4" table:style-name="ce6">
            <text:p>0.00093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8999999999999999E-4" table:style-name="ce6">
            <text:p>0.00099</text:p>
          </table:table-cell>
          <table:table-cell office:value-type="float" office:value="9.7000000000000005E-4" table:style-name="ce6">
            <text:p>0.00097</text:p>
          </table:table-cell>
          <table:table-cell office:value-type="float" office:value="9.7000000000000005E-4" table:style-name="ce6">
            <text:p>0.00097</text:p>
          </table:table-cell>
          <table:table-cell office:value-type="float" office:value="1E-3" table:style-name="ce6">
            <text:p>0.001</text:p>
          </table:table-cell>
          <table:table-cell office:value-type="float" office:value="1.01E-3" table:style-name="ce6">
            <text:p>0.00101</text:p>
          </table:table-cell>
          <table:table-cell office:value-type="float" office:value="1.01E-3" table:style-name="ce6">
            <text:p>0.00101</text:p>
          </table:table-cell>
          <table:table-cell office:value-type="float" office:value="9.8999999999999999E-4" table:style-name="ce6">
            <text:p>0.00099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5E-4" table:style-name="ce6">
            <text:p>0.00095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6.3800000000000003E-3" table:style-name="ce6">
            <text:p>-0.00638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5.8899999999999994E-3" table:style-name="ce6">
            <text:p>-0.00589</text:p>
          </table:table-cell>
          <table:table-cell office:value-type="float" office:value="-5.7799999999999995E-3" table:style-name="ce6">
            <text:p>-0.00578</text:p>
          </table:table-cell>
          <table:table-cell office:value-type="float" office:value="-5.7099999999999998E-3" table:style-name="ce6">
            <text:p>-0.00571</text:p>
          </table:table-cell>
          <table:table-cell office:value-type="float" office:value="-5.7299999999999999E-3" table:style-name="ce6">
            <text:p>-0.00573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6.4900000000000001E-3" table:style-name="ce6">
            <text:p>-0.00649</text:p>
          </table:table-cell>
          <table:table-cell office:value-type="float" office:value="-3.5099999999999997E-3" table:style-name="ce6">
            <text:p>-0.00351</text:p>
          </table:table-cell>
          <table:table-cell office:value-type="float" office:value="-3.7199999999999998E-3" table:style-name="ce6">
            <text:p>-0.00372</text:p>
          </table:table-cell>
          <table:table-cell office:value-type="float" office:value="-3.8300000000000001E-3" table:style-name="ce6">
            <text:p>-0.00383</text:p>
          </table:table-cell>
          <table:table-cell office:value-type="float" office:value="-3.9500000000000004E-3" table:style-name="ce6">
            <text:p>-0.00395</text:p>
          </table:table-cell>
          <table:table-cell office:value-type="float" office:value="-3.8900000000000002E-3" table:style-name="ce6">
            <text:p>-0.00389</text:p>
          </table:table-cell>
          <table:table-cell office:value-type="float" office:value="-3.8800000000000002E-3" table:style-name="ce6">
            <text:p>-0.00388</text:p>
          </table:table-cell>
          <table:table-cell office:value-type="float" office:value="-4.0000000000000001E-3" table:style-name="ce6">
            <text:p>-0.004</text:p>
          </table:table-cell>
          <table:table-cell office:value-type="float" office:value="-4.0500000000000006E-3" table:style-name="ce6">
            <text:p>-0.00405</text:p>
          </table:table-cell>
          <table:table-cell office:value-type="float" office:value="-4.0400000000000002E-3" table:style-name="ce6">
            <text:p>-0.00404</text:p>
          </table:table-cell>
          <table:table-cell office:value-type="float" office:value="-3.9700000000000004E-3" table:style-name="ce6">
            <text:p>-0.00397</text:p>
          </table:table-cell>
          <table:table-cell office:value-type="float" office:value="-3.8600000000000001E-3" table:style-name="ce6">
            <text:p>-0.00386</text:p>
          </table:table-cell>
          <table:table-cell office:value-type="float" office:value="-3.8600000000000001E-3" table:style-name="ce6">
            <text:p>-0.00386</text:p>
          </table:table-cell>
          <table:table-cell office:value-type="float" office:value="-3.7799999999999999E-3" table:style-name="ce6">
            <text:p>-0.00378</text:p>
          </table:table-cell>
          <table:table-cell office:value-type="float" office:value="-3.8300000000000001E-3" table:style-name="ce6">
            <text:p>-0.00383</text:p>
          </table:table-cell>
          <table:table-cell office:value-type="float" office:value="-7.8600000000000007E-3" table:style-name="ce6">
            <text:p>-0.00786</text:p>
          </table:table-cell>
          <table:table-cell office:value-type="float" office:value="-7.2299999999999994E-3" table:style-name="ce6">
            <text:p>-0.00723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-6.1399999999999996E-3" table:style-name="ce6">
            <text:p>-0.00614</text:p>
          </table:table-cell>
          <table:table-cell office:value-type="float" office:value="-6.5200000000000006E-3" table:style-name="ce6">
            <text:p>-0.00652</text:p>
          </table:table-cell>
          <table:table-cell office:value-type="float" office:value="-6.7100000000000007E-3" table:style-name="ce6">
            <text:p>-0.00671</text:p>
          </table:table-cell>
          <table:table-cell office:value-type="float" office:value="-6.9099999999999995E-3" table:style-name="ce6">
            <text:p>-0.00691</text:p>
          </table:table-cell>
          <table:table-cell office:value-type="float" office:value="-6.8000000000000005E-3" table:style-name="ce6">
            <text:p>-0.0068</text:p>
          </table:table-cell>
          <table:table-cell office:value-type="float" office:value="-6.7900000000000009E-3" table:style-name="ce6">
            <text:p>-0.00679</text:p>
          </table:table-cell>
          <table:table-cell office:value-type="float" office:value="-6.9899999999999997E-3" table:style-name="ce6">
            <text:p>-0.00699</text:p>
          </table:table-cell>
          <table:table-cell office:value-type="float" office:value="-7.0899999999999999E-3" table:style-name="ce6">
            <text:p>-0.00709</text:p>
          </table:table-cell>
          <table:table-cell office:value-type="float" office:value="-7.0799999999999995E-3" table:style-name="ce6">
            <text:p>-0.00708</text:p>
          </table:table-cell>
          <table:table-cell office:value-type="float" office:value="-6.9399999999999991E-3" table:style-name="ce6">
            <text:p>-0.00694</text:p>
          </table:table-cell>
          <table:table-cell office:value-type="float" office:value="-6.7500000000000008E-3" table:style-name="ce6">
            <text:p>-0.00675</text:p>
          </table:table-cell>
          <table:table-cell office:value-type="float" office:value="-6.7500000000000008E-3" table:style-name="ce6">
            <text:p>-0.00675</text:p>
          </table:table-cell>
          <table:table-cell office:value-type="float" office:value="-6.62E-3" table:style-name="ce6">
            <text:p>-0.00662</text:p>
          </table:table-cell>
          <table:table-cell office:value-type="float" office:value="-6.7100000000000007E-3" table:style-name="ce6">
            <text:p>-0.00671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0202" table:style-name="ce6">
            <text:p>0.10202</text:p>
          </table:table-cell>
          <table:table-cell office:value-type="float" office:value="9.7299999999999998E-2" table:style-name="ce6">
            <text:p>0.0973</text:p>
          </table:table-cell>
          <table:table-cell office:value-type="float" office:value="9.4299999999999995E-2" table:style-name="ce6">
            <text:p>0.0943</text:p>
          </table:table-cell>
          <table:table-cell office:value-type="float" office:value="9.2409999999999992E-2" table:style-name="ce6">
            <text:p>0.09241</text:p>
          </table:table-cell>
          <table:table-cell office:value-type="float" office:value="9.1389999999999999E-2" table:style-name="ce6">
            <text:p>0.09139</text:p>
          </table:table-cell>
          <table:table-cell office:value-type="float" office:value="9.1739999999999988E-2" table:style-name="ce6">
            <text:p>0.09174</text:p>
          </table:table-cell>
          <table:table-cell office:value-type="float" office:value="9.330999999999999E-2" table:style-name="ce6">
            <text:p>0.09331</text:p>
          </table:table-cell>
          <table:table-cell office:value-type="float" office:value="0.10388" table:style-name="ce6">
            <text:p>0.10388</text:p>
          </table:table-cell>
          <table:table-cell office:value-type="float" office:value="0.11674" table:style-name="ce6">
            <text:p>0.11674</text:p>
          </table:table-cell>
          <table:table-cell office:value-type="float" office:value="0.12385" table:style-name="ce6">
            <text:p>0.12385</text:p>
          </table:table-cell>
          <table:table-cell office:value-type="float" office:value="0.12742000000000001" table:style-name="ce6">
            <text:p>0.12742</text:p>
          </table:table-cell>
          <table:table-cell office:value-type="float" office:value="0.13120999999999999" table:style-name="ce6">
            <text:p>0.13121</text:p>
          </table:table-cell>
          <table:table-cell office:value-type="float" office:value="0.12923000000000001" table:style-name="ce6">
            <text:p>0.12923</text:p>
          </table:table-cell>
          <table:table-cell office:value-type="float" office:value="0.12903000000000001" table:style-name="ce6">
            <text:p>0.12903</text:p>
          </table:table-cell>
          <table:table-cell office:value-type="float" office:value="0.13287000000000002" table:style-name="ce6">
            <text:p>0.13287</text:p>
          </table:table-cell>
          <table:table-cell office:value-type="float" office:value="0.13469" table:style-name="ce6">
            <text:p>0.13469</text:p>
          </table:table-cell>
          <table:table-cell office:value-type="float" office:value="0.13446" table:style-name="ce6">
            <text:p>0.13446</text:p>
          </table:table-cell>
          <table:table-cell office:value-type="float" office:value="0.13189000000000001" table:style-name="ce6">
            <text:p>0.13189</text:p>
          </table:table-cell>
          <table:table-cell office:value-type="float" office:value="0.12833" table:style-name="ce6">
            <text:p>0.12833</text:p>
          </table:table-cell>
          <table:table-cell office:value-type="float" office:value="0.12829000000000002" table:style-name="ce6">
            <text:p>0.12829</text:p>
          </table:table-cell>
          <table:table-cell office:value-type="float" office:value="0.12578" table:style-name="ce6">
            <text:p>0.12578</text:p>
          </table:table-cell>
          <table:table-cell office:value-type="float" office:value="0.12744" table:style-name="ce6">
            <text:p>0.12744</text:p>
          </table:table-cell>
          <table:table-cell office:value-type="float" office:value="0.12582000000000002" table:style-name="ce6">
            <text:p>0.12582</text:p>
          </table:table-cell>
          <table:table-cell office:value-type="float" office:value="0.11567" table:style-name="ce6">
            <text:p>0.1156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43994999999999995" table:style-name="ce6">
            <text:p>0.43995</text:p>
          </table:table-cell>
          <table:table-cell office:value-type="float" office:value="0.41960999999999998" table:style-name="ce6">
            <text:p>0.41961</text:p>
          </table:table-cell>
          <table:table-cell office:value-type="float" office:value="0.40665999999999997" table:style-name="ce6">
            <text:p>0.40666</text:p>
          </table:table-cell>
          <table:table-cell office:value-type="float" office:value="0.39850000000000002" table:style-name="ce6">
            <text:p>0.3985</text:p>
          </table:table-cell>
          <table:table-cell office:value-type="float" office:value="0.39412999999999998" table:style-name="ce6">
            <text:p>0.39413</text:p>
          </table:table-cell>
          <table:table-cell office:value-type="float" office:value="0.39565" table:style-name="ce6">
            <text:p>0.39565</text:p>
          </table:table-cell>
          <table:table-cell office:value-type="float" office:value="0.40238000000000002" table:style-name="ce6">
            <text:p>0.40238</text:p>
          </table:table-cell>
          <table:table-cell office:value-type="float" office:value="0.44796999999999998" table:style-name="ce6">
            <text:p>0.44797</text:p>
          </table:table-cell>
          <table:table-cell office:value-type="float" office:value="0.37743000000000004" table:style-name="ce6">
            <text:p>0.37743</text:p>
          </table:table-cell>
          <table:table-cell office:value-type="float" office:value="0.40043000000000001" table:style-name="ce6">
            <text:p>0.40043</text:p>
          </table:table-cell>
          <table:table-cell office:value-type="float" office:value="0.41197" table:style-name="ce6">
            <text:p>0.41197</text:p>
          </table:table-cell>
          <table:table-cell office:value-type="float" office:value="0.42421999999999999" table:style-name="ce6">
            <text:p>0.42422</text:p>
          </table:table-cell>
          <table:table-cell office:value-type="float" office:value="0.41781999999999997" table:style-name="ce6">
            <text:p>0.41782</text:p>
          </table:table-cell>
          <table:table-cell office:value-type="float" office:value="0.41716000000000003" table:style-name="ce6">
            <text:p>0.41716</text:p>
          </table:table-cell>
          <table:table-cell office:value-type="float" office:value="0.42959000000000003" table:style-name="ce6">
            <text:p>0.42959</text:p>
          </table:table-cell>
          <table:table-cell office:value-type="float" office:value="0.43545" table:style-name="ce6">
            <text:p>0.43545</text:p>
          </table:table-cell>
          <table:table-cell office:value-type="float" office:value="0.43473000000000001" table:style-name="ce6">
            <text:p>0.43473</text:p>
          </table:table-cell>
          <table:table-cell office:value-type="float" office:value="0.42643000000000003" table:style-name="ce6">
            <text:p>0.42643</text:p>
          </table:table-cell>
          <table:table-cell office:value-type="float" office:value="0.41488999999999998" table:style-name="ce6">
            <text:p>0.41489</text:p>
          </table:table-cell>
          <table:table-cell office:value-type="float" office:value="0.41476999999999997" table:style-name="ce6">
            <text:p>0.41477</text:p>
          </table:table-cell>
          <table:table-cell office:value-type="float" office:value="0.40665000000000001" table:style-name="ce6">
            <text:p>0.40665</text:p>
          </table:table-cell>
          <table:table-cell office:value-type="float" office:value="0.41203000000000001" table:style-name="ce6">
            <text:p>0.41203</text:p>
          </table:table-cell>
          <table:table-cell office:value-type="float" office:value="0.54259999999999997" table:style-name="ce6">
            <text:p>0.5426</text:p>
          </table:table-cell>
          <table:table-cell office:value-type="float" office:value="0.49883000000000005" table:style-name="ce6">
            <text:p>0.4988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.3759999999999997E-2" table:style-name="ce6">
            <text:p>0.06376</text:p>
          </table:table-cell>
          <table:table-cell office:value-type="float" office:value="6.0810000000000003E-2" table:style-name="ce6">
            <text:p>0.06081</text:p>
          </table:table-cell>
          <table:table-cell office:value-type="float" office:value="5.8939999999999999E-2" table:style-name="ce6">
            <text:p>0.05894</text:p>
          </table:table-cell>
          <table:table-cell office:value-type="float" office:value="5.7750000000000003E-2" table:style-name="ce6">
            <text:p>0.05775</text:p>
          </table:table-cell>
          <table:table-cell office:value-type="float" office:value="5.7119999999999997E-2" table:style-name="ce6">
            <text:p>0.05712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8319999999999997E-2" table:style-name="ce6">
            <text:p>0.05832</text:p>
          </table:table-cell>
          <table:table-cell office:value-type="float" office:value="6.4920000000000005E-2" table:style-name="ce6">
            <text:p>0.06492</text:p>
          </table:table-cell>
          <table:table-cell office:value-type="float" office:value="0.13693" table:style-name="ce6">
            <text:p>0.13693</text:p>
          </table:table-cell>
          <table:table-cell office:value-type="float" office:value="0.14526999999999998" table:style-name="ce6">
            <text:p>0.14527</text:p>
          </table:table-cell>
          <table:table-cell office:value-type="float" office:value="0.14946000000000001" table:style-name="ce6">
            <text:p>0.14946</text:p>
          </table:table-cell>
          <table:table-cell office:value-type="float" office:value="0.15390000000000001" table:style-name="ce6">
            <text:p>0.1539</text:p>
          </table:table-cell>
          <table:table-cell office:value-type="float" office:value="0.15157999999999999" table:style-name="ce6">
            <text:p>0.15158</text:p>
          </table:table-cell>
          <table:table-cell office:value-type="float" office:value="0.15134" table:style-name="ce6">
            <text:p>0.15134</text:p>
          </table:table-cell>
          <table:table-cell office:value-type="float" office:value="0.15585000000000002" table:style-name="ce6">
            <text:p>0.15585</text:p>
          </table:table-cell>
          <table:table-cell office:value-type="float" office:value="0.15798000000000001" table:style-name="ce6">
            <text:p>0.15798</text:p>
          </table:table-cell>
          <table:table-cell office:value-type="float" office:value="0.15772" table:style-name="ce6">
            <text:p>0.15772</text:p>
          </table:table-cell>
          <table:table-cell office:value-type="float" office:value="0.1547" table:style-name="ce6">
            <text:p>0.1547</text:p>
          </table:table-cell>
          <table:table-cell office:value-type="float" office:value="0.15051999999999999" table:style-name="ce6">
            <text:p>0.15052</text:p>
          </table:table-cell>
          <table:table-cell office:value-type="float" office:value="0.15048" table:style-name="ce6">
            <text:p>0.15048</text:p>
          </table:table-cell>
          <table:table-cell office:value-type="float" office:value="0.14752999999999999" table:style-name="ce6">
            <text:p>0.14753</text:p>
          </table:table-cell>
          <table:table-cell office:value-type="float" office:value="0.14948" table:style-name="ce6">
            <text:p>0.14948</text:p>
          </table:table-cell>
          <table:table-cell office:value-type="float" office:value="7.8640000000000002E-2" table:style-name="ce6">
            <text:p>0.07864</text:p>
          </table:table-cell>
          <table:table-cell office:value-type="float" office:value="7.2290000000000007E-2" table:style-name="ce6">
            <text:p>0.07229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7099999999999999E-2" table:style-name="ce6">
            <text:p>0.0271</text:p>
          </table:table-cell>
          <table:table-cell office:value-type="float" office:value="2.5849999999999998E-2" table:style-name="ce6">
            <text:p>0.02585</text:p>
          </table:table-cell>
          <table:table-cell office:value-type="float" office:value="2.5049999999999999E-2" table:style-name="ce6">
            <text:p>0.02505</text:p>
          </table:table-cell>
          <table:table-cell office:value-type="float" office:value="2.4550000000000002E-2" table:style-name="ce6">
            <text:p>0.02455</text:p>
          </table:table-cell>
          <table:table-cell office:value-type="float" office:value="2.4279999999999999E-2" table:style-name="ce6">
            <text:p>0.02428</text:p>
          </table:table-cell>
          <table:table-cell office:value-type="float" office:value="2.4369999999999999E-2" table:style-name="ce6">
            <text:p>0.02437</text:p>
          </table:table-cell>
          <table:table-cell office:value-type="float" office:value="2.4780000000000003E-2" table:style-name="ce6">
            <text:p>0.02478</text:p>
          </table:table-cell>
          <table:table-cell office:value-type="float" office:value="2.759E-2" table:style-name="ce6">
            <text:p>0.02759</text:p>
          </table:table-cell>
          <table:table-cell office:value-type="float" office:value="0.17554999999999998" table:style-name="ce6">
            <text:p>0.17555</text:p>
          </table:table-cell>
          <table:table-cell office:value-type="float" office:value="0.18625" table:style-name="ce6">
            <text:p>0.18625</text:p>
          </table:table-cell>
          <table:table-cell office:value-type="float" office:value="0.19161" table:style-name="ce6">
            <text:p>0.19161</text:p>
          </table:table-cell>
          <table:table-cell office:value-type="float" office:value="0.19731000000000001" table:style-name="ce6">
            <text:p>0.19731</text:p>
          </table:table-cell>
          <table:table-cell office:value-type="float" office:value="0.19434000000000001" table:style-name="ce6">
            <text:p>0.19434</text:p>
          </table:table-cell>
          <table:table-cell office:value-type="float" office:value="0.19402999999999998" table:style-name="ce6">
            <text:p>0.19403</text:p>
          </table:table-cell>
          <table:table-cell office:value-type="float" office:value="0.19981000000000002" table:style-name="ce6">
            <text:p>0.19981</text:p>
          </table:table-cell>
          <table:table-cell office:value-type="float" office:value="0.20252999999999999" table:style-name="ce6">
            <text:p>0.20253</text:p>
          </table:table-cell>
          <table:table-cell office:value-type="float" office:value="0.20219999999999999" table:style-name="ce6">
            <text:p>0.2022</text:p>
          </table:table-cell>
          <table:table-cell office:value-type="float" office:value="0.19833999999999999" table:style-name="ce6">
            <text:p>0.19834</text:p>
          </table:table-cell>
          <table:table-cell office:value-type="float" office:value="0.19297" table:style-name="ce6">
            <text:p>0.19297</text:p>
          </table:table-cell>
          <table:table-cell office:value-type="float" office:value="0.19292000000000001" table:style-name="ce6">
            <text:p>0.19292</text:p>
          </table:table-cell>
          <table:table-cell office:value-type="float" office:value="0.18914" table:style-name="ce6">
            <text:p>0.18914</text:p>
          </table:table-cell>
          <table:table-cell office:value-type="float" office:value="0.19164" table:style-name="ce6">
            <text:p>0.19164</text:p>
          </table:table-cell>
          <table:table-cell office:value-type="float" office:value="3.3419999999999998E-2" table:style-name="ce6">
            <text:p>0.03342</text:p>
          </table:table-cell>
          <table:table-cell office:value-type="float" office:value="3.0720000000000001E-2" table:style-name="ce6">
            <text:p>0.03072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57862999999999998" table:style-name="ce6">
            <text:p>0.57863</text:p>
          </table:table-cell>
          <table:table-cell office:value-type="float" office:value="0.55188000000000004" table:style-name="ce6">
            <text:p>0.55188</text:p>
          </table:table-cell>
          <table:table-cell office:value-type="float" office:value="0.53485000000000005" table:style-name="ce6">
            <text:p>0.53485</text:p>
          </table:table-cell>
          <table:table-cell office:value-type="float" office:value="0.52412000000000003" table:style-name="ce6">
            <text:p>0.52412</text:p>
          </table:table-cell>
          <table:table-cell office:value-type="float" office:value="0.51835999999999993" table:style-name="ce6">
            <text:p>0.51836</text:p>
          </table:table-cell>
          <table:table-cell office:value-type="float" office:value="0.52036000000000004" table:style-name="ce6">
            <text:p>0.52036</text:p>
          </table:table-cell>
          <table:table-cell office:value-type="float" office:value="0.52922000000000002" table:style-name="ce6">
            <text:p>0.52922</text:p>
          </table:table-cell>
          <table:table-cell office:value-type="float" office:value="0.58918000000000004" table:style-name="ce6">
            <text:p>0.58918</text:p>
          </table:table-cell>
          <table:table-cell office:value-type="float" office:value="0.35723999999999995" table:style-name="ce6">
            <text:p>0.35724</text:p>
          </table:table-cell>
          <table:table-cell office:value-type="float" office:value="0.37901000000000001" table:style-name="ce6">
            <text:p>0.37901</text:p>
          </table:table-cell>
          <table:table-cell office:value-type="float" office:value="0.38993" table:style-name="ce6">
            <text:p>0.38993</text:p>
          </table:table-cell>
          <table:table-cell office:value-type="float" office:value="0.40151999999999999" table:style-name="ce6">
            <text:p>0.40152</text:p>
          </table:table-cell>
          <table:table-cell office:value-type="float" office:value="0.39546999999999999" table:style-name="ce6">
            <text:p>0.39547</text:p>
          </table:table-cell>
          <table:table-cell office:value-type="float" office:value="0.39484999999999998" table:style-name="ce6">
            <text:p>0.39485</text:p>
          </table:table-cell>
          <table:table-cell office:value-type="float" office:value="0.40661999999999998" table:style-name="ce6">
            <text:p>0.40662</text:p>
          </table:table-cell>
          <table:table-cell office:value-type="float" office:value="0.41216000000000003" table:style-name="ce6">
            <text:p>0.41216</text:p>
          </table:table-cell>
          <table:table-cell office:value-type="float" office:value="0.41148000000000001" table:style-name="ce6">
            <text:p>0.41148</text:p>
          </table:table-cell>
          <table:table-cell office:value-type="float" office:value="0.40362000000000003" table:style-name="ce6">
            <text:p>0.40362</text:p>
          </table:table-cell>
          <table:table-cell office:value-type="float" office:value="0.39270000000000005" table:style-name="ce6">
            <text:p>0.3927</text:p>
          </table:table-cell>
          <table:table-cell office:value-type="float" office:value="0.39258999999999999" table:style-name="ce6">
            <text:p>0.39259</text:p>
          </table:table-cell>
          <table:table-cell office:value-type="float" office:value="0.38490000000000002" table:style-name="ce6">
            <text:p>0.3849</text:p>
          </table:table-cell>
          <table:table-cell office:value-type="float" office:value="0.38999" table:style-name="ce6">
            <text:p>0.38999</text:p>
          </table:table-cell>
          <table:table-cell office:value-type="float" office:value="0.71364000000000005" table:style-name="ce6">
            <text:p>0.71364</text:p>
          </table:table-cell>
          <table:table-cell office:value-type="float" office:value="0.65605999999999998" table:style-name="ce6">
            <text:p>0.65606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22156999999999999" table:style-name="ce6">
            <text:p>0.22157</text:p>
          </table:table-cell>
          <table:table-cell office:value-type="float" office:value="0.21132000000000001" table:style-name="ce6">
            <text:p>0.21132</text:p>
          </table:table-cell>
          <table:table-cell office:value-type="float" office:value="0.20480000000000001" table:style-name="ce6">
            <text:p>0.2048</text:p>
          </table:table-cell>
          <table:table-cell office:value-type="float" office:value="0.20069999999999999" table:style-name="ce6">
            <text:p>0.2007</text:p>
          </table:table-cell>
          <table:table-cell office:value-type="float" office:value="0.19849" table:style-name="ce6">
            <text:p>0.19849</text:p>
          </table:table-cell>
          <table:table-cell office:value-type="float" office:value="0.19925999999999999" table:style-name="ce6">
            <text:p>0.19926</text:p>
          </table:table-cell>
          <table:table-cell office:value-type="float" office:value="0.20265" table:style-name="ce6">
            <text:p>0.20265</text:p>
          </table:table-cell>
          <table:table-cell office:value-type="float" office:value="0.22561" table:style-name="ce6">
            <text:p>0.22561</text:p>
          </table:table-cell>
          <table:table-cell office:value-type="float" office:value="0.14307" table:style-name="ce6">
            <text:p>0.14307</text:p>
          </table:table-cell>
          <table:table-cell office:value-type="float" office:value="0.15179000000000001" table:style-name="ce6">
            <text:p>0.15179</text:p>
          </table:table-cell>
          <table:table-cell office:value-type="float" office:value="0.15615999999999999" table:style-name="ce6">
            <text:p>0.15616</text:p>
          </table:table-cell>
          <table:table-cell office:value-type="float" office:value="0.16081000000000001" table:style-name="ce6">
            <text:p>0.16081</text:p>
          </table:table-cell>
          <table:table-cell office:value-type="float" office:value="0.15837999999999999" table:style-name="ce6">
            <text:p>0.15838</text:p>
          </table:table-cell>
          <table:table-cell office:value-type="float" office:value="0.15812999999999999" table:style-name="ce6">
            <text:p>0.15813</text:p>
          </table:table-cell>
          <table:table-cell office:value-type="float" office:value="0.16284999999999999" table:style-name="ce6">
            <text:p>0.16285</text:p>
          </table:table-cell>
          <table:table-cell office:value-type="float" office:value="0.16507000000000002" table:style-name="ce6">
            <text:p>0.16507</text:p>
          </table:table-cell>
          <table:table-cell office:value-type="float" office:value="0.16478999999999999" table:style-name="ce6">
            <text:p>0.16479</text:p>
          </table:table-cell>
          <table:table-cell office:value-type="float" office:value="0.16164999999999999" table:style-name="ce6">
            <text:p>0.16165</text:p>
          </table:table-cell>
          <table:table-cell office:value-type="float" office:value="0.15726999999999999" table:style-name="ce6">
            <text:p>0.15727</text:p>
          </table:table-cell>
          <table:table-cell office:value-type="float" office:value="0.15723000000000001" table:style-name="ce6">
            <text:p>0.15723</text:p>
          </table:table-cell>
          <table:table-cell office:value-type="float" office:value="0.15414999999999998" table:style-name="ce6">
            <text:p>0.15415</text:p>
          </table:table-cell>
          <table:table-cell office:value-type="float" office:value="0.15619" table:style-name="ce6">
            <text:p>0.15619</text:p>
          </table:table-cell>
          <table:table-cell office:value-type="float" office:value="0.27327000000000001" table:style-name="ce6">
            <text:p>0.27327</text:p>
          </table:table-cell>
          <table:table-cell office:value-type="float" office:value="0.25122" table:style-name="ce6">
            <text:p>0.2512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29330000000000001" table:style-name="ce6">
            <text:p>0.2933</text:p>
          </table:table-cell>
          <table:table-cell office:value-type="float" office:value="0.27973999999999999" table:style-name="ce6">
            <text:p>0.27974</text:p>
          </table:table-cell>
          <table:table-cell office:value-type="float" office:value="0.27111000000000002" table:style-name="ce6">
            <text:p>0.27111</text:p>
          </table:table-cell>
          <table:table-cell office:value-type="float" office:value="0.26567000000000002" table:style-name="ce6">
            <text:p>0.26567</text:p>
          </table:table-cell>
          <table:table-cell office:value-type="float" office:value="0.26274999999999998" table:style-name="ce6">
            <text:p>0.26275</text:p>
          </table:table-cell>
          <table:table-cell office:value-type="float" office:value="0.26375999999999999" table:style-name="ce6">
            <text:p>0.26376</text:p>
          </table:table-cell>
          <table:table-cell office:value-type="float" office:value="0.26824999999999999" table:style-name="ce6">
            <text:p>0.26825</text:p>
          </table:table-cell>
          <table:table-cell office:value-type="float" office:value="0.29864999999999997" table:style-name="ce6">
            <text:p>0.29865</text:p>
          </table:table-cell>
          <table:table-cell office:value-type="float" office:value="0.28702" table:style-name="ce6">
            <text:p>0.28702</text:p>
          </table:table-cell>
          <table:table-cell office:value-type="float" office:value="0.30451" table:style-name="ce6">
            <text:p>0.30451</text:p>
          </table:table-cell>
          <table:table-cell office:value-type="float" office:value="0.31329000000000001" table:style-name="ce6">
            <text:p>0.31329</text:p>
          </table:table-cell>
          <table:table-cell office:value-type="float" office:value="0.3226" table:style-name="ce6">
            <text:p>0.3226</text:p>
          </table:table-cell>
          <table:table-cell office:value-type="float" office:value="0.31774000000000002" table:style-name="ce6">
            <text:p>0.31774</text:p>
          </table:table-cell>
          <table:table-cell office:value-type="float" office:value="0.31724000000000002" table:style-name="ce6">
            <text:p>0.31724</text:p>
          </table:table-cell>
          <table:table-cell office:value-type="float" office:value="0.32668999999999998" table:style-name="ce6">
            <text:p>0.32669</text:p>
          </table:table-cell>
          <table:table-cell office:value-type="float" office:value="0.33113999999999999" table:style-name="ce6">
            <text:p>0.33114</text:p>
          </table:table-cell>
          <table:table-cell office:value-type="float" office:value="0.3306" table:style-name="ce6">
            <text:p>0.3306</text:p>
          </table:table-cell>
          <table:table-cell office:value-type="float" office:value="0.32427999999999996" table:style-name="ce6">
            <text:p>0.32428</text:p>
          </table:table-cell>
          <table:table-cell office:value-type="float" office:value="0.31550999999999996" table:style-name="ce6">
            <text:p>0.31551</text:p>
          </table:table-cell>
          <table:table-cell office:value-type="float" office:value="0.31542000000000003" table:style-name="ce6">
            <text:p>0.31542</text:p>
          </table:table-cell>
          <table:table-cell office:value-type="float" office:value="0.30924000000000001" table:style-name="ce6">
            <text:p>0.30924</text:p>
          </table:table-cell>
          <table:table-cell office:value-type="float" office:value="0.31333" table:style-name="ce6">
            <text:p>0.31333</text:p>
          </table:table-cell>
          <table:table-cell office:value-type="float" office:value="0.36173" table:style-name="ce6">
            <text:p>0.36173</text:p>
          </table:table-cell>
          <table:table-cell office:value-type="float" office:value="0.33255000000000001" table:style-name="ce6">
            <text:p>0.3325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0560000000000003E-2" table:style-name="ce6">
            <text:p>0.06056</text:p>
          </table:table-cell>
          <table:table-cell office:value-type="float" office:value="6.4259999999999998E-2" table:style-name="ce6">
            <text:p>0.06426</text:p>
          </table:table-cell>
          <table:table-cell office:value-type="float" office:value="6.6110000000000002E-2" table:style-name="ce6">
            <text:p>0.06611</text:p>
          </table:table-cell>
          <table:table-cell office:value-type="float" office:value="6.8070000000000006E-2" table:style-name="ce6">
            <text:p>0.06807</text:p>
          </table:table-cell>
          <table:table-cell office:value-type="float" office:value="6.7049999999999998E-2" table:style-name="ce6">
            <text:p>0.06705</text:p>
          </table:table-cell>
          <table:table-cell office:value-type="float" office:value="6.694E-2" table:style-name="ce6">
            <text:p>0.06694</text:p>
          </table:table-cell>
          <table:table-cell office:value-type="float" office:value="6.8929999999999991E-2" table:style-name="ce6">
            <text:p>0.06893</text:p>
          </table:table-cell>
          <table:table-cell office:value-type="float" office:value="6.9870000000000002E-2" table:style-name="ce6">
            <text:p>0.06987</text:p>
          </table:table-cell>
          <table:table-cell office:value-type="float" office:value="6.9760000000000003E-2" table:style-name="ce6">
            <text:p>0.06976</text:p>
          </table:table-cell>
          <table:table-cell office:value-type="float" office:value="6.8430000000000005E-2" table:style-name="ce6">
            <text:p>0.06843</text:p>
          </table:table-cell>
          <table:table-cell office:value-type="float" office:value="6.658E-2" table:style-name="ce6">
            <text:p>0.06658</text:p>
          </table:table-cell>
          <table:table-cell office:value-type="float" office:value="6.6559999999999994E-2" table:style-name="ce6">
            <text:p>0.06656</text:p>
          </table:table-cell>
          <table:table-cell office:value-type="float" office:value="6.5250000000000002E-2" table:style-name="ce6">
            <text:p>0.06525</text:p>
          </table:table-cell>
          <table:table-cell office:value-type="float" office:value="6.6119999999999998E-2" table:style-name="ce6">
            <text:p>0.06612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51007999999999998" table:style-name="ce6">
            <text:p>0.51008</text:p>
          </table:table-cell>
          <table:table-cell office:value-type="float" office:value="0.48649999999999999" table:style-name="ce6">
            <text:p>0.4865</text:p>
          </table:table-cell>
          <table:table-cell office:value-type="float" office:value="0.47149000000000002" table:style-name="ce6">
            <text:p>0.47149</text:p>
          </table:table-cell>
          <table:table-cell office:value-type="float" office:value="0.46203000000000005" table:style-name="ce6">
            <text:p>0.46203</text:p>
          </table:table-cell>
          <table:table-cell office:value-type="float" office:value="0.45695999999999998" table:style-name="ce6">
            <text:p>0.45696</text:p>
          </table:table-cell>
          <table:table-cell office:value-type="float" office:value="0.45872000000000002" table:style-name="ce6">
            <text:p>0.45872</text:p>
          </table:table-cell>
          <table:table-cell office:value-type="float" office:value="0.46653" table:style-name="ce6">
            <text:p>0.46653</text:p>
          </table:table-cell>
          <table:table-cell office:value-type="float" office:value="0.51939000000000002" table:style-name="ce6">
            <text:p>0.51939</text:p>
          </table:table-cell>
          <table:table-cell office:value-type="float" office:value="0.55911999999999995" table:style-name="ce6">
            <text:p>0.55912</text:p>
          </table:table-cell>
          <table:table-cell office:value-type="float" office:value="0.59319999999999995" table:style-name="ce6">
            <text:p>0.5932</text:p>
          </table:table-cell>
          <table:table-cell office:value-type="float" office:value="0.61027999999999993" table:style-name="ce6">
            <text:p>0.61028</text:p>
          </table:table-cell>
          <table:table-cell office:value-type="float" office:value="0.62843000000000004" table:style-name="ce6">
            <text:p>0.62843</text:p>
          </table:table-cell>
          <table:table-cell office:value-type="float" office:value="0.61895999999999995" table:style-name="ce6">
            <text:p>0.61896</text:p>
          </table:table-cell>
          <table:table-cell office:value-type="float" office:value="0.61799000000000004" table:style-name="ce6">
            <text:p>0.61799</text:p>
          </table:table-cell>
          <table:table-cell office:value-type="float" office:value="0.63639999999999997" table:style-name="ce6">
            <text:p>0.6364</text:p>
          </table:table-cell>
          <table:table-cell office:value-type="float" office:value="0.64507000000000003" table:style-name="ce6">
            <text:p>0.64507</text:p>
          </table:table-cell>
          <table:table-cell office:value-type="float" office:value="0.64400999999999997" table:style-name="ce6">
            <text:p>0.64401</text:p>
          </table:table-cell>
          <table:table-cell office:value-type="float" office:value="0.63170999999999999" table:style-name="ce6">
            <text:p>0.63171</text:p>
          </table:table-cell>
          <table:table-cell office:value-type="float" office:value="0.61462000000000006" table:style-name="ce6">
            <text:p>0.61462</text:p>
          </table:table-cell>
          <table:table-cell office:value-type="float" office:value="0.61443999999999999" table:style-name="ce6">
            <text:p>0.61444</text:p>
          </table:table-cell>
          <table:table-cell office:value-type="float" office:value="0.60240000000000005" table:style-name="ce6">
            <text:p>0.6024</text:p>
          </table:table-cell>
          <table:table-cell office:value-type="float" office:value="0.61036999999999997" table:style-name="ce6">
            <text:p>0.61037</text:p>
          </table:table-cell>
          <table:table-cell office:value-type="float" office:value="0.62909999999999999" table:style-name="ce6">
            <text:p>0.6291</text:p>
          </table:table-cell>
          <table:table-cell office:value-type="float" office:value="0.57835000000000003" table:style-name="ce6">
            <text:p>0.57835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12433" table:style-name="ce6">
            <text:p>0.12433</text:p>
          </table:table-cell>
          <table:table-cell office:value-type="float" office:value="0.11859" table:style-name="ce6">
            <text:p>0.11859</text:p>
          </table:table-cell>
          <table:table-cell office:value-type="float" office:value="0.11493" table:style-name="ce6">
            <text:p>0.11493</text:p>
          </table:table-cell>
          <table:table-cell office:value-type="float" office:value="0.11262" table:style-name="ce6">
            <text:p>0.11262</text:p>
          </table:table-cell>
          <table:table-cell office:value-type="float" office:value="0.11137999999999999" table:style-name="ce6">
            <text:p>0.11138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372" table:style-name="ce6">
            <text:p>0.11372</text:p>
          </table:table-cell>
          <table:table-cell office:value-type="float" office:value="0.12659999999999999" table:style-name="ce6">
            <text:p>0.1266</text:p>
          </table:table-cell>
          <table:table-cell office:value-type="float" office:value="0.11323" table:style-name="ce6">
            <text:p>0.11323</text:p>
          </table:table-cell>
          <table:table-cell office:value-type="float" office:value="0.12013" table:style-name="ce6">
            <text:p>0.12013</text:p>
          </table:table-cell>
          <table:table-cell office:value-type="float" office:value="0.12359000000000001" table:style-name="ce6">
            <text:p>0.12359</text:p>
          </table:table-cell>
          <table:table-cell office:value-type="float" office:value="0.12726000000000001" table:style-name="ce6">
            <text:p>0.12726</text:p>
          </table:table-cell>
          <table:table-cell office:value-type="float" office:value="0.12534999999999999" table:style-name="ce6">
            <text:p>0.12535</text:p>
          </table:table-cell>
          <table:table-cell office:value-type="float" office:value="0.12515000000000001" table:style-name="ce6">
            <text:p>0.12515</text:p>
          </table:table-cell>
          <table:table-cell office:value-type="float" office:value="0.12887999999999999" table:style-name="ce6">
            <text:p>0.12888</text:p>
          </table:table-cell>
          <table:table-cell office:value-type="float" office:value="0.13063" table:style-name="ce6">
            <text:p>0.13063</text:p>
          </table:table-cell>
          <table:table-cell office:value-type="float" office:value="0.13042000000000001" table:style-name="ce6">
            <text:p>0.13042</text:p>
          </table:table-cell>
          <table:table-cell office:value-type="float" office:value="0.12792999999999999" table:style-name="ce6">
            <text:p>0.12793</text:p>
          </table:table-cell>
          <table:table-cell office:value-type="float" office:value="0.12447" table:style-name="ce6">
            <text:p>0.12447</text:p>
          </table:table-cell>
          <table:table-cell office:value-type="float" office:value="0.12443" table:style-name="ce6">
            <text:p>0.12443</text:p>
          </table:table-cell>
          <table:table-cell office:value-type="float" office:value="0.12199" table:style-name="ce6">
            <text:p>0.12199</text:p>
          </table:table-cell>
          <table:table-cell office:value-type="float" office:value="0.12361000000000001" table:style-name="ce6">
            <text:p>0.12361</text:p>
          </table:table-cell>
          <table:table-cell office:value-type="float" office:value="0.15334" table:style-name="ce6">
            <text:p>0.15334</text:p>
          </table:table-cell>
          <table:table-cell office:value-type="float" office:value="0.14096999999999998" table:style-name="ce6">
            <text:p>0.1409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20562999999999998" table:style-name="ce6">
            <text:p>0.20563</text:p>
          </table:table-cell>
          <table:table-cell office:value-type="float" office:value="0.19611999999999999" table:style-name="ce6">
            <text:p>0.19612</text:p>
          </table:table-cell>
          <table:table-cell office:value-type="float" office:value="0.19007000000000002" table:style-name="ce6">
            <text:p>0.19007</text:p>
          </table:table-cell>
          <table:table-cell office:value-type="float" office:value="0.18626000000000001" table:style-name="ce6">
            <text:p>0.18626</text:p>
          </table:table-cell>
          <table:table-cell office:value-type="float" office:value="0.18420999999999998" table:style-name="ce6">
            <text:p>0.18421</text:p>
          </table:table-cell>
          <table:table-cell office:value-type="float" office:value="0.18492" table:style-name="ce6">
            <text:p>0.18492</text:p>
          </table:table-cell>
          <table:table-cell office:value-type="float" office:value="0.18806999999999999" table:style-name="ce6">
            <text:p>0.18807</text:p>
          </table:table-cell>
          <table:table-cell office:value-type="float" office:value="0.20937999999999998" table:style-name="ce6">
            <text:p>0.20938</text:p>
          </table:table-cell>
          <table:table-cell office:value-type="float" office:value="0.27824000000000004" table:style-name="ce6">
            <text:p>0.27824</text:p>
          </table:table-cell>
          <table:table-cell office:value-type="float" office:value="0.29520000000000002" table:style-name="ce6">
            <text:p>0.2952</text:p>
          </table:table-cell>
          <table:table-cell office:value-type="float" office:value="0.30370000000000003" table:style-name="ce6">
            <text:p>0.3037</text:p>
          </table:table-cell>
          <table:table-cell office:value-type="float" office:value="0.31274000000000002" table:style-name="ce6">
            <text:p>0.31274</text:p>
          </table:table-cell>
          <table:table-cell office:value-type="float" office:value="0.30802000000000002" table:style-name="ce6">
            <text:p>0.30802</text:p>
          </table:table-cell>
          <table:table-cell office:value-type="float" office:value="0.30754000000000004" table:style-name="ce6">
            <text:p>0.30754</text:p>
          </table:table-cell>
          <table:table-cell office:value-type="float" office:value="0.31670000000000004" table:style-name="ce6">
            <text:p>0.3167</text:p>
          </table:table-cell>
          <table:table-cell office:value-type="float" office:value="0.32101999999999997" table:style-name="ce6">
            <text:p>0.32102</text:p>
          </table:table-cell>
          <table:table-cell office:value-type="float" office:value="0.32049" table:style-name="ce6">
            <text:p>0.32049</text:p>
          </table:table-cell>
          <table:table-cell office:value-type="float" office:value="0.31437000000000004" table:style-name="ce6">
            <text:p>0.31437</text:p>
          </table:table-cell>
          <table:table-cell office:value-type="float" office:value="0.30585999999999997" table:style-name="ce6">
            <text:p>0.30586</text:p>
          </table:table-cell>
          <table:table-cell office:value-type="float" office:value="0.30578" table:style-name="ce6">
            <text:p>0.30578</text:p>
          </table:table-cell>
          <table:table-cell office:value-type="float" office:value="0.29977999999999999" table:style-name="ce6">
            <text:p>0.29978</text:p>
          </table:table-cell>
          <table:table-cell office:value-type="float" office:value="0.30375000000000002" table:style-name="ce6">
            <text:p>0.30375</text:p>
          </table:table-cell>
          <table:table-cell office:value-type="float" office:value="0.25361" table:style-name="ce6">
            <text:p>0.25361</text:p>
          </table:table-cell>
          <table:table-cell office:value-type="float" office:value="0.23315000000000002" table:style-name="ce6">
            <text:p>0.233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7215" table:style-name="ce6">
            <text:p>0.17215</text:p>
          </table:table-cell>
          <table:table-cell office:value-type="float" office:value="0.16419" table:style-name="ce6">
            <text:p>0.16419</text:p>
          </table:table-cell>
          <table:table-cell office:value-type="float" office:value="0.15912999999999999" table:style-name="ce6">
            <text:p>0.15913</text:p>
          </table:table-cell>
          <table:table-cell office:value-type="float" office:value="0.15594" table:style-name="ce6">
            <text:p>0.15594</text:p>
          </table:table-cell>
          <table:table-cell office:value-type="float" office:value="0.15422" table:style-name="ce6">
            <text:p>0.15422</text:p>
          </table:table-cell>
          <table:table-cell office:value-type="float" office:value="0.15481999999999999" table:style-name="ce6">
            <text:p>0.15482</text:p>
          </table:table-cell>
          <table:table-cell office:value-type="float" office:value="0.15744999999999998" table:style-name="ce6">
            <text:p>0.15745</text:p>
          </table:table-cell>
          <table:table-cell office:value-type="float" office:value="0.17529" table:style-name="ce6">
            <text:p>0.17529</text:p>
          </table:table-cell>
          <table:table-cell office:value-type="float" office:value="0.22821000000000002" table:style-name="ce6">
            <text:p>0.22821</text:p>
          </table:table-cell>
          <table:table-cell office:value-type="float" office:value="0.24212" table:style-name="ce6">
            <text:p>0.24212</text:p>
          </table:table-cell>
          <table:table-cell office:value-type="float" office:value="0.24909999999999999" table:style-name="ce6">
            <text:p>0.2491</text:p>
          </table:table-cell>
          <table:table-cell office:value-type="float" office:value="0.25650000000000001" table:style-name="ce6">
            <text:p>0.2565</text:p>
          </table:table-cell>
          <table:table-cell office:value-type="float" office:value="0.25263999999999998" table:style-name="ce6">
            <text:p>0.25264</text:p>
          </table:table-cell>
          <table:table-cell office:value-type="float" office:value="0.25224000000000002" table:style-name="ce6">
            <text:p>0.25224</text:p>
          </table:table-cell>
          <table:table-cell office:value-type="float" office:value="0.25975000000000004" table:style-name="ce6">
            <text:p>0.25975</text:p>
          </table:table-cell>
          <table:table-cell office:value-type="float" office:value="0.26329999999999998" table:style-name="ce6">
            <text:p>0.2633</text:p>
          </table:table-cell>
          <table:table-cell office:value-type="float" office:value="0.26286000000000004" table:style-name="ce6">
            <text:p>0.26286</text:p>
          </table:table-cell>
          <table:table-cell office:value-type="float" office:value="0.25784000000000001" table:style-name="ce6">
            <text:p>0.25784</text:p>
          </table:table-cell>
          <table:table-cell office:value-type="float" office:value="0.25086999999999998" table:style-name="ce6">
            <text:p>0.25087</text:p>
          </table:table-cell>
          <table:table-cell office:value-type="float" office:value="0.25079000000000001" table:style-name="ce6">
            <text:p>0.25079</text:p>
          </table:table-cell>
          <table:table-cell office:value-type="float" office:value="0.24588000000000002" table:style-name="ce6">
            <text:p>0.24588</text:p>
          </table:table-cell>
          <table:table-cell office:value-type="float" office:value="0.24912999999999999" table:style-name="ce6">
            <text:p>0.24913</text:p>
          </table:table-cell>
          <table:table-cell office:value-type="float" office:value="0.21231999999999998" table:style-name="ce6">
            <text:p>0.21232</text:p>
          </table:table-cell>
          <table:table-cell office:value-type="float" office:value="0.19518999999999997" table:style-name="ce6">
            <text:p>0.19519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42560000000000003" table:style-name="ce6">
            <text:p>0.4256</text:p>
          </table:table-cell>
          <table:table-cell office:value-type="float" office:value="0.40593000000000001" table:style-name="ce6">
            <text:p>0.40593</text:p>
          </table:table-cell>
          <table:table-cell office:value-type="float" office:value="0.39340000000000003" table:style-name="ce6">
            <text:p>0.3934</text:p>
          </table:table-cell>
          <table:table-cell office:value-type="float" office:value="0.38551000000000002" table:style-name="ce6">
            <text:p>0.38551</text:p>
          </table:table-cell>
          <table:table-cell office:value-type="float" office:value="0.38127" table:style-name="ce6">
            <text:p>0.38127</text:p>
          </table:table-cell>
          <table:table-cell office:value-type="float" office:value="0.38274999999999998" table:style-name="ce6">
            <text:p>0.38275</text:p>
          </table:table-cell>
          <table:table-cell office:value-type="float" office:value="0.38925999999999999" table:style-name="ce6">
            <text:p>0.38926</text:p>
          </table:table-cell>
          <table:table-cell office:value-type="float" office:value="0.43335999999999997" table:style-name="ce6">
            <text:p>0.43336</text:p>
          </table:table-cell>
          <table:table-cell office:value-type="float" office:value="0.48713999999999996" table:style-name="ce6">
            <text:p>0.48714</text:p>
          </table:table-cell>
          <table:table-cell office:value-type="float" office:value="0.51683999999999997" table:style-name="ce6">
            <text:p>0.51684</text:p>
          </table:table-cell>
          <table:table-cell office:value-type="float" office:value="0.53171999999999997" table:style-name="ce6">
            <text:p>0.53172</text:p>
          </table:table-cell>
          <table:table-cell office:value-type="float" office:value="0.54752999999999996" table:style-name="ce6">
            <text:p>0.54753</text:p>
          </table:table-cell>
          <table:table-cell office:value-type="float" office:value="0.53927999999999998" table:style-name="ce6">
            <text:p>0.53928</text:p>
          </table:table-cell>
          <table:table-cell office:value-type="float" office:value="0.53843000000000008" table:style-name="ce6">
            <text:p>0.53843</text:p>
          </table:table-cell>
          <table:table-cell office:value-type="float" office:value="0.55447999999999997" table:style-name="ce6">
            <text:p>0.55448</text:p>
          </table:table-cell>
          <table:table-cell office:value-type="float" office:value="0.56203000000000003" table:style-name="ce6">
            <text:p>0.56203</text:p>
          </table:table-cell>
          <table:table-cell office:value-type="float" office:value="0.56111" table:style-name="ce6">
            <text:p>0.56111</text:p>
          </table:table-cell>
          <table:table-cell office:value-type="float" office:value="0.55039000000000005" table:style-name="ce6">
            <text:p>0.55039</text:p>
          </table:table-cell>
          <table:table-cell office:value-type="float" office:value="0.53549999999999998" table:style-name="ce6">
            <text:p>0.5355</text:p>
          </table:table-cell>
          <table:table-cell office:value-type="float" office:value="0.53534999999999999" table:style-name="ce6">
            <text:p>0.53535</text:p>
          </table:table-cell>
          <table:table-cell office:value-type="float" office:value="0.52485999999999999" table:style-name="ce6">
            <text:p>0.52486</text:p>
          </table:table-cell>
          <table:table-cell office:value-type="float" office:value="0.53180000000000005" table:style-name="ce6">
            <text:p>0.5318</text:p>
          </table:table-cell>
          <table:table-cell office:value-type="float" office:value="0.52490999999999999" table:style-name="ce6">
            <text:p>0.52491</text:p>
          </table:table-cell>
          <table:table-cell office:value-type="float" office:value="0.48255999999999999" table:style-name="ce6">
            <text:p>0.48256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42879" table:style-name="ce6">
            <text:p>0.42879</text:p>
          </table:table-cell>
          <table:table-cell office:value-type="float" office:value="0.40897" table:style-name="ce6">
            <text:p>0.40897</text:p>
          </table:table-cell>
          <table:table-cell office:value-type="float" office:value="0.39634999999999998" table:style-name="ce6">
            <text:p>0.39635</text:p>
          </table:table-cell>
          <table:table-cell office:value-type="float" office:value="0.38840000000000002" table:style-name="ce6">
            <text:p>0.3884</text:p>
          </table:table-cell>
          <table:table-cell office:value-type="float" office:value="0.38412999999999997" table:style-name="ce6">
            <text:p>0.38413</text:p>
          </table:table-cell>
          <table:table-cell office:value-type="float" office:value="0.38561000000000001" table:style-name="ce6">
            <text:p>0.38561</text:p>
          </table:table-cell>
          <table:table-cell office:value-type="float" office:value="0.39216999999999996" table:style-name="ce6">
            <text:p>0.39217</text:p>
          </table:table-cell>
          <table:table-cell office:value-type="float" office:value="0.43661" table:style-name="ce6">
            <text:p>0.43661</text:p>
          </table:table-cell>
          <table:table-cell office:value-type="float" office:value="0.49591999999999997" table:style-name="ce6">
            <text:p>0.49592</text:p>
          </table:table-cell>
          <table:table-cell office:value-type="float" office:value="0.52615000000000001" table:style-name="ce6">
            <text:p>0.52615</text:p>
          </table:table-cell>
          <table:table-cell office:value-type="float" office:value="0.5413" table:style-name="ce6">
            <text:p>0.5413</text:p>
          </table:table-cell>
          <table:table-cell office:value-type="float" office:value="0.55740000000000001" table:style-name="ce6">
            <text:p>0.5574</text:p>
          </table:table-cell>
          <table:table-cell office:value-type="float" office:value="0.54899999999999993" table:style-name="ce6">
            <text:p>0.549</text:p>
          </table:table-cell>
          <table:table-cell office:value-type="float" office:value="0.54813000000000001" table:style-name="ce6">
            <text:p>0.54813</text:p>
          </table:table-cell>
          <table:table-cell office:value-type="float" office:value="0.56447000000000003" table:style-name="ce6">
            <text:p>0.56447</text:p>
          </table:table-cell>
          <table:table-cell office:value-type="float" office:value="0.57216" table:style-name="ce6">
            <text:p>0.57216</text:p>
          </table:table-cell>
          <table:table-cell office:value-type="float" office:value="0.57121999999999995" table:style-name="ce6">
            <text:p>0.57122</text:p>
          </table:table-cell>
          <table:table-cell office:value-type="float" office:value="0.56030000000000002" table:style-name="ce6">
            <text:p>0.5603</text:p>
          </table:table-cell>
          <table:table-cell office:value-type="float" office:value="0.54515000000000002" table:style-name="ce6">
            <text:p>0.54515</text:p>
          </table:table-cell>
          <table:table-cell office:value-type="float" office:value="0.54498999999999997" table:style-name="ce6">
            <text:p>0.54499</text:p>
          </table:table-cell>
          <table:table-cell office:value-type="float" office:value="0.53432000000000002" table:style-name="ce6">
            <text:p>0.53432</text:p>
          </table:table-cell>
          <table:table-cell office:value-type="float" office:value="0.54137999999999997" table:style-name="ce6">
            <text:p>0.54138</text:p>
          </table:table-cell>
          <table:table-cell office:value-type="float" office:value="0.52883999999999998" table:style-name="ce6">
            <text:p>0.52884</text:p>
          </table:table-cell>
          <table:table-cell office:value-type="float" office:value="0.48616999999999999" table:style-name="ce6">
            <text:p>0.4861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38256000000000001" table:style-name="ce6">
            <text:p>0.38256</text:p>
          </table:table-cell>
          <table:table-cell office:value-type="float" office:value="0.36487999999999998" table:style-name="ce6">
            <text:p>0.36488</text:p>
          </table:table-cell>
          <table:table-cell office:value-type="float" office:value="0.35362000000000005" table:style-name="ce6">
            <text:p>0.35362</text:p>
          </table:table-cell>
          <table:table-cell office:value-type="float" office:value="0.34653" table:style-name="ce6">
            <text:p>0.34653</text:p>
          </table:table-cell>
          <table:table-cell office:value-type="float" office:value="0.34271999999999997" table:style-name="ce6">
            <text:p>0.34272</text:p>
          </table:table-cell>
          <table:table-cell office:value-type="float" office:value="0.34404000000000001" table:style-name="ce6">
            <text:p>0.34404</text:p>
          </table:table-cell>
          <table:table-cell office:value-type="float" office:value="0.34988999999999998" table:style-name="ce6">
            <text:p>0.34989</text:p>
          </table:table-cell>
          <table:table-cell office:value-type="float" office:value="0.38954" table:style-name="ce6">
            <text:p>0.38954</text:p>
          </table:table-cell>
          <table:table-cell office:value-type="float" office:value="0.52224999999999999" table:style-name="ce6">
            <text:p>0.52225</text:p>
          </table:table-cell>
          <table:table-cell office:value-type="float" office:value="0.55408999999999997" table:style-name="ce6">
            <text:p>0.55409</text:p>
          </table:table-cell>
          <table:table-cell office:value-type="float" office:value="0.57005000000000006" table:style-name="ce6">
            <text:p>0.57005</text:p>
          </table:table-cell>
          <table:table-cell office:value-type="float" office:value="0.58700000000000008" table:style-name="ce6">
            <text:p>0.587</text:p>
          </table:table-cell>
          <table:table-cell office:value-type="float" office:value="0.57814999999999994" table:style-name="ce6">
            <text:p>0.57815</text:p>
          </table:table-cell>
          <table:table-cell office:value-type="float" office:value="0.57723999999999998" table:style-name="ce6">
            <text:p>0.57724</text:p>
          </table:table-cell>
          <table:table-cell office:value-type="float" office:value="0.59444000000000008" table:style-name="ce6">
            <text:p>0.59444</text:p>
          </table:table-cell>
          <table:table-cell office:value-type="float" office:value="0.60253999999999996" table:style-name="ce6">
            <text:p>0.60254</text:p>
          </table:table-cell>
          <table:table-cell office:value-type="float" office:value="0.60155000000000003" table:style-name="ce6">
            <text:p>0.60155</text:p>
          </table:table-cell>
          <table:table-cell office:value-type="float" office:value="0.59006000000000003" table:style-name="ce6">
            <text:p>0.59006</text:p>
          </table:table-cell>
          <table:table-cell office:value-type="float" office:value="0.57409999999999994" table:style-name="ce6">
            <text:p>0.5741</text:p>
          </table:table-cell>
          <table:table-cell office:value-type="float" office:value="0.57393000000000005" table:style-name="ce6">
            <text:p>0.57393</text:p>
          </table:table-cell>
          <table:table-cell office:value-type="float" office:value="0.56269000000000002" table:style-name="ce6">
            <text:p>0.56269</text:p>
          </table:table-cell>
          <table:table-cell office:value-type="float" office:value="0.57013000000000003" table:style-name="ce6">
            <text:p>0.57013</text:p>
          </table:table-cell>
          <table:table-cell office:value-type="float" office:value="0.47182999999999997" table:style-name="ce6">
            <text:p>0.47183</text:p>
          </table:table-cell>
          <table:table-cell office:value-type="float" office:value="0.43375999999999998" table:style-name="ce6">
            <text:p>0.43376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3.6859999999999997E-2" table:style-name="ce6">
            <text:p>0.03686</text:p>
          </table:table-cell>
          <table:table-cell office:value-type="float" office:value="3.9109999999999999E-2" table:style-name="ce6">
            <text:p>0.03911</text:p>
          </table:table-cell>
          <table:table-cell office:value-type="float" office:value="4.0239999999999998E-2" table:style-name="ce6">
            <text:p>0.04024</text:p>
          </table:table-cell>
          <table:table-cell office:value-type="float" office:value="4.1440000000000005E-2" table:style-name="ce6">
            <text:p>0.04144</text:p>
          </table:table-cell>
          <table:table-cell office:value-type="float" office:value="4.0810000000000006E-2" table:style-name="ce6">
            <text:p>0.04081</text:p>
          </table:table-cell>
          <table:table-cell office:value-type="float" office:value="4.0750000000000001E-2" table:style-name="ce6">
            <text:p>0.04075</text:p>
          </table:table-cell>
          <table:table-cell office:value-type="float" office:value="4.1959999999999997E-2" table:style-name="ce6">
            <text:p>0.04196</text:p>
          </table:table-cell>
          <table:table-cell office:value-type="float" office:value="4.2529999999999998E-2" table:style-name="ce6">
            <text:p>0.04253</text:p>
          </table:table-cell>
          <table:table-cell office:value-type="float" office:value="4.2460000000000005E-2" table:style-name="ce6">
            <text:p>0.04246</text:p>
          </table:table-cell>
          <table:table-cell office:value-type="float" office:value="4.165E-2" table:style-name="ce6">
            <text:p>0.04165</text:p>
          </table:table-cell>
          <table:table-cell office:value-type="float" office:value="4.0519999999999994E-2" table:style-name="ce6">
            <text:p>0.04052</text:p>
          </table:table-cell>
          <table:table-cell office:value-type="float" office:value="4.0510000000000004E-2" table:style-name="ce6">
            <text:p>0.04051</text:p>
          </table:table-cell>
          <table:table-cell office:value-type="float" office:value="3.9719999999999998E-2" table:style-name="ce6">
            <text:p>0.03972</text:p>
          </table:table-cell>
          <table:table-cell office:value-type="float" office:value="4.0239999999999998E-2" table:style-name="ce6">
            <text:p>0.04024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18809000000000001" table:style-name="ce6">
            <text:p>0.18809</text:p>
          </table:table-cell>
          <table:table-cell office:value-type="float" office:value="0.1794" table:style-name="ce6">
            <text:p>0.1794</text:p>
          </table:table-cell>
          <table:table-cell office:value-type="float" office:value="0.17385999999999999" table:style-name="ce6">
            <text:p>0.17386</text:p>
          </table:table-cell>
          <table:table-cell office:value-type="float" office:value="0.17038" table:style-name="ce6">
            <text:p>0.17038</text:p>
          </table:table-cell>
          <table:table-cell office:value-type="float" office:value="0.16850000000000001" table:style-name="ce6">
            <text:p>0.1685</text:p>
          </table:table-cell>
          <table:table-cell office:value-type="float" office:value="0.16914999999999999" table:style-name="ce6">
            <text:p>0.16915</text:p>
          </table:table-cell>
          <table:table-cell office:value-type="float" office:value="0.17202999999999999" table:style-name="ce6">
            <text:p>0.17203</text:p>
          </table:table-cell>
          <table:table-cell office:value-type="float" office:value="0.19152000000000002" table:style-name="ce6">
            <text:p>0.19152</text:p>
          </table:table-cell>
          <table:table-cell office:value-type="float" office:value="0.30896000000000001" table:style-name="ce6">
            <text:p>0.30896</text:p>
          </table:table-cell>
          <table:table-cell office:value-type="float" office:value="0.32780000000000004" table:style-name="ce6">
            <text:p>0.3278</text:p>
          </table:table-cell>
          <table:table-cell office:value-type="float" office:value="0.33723999999999998" table:style-name="ce6">
            <text:p>0.33724</text:p>
          </table:table-cell>
          <table:table-cell office:value-type="float" office:value="0.34726000000000001" table:style-name="ce6">
            <text:p>0.34726</text:p>
          </table:table-cell>
          <table:table-cell office:value-type="float" office:value="0.34203000000000006" table:style-name="ce6">
            <text:p>0.34203</text:p>
          </table:table-cell>
          <table:table-cell office:value-type="float" office:value="0.34149000000000002" table:style-name="ce6">
            <text:p>0.34149</text:p>
          </table:table-cell>
          <table:table-cell office:value-type="float" office:value="0.35167000000000004" table:style-name="ce6">
            <text:p>0.35167</text:p>
          </table:table-cell>
          <table:table-cell office:value-type="float" office:value="0.35646" table:style-name="ce6">
            <text:p>0.35646</text:p>
          </table:table-cell>
          <table:table-cell office:value-type="float" office:value="0.35587000000000002" table:style-name="ce6">
            <text:p>0.35587</text:p>
          </table:table-cell>
          <table:table-cell office:value-type="float" office:value="0.34906999999999999" table:style-name="ce6">
            <text:p>0.34907</text:p>
          </table:table-cell>
          <table:table-cell office:value-type="float" office:value="0.33962999999999999" table:style-name="ce6">
            <text:p>0.33963</text:p>
          </table:table-cell>
          <table:table-cell office:value-type="float" office:value="0.33954000000000001" table:style-name="ce6">
            <text:p>0.33954</text:p>
          </table:table-cell>
          <table:table-cell office:value-type="float" office:value="0.33287999999999995" table:style-name="ce6">
            <text:p>0.33288</text:p>
          </table:table-cell>
          <table:table-cell office:value-type="float" office:value="0.33728999999999998" table:style-name="ce6">
            <text:p>0.33729</text:p>
          </table:table-cell>
          <table:table-cell office:value-type="float" office:value="0.23197999999999999" table:style-name="ce6">
            <text:p>0.23198</text:p>
          </table:table-cell>
          <table:table-cell office:value-type="float" office:value="0.21327000000000002" table:style-name="ce6">
            <text:p>0.2132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15143000000000001" table:style-name="ce6">
            <text:p>0.15143</text:p>
          </table:table-cell>
          <table:table-cell office:value-type="float" office:value="0.14443" table:style-name="ce6">
            <text:p>0.14443</text:p>
          </table:table-cell>
          <table:table-cell office:value-type="float" office:value="0.13997000000000001" table:style-name="ce6">
            <text:p>0.13997</text:p>
          </table:table-cell>
          <table:table-cell office:value-type="float" office:value="0.13717000000000001" table:style-name="ce6">
            <text:p>0.13717</text:p>
          </table:table-cell>
          <table:table-cell office:value-type="float" office:value="0.13566" table:style-name="ce6">
            <text:p>0.13566</text:p>
          </table:table-cell>
          <table:table-cell office:value-type="float" office:value="0.13618" table:style-name="ce6">
            <text:p>0.13618</text:p>
          </table:table-cell>
          <table:table-cell office:value-type="float" office:value="0.13849999999999998" table:style-name="ce6">
            <text:p>0.1385</text:p>
          </table:table-cell>
          <table:table-cell office:value-type="float" office:value="0.15418999999999999" table:style-name="ce6">
            <text:p>0.15419</text:p>
          </table:table-cell>
          <table:table-cell office:value-type="float" office:value="0.18257000000000001" table:style-name="ce6">
            <text:p>0.18257</text:p>
          </table:table-cell>
          <table:table-cell office:value-type="float" office:value="0.19370000000000001" table:style-name="ce6">
            <text:p>0.1937</text:p>
          </table:table-cell>
          <table:table-cell office:value-type="float" office:value="0.19928000000000001" table:style-name="ce6">
            <text:p>0.19928</text:p>
          </table:table-cell>
          <table:table-cell office:value-type="float" office:value="0.20519999999999999" table:style-name="ce6">
            <text:p>0.2052</text:p>
          </table:table-cell>
          <table:table-cell office:value-type="float" office:value="0.20210999999999998" table:style-name="ce6">
            <text:p>0.20211</text:p>
          </table:table-cell>
          <table:table-cell office:value-type="float" office:value="0.20179" table:style-name="ce6">
            <text:p>0.20179</text:p>
          </table:table-cell>
          <table:table-cell office:value-type="float" office:value="0.20780000000000001" table:style-name="ce6">
            <text:p>0.2078</text:p>
          </table:table-cell>
          <table:table-cell office:value-type="float" office:value="0.21063999999999999" table:style-name="ce6">
            <text:p>0.21064</text:p>
          </table:table-cell>
          <table:table-cell office:value-type="float" office:value="0.21029" table:style-name="ce6">
            <text:p>0.21029</text:p>
          </table:table-cell>
          <table:table-cell office:value-type="float" office:value="0.20626999999999998" table:style-name="ce6">
            <text:p>0.20627</text:p>
          </table:table-cell>
          <table:table-cell office:value-type="float" office:value="0.20068999999999998" table:style-name="ce6">
            <text:p>0.20069</text:p>
          </table:table-cell>
          <table:table-cell office:value-type="float" office:value="0.20062999999999998" table:style-name="ce6">
            <text:p>0.20063</text:p>
          </table:table-cell>
          <table:table-cell office:value-type="float" office:value="0.19670000000000001" table:style-name="ce6">
            <text:p>0.1967</text:p>
          </table:table-cell>
          <table:table-cell office:value-type="float" office:value="0.19931000000000001" table:style-name="ce6">
            <text:p>0.19931</text:p>
          </table:table-cell>
          <table:table-cell office:value-type="float" office:value="0.18676999999999999" table:style-name="ce6">
            <text:p>0.18677</text:p>
          </table:table-cell>
          <table:table-cell office:value-type="float" office:value="0.17170000000000002" table:style-name="ce6">
            <text:p>0.171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9" table:style-name="ce6">
            <text:p>0.14579</text:p>
          </table:table-cell>
          <table:table-cell office:value-type="float" office:value="0.16231000000000001" table:style-name="ce6">
            <text:p>0.16231</text:p>
          </table:table-cell>
          <table:table-cell office:value-type="float" office:value="0.15536" table:style-name="ce6">
            <text:p>0.15536</text:p>
          </table:table-cell>
          <table:table-cell office:value-type="float" office:value="0.16483" table:style-name="ce6">
            <text:p>0.16483</text:p>
          </table:table-cell>
          <table:table-cell office:value-type="float" office:value="0.16957999999999998" table:style-name="ce6">
            <text:p>0.16958</text:p>
          </table:table-cell>
          <table:table-cell office:value-type="float" office:value="0.17462" table:style-name="ce6">
            <text:p>0.17462</text:p>
          </table:table-cell>
          <table:table-cell office:value-type="float" office:value="0.17199" table:style-name="ce6">
            <text:p>0.17199</text:p>
          </table:table-cell>
          <table:table-cell office:value-type="float" office:value="0.17172000000000001" table:style-name="ce6">
            <text:p>0.17172</text:p>
          </table:table-cell>
          <table:table-cell office:value-type="float" office:value="0.17682999999999999" table:style-name="ce6">
            <text:p>0.17683</text:p>
          </table:table-cell>
          <table:table-cell office:value-type="float" office:value="0.17923999999999998" table:style-name="ce6">
            <text:p>0.17924</text:p>
          </table:table-cell>
          <table:table-cell office:value-type="float" office:value="0.17895" table:style-name="ce6">
            <text:p>0.17895</text:p>
          </table:table-cell>
          <table:table-cell office:value-type="float" office:value="0.17553000000000002" table:style-name="ce6">
            <text:p>0.17553</text:p>
          </table:table-cell>
          <table:table-cell office:value-type="float" office:value="0.17077999999999999" table:style-name="ce6">
            <text:p>0.17078</text:p>
          </table:table-cell>
          <table:table-cell office:value-type="float" office:value="0.17072999999999999" table:style-name="ce6">
            <text:p>0.17073</text:p>
          </table:table-cell>
          <table:table-cell office:value-type="float" office:value="0.16739000000000001" table:style-name="ce6">
            <text:p>0.16739</text:p>
          </table:table-cell>
          <table:table-cell office:value-type="float" office:value="0.1696" table:style-name="ce6">
            <text:p>0.1696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1865" table:style-name="ce6">
            <text:p>0.1865</text:p>
          </table:table-cell>
          <table:table-cell office:value-type="float" office:value="0.17788000000000001" table:style-name="ce6">
            <text:p>0.17788</text:p>
          </table:table-cell>
          <table:table-cell office:value-type="float" office:value="0.17239000000000002" table:style-name="ce6">
            <text:p>0.17239</text:p>
          </table:table-cell>
          <table:table-cell office:value-type="float" office:value="0.16893" table:style-name="ce6">
            <text:p>0.16893</text:p>
          </table:table-cell>
          <table:table-cell office:value-type="float" office:value="0.16707" table:style-name="ce6">
            <text:p>0.16707</text:p>
          </table:table-cell>
          <table:table-cell office:value-type="float" office:value="0.16771999999999998" table:style-name="ce6">
            <text:p>0.16772</text:p>
          </table:table-cell>
          <table:table-cell office:value-type="float" office:value="0.17057" table:style-name="ce6">
            <text:p>0.17057</text:p>
          </table:table-cell>
          <table:table-cell office:value-type="float" office:value="0.18989999999999999" table:style-name="ce6">
            <text:p>0.1899</text:p>
          </table:table-cell>
          <table:table-cell office:value-type="float" office:value="0.27210000000000001" table:style-name="ce6">
            <text:p>0.2721</text:p>
          </table:table-cell>
          <table:table-cell office:value-type="float" office:value="0.28867999999999999" table:style-name="ce6">
            <text:p>0.28868</text:p>
          </table:table-cell>
          <table:table-cell office:value-type="float" office:value="0.29699999999999999" table:style-name="ce6">
            <text:p>0.297</text:p>
          </table:table-cell>
          <table:table-cell office:value-type="float" office:value="0.30582999999999999" table:style-name="ce6">
            <text:p>0.30583</text:p>
          </table:table-cell>
          <table:table-cell office:value-type="float" office:value="0.30121999999999999" table:style-name="ce6">
            <text:p>0.30122</text:p>
          </table:table-cell>
          <table:table-cell office:value-type="float" office:value="0.30075000000000002" table:style-name="ce6">
            <text:p>0.30075</text:p>
          </table:table-cell>
          <table:table-cell office:value-type="float" office:value="0.30970999999999999" table:style-name="ce6">
            <text:p>0.30971</text:p>
          </table:table-cell>
          <table:table-cell office:value-type="float" office:value="0.31392999999999999" table:style-name="ce6">
            <text:p>0.31393</text:p>
          </table:table-cell>
          <table:table-cell office:value-type="float" office:value="0.31341000000000002" table:style-name="ce6">
            <text:p>0.31341</text:p>
          </table:table-cell>
          <table:table-cell office:value-type="float" office:value="0.30742000000000003" table:style-name="ce6">
            <text:p>0.30742</text:p>
          </table:table-cell>
          <table:table-cell office:value-type="float" office:value="0.29910999999999999" table:style-name="ce6">
            <text:p>0.29911</text:p>
          </table:table-cell>
          <table:table-cell office:value-type="float" office:value="0.29902000000000001" table:style-name="ce6">
            <text:p>0.29902</text:p>
          </table:table-cell>
          <table:table-cell office:value-type="float" office:value="0.29315999999999998" table:style-name="ce6">
            <text:p>0.29316</text:p>
          </table:table-cell>
          <table:table-cell office:value-type="float" office:value="0.29704000000000003" table:style-name="ce6">
            <text:p>0.29704</text:p>
          </table:table-cell>
          <table:table-cell office:value-type="float" office:value="0.23002" table:style-name="ce6">
            <text:p>0.23002</text:p>
          </table:table-cell>
          <table:table-cell office:value-type="float" office:value="0.21146000000000001" table:style-name="ce6">
            <text:p>0.21146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38415999999999995" table:style-name="ce6">
            <text:p>0.38416</text:p>
          </table:table-cell>
          <table:table-cell office:value-type="float" office:value="0.3664" table:style-name="ce6">
            <text:p>0.3664</text:p>
          </table:table-cell>
          <table:table-cell office:value-type="float" office:value="0.35509000000000002" table:style-name="ce6">
            <text:p>0.35509</text:p>
          </table:table-cell>
          <table:table-cell office:value-type="float" office:value="0.34796999999999995" table:style-name="ce6">
            <text:p>0.34797</text:p>
          </table:table-cell>
          <table:table-cell office:value-type="float" office:value="0.34415000000000001" table:style-name="ce6">
            <text:p>0.34415</text:p>
          </table:table-cell>
          <table:table-cell office:value-type="float" office:value="0.34546999999999994" table:style-name="ce6">
            <text:p>0.34547</text:p>
          </table:table-cell>
          <table:table-cell office:value-type="float" office:value="0.35135" table:style-name="ce6">
            <text:p>0.35135</text:p>
          </table:table-cell>
          <table:table-cell office:value-type="float" office:value="0.39116000000000001" table:style-name="ce6">
            <text:p>0.39116</text:p>
          </table:table-cell>
          <table:table-cell office:value-type="float" office:value="0.67233999999999994" table:style-name="ce6">
            <text:p>0.67234</text:p>
          </table:table-cell>
          <table:table-cell office:value-type="float" office:value="0.71333000000000002" table:style-name="ce6">
            <text:p>0.71333</text:p>
          </table:table-cell>
          <table:table-cell office:value-type="float" office:value="0.73387000000000002" table:style-name="ce6">
            <text:p>0.73387</text:p>
          </table:table-cell>
          <table:table-cell office:value-type="float" office:value="0.75569999999999993" table:style-name="ce6">
            <text:p>0.7557</text:p>
          </table:table-cell>
          <table:table-cell office:value-type="float" office:value="0.74431000000000003" table:style-name="ce6">
            <text:p>0.74431</text:p>
          </table:table-cell>
          <table:table-cell office:value-type="float" office:value="0.74313000000000007" table:style-name="ce6">
            <text:p>0.74313</text:p>
          </table:table-cell>
          <table:table-cell office:value-type="float" office:value="0.76528000000000007" table:style-name="ce6">
            <text:p>0.76528</text:p>
          </table:table-cell>
          <table:table-cell office:value-type="float" office:value="0.77571000000000001" table:style-name="ce6">
            <text:p>0.77571</text:p>
          </table:table-cell>
          <table:table-cell office:value-type="float" office:value="0.77442999999999995" table:style-name="ce6">
            <text:p>0.77443</text:p>
          </table:table-cell>
          <table:table-cell office:value-type="float" office:value="0.75962999999999992" table:style-name="ce6">
            <text:p>0.75963</text:p>
          </table:table-cell>
          <table:table-cell office:value-type="float" office:value="0.73909000000000002" table:style-name="ce6">
            <text:p>0.73909</text:p>
          </table:table-cell>
          <table:table-cell office:value-type="float" office:value="0.73888000000000009" table:style-name="ce6">
            <text:p>0.73888</text:p>
          </table:table-cell>
          <table:table-cell office:value-type="float" office:value="0.72439999999999993" table:style-name="ce6">
            <text:p>0.7244</text:p>
          </table:table-cell>
          <table:table-cell office:value-type="float" office:value="0.73397999999999997" table:style-name="ce6">
            <text:p>0.73398</text:p>
          </table:table-cell>
          <table:table-cell office:value-type="float" office:value="0.47378999999999999" table:style-name="ce6">
            <text:p>0.47379</text:p>
          </table:table-cell>
          <table:table-cell office:value-type="float" office:value="0.43557000000000001" table:style-name="ce6">
            <text:p>0.43557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1242999999999999" table:style-name="ce6">
            <text:p>0.31243</text:p>
          </table:table-cell>
          <table:table-cell office:value-type="float" office:value="0.29797999999999997" table:style-name="ce6">
            <text:p>0.29798</text:p>
          </table:table-cell>
          <table:table-cell office:value-type="float" office:value="0.28878999999999999" table:style-name="ce6">
            <text:p>0.28879</text:p>
          </table:table-cell>
          <table:table-cell office:value-type="float" office:value="0.28300000000000003" table:style-name="ce6">
            <text:p>0.283</text:p>
          </table:table-cell>
          <table:table-cell office:value-type="float" office:value="0.27989000000000003" table:style-name="ce6">
            <text:p>0.27989</text:p>
          </table:table-cell>
          <table:table-cell office:value-type="float" office:value="0.28097" table:style-name="ce6">
            <text:p>0.28097</text:p>
          </table:table-cell>
          <table:table-cell office:value-type="float" office:value="0.28575" table:style-name="ce6">
            <text:p>0.28575</text:p>
          </table:table-cell>
          <table:table-cell office:value-type="float" office:value="0.31812000000000001" table:style-name="ce6">
            <text:p>0.31812</text:p>
          </table:table-cell>
          <table:table-cell office:value-type="float" office:value="0.33265999999999996" table:style-name="ce6">
            <text:p>0.33266</text:p>
          </table:table-cell>
          <table:table-cell office:value-type="float" office:value="0.35293999999999998" table:style-name="ce6">
            <text:p>0.35294</text:p>
          </table:table-cell>
          <table:table-cell office:value-type="float" office:value="0.36310000000000003" table:style-name="ce6">
            <text:p>0.3631</text:p>
          </table:table-cell>
          <table:table-cell office:value-type="float" office:value="0.37390000000000001" table:style-name="ce6">
            <text:p>0.3739</text:p>
          </table:table-cell>
          <table:table-cell office:value-type="float" office:value="0.36826999999999999" table:style-name="ce6">
            <text:p>0.36827</text:p>
          </table:table-cell>
          <table:table-cell office:value-type="float" office:value="0.36768999999999996" table:style-name="ce6">
            <text:p>0.36769</text:p>
          </table:table-cell>
          <table:table-cell office:value-type="float" office:value="0.37863999999999998" table:style-name="ce6">
            <text:p>0.37864</text:p>
          </table:table-cell>
          <table:table-cell office:value-type="float" office:value="0.38380000000000003" table:style-name="ce6">
            <text:p>0.3838</text:p>
          </table:table-cell>
          <table:table-cell office:value-type="float" office:value="0.38317000000000001" table:style-name="ce6">
            <text:p>0.38317</text:p>
          </table:table-cell>
          <table:table-cell office:value-type="float" office:value="0.37585000000000002" table:style-name="ce6">
            <text:p>0.37585</text:p>
          </table:table-cell>
          <table:table-cell office:value-type="float" office:value="0.36569000000000002" table:style-name="ce6">
            <text:p>0.36569</text:p>
          </table:table-cell>
          <table:table-cell office:value-type="float" office:value="0.36558000000000002" table:style-name="ce6">
            <text:p>0.36558</text:p>
          </table:table-cell>
          <table:table-cell office:value-type="float" office:value="0.35841999999999996" table:style-name="ce6">
            <text:p>0.35842</text:p>
          </table:table-cell>
          <table:table-cell office:value-type="float" office:value="0.36316000000000004" table:style-name="ce6">
            <text:p>0.36316</text:p>
          </table:table-cell>
          <table:table-cell office:value-type="float" office:value="0.38533000000000001" table:style-name="ce6">
            <text:p>0.38533</text:p>
          </table:table-cell>
          <table:table-cell office:value-type="float" office:value="0.35424" table:style-name="ce6">
            <text:p>0.3542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38415999999999995" table:style-name="ce6">
            <text:p>0.38416</text:p>
          </table:table-cell>
          <table:table-cell office:value-type="float" office:value="0.3664" table:style-name="ce6">
            <text:p>0.3664</text:p>
          </table:table-cell>
          <table:table-cell office:value-type="float" office:value="0.35509000000000002" table:style-name="ce6">
            <text:p>0.35509</text:p>
          </table:table-cell>
          <table:table-cell office:value-type="float" office:value="0.34796999999999995" table:style-name="ce6">
            <text:p>0.34797</text:p>
          </table:table-cell>
          <table:table-cell office:value-type="float" office:value="0.34415000000000001" table:style-name="ce6">
            <text:p>0.34415</text:p>
          </table:table-cell>
          <table:table-cell office:value-type="float" office:value="0.34546999999999994" table:style-name="ce6">
            <text:p>0.34547</text:p>
          </table:table-cell>
          <table:table-cell office:value-type="float" office:value="0.35135" table:style-name="ce6">
            <text:p>0.35135</text:p>
          </table:table-cell>
          <table:table-cell office:value-type="float" office:value="0.39116000000000001" table:style-name="ce6">
            <text:p>0.39116</text:p>
          </table:table-cell>
          <table:table-cell office:value-type="float" office:value="0.47837000000000002" table:style-name="ce6">
            <text:p>0.47837</text:p>
          </table:table-cell>
          <table:table-cell office:value-type="float" office:value="0.50751999999999997" table:style-name="ce6">
            <text:p>0.50752</text:p>
          </table:table-cell>
          <table:table-cell office:value-type="float" office:value="0.52213999999999994" table:style-name="ce6">
            <text:p>0.52214</text:p>
          </table:table-cell>
          <table:table-cell office:value-type="float" office:value="0.53766999999999998" table:style-name="ce6">
            <text:p>0.53767</text:p>
          </table:table-cell>
          <table:table-cell office:value-type="float" office:value="0.52956000000000003" table:style-name="ce6">
            <text:p>0.52956</text:p>
          </table:table-cell>
          <table:table-cell office:value-type="float" office:value="0.52872999999999992" table:style-name="ce6">
            <text:p>0.52873</text:p>
          </table:table-cell>
          <table:table-cell office:value-type="float" office:value="0.54447999999999996" table:style-name="ce6">
            <text:p>0.54448</text:p>
          </table:table-cell>
          <table:table-cell office:value-type="float" office:value="0.55191000000000001" table:style-name="ce6">
            <text:p>0.55191</text:p>
          </table:table-cell>
          <table:table-cell office:value-type="float" office:value="0.55100000000000005" table:style-name="ce6">
            <text:p>0.551</text:p>
          </table:table-cell>
          <table:table-cell office:value-type="float" office:value="0.54047000000000001" table:style-name="ce6">
            <text:p>0.54047</text:p>
          </table:table-cell>
          <table:table-cell office:value-type="float" office:value="0.52585000000000004" table:style-name="ce6">
            <text:p>0.52585</text:p>
          </table:table-cell>
          <table:table-cell office:value-type="float" office:value="0.52570000000000006" table:style-name="ce6">
            <text:p>0.5257</text:p>
          </table:table-cell>
          <table:table-cell office:value-type="float" office:value="0.51539999999999997" table:style-name="ce6">
            <text:p>0.5154</text:p>
          </table:table-cell>
          <table:table-cell office:value-type="float" office:value="0.52222000000000002" table:style-name="ce6">
            <text:p>0.52222</text:p>
          </table:table-cell>
          <table:table-cell office:value-type="float" office:value="0.47378999999999999" table:style-name="ce6">
            <text:p>0.47379</text:p>
          </table:table-cell>
          <table:table-cell office:value-type="float" office:value="0.43557000000000001" table:style-name="ce6">
            <text:p>0.4355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29649000000000003" table:style-name="ce6">
            <text:p>0.29649</text:p>
          </table:table-cell>
          <table:table-cell office:value-type="float" office:value="0.28277999999999998" table:style-name="ce6">
            <text:p>0.28278</text:p>
          </table:table-cell>
          <table:table-cell office:value-type="float" office:value="0.27405000000000002" table:style-name="ce6">
            <text:p>0.27405</text:p>
          </table:table-cell>
          <table:table-cell office:value-type="float" office:value="0.26856000000000002" table:style-name="ce6">
            <text:p>0.26856</text:p>
          </table:table-cell>
          <table:table-cell office:value-type="float" office:value="0.26561000000000001" table:style-name="ce6">
            <text:p>0.26561</text:p>
          </table:table-cell>
          <table:table-cell office:value-type="float" office:value="0.26662999999999998" table:style-name="ce6">
            <text:p>0.26663</text:p>
          </table:table-cell>
          <table:table-cell office:value-type="float" office:value="0.27117000000000002" table:style-name="ce6">
            <text:p>0.27117</text:p>
          </table:table-cell>
          <table:table-cell office:value-type="float" office:value="0.30188999999999999" table:style-name="ce6">
            <text:p>0.30189</text:p>
          </table:table-cell>
          <table:table-cell office:value-type="float" office:value="0.25629999999999997" table:style-name="ce6">
            <text:p>0.2563</text:p>
          </table:table-cell>
          <table:table-cell office:value-type="float" office:value="0.27192" table:style-name="ce6">
            <text:p>0.27192</text:p>
          </table:table-cell>
          <table:table-cell office:value-type="float" office:value="0.27975" table:style-name="ce6">
            <text:p>0.27975</text:p>
          </table:table-cell>
          <table:table-cell office:value-type="float" office:value="0.28806999999999999" table:style-name="ce6">
            <text:p>0.28807</text:p>
          </table:table-cell>
          <table:table-cell office:value-type="float" office:value="0.28373000000000004" table:style-name="ce6">
            <text:p>0.28373</text:p>
          </table:table-cell>
          <table:table-cell office:value-type="float" office:value="0.28327999999999998" table:style-name="ce6">
            <text:p>0.28328</text:p>
          </table:table-cell>
          <table:table-cell office:value-type="float" office:value="0.29171999999999998" table:style-name="ce6">
            <text:p>0.29172</text:p>
          </table:table-cell>
          <table:table-cell office:value-type="float" office:value="0.29570000000000002" table:style-name="ce6">
            <text:p>0.2957</text:p>
          </table:table-cell>
          <table:table-cell office:value-type="float" office:value="0.29521000000000003" table:style-name="ce6">
            <text:p>0.29521</text:p>
          </table:table-cell>
          <table:table-cell office:value-type="float" office:value="0.28956999999999999" table:style-name="ce6">
            <text:p>0.28957</text:p>
          </table:table-cell>
          <table:table-cell office:value-type="float" office:value="0.28173999999999999" table:style-name="ce6">
            <text:p>0.28174</text:p>
          </table:table-cell>
          <table:table-cell office:value-type="float" office:value="0.28166000000000002" table:style-name="ce6">
            <text:p>0.28166</text:p>
          </table:table-cell>
          <table:table-cell office:value-type="float" office:value="0.27614" table:style-name="ce6">
            <text:p>0.27614</text:p>
          </table:table-cell>
          <table:table-cell office:value-type="float" office:value="0.27978999999999998" table:style-name="ce6">
            <text:p>0.27979</text:p>
          </table:table-cell>
          <table:table-cell office:value-type="float" office:value="0.36567" table:style-name="ce6">
            <text:p>0.36567</text:p>
          </table:table-cell>
          <table:table-cell office:value-type="float" office:value="0.33616999999999997" table:style-name="ce6">
            <text:p>0.336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0.14920999999999998" table:style-name="ce6">
            <text:p>0.14921</text:p>
          </table:table-cell>
          <table:table-cell office:value-type="float" office:value="0.15831000000000001" table:style-name="ce6">
            <text:p>0.15831</text:p>
          </table:table-cell>
          <table:table-cell office:value-type="float" office:value="0.16286999999999999" table:style-name="ce6">
            <text:p>0.16287</text:p>
          </table:table-cell>
          <table:table-cell office:value-type="float" office:value="0.16771" table:style-name="ce6">
            <text:p>0.16771</text:p>
          </table:table-cell>
          <table:table-cell office:value-type="float" office:value="0.16518999999999998" table:style-name="ce6">
            <text:p>0.16519</text:p>
          </table:table-cell>
          <table:table-cell office:value-type="float" office:value="0.16492999999999999" table:style-name="ce6">
            <text:p>0.16493</text:p>
          </table:table-cell>
          <table:table-cell office:value-type="float" office:value="0.16984000000000002" table:style-name="ce6">
            <text:p>0.16984</text:p>
          </table:table-cell>
          <table:table-cell office:value-type="float" office:value="0.17215" table:style-name="ce6">
            <text:p>0.17215</text:p>
          </table:table-cell>
          <table:table-cell office:value-type="float" office:value="0.17187000000000002" table:style-name="ce6">
            <text:p>0.17187</text:p>
          </table:table-cell>
          <table:table-cell office:value-type="float" office:value="0.16859000000000002" table:style-name="ce6">
            <text:p>0.16859</text:p>
          </table:table-cell>
          <table:table-cell office:value-type="float" office:value="0.16402999999999998" table:style-name="ce6">
            <text:p>0.16403</text:p>
          </table:table-cell>
          <table:table-cell office:value-type="float" office:value="0.16397999999999999" table:style-name="ce6">
            <text:p>0.16398</text:p>
          </table:table-cell>
          <table:table-cell office:value-type="float" office:value="0.16077000000000002" table:style-name="ce6">
            <text:p>0.16077</text:p>
          </table:table-cell>
          <table:table-cell office:value-type="float" office:value="0.16289000000000001" table:style-name="ce6">
            <text:p>0.16289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41125999999999996" table:style-name="ce6">
            <text:p>0.41126</text:p>
          </table:table-cell>
          <table:table-cell office:value-type="float" office:value="0.39223999999999998" table:style-name="ce6">
            <text:p>0.39224</text:p>
          </table:table-cell>
          <table:table-cell office:value-type="float" office:value="0.38014000000000003" table:style-name="ce6">
            <text:p>0.38014</text:p>
          </table:table-cell>
          <table:table-cell office:value-type="float" office:value="0.37252000000000002" table:style-name="ce6">
            <text:p>0.37252</text:p>
          </table:table-cell>
          <table:table-cell office:value-type="float" office:value="0.36841999999999997" table:style-name="ce6">
            <text:p>0.36842</text:p>
          </table:table-cell>
          <table:table-cell office:value-type="float" office:value="0.36984" table:style-name="ce6">
            <text:p>0.36984</text:p>
          </table:table-cell>
          <table:table-cell office:value-type="float" office:value="0.37613999999999997" table:style-name="ce6">
            <text:p>0.37614</text:p>
          </table:table-cell>
          <table:table-cell office:value-type="float" office:value="0.41875999999999997" table:style-name="ce6">
            <text:p>0.41876</text:p>
          </table:table-cell>
          <table:table-cell office:value-type="float" office:value="0.49591999999999997" table:style-name="ce6">
            <text:p>0.49592</text:p>
          </table:table-cell>
          <table:table-cell office:value-type="float" office:value="0.52615000000000001" table:style-name="ce6">
            <text:p>0.52615</text:p>
          </table:table-cell>
          <table:table-cell office:value-type="float" office:value="0.5413" table:style-name="ce6">
            <text:p>0.5413</text:p>
          </table:table-cell>
          <table:table-cell office:value-type="float" office:value="0.55740000000000001" table:style-name="ce6">
            <text:p>0.5574</text:p>
          </table:table-cell>
          <table:table-cell office:value-type="float" office:value="0.54899999999999993" table:style-name="ce6">
            <text:p>0.549</text:p>
          </table:table-cell>
          <table:table-cell office:value-type="float" office:value="0.54813000000000001" table:style-name="ce6">
            <text:p>0.54813</text:p>
          </table:table-cell>
          <table:table-cell office:value-type="float" office:value="0.56447000000000003" table:style-name="ce6">
            <text:p>0.56447</text:p>
          </table:table-cell>
          <table:table-cell office:value-type="float" office:value="0.57216" table:style-name="ce6">
            <text:p>0.57216</text:p>
          </table:table-cell>
          <table:table-cell office:value-type="float" office:value="0.57121999999999995" table:style-name="ce6">
            <text:p>0.57122</text:p>
          </table:table-cell>
          <table:table-cell office:value-type="float" office:value="0.56030000000000002" table:style-name="ce6">
            <text:p>0.5603</text:p>
          </table:table-cell>
          <table:table-cell office:value-type="float" office:value="0.54515000000000002" table:style-name="ce6">
            <text:p>0.54515</text:p>
          </table:table-cell>
          <table:table-cell office:value-type="float" office:value="0.54498999999999997" table:style-name="ce6">
            <text:p>0.54499</text:p>
          </table:table-cell>
          <table:table-cell office:value-type="float" office:value="0.53432000000000002" table:style-name="ce6">
            <text:p>0.53432</text:p>
          </table:table-cell>
          <table:table-cell office:value-type="float" office:value="0.54137999999999997" table:style-name="ce6">
            <text:p>0.54138</text:p>
          </table:table-cell>
          <table:table-cell office:value-type="float" office:value="0.50722" table:style-name="ce6">
            <text:p>0.50722</text:p>
          </table:table-cell>
          <table:table-cell office:value-type="float" office:value="0.46628999999999998" table:style-name="ce6">
            <text:p>0.46629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5462000000000001" table:style-name="ce6">
            <text:p>0.15462</text:p>
          </table:table-cell>
          <table:table-cell office:value-type="float" office:value="0.14746999999999999" table:style-name="ce6">
            <text:p>0.14747</text:p>
          </table:table-cell>
          <table:table-cell office:value-type="float" office:value="0.14291999999999999" table:style-name="ce6">
            <text:p>0.14292</text:p>
          </table:table-cell>
          <table:table-cell office:value-type="float" office:value="0.14005000000000001" table:style-name="ce6">
            <text:p>0.14005</text:p>
          </table:table-cell>
          <table:table-cell office:value-type="float" office:value="0.13852" table:style-name="ce6">
            <text:p>0.13852</text:p>
          </table:table-cell>
          <table:table-cell office:value-type="float" office:value="0.13905000000000001" table:style-name="ce6">
            <text:p>0.13905</text:p>
          </table:table-cell>
          <table:table-cell office:value-type="float" office:value="0.14141999999999999" table:style-name="ce6">
            <text:p>0.14142</text:p>
          </table:table-cell>
          <table:table-cell office:value-type="float" office:value="0.15744" table:style-name="ce6">
            <text:p>0.15744</text:p>
          </table:table-cell>
          <table:table-cell office:value-type="float" office:value="0.29754999999999998" table:style-name="ce6">
            <text:p>0.29755</text:p>
          </table:table-cell>
          <table:table-cell office:value-type="float" office:value="0.31568999999999997" table:style-name="ce6">
            <text:p>0.31569</text:p>
          </table:table-cell>
          <table:table-cell office:value-type="float" office:value="0.32478000000000001" table:style-name="ce6">
            <text:p>0.32478</text:p>
          </table:table-cell>
          <table:table-cell office:value-type="float" office:value="0.33444000000000002" table:style-name="ce6">
            <text:p>0.33444</text:p>
          </table:table-cell>
          <table:table-cell office:value-type="float" office:value="0.32939999999999997" table:style-name="ce6">
            <text:p>0.3294</text:p>
          </table:table-cell>
          <table:table-cell office:value-type="float" office:value="0.32888000000000001" table:style-name="ce6">
            <text:p>0.32888</text:p>
          </table:table-cell>
          <table:table-cell office:value-type="float" office:value="0.33868000000000004" table:style-name="ce6">
            <text:p>0.33868</text:p>
          </table:table-cell>
          <table:table-cell office:value-type="float" office:value="0.34329999999999999" table:style-name="ce6">
            <text:p>0.3433</text:p>
          </table:table-cell>
          <table:table-cell office:value-type="float" office:value="0.34273000000000003" table:style-name="ce6">
            <text:p>0.34273</text:p>
          </table:table-cell>
          <table:table-cell office:value-type="float" office:value="0.33618000000000003" table:style-name="ce6">
            <text:p>0.33618</text:p>
          </table:table-cell>
          <table:table-cell office:value-type="float" office:value="0.32709000000000005" table:style-name="ce6">
            <text:p>0.32709</text:p>
          </table:table-cell>
          <table:table-cell office:value-type="float" office:value="0.32700000000000001" table:style-name="ce6">
            <text:p>0.327</text:p>
          </table:table-cell>
          <table:table-cell office:value-type="float" office:value="0.32058999999999999" table:style-name="ce6">
            <text:p>0.32059</text:p>
          </table:table-cell>
          <table:table-cell office:value-type="float" office:value="0.32482999999999995" table:style-name="ce6">
            <text:p>0.32483</text:p>
          </table:table-cell>
          <table:table-cell office:value-type="float" office:value="0.19070000000000001" table:style-name="ce6">
            <text:p>0.1907</text:p>
          </table:table-cell>
          <table:table-cell office:value-type="float" office:value="0.17530999999999999" table:style-name="ce6">
            <text:p>0.17531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1730000000000002E-2" table:style-name="ce6">
            <text:p>0.07173</text:p>
          </table:table-cell>
          <table:table-cell office:value-type="float" office:value="6.8409999999999999E-2" table:style-name="ce6">
            <text:p>0.06841</text:p>
          </table:table-cell>
          <table:table-cell office:value-type="float" office:value="6.6299999999999998E-2" table:style-name="ce6">
            <text:p>0.0663</text:p>
          </table:table-cell>
          <table:table-cell office:value-type="float" office:value="6.497E-2" table:style-name="ce6">
            <text:p>0.06497</text:p>
          </table:table-cell>
          <table:table-cell office:value-type="float" office:value="6.4259999999999998E-2" table:style-name="ce6">
            <text:p>0.06426</text:p>
          </table:table-cell>
          <table:table-cell office:value-type="float" office:value="6.4509999999999998E-2" table:style-name="ce6">
            <text:p>0.06451</text:p>
          </table:table-cell>
          <table:table-cell office:value-type="float" office:value="6.5610000000000002E-2" table:style-name="ce6">
            <text:p>0.06561</text:p>
          </table:table-cell>
          <table:table-cell office:value-type="float" office:value="7.3040000000000008E-2" table:style-name="ce6">
            <text:p>0.07304</text:p>
          </table:table-cell>
          <table:table-cell office:value-type="float" office:value="0.21153" table:style-name="ce6">
            <text:p>0.21153</text:p>
          </table:table-cell>
          <table:table-cell office:value-type="float" office:value="0.22443000000000002" table:style-name="ce6">
            <text:p>0.22443</text:p>
          </table:table-cell>
          <table:table-cell office:value-type="float" office:value="0.23088999999999998" table:style-name="ce6">
            <text:p>0.23089</text:p>
          </table:table-cell>
          <table:table-cell office:value-type="float" office:value="0.23776" table:style-name="ce6">
            <text:p>0.23776</text:p>
          </table:table-cell>
          <table:table-cell office:value-type="float" office:value="0.23417000000000002" table:style-name="ce6">
            <text:p>0.23417</text:p>
          </table:table-cell>
          <table:table-cell office:value-type="float" office:value="0.23380999999999999" table:style-name="ce6">
            <text:p>0.23381</text:p>
          </table:table-cell>
          <table:table-cell office:value-type="float" office:value="0.24077000000000001" table:style-name="ce6">
            <text:p>0.24077</text:p>
          </table:table-cell>
          <table:table-cell office:value-type="float" office:value="0.24405000000000002" table:style-name="ce6">
            <text:p>0.24405</text:p>
          </table:table-cell>
          <table:table-cell office:value-type="float" office:value="0.24364999999999998" table:style-name="ce6">
            <text:p>0.24365</text:p>
          </table:table-cell>
          <table:table-cell office:value-type="float" office:value="0.23899999999999999" table:style-name="ce6">
            <text:p>0.239</text:p>
          </table:table-cell>
          <table:table-cell office:value-type="float" office:value="0.23253000000000001" table:style-name="ce6">
            <text:p>0.23253</text:p>
          </table:table-cell>
          <table:table-cell office:value-type="float" office:value="0.23247000000000001" table:style-name="ce6">
            <text:p>0.23247</text:p>
          </table:table-cell>
          <table:table-cell office:value-type="float" office:value="0.22791" table:style-name="ce6">
            <text:p>0.22791</text:p>
          </table:table-cell>
          <table:table-cell office:value-type="float" office:value="0.23093" table:style-name="ce6">
            <text:p>0.23093</text:p>
          </table:table-cell>
          <table:table-cell office:value-type="float" office:value="8.8469999999999993E-2" table:style-name="ce6">
            <text:p>0.08847</text:p>
          </table:table-cell>
          <table:table-cell office:value-type="float" office:value="8.1329999999999986E-2" table:style-name="ce6">
            <text:p>0.08133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7056000000000002" table:style-name="ce6">
            <text:p>0.17056</text:p>
          </table:table-cell>
          <table:table-cell office:value-type="float" office:value="0.16266999999999998" table:style-name="ce6">
            <text:p>0.16267</text:p>
          </table:table-cell>
          <table:table-cell office:value-type="float" office:value="0.15765000000000001" table:style-name="ce6">
            <text:p>0.15765</text:p>
          </table:table-cell>
          <table:table-cell office:value-type="float" office:value="0.15448999999999999" table:style-name="ce6">
            <text:p>0.15449</text:p>
          </table:table-cell>
          <table:table-cell office:value-type="float" office:value="0.15279999999999999" table:style-name="ce6">
            <text:p>0.1528</text:p>
          </table:table-cell>
          <table:table-cell office:value-type="float" office:value="0.15337999999999999" table:style-name="ce6">
            <text:p>0.15338</text:p>
          </table:table-cell>
          <table:table-cell office:value-type="float" office:value="0.15598999999999999" table:style-name="ce6">
            <text:p>0.15599</text:p>
          </table:table-cell>
          <table:table-cell office:value-type="float" office:value="0.17367000000000002" table:style-name="ce6">
            <text:p>0.17367</text:p>
          </table:table-cell>
          <table:table-cell office:value-type="float" office:value="0.26244000000000001" table:style-name="ce6">
            <text:p>0.26244</text:p>
          </table:table-cell>
          <table:table-cell office:value-type="float" office:value="0.27844000000000002" table:style-name="ce6">
            <text:p>0.27844</text:p>
          </table:table-cell>
          <table:table-cell office:value-type="float" office:value="0.28645999999999999" table:style-name="ce6">
            <text:p>0.28646</text:p>
          </table:table-cell>
          <table:table-cell office:value-type="float" office:value="0.29498000000000002" table:style-name="ce6">
            <text:p>0.29498</text:p>
          </table:table-cell>
          <table:table-cell office:value-type="float" office:value="0.29053000000000001" table:style-name="ce6">
            <text:p>0.29053</text:p>
          </table:table-cell>
          <table:table-cell office:value-type="float" office:value="0.29006999999999999" table:style-name="ce6">
            <text:p>0.29007</text:p>
          </table:table-cell>
          <table:table-cell office:value-type="float" office:value="0.29871999999999999" table:style-name="ce6">
            <text:p>0.29872</text:p>
          </table:table-cell>
          <table:table-cell office:value-type="float" office:value="0.30279" table:style-name="ce6">
            <text:p>0.30279</text:p>
          </table:table-cell>
          <table:table-cell office:value-type="float" office:value="0.30229" table:style-name="ce6">
            <text:p>0.30229</text:p>
          </table:table-cell>
          <table:table-cell office:value-type="float" office:value="0.29652000000000001" table:style-name="ce6">
            <text:p>0.29652</text:p>
          </table:table-cell>
          <table:table-cell office:value-type="float" office:value="0.28850000000000003" table:style-name="ce6">
            <text:p>0.2885</text:p>
          </table:table-cell>
          <table:table-cell office:value-type="float" office:value="0.28841" table:style-name="ce6">
            <text:p>0.28841</text:p>
          </table:table-cell>
          <table:table-cell office:value-type="float" office:value="0.28276000000000001" table:style-name="ce6">
            <text:p>0.28276</text:p>
          </table:table-cell>
          <table:table-cell office:value-type="float" office:value="0.28649999999999998" table:style-name="ce6">
            <text:p>0.2865</text:p>
          </table:table-cell>
          <table:table-cell office:value-type="float" office:value="0.21036000000000002" table:style-name="ce6">
            <text:p>0.21036</text:p>
          </table:table-cell>
          <table:table-cell office:value-type="float" office:value="0.19338999999999998" table:style-name="ce6">
            <text:p>0.19339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.1440000000000005E-2" table:style-name="ce6">
            <text:p>0.04144</text:p>
          </table:table-cell>
          <table:table-cell office:value-type="float" office:value="3.9529999999999996E-2" table:style-name="ce6">
            <text:p>0.03953</text:p>
          </table:table-cell>
          <table:table-cell office:value-type="float" office:value="3.8309999999999997E-2" table:style-name="ce6">
            <text:p>0.03831</text:p>
          </table:table-cell>
          <table:table-cell office:value-type="float" office:value="3.7539999999999997E-2" table:style-name="ce6">
            <text:p>0.03754</text:p>
          </table:table-cell>
          <table:table-cell office:value-type="float" office:value="3.7130000000000003E-2" table:style-name="ce6">
            <text:p>0.03713</text:p>
          </table:table-cell>
          <table:table-cell office:value-type="float" office:value="3.7269999999999998E-2" table:style-name="ce6">
            <text:p>0.03727</text:p>
          </table:table-cell>
          <table:table-cell office:value-type="float" office:value="3.7909999999999999E-2" table:style-name="ce6">
            <text:p>0.03791</text:p>
          </table:table-cell>
          <table:table-cell office:value-type="float" office:value="4.2199999999999994E-2" table:style-name="ce6">
            <text:p>0.0422</text:p>
          </table:table-cell>
          <table:table-cell office:value-type="float" office:value="0.33002999999999999" table:style-name="ce6">
            <text:p>0.33003</text:p>
          </table:table-cell>
          <table:table-cell office:value-type="float" office:value="0.35015000000000002" table:style-name="ce6">
            <text:p>0.35015</text:p>
          </table:table-cell>
          <table:table-cell office:value-type="float" office:value="0.36023000000000005" table:style-name="ce6">
            <text:p>0.36023</text:p>
          </table:table-cell>
          <table:table-cell office:value-type="float" office:value="0.37093999999999999" table:style-name="ce6">
            <text:p>0.37094</text:p>
          </table:table-cell>
          <table:table-cell office:value-type="float" office:value="0.36534999999999995" table:style-name="ce6">
            <text:p>0.36535</text:p>
          </table:table-cell>
          <table:table-cell office:value-type="float" office:value="0.36477999999999999" table:style-name="ce6">
            <text:p>0.36478</text:p>
          </table:table-cell>
          <table:table-cell office:value-type="float" office:value="0.37563999999999997" table:style-name="ce6">
            <text:p>0.37564</text:p>
          </table:table-cell>
          <table:table-cell office:value-type="float" office:value="0.38077" table:style-name="ce6">
            <text:p>0.38077</text:p>
          </table:table-cell>
          <table:table-cell office:value-type="float" office:value="0.38014000000000003" table:style-name="ce6">
            <text:p>0.38014</text:p>
          </table:table-cell>
          <table:table-cell office:value-type="float" office:value="0.37287999999999999" table:style-name="ce6">
            <text:p>0.37288</text:p>
          </table:table-cell>
          <table:table-cell office:value-type="float" office:value="0.36279000000000006" table:style-name="ce6">
            <text:p>0.36279</text:p>
          </table:table-cell>
          <table:table-cell office:value-type="float" office:value="0.36268999999999996" table:style-name="ce6">
            <text:p>0.36269</text:p>
          </table:table-cell>
          <table:table-cell office:value-type="float" office:value="0.35558000000000001" table:style-name="ce6">
            <text:p>0.35558</text:p>
          </table:table-cell>
          <table:table-cell office:value-type="float" office:value="0.36027999999999999" table:style-name="ce6">
            <text:p>0.36028</text:p>
          </table:table-cell>
          <table:table-cell office:value-type="float" office:value="5.1109999999999996E-2" table:style-name="ce6">
            <text:p>0.05111</text:p>
          </table:table-cell>
          <table:table-cell office:value-type="float" office:value="4.6989999999999997E-2" table:style-name="ce6">
            <text:p>0.04699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18012" table:style-name="ce6">
            <text:p>0.18012</text:p>
          </table:table-cell>
          <table:table-cell office:value-type="float" office:value="0.17180000000000001" table:style-name="ce6">
            <text:p>0.1718</text:p>
          </table:table-cell>
          <table:table-cell office:value-type="float" office:value="0.16649" table:style-name="ce6">
            <text:p>0.16649</text:p>
          </table:table-cell>
          <table:table-cell office:value-type="float" office:value="0.16316" table:style-name="ce6">
            <text:p>0.16316</text:p>
          </table:table-cell>
          <table:table-cell office:value-type="float" office:value="0.16136" table:style-name="ce6">
            <text:p>0.16136</text:p>
          </table:table-cell>
          <table:table-cell office:value-type="float" office:value="0.16199000000000002" table:style-name="ce6">
            <text:p>0.16199</text:p>
          </table:table-cell>
          <table:table-cell office:value-type="float" office:value="0.16474" table:style-name="ce6">
            <text:p>0.16474</text:p>
          </table:table-cell>
          <table:table-cell office:value-type="float" office:value="0.18341000000000002" table:style-name="ce6">
            <text:p>0.18341</text:p>
          </table:table-cell>
          <table:table-cell office:value-type="float" office:value="0.29404000000000002" table:style-name="ce6">
            <text:p>0.29404</text:p>
          </table:table-cell>
          <table:table-cell office:value-type="float" office:value="0.31196000000000002" table:style-name="ce6">
            <text:p>0.31196</text:p>
          </table:table-cell>
          <table:table-cell office:value-type="float" office:value="0.32095000000000001" table:style-name="ce6">
            <text:p>0.32095</text:p>
          </table:table-cell>
          <table:table-cell office:value-type="float" office:value="0.33049000000000001" table:style-name="ce6">
            <text:p>0.33049</text:p>
          </table:table-cell>
          <table:table-cell office:value-type="float" office:value="0.32551000000000002" table:style-name="ce6">
            <text:p>0.32551</text:p>
          </table:table-cell>
          <table:table-cell office:value-type="float" office:value="0.32500000000000001" table:style-name="ce6">
            <text:p>0.325</text:p>
          </table:table-cell>
          <table:table-cell office:value-type="float" office:value="0.33468000000000003" table:style-name="ce6">
            <text:p>0.33468</text:p>
          </table:table-cell>
          <table:table-cell office:value-type="float" office:value="0.33925" table:style-name="ce6">
            <text:p>0.33925</text:p>
          </table:table-cell>
          <table:table-cell office:value-type="float" office:value="0.33868999999999999" table:style-name="ce6">
            <text:p>0.33869</text:p>
          </table:table-cell>
          <table:table-cell office:value-type="float" office:value="0.33222000000000002" table:style-name="ce6">
            <text:p>0.33222</text:p>
          </table:table-cell>
          <table:table-cell office:value-type="float" office:value="0.32323000000000002" table:style-name="ce6">
            <text:p>0.32323</text:p>
          </table:table-cell>
          <table:table-cell office:value-type="float" office:value="0.32313999999999998" table:style-name="ce6">
            <text:p>0.32314</text:p>
          </table:table-cell>
          <table:table-cell office:value-type="float" office:value="0.31681000000000004" table:style-name="ce6">
            <text:p>0.31681</text:p>
          </table:table-cell>
          <table:table-cell office:value-type="float" office:value="0.32100000000000001" table:style-name="ce6">
            <text:p>0.321</text:p>
          </table:table-cell>
          <table:table-cell office:value-type="float" office:value="0.22214999999999999" table:style-name="ce6">
            <text:p>0.22215</text:p>
          </table:table-cell>
          <table:table-cell office:value-type="float" office:value="0.20422999999999999" table:style-name="ce6">
            <text:p>0.2042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12592999999999999" table:style-name="ce6">
            <text:p>0.12593</text:p>
          </table:table-cell>
          <table:table-cell office:value-type="float" office:value="0.12010999999999999" table:style-name="ce6">
            <text:p>0.12011</text:p>
          </table:table-cell>
          <table:table-cell office:value-type="float" office:value="0.1164" table:style-name="ce6">
            <text:p>0.1164</text:p>
          </table:table-cell>
          <table:table-cell office:value-type="float" office:value="0.11406000000000001" table:style-name="ce6">
            <text:p>0.11406</text:p>
          </table:table-cell>
          <table:table-cell office:value-type="float" office:value="0.11281000000000001" table:style-name="ce6">
            <text:p>0.11281</text:p>
          </table:table-cell>
          <table:table-cell office:value-type="float" office:value="0.11324999999999999" table:style-name="ce6">
            <text:p>0.11325</text:p>
          </table:table-cell>
          <table:table-cell office:value-type="float" office:value="0.11516999999999999" table:style-name="ce6">
            <text:p>0.11517</text:p>
          </table:table-cell>
          <table:table-cell office:value-type="float" office:value="0.12822" table:style-name="ce6">
            <text:p>0.12822</text:p>
          </table:table-cell>
          <table:table-cell office:value-type="float" office:value="0.4178" table:style-name="ce6">
            <text:p>0.4178</text:p>
          </table:table-cell>
          <table:table-cell office:value-type="float" office:value="0.44327" table:style-name="ce6">
            <text:p>0.44327</text:p>
          </table:table-cell>
          <table:table-cell office:value-type="float" office:value="0.45604" table:style-name="ce6">
            <text:p>0.45604</text:p>
          </table:table-cell>
          <table:table-cell office:value-type="float" office:value="0.46960000000000002" table:style-name="ce6">
            <text:p>0.4696</text:p>
          </table:table-cell>
          <table:table-cell office:value-type="float" office:value="0.46252000000000004" table:style-name="ce6">
            <text:p>0.46252</text:p>
          </table:table-cell>
          <table:table-cell office:value-type="float" office:value="0.46179000000000003" table:style-name="ce6">
            <text:p>0.46179</text:p>
          </table:table-cell>
          <table:table-cell office:value-type="float" office:value="0.47554999999999997" table:style-name="ce6">
            <text:p>0.47555</text:p>
          </table:table-cell>
          <table:table-cell office:value-type="float" office:value="0.48203000000000001" table:style-name="ce6">
            <text:p>0.48203</text:p>
          </table:table-cell>
          <table:table-cell office:value-type="float" office:value="0.48124" table:style-name="ce6">
            <text:p>0.48124</text:p>
          </table:table-cell>
          <table:table-cell office:value-type="float" office:value="0.47204000000000002" table:style-name="ce6">
            <text:p>0.47204</text:p>
          </table:table-cell>
          <table:table-cell office:value-type="float" office:value="0.45927999999999997" table:style-name="ce6">
            <text:p>0.45928</text:p>
          </table:table-cell>
          <table:table-cell office:value-type="float" office:value="0.45915" table:style-name="ce6">
            <text:p>0.45915</text:p>
          </table:table-cell>
          <table:table-cell office:value-type="float" office:value="0.45014999999999999" table:style-name="ce6">
            <text:p>0.45015</text:p>
          </table:table-cell>
          <table:table-cell office:value-type="float" office:value="0.45610000000000001" table:style-name="ce6">
            <text:p>0.4561</text:p>
          </table:table-cell>
          <table:table-cell office:value-type="float" office:value="0.15531" table:style-name="ce6">
            <text:p>0.15531</text:p>
          </table:table-cell>
          <table:table-cell office:value-type="float" office:value="0.14278000000000002" table:style-name="ce6">
            <text:p>0.14278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13070999999999999" table:style-name="ce6">
            <text:p>0.13071</text:p>
          </table:table-cell>
          <table:table-cell office:value-type="float" office:value="0.12467" table:style-name="ce6">
            <text:p>0.12467</text:p>
          </table:table-cell>
          <table:table-cell office:value-type="float" office:value="0.12082000000000001" table:style-name="ce6">
            <text:p>0.12082</text:p>
          </table:table-cell>
          <table:table-cell office:value-type="float" office:value="0.11840000000000001" table:style-name="ce6">
            <text:p>0.1184</text:p>
          </table:table-cell>
          <table:table-cell office:value-type="float" office:value="0.11710000000000001" table:style-name="ce6">
            <text:p>0.1171</text:p>
          </table:table-cell>
          <table:table-cell office:value-type="float" office:value="0.11755" table:style-name="ce6">
            <text:p>0.11755</text:p>
          </table:table-cell>
          <table:table-cell office:value-type="float" office:value="0.11955" table:style-name="ce6">
            <text:p>0.11955</text:p>
          </table:table-cell>
          <table:table-cell office:value-type="float" office:value="0.13308999999999999" table:style-name="ce6">
            <text:p>0.13309</text:p>
          </table:table-cell>
          <table:table-cell office:value-type="float" office:value="0.20187999999999998" table:style-name="ce6">
            <text:p>0.20188</text:p>
          </table:table-cell>
          <table:table-cell office:value-type="float" office:value="0.21417999999999998" table:style-name="ce6">
            <text:p>0.21418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691" table:style-name="ce6">
            <text:p>0.22691</text:p>
          </table:table-cell>
          <table:table-cell office:value-type="float" office:value="0.22348999999999999" table:style-name="ce6">
            <text:p>0.22349</text:p>
          </table:table-cell>
          <table:table-cell office:value-type="float" office:value="0.22313" table:style-name="ce6">
            <text:p>0.22313</text:p>
          </table:table-cell>
          <table:table-cell office:value-type="float" office:value="0.22978000000000001" table:style-name="ce6">
            <text:p>0.22978</text:p>
          </table:table-cell>
          <table:table-cell office:value-type="float" office:value="0.23292000000000002" table:style-name="ce6">
            <text:p>0.23292</text:p>
          </table:table-cell>
          <table:table-cell office:value-type="float" office:value="0.23253000000000001" table:style-name="ce6">
            <text:p>0.23253</text:p>
          </table:table-cell>
          <table:table-cell office:value-type="float" office:value="0.22809000000000001" table:style-name="ce6">
            <text:p>0.22809</text:p>
          </table:table-cell>
          <table:table-cell office:value-type="float" office:value="0.22192000000000001" table:style-name="ce6">
            <text:p>0.22192</text:p>
          </table:table-cell>
          <table:table-cell office:value-type="float" office:value="0.22186" table:style-name="ce6">
            <text:p>0.22186</text:p>
          </table:table-cell>
          <table:table-cell office:value-type="float" office:value="0.21751000000000001" table:style-name="ce6">
            <text:p>0.21751</text:p>
          </table:table-cell>
          <table:table-cell office:value-type="float" office:value="0.22039" table:style-name="ce6">
            <text:p>0.22039</text:p>
          </table:table-cell>
          <table:table-cell office:value-type="float" office:value="0.16120999999999999" table:style-name="ce6">
            <text:p>0.16121</text:p>
          </table:table-cell>
          <table:table-cell office:value-type="float" office:value="0.1482" table:style-name="ce6">
            <text:p>0.1482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12433" table:style-name="ce6">
            <text:p>0.12433</text:p>
          </table:table-cell>
          <table:table-cell office:value-type="float" office:value="0.11859" table:style-name="ce6">
            <text:p>0.11859</text:p>
          </table:table-cell>
          <table:table-cell office:value-type="float" office:value="0.11493" table:style-name="ce6">
            <text:p>0.11493</text:p>
          </table:table-cell>
          <table:table-cell office:value-type="float" office:value="0.11262" table:style-name="ce6">
            <text:p>0.11262</text:p>
          </table:table-cell>
          <table:table-cell office:value-type="float" office:value="0.11137999999999999" table:style-name="ce6">
            <text:p>0.11138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372" table:style-name="ce6">
            <text:p>0.11372</text:p>
          </table:table-cell>
          <table:table-cell office:value-type="float" office:value="0.12659999999999999" table:style-name="ce6">
            <text:p>0.1266</text:p>
          </table:table-cell>
          <table:table-cell office:value-type="float" office:value="0.13955999999999999" table:style-name="ce6">
            <text:p>0.13956</text:p>
          </table:table-cell>
          <table:table-cell office:value-type="float" office:value="0.14807000000000001" table:style-name="ce6">
            <text:p>0.14807</text:p>
          </table:table-cell>
          <table:table-cell office:value-type="float" office:value="0.15232999999999999" table:style-name="ce6">
            <text:p>0.15233</text:p>
          </table:table-cell>
          <table:table-cell office:value-type="float" office:value="0.15686" table:style-name="ce6">
            <text:p>0.15686</text:p>
          </table:table-cell>
          <table:table-cell office:value-type="float" office:value="0.1545" table:style-name="ce6">
            <text:p>0.1545</text:p>
          </table:table-cell>
          <table:table-cell office:value-type="float" office:value="0.15425" table:style-name="ce6">
            <text:p>0.15425</text:p>
          </table:table-cell>
          <table:table-cell office:value-type="float" office:value="0.15884999999999999" table:style-name="ce6">
            <text:p>0.15885</text:p>
          </table:table-cell>
          <table:table-cell office:value-type="float" office:value="0.16102" table:style-name="ce6">
            <text:p>0.16102</text:p>
          </table:table-cell>
          <table:table-cell office:value-type="float" office:value="0.16075" table:style-name="ce6">
            <text:p>0.16075</text:p>
          </table:table-cell>
          <table:table-cell office:value-type="float" office:value="0.15768000000000001" table:style-name="ce6">
            <text:p>0.15768</text:p>
          </table:table-cell>
          <table:table-cell office:value-type="float" office:value="0.15340999999999999" table:style-name="ce6">
            <text:p>0.15341</text:p>
          </table:table-cell>
          <table:table-cell office:value-type="float" office:value="0.15337000000000001" table:style-name="ce6">
            <text:p>0.15337</text:p>
          </table:table-cell>
          <table:table-cell office:value-type="float" office:value="0.15035999999999999" table:style-name="ce6">
            <text:p>0.15036</text:p>
          </table:table-cell>
          <table:table-cell office:value-type="float" office:value="0.15234999999999999" table:style-name="ce6">
            <text:p>0.15235</text:p>
          </table:table-cell>
          <table:table-cell office:value-type="float" office:value="0.15334" table:style-name="ce6">
            <text:p>0.15334</text:p>
          </table:table-cell>
          <table:table-cell office:value-type="float" office:value="0.14096999999999998" table:style-name="ce6">
            <text:p>0.1409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5350000000000005E-2" table:style-name="ce6">
            <text:p>0.06535</text:p>
          </table:table-cell>
          <table:table-cell office:value-type="float" office:value="6.2329999999999997E-2" table:style-name="ce6">
            <text:p>0.06233</text:p>
          </table:table-cell>
          <table:table-cell office:value-type="float" office:value="6.0410000000000005E-2" table:style-name="ce6">
            <text:p>0.06041</text:p>
          </table:table-cell>
          <table:table-cell office:value-type="float" office:value="5.9200000000000003E-2" table:style-name="ce6">
            <text:p>0.0592</text:p>
          </table:table-cell>
          <table:table-cell office:value-type="float" office:value="5.8550000000000005E-2" table:style-name="ce6">
            <text:p>0.05855</text:p>
          </table:table-cell>
          <table:table-cell office:value-type="float" office:value="5.8769999999999996E-2" table:style-name="ce6">
            <text:p>0.05877</text:p>
          </table:table-cell>
          <table:table-cell office:value-type="float" office:value="5.9770000000000004E-2" table:style-name="ce6">
            <text:p>0.05977</text:p>
          </table:table-cell>
          <table:table-cell office:value-type="float" office:value="6.6549999999999998E-2" table:style-name="ce6">
            <text:p>0.06655</text:p>
          </table:table-cell>
          <table:table-cell office:value-type="float" office:value="0.28526000000000001" table:style-name="ce6">
            <text:p>0.28526</text:p>
          </table:table-cell>
          <table:table-cell office:value-type="float" office:value="0.30265000000000003" table:style-name="ce6">
            <text:p>0.30265</text:p>
          </table:table-cell>
          <table:table-cell office:value-type="float" office:value="0.31136999999999998" table:style-name="ce6">
            <text:p>0.31137</text:p>
          </table:table-cell>
          <table:table-cell office:value-type="float" office:value="0.32063000000000003" table:style-name="ce6">
            <text:p>0.32063</text:p>
          </table:table-cell>
          <table:table-cell office:value-type="float" office:value="0.31579999999999997" table:style-name="ce6">
            <text:p>0.3158</text:p>
          </table:table-cell>
          <table:table-cell office:value-type="float" office:value="0.31530000000000002" table:style-name="ce6">
            <text:p>0.3153</text:p>
          </table:table-cell>
          <table:table-cell office:value-type="float" office:value="0.32469000000000003" table:style-name="ce6">
            <text:p>0.32469</text:p>
          </table:table-cell>
          <table:table-cell office:value-type="float" office:value="0.32911999999999997" table:style-name="ce6">
            <text:p>0.32912</text:p>
          </table:table-cell>
          <table:table-cell office:value-type="float" office:value="0.32857999999999998" table:style-name="ce6">
            <text:p>0.32858</text:p>
          </table:table-cell>
          <table:table-cell office:value-type="float" office:value="0.32229999999999998" table:style-name="ce6">
            <text:p>0.3223</text:p>
          </table:table-cell>
          <table:table-cell office:value-type="float" office:value="0.31358000000000003" table:style-name="ce6">
            <text:p>0.31358</text:p>
          </table:table-cell>
          <table:table-cell office:value-type="float" office:value="0.31348999999999999" table:style-name="ce6">
            <text:p>0.31349</text:p>
          </table:table-cell>
          <table:table-cell office:value-type="float" office:value="0.30735000000000001" table:style-name="ce6">
            <text:p>0.30735</text:p>
          </table:table-cell>
          <table:table-cell office:value-type="float" office:value="0.31140999999999996" table:style-name="ce6">
            <text:p>0.31141</text:p>
          </table:table-cell>
          <table:table-cell office:value-type="float" office:value="8.0600000000000005E-2" table:style-name="ce6">
            <text:p>0.0806</text:p>
          </table:table-cell>
          <table:table-cell office:value-type="float" office:value="7.4099999999999999E-2" table:style-name="ce6">
            <text:p>0.0741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.4630000000000003E-2" table:style-name="ce6">
            <text:p>0.04463</text:p>
          </table:table-cell>
          <table:table-cell office:value-type="float" office:value="4.2569999999999997E-2" table:style-name="ce6">
            <text:p>0.04257</text:p>
          </table:table-cell>
          <table:table-cell office:value-type="float" office:value="4.1260000000000005E-2" table:style-name="ce6">
            <text:p>0.04126</text:p>
          </table:table-cell>
          <table:table-cell office:value-type="float" office:value="4.0430000000000001E-2" table:style-name="ce6">
            <text:p>0.04043</text:p>
          </table:table-cell>
          <table:table-cell office:value-type="float" office:value="3.9980000000000002E-2" table:style-name="ce6">
            <text:p>0.03998</text:p>
          </table:table-cell>
          <table:table-cell office:value-type="float" office:value="4.0140000000000002E-2" table:style-name="ce6">
            <text:p>0.04014</text:p>
          </table:table-cell>
          <table:table-cell office:value-type="float" office:value="4.0819999999999995E-2" table:style-name="ce6">
            <text:p>0.04082</text:p>
          </table:table-cell>
          <table:table-cell office:value-type="float" office:value="4.5449999999999997E-2" table:style-name="ce6">
            <text:p>0.04545</text:p>
          </table:table-cell>
          <table:table-cell office:value-type="float" office:value="0.12639" table:style-name="ce6">
            <text:p>0.12639</text:p>
          </table:table-cell>
          <table:table-cell office:value-type="float" office:value="0.1341" table:style-name="ce6">
            <text:p>0.1341</text:p>
          </table:table-cell>
          <table:table-cell office:value-type="float" office:value="0.13796" table:style-name="ce6">
            <text:p>0.13796</text:p>
          </table:table-cell>
          <table:table-cell office:value-type="float" office:value="0.14205999999999999" table:style-name="ce6">
            <text:p>0.14206</text:p>
          </table:table-cell>
          <table:table-cell office:value-type="float" office:value="0.13992000000000002" table:style-name="ce6">
            <text:p>0.13992</text:p>
          </table:table-cell>
          <table:table-cell office:value-type="float" office:value="0.13970000000000002" table:style-name="ce6">
            <text:p>0.1397</text:p>
          </table:table-cell>
          <table:table-cell office:value-type="float" office:value="0.14385999999999999" table:style-name="ce6">
            <text:p>0.14386</text:p>
          </table:table-cell>
          <table:table-cell office:value-type="float" office:value="0.14583000000000002" table:style-name="ce6">
            <text:p>0.14583</text:p>
          </table:table-cell>
          <table:table-cell office:value-type="float" office:value="0.14557999999999999" table:style-name="ce6">
            <text:p>0.14558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3894000000000001" table:style-name="ce6">
            <text:p>0.13894</text:p>
          </table:table-cell>
          <table:table-cell office:value-type="float" office:value="0.1389" table:style-name="ce6">
            <text:p>0.1389</text:p>
          </table:table-cell>
          <table:table-cell office:value-type="float" office:value="0.13618" table:style-name="ce6">
            <text:p>0.13618</text:p>
          </table:table-cell>
          <table:table-cell office:value-type="float" office:value="0.13797999999999999" table:style-name="ce6">
            <text:p>0.13798</text:p>
          </table:table-cell>
          <table:table-cell office:value-type="float" office:value="5.5050000000000002E-2" table:style-name="ce6">
            <text:p>0.05505</text:p>
          </table:table-cell>
          <table:table-cell office:value-type="float" office:value="5.0610000000000002E-2" table:style-name="ce6">
            <text:p>0.0506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8979999999999998E-2" table:style-name="ce6">
            <text:p>0.05898</text:p>
          </table:table-cell>
          <table:table-cell office:value-type="float" office:value="5.6250000000000001E-2" table:style-name="ce6">
            <text:p>0.05625</text:p>
          </table:table-cell>
          <table:table-cell office:value-type="float" office:value="5.4519999999999999E-2" table:style-name="ce6">
            <text:p>0.05452</text:p>
          </table:table-cell>
          <table:table-cell office:value-type="float" office:value="5.3419999999999995E-2" table:style-name="ce6">
            <text:p>0.05342</text:p>
          </table:table-cell>
          <table:table-cell office:value-type="float" office:value="5.2839999999999998E-2" table:style-name="ce6">
            <text:p>0.05284</text:p>
          </table:table-cell>
          <table:table-cell office:value-type="float" office:value="5.3040000000000004E-2" table:style-name="ce6">
            <text:p>0.05304</text:p>
          </table:table-cell>
          <table:table-cell office:value-type="float" office:value="5.3940000000000002E-2" table:style-name="ce6">
            <text:p>0.05394</text:p>
          </table:table-cell>
          <table:table-cell office:value-type="float" office:value="6.0049999999999999E-2" table:style-name="ce6">
            <text:p>0.06005</text:p>
          </table:table-cell>
          <table:table-cell office:value-type="float" office:value="7.3730000000000004E-2" table:style-name="ce6">
            <text:p>0.07373</text:p>
          </table:table-cell>
          <table:table-cell office:value-type="float" office:value="7.8219999999999998E-2" table:style-name="ce6">
            <text:p>0.07822</text:p>
          </table:table-cell>
          <table:table-cell office:value-type="float" office:value="8.0479999999999996E-2" table:style-name="ce6">
            <text:p>0.08048</text:p>
          </table:table-cell>
          <table:table-cell office:value-type="float" office:value="8.2870000000000013E-2" table:style-name="ce6">
            <text:p>0.08287</text:p>
          </table:table-cell>
          <table:table-cell office:value-type="float" office:value="8.1620000000000012E-2" table:style-name="ce6">
            <text:p>0.08162</text:p>
          </table:table-cell>
          <table:table-cell office:value-type="float" office:value="8.1489999999999993E-2" table:style-name="ce6">
            <text:p>0.08149</text:p>
          </table:table-cell>
          <table:table-cell office:value-type="float" office:value="8.3919999999999995E-2" table:style-name="ce6">
            <text:p>0.08392</text:p>
          </table:table-cell>
          <table:table-cell office:value-type="float" office:value="8.5059999999999997E-2" table:style-name="ce6">
            <text:p>0.08506</text:p>
          </table:table-cell>
          <table:table-cell office:value-type="float" office:value="8.4920000000000009E-2" table:style-name="ce6">
            <text:p>0.08492</text:p>
          </table:table-cell>
          <table:table-cell office:value-type="float" office:value="8.3299999999999999E-2" table:style-name="ce6">
            <text:p>0.0833</text:p>
          </table:table-cell>
          <table:table-cell office:value-type="float" office:value="8.1050000000000011E-2" table:style-name="ce6">
            <text:p>0.08105</text:p>
          </table:table-cell>
          <table:table-cell office:value-type="float" office:value="8.1029999999999991E-2" table:style-name="ce6">
            <text:p>0.08103</text:p>
          </table:table-cell>
          <table:table-cell office:value-type="float" office:value="7.9439999999999997E-2" table:style-name="ce6">
            <text:p>0.07944</text:p>
          </table:table-cell>
          <table:table-cell office:value-type="float" office:value="8.0489999999999992E-2" table:style-name="ce6">
            <text:p>0.08049</text:p>
          </table:table-cell>
          <table:table-cell office:value-type="float" office:value="7.2739999999999999E-2" table:style-name="ce6">
            <text:p>0.07274</text:p>
          </table:table-cell>
          <table:table-cell office:value-type="float" office:value="6.6869999999999999E-2" table:style-name="ce6">
            <text:p>0.06687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42082000000000003" table:style-name="ce6">
            <text:p>0.42082</text:p>
          </table:table-cell>
          <table:table-cell office:value-type="float" office:value="0.40136000000000005" table:style-name="ce6">
            <text:p>0.40136</text:p>
          </table:table-cell>
          <table:table-cell office:value-type="float" office:value="0.38898000000000005" table:style-name="ce6">
            <text:p>0.38898</text:p>
          </table:table-cell>
          <table:table-cell office:value-type="float" office:value="0.38118000000000002" table:style-name="ce6">
            <text:p>0.38118</text:p>
          </table:table-cell>
          <table:table-cell office:value-type="float" office:value="0.37698999999999999" table:style-name="ce6">
            <text:p>0.37699</text:p>
          </table:table-cell>
          <table:table-cell office:value-type="float" office:value="0.37844" table:style-name="ce6">
            <text:p>0.37844</text:p>
          </table:table-cell>
          <table:table-cell office:value-type="float" office:value="0.38488" table:style-name="ce6">
            <text:p>0.38488</text:p>
          </table:table-cell>
          <table:table-cell office:value-type="float" office:value="0.42848999999999998" table:style-name="ce6">
            <text:p>0.42849</text:p>
          </table:table-cell>
          <table:table-cell office:value-type="float" office:value="0.36426000000000003" table:style-name="ce6">
            <text:p>0.36426</text:p>
          </table:table-cell>
          <table:table-cell office:value-type="float" office:value="0.38646000000000003" table:style-name="ce6">
            <text:p>0.38646</text:p>
          </table:table-cell>
          <table:table-cell office:value-type="float" office:value="0.39759" table:style-name="ce6">
            <text:p>0.39759</text:p>
          </table:table-cell>
          <table:table-cell office:value-type="float" office:value="0.40942000000000001" table:style-name="ce6">
            <text:p>0.40942</text:p>
          </table:table-cell>
          <table:table-cell office:value-type="float" office:value="0.40325000000000005" table:style-name="ce6">
            <text:p>0.40325</text:p>
          </table:table-cell>
          <table:table-cell office:value-type="float" office:value="0.40261000000000002" table:style-name="ce6">
            <text:p>0.40261</text:p>
          </table:table-cell>
          <table:table-cell office:value-type="float" office:value="0.41460999999999998" table:style-name="ce6">
            <text:p>0.41461</text:p>
          </table:table-cell>
          <table:table-cell office:value-type="float" office:value="0.42026000000000002" table:style-name="ce6">
            <text:p>0.42026</text:p>
          </table:table-cell>
          <table:table-cell office:value-type="float" office:value="0.41957" table:style-name="ce6">
            <text:p>0.41957</text:p>
          </table:table-cell>
          <table:table-cell office:value-type="float" office:value="0.41155000000000003" table:style-name="ce6">
            <text:p>0.41155</text:p>
          </table:table-cell>
          <table:table-cell office:value-type="float" office:value="0.40042" table:style-name="ce6">
            <text:p>0.40042</text:p>
          </table:table-cell>
          <table:table-cell office:value-type="float" office:value="0.40031" table:style-name="ce6">
            <text:p>0.40031</text:p>
          </table:table-cell>
          <table:table-cell office:value-type="float" office:value="0.39246000000000003" table:style-name="ce6">
            <text:p>0.39246</text:p>
          </table:table-cell>
          <table:table-cell office:value-type="float" office:value="0.39765" table:style-name="ce6">
            <text:p>0.39765</text:p>
          </table:table-cell>
          <table:table-cell office:value-type="float" office:value="0.51901000000000008" table:style-name="ce6">
            <text:p>0.51901</text:p>
          </table:table-cell>
          <table:table-cell office:value-type="float" office:value="0.47714000000000001" table:style-name="ce6">
            <text:p>0.47714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753E-2" table:style-name="ce6">
            <text:p>0.01753</text:p>
          </table:table-cell>
          <table:table-cell office:value-type="float" office:value="1.6719999999999999E-2" table:style-name="ce6">
            <text:p>0.01672</text:p>
          </table:table-cell>
          <table:table-cell office:value-type="float" office:value="1.6209999999999999E-2" table:style-name="ce6">
            <text:p>0.01621</text:p>
          </table:table-cell>
          <table:table-cell office:value-type="float" office:value="1.5880000000000002E-2" table:style-name="ce6">
            <text:p>0.01588</text:p>
          </table:table-cell>
          <table:table-cell office:value-type="float" office:value="1.5709999999999998E-2" table:style-name="ce6">
            <text:p>0.01571</text:p>
          </table:table-cell>
          <table:table-cell office:value-type="float" office:value="1.5769999999999999E-2" table:style-name="ce6">
            <text:p>0.01577</text:p>
          </table:table-cell>
          <table:table-cell office:value-type="float" office:value="1.6040000000000002E-2" table:style-name="ce6">
            <text:p>0.01604</text:p>
          </table:table-cell>
          <table:table-cell office:value-type="float" office:value="1.7849999999999998E-2" table:style-name="ce6">
            <text:p>0.01785</text:p>
          </table:table-cell>
          <table:table-cell office:value-type="float" office:value="2.3700000000000002E-2" table:style-name="ce6">
            <text:p>0.0237</text:p>
          </table:table-cell>
          <table:table-cell office:value-type="float" office:value="2.5139999999999999E-2" table:style-name="ce6">
            <text:p>0.02514</text:p>
          </table:table-cell>
          <table:table-cell office:value-type="float" office:value="2.5870000000000001E-2" table:style-name="ce6">
            <text:p>0.02587</text:p>
          </table:table-cell>
          <table:table-cell office:value-type="float" office:value="2.664E-2" table:style-name="ce6">
            <text:p>0.02664</text:p>
          </table:table-cell>
          <table:table-cell office:value-type="float" office:value="2.6239999999999999E-2" table:style-name="ce6">
            <text:p>0.02624</text:p>
          </table:table-cell>
          <table:table-cell office:value-type="float" office:value="2.6190000000000001E-2" table:style-name="ce6">
            <text:p>0.02619</text:p>
          </table:table-cell>
          <table:table-cell office:value-type="float" office:value="2.6970000000000001E-2" table:style-name="ce6">
            <text:p>0.02697</text:p>
          </table:table-cell>
          <table:table-cell office:value-type="float" office:value="2.734E-2" table:style-name="ce6">
            <text:p>0.02734</text:p>
          </table:table-cell>
          <table:table-cell office:value-type="float" office:value="2.7300000000000001E-2" table:style-name="ce6">
            <text:p>0.0273</text:p>
          </table:table-cell>
          <table:table-cell office:value-type="float" office:value="2.6779999999999998E-2" table:style-name="ce6">
            <text:p>0.02678</text:p>
          </table:table-cell>
          <table:table-cell office:value-type="float" office:value="2.605E-2" table:style-name="ce6">
            <text:p>0.02605</text:p>
          </table:table-cell>
          <table:table-cell office:value-type="float" office:value="2.6040000000000001E-2" table:style-name="ce6">
            <text:p>0.02604</text:p>
          </table:table-cell>
          <table:table-cell office:value-type="float" office:value="2.5530000000000001E-2" table:style-name="ce6">
            <text:p>0.02553</text:p>
          </table:table-cell>
          <table:table-cell office:value-type="float" office:value="2.5870000000000001E-2" table:style-name="ce6">
            <text:p>0.02587</text:p>
          </table:table-cell>
          <table:table-cell office:value-type="float" office:value="2.1629999999999996E-2" table:style-name="ce6">
            <text:p>0.02163</text:p>
          </table:table-cell>
          <table:table-cell office:value-type="float" office:value="1.9879999999999998E-2" table:style-name="ce6">
            <text:p>0.01988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7230000000000011E-2" table:style-name="ce6">
            <text:p>0.09723</text:p>
          </table:table-cell>
          <table:table-cell office:value-type="float" office:value="9.2739999999999989E-2" table:style-name="ce6">
            <text:p>0.09274</text:p>
          </table:table-cell>
          <table:table-cell office:value-type="float" office:value="8.9880000000000002E-2" table:style-name="ce6">
            <text:p>0.08988</text:p>
          </table:table-cell>
          <table:table-cell office:value-type="float" office:value="8.8079999999999992E-2" table:style-name="ce6">
            <text:p>0.08808</text:p>
          </table:table-cell>
          <table:table-cell office:value-type="float" office:value="8.7110000000000007E-2" table:style-name="ce6">
            <text:p>0.08711</text:p>
          </table:table-cell>
          <table:table-cell office:value-type="float" office:value="8.7440000000000004E-2" table:style-name="ce6">
            <text:p>0.08744</text:p>
          </table:table-cell>
          <table:table-cell office:value-type="float" office:value="8.8930000000000009E-2" table:style-name="ce6">
            <text:p>0.08893</text:p>
          </table:table-cell>
          <table:table-cell office:value-type="float" office:value="9.9010000000000001E-2" table:style-name="ce6">
            <text:p>0.09901</text:p>
          </table:table-cell>
          <table:table-cell office:value-type="float" office:value="8.251E-2" table:style-name="ce6">
            <text:p>0.08251</text:p>
          </table:table-cell>
          <table:table-cell office:value-type="float" office:value="8.7539999999999993E-2" table:style-name="ce6">
            <text:p>0.08754</text:p>
          </table:table-cell>
          <table:table-cell office:value-type="float" office:value="9.0060000000000001E-2" table:style-name="ce6">
            <text:p>0.09006</text:p>
          </table:table-cell>
          <table:table-cell office:value-type="float" office:value="9.2739999999999989E-2" table:style-name="ce6">
            <text:p>0.09274</text:p>
          </table:table-cell>
          <table:table-cell office:value-type="float" office:value="9.1340000000000005E-2" table:style-name="ce6">
            <text:p>0.09134</text:p>
          </table:table-cell>
          <table:table-cell office:value-type="float" office:value="9.1189999999999993E-2" table:style-name="ce6">
            <text:p>0.09119</text:p>
          </table:table-cell>
          <table:table-cell office:value-type="float" office:value="9.3909999999999993E-2" table:style-name="ce6">
            <text:p>0.09391</text:p>
          </table:table-cell>
          <table:table-cell office:value-type="float" office:value="9.5189999999999997E-2" table:style-name="ce6">
            <text:p>0.09519</text:p>
          </table:table-cell>
          <table:table-cell office:value-type="float" office:value="9.5030000000000003E-2" table:style-name="ce6">
            <text:p>0.09503</text:p>
          </table:table-cell>
          <table:table-cell office:value-type="float" office:value="9.3219999999999997E-2" table:style-name="ce6">
            <text:p>0.09322</text:p>
          </table:table-cell>
          <table:table-cell office:value-type="float" office:value="9.0700000000000003E-2" table:style-name="ce6">
            <text:p>0.0907</text:p>
          </table:table-cell>
          <table:table-cell office:value-type="float" office:value="9.0670000000000001E-2" table:style-name="ce6">
            <text:p>0.09067</text:p>
          </table:table-cell>
          <table:table-cell office:value-type="float" office:value="8.8889999999999997E-2" table:style-name="ce6">
            <text:p>0.08889</text:p>
          </table:table-cell>
          <table:table-cell office:value-type="float" office:value="9.0069999999999997E-2" table:style-name="ce6">
            <text:p>0.09007</text:p>
          </table:table-cell>
          <table:table-cell office:value-type="float" office:value="0.11992000000000001" table:style-name="ce6">
            <text:p>0.11992</text:p>
          </table:table-cell>
          <table:table-cell office:value-type="float" office:value="0.11025" table:style-name="ce6">
            <text:p>0.1102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44154000000000004" table:style-name="ce6">
            <text:p>0.44154</text:p>
          </table:table-cell>
          <table:table-cell office:value-type="float" office:value="0.42113" table:style-name="ce6">
            <text:p>0.42113</text:p>
          </table:table-cell>
          <table:table-cell office:value-type="float" office:value="0.40813000000000005" table:style-name="ce6">
            <text:p>0.40813</text:p>
          </table:table-cell>
          <table:table-cell office:value-type="float" office:value="0.39994999999999997" table:style-name="ce6">
            <text:p>0.39995</text:p>
          </table:table-cell>
          <table:table-cell office:value-type="float" office:value="0.39555000000000001" table:style-name="ce6">
            <text:p>0.39555</text:p>
          </table:table-cell>
          <table:table-cell office:value-type="float" office:value="0.39707999999999999" table:style-name="ce6">
            <text:p>0.39708</text:p>
          </table:table-cell>
          <table:table-cell office:value-type="float" office:value="0.40383999999999998" table:style-name="ce6">
            <text:p>0.40384</text:p>
          </table:table-cell>
          <table:table-cell office:value-type="float" office:value="0.44959000000000005" table:style-name="ce6">
            <text:p>0.44959</text:p>
          </table:table-cell>
          <table:table-cell office:value-type="float" office:value="0.59247000000000005" table:style-name="ce6">
            <text:p>0.59247</text:p>
          </table:table-cell>
          <table:table-cell office:value-type="float" office:value="0.62858999999999998" table:style-name="ce6">
            <text:p>0.62859</text:p>
          </table:table-cell>
          <table:table-cell office:value-type="float" office:value="0.64668999999999999" table:style-name="ce6">
            <text:p>0.64669</text:p>
          </table:table-cell>
          <table:table-cell office:value-type="float" office:value="0.66591999999999996" table:style-name="ce6">
            <text:p>0.66592</text:p>
          </table:table-cell>
          <table:table-cell office:value-type="float" office:value="0.65587999999999991" table:style-name="ce6">
            <text:p>0.65588</text:p>
          </table:table-cell>
          <table:table-cell office:value-type="float" office:value="0.65485000000000004" table:style-name="ce6">
            <text:p>0.65485</text:p>
          </table:table-cell>
          <table:table-cell office:value-type="float" office:value="0.67436000000000007" table:style-name="ce6">
            <text:p>0.67436</text:p>
          </table:table-cell>
          <table:table-cell office:value-type="float" office:value="0.68354999999999999" table:style-name="ce6">
            <text:p>0.68355</text:p>
          </table:table-cell>
          <table:table-cell office:value-type="float" office:value="0.68242999999999998" table:style-name="ce6">
            <text:p>0.68243</text:p>
          </table:table-cell>
          <table:table-cell office:value-type="float" office:value="0.66938999999999993" table:style-name="ce6">
            <text:p>0.66939</text:p>
          </table:table-cell>
          <table:table-cell office:value-type="float" office:value="0.65129000000000004" table:style-name="ce6">
            <text:p>0.65129</text:p>
          </table:table-cell>
          <table:table-cell office:value-type="float" office:value="0.65110000000000001" table:style-name="ce6">
            <text:p>0.6511</text:p>
          </table:table-cell>
          <table:table-cell office:value-type="float" office:value="0.63834000000000002" table:style-name="ce6">
            <text:p>0.63834</text:p>
          </table:table-cell>
          <table:table-cell office:value-type="float" office:value="0.64678000000000002" table:style-name="ce6">
            <text:p>0.64678</text:p>
          </table:table-cell>
          <table:table-cell office:value-type="float" office:value="0.54457" table:style-name="ce6">
            <text:p>0.54457</text:p>
          </table:table-cell>
          <table:table-cell office:value-type="float" office:value="0.50063000000000002" table:style-name="ce6">
            <text:p>0.5006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9339999999999999E-2" table:style-name="ce6">
            <text:p>0.06934</text:p>
          </table:table-cell>
          <table:table-cell office:value-type="float" office:value="7.3569999999999997E-2" table:style-name="ce6">
            <text:p>0.07357</text:p>
          </table:table-cell>
          <table:table-cell office:value-type="float" office:value="7.5689999999999993E-2" table:style-name="ce6">
            <text:p>0.07569</text:p>
          </table:table-cell>
          <table:table-cell office:value-type="float" office:value="7.7939999999999995E-2" table:style-name="ce6">
            <text:p>0.07794</text:p>
          </table:table-cell>
          <table:table-cell office:value-type="float" office:value="7.6759999999999995E-2" table:style-name="ce6">
            <text:p>0.07676</text:p>
          </table:table-cell>
          <table:table-cell office:value-type="float" office:value="7.664E-2" table:style-name="ce6">
            <text:p>0.07664</text:p>
          </table:table-cell>
          <table:table-cell office:value-type="float" office:value="7.893E-2" table:style-name="ce6">
            <text:p>0.07893</text:p>
          </table:table-cell>
          <table:table-cell office:value-type="float" office:value="0.08" table:style-name="ce6">
            <text:p>0.08</text:p>
          </table:table-cell>
          <table:table-cell office:value-type="float" office:value="7.9869999999999997E-2" table:style-name="ce6">
            <text:p>0.07987</text:p>
          </table:table-cell>
          <table:table-cell office:value-type="float" office:value="7.8339999999999993E-2" table:style-name="ce6">
            <text:p>0.07834</text:p>
          </table:table-cell>
          <table:table-cell office:value-type="float" office:value="7.6219999999999996E-2" table:style-name="ce6">
            <text:p>0.07622</text:p>
          </table:table-cell>
          <table:table-cell office:value-type="float" office:value="7.6200000000000004E-2" table:style-name="ce6">
            <text:p>0.0762</text:p>
          </table:table-cell>
          <table:table-cell office:value-type="float" office:value="7.4709999999999999E-2" table:style-name="ce6">
            <text:p>0.07471</text:p>
          </table:table-cell>
          <table:table-cell office:value-type="float" office:value="7.5700000000000003E-2" table:style-name="ce6">
            <text:p>0.0757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47979999999999995" table:style-name="ce6">
            <text:p>0.4798</text:p>
          </table:table-cell>
          <table:table-cell office:value-type="float" office:value="0.45762000000000003" table:style-name="ce6">
            <text:p>0.45762</text:p>
          </table:table-cell>
          <table:table-cell office:value-type="float" office:value="0.44350000000000001" table:style-name="ce6">
            <text:p>0.4435</text:p>
          </table:table-cell>
          <table:table-cell office:value-type="float" office:value="0.43459999999999999" table:style-name="ce6">
            <text:p>0.4346</text:p>
          </table:table-cell>
          <table:table-cell office:value-type="float" office:value="0.42982999999999999" table:style-name="ce6">
            <text:p>0.42983</text:p>
          </table:table-cell>
          <table:table-cell office:value-type="float" office:value="0.43148000000000003" table:style-name="ce6">
            <text:p>0.43148</text:p>
          </table:table-cell>
          <table:table-cell office:value-type="float" office:value="0.43883000000000005" table:style-name="ce6">
            <text:p>0.43883</text:p>
          </table:table-cell>
          <table:table-cell office:value-type="float" office:value="0.48854999999999998" table:style-name="ce6">
            <text:p>0.48855</text:p>
          </table:table-cell>
          <table:table-cell office:value-type="float" office:value="0.55648000000000009" table:style-name="ce6">
            <text:p>0.55648</text:p>
          </table:table-cell>
          <table:table-cell office:value-type="float" office:value="0.59040000000000004" table:style-name="ce6">
            <text:p>0.5904</text:p>
          </table:table-cell>
          <table:table-cell office:value-type="float" office:value="0.60741000000000001" table:style-name="ce6">
            <text:p>0.60741</text:p>
          </table:table-cell>
          <table:table-cell office:value-type="float" office:value="0.62546999999999997" table:style-name="ce6">
            <text:p>0.62547</text:p>
          </table:table-cell>
          <table:table-cell office:value-type="float" office:value="0.61604000000000003" table:style-name="ce6">
            <text:p>0.61604</text:p>
          </table:table-cell>
          <table:table-cell office:value-type="float" office:value="0.61507000000000001" table:style-name="ce6">
            <text:p>0.61507</text:p>
          </table:table-cell>
          <table:table-cell office:value-type="float" office:value="0.63340000000000007" table:style-name="ce6">
            <text:p>0.6334</text:p>
          </table:table-cell>
          <table:table-cell office:value-type="float" office:value="0.64203999999999994" table:style-name="ce6">
            <text:p>0.64204</text:p>
          </table:table-cell>
          <table:table-cell office:value-type="float" office:value="0.64097999999999999" table:style-name="ce6">
            <text:p>0.64098</text:p>
          </table:table-cell>
          <table:table-cell office:value-type="float" office:value="0.62873000000000001" table:style-name="ce6">
            <text:p>0.62873</text:p>
          </table:table-cell>
          <table:table-cell office:value-type="float" office:value="0.61173" table:style-name="ce6">
            <text:p>0.61173</text:p>
          </table:table-cell>
          <table:table-cell office:value-type="float" office:value="0.61155000000000004" table:style-name="ce6">
            <text:p>0.61155</text:p>
          </table:table-cell>
          <table:table-cell office:value-type="float" office:value="0.59957000000000005" table:style-name="ce6">
            <text:p>0.59957</text:p>
          </table:table-cell>
          <table:table-cell office:value-type="float" office:value="0.60750000000000004" table:style-name="ce6">
            <text:p>0.6075</text:p>
          </table:table-cell>
          <table:table-cell office:value-type="float" office:value="0.59175" table:style-name="ce6">
            <text:p>0.59175</text:p>
          </table:table-cell>
          <table:table-cell office:value-type="float" office:value="0.54400999999999999" table:style-name="ce6">
            <text:p>0.54401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5781000000000001" table:style-name="ce6">
            <text:p>0.15781</text:p>
          </table:table-cell>
          <table:table-cell office:value-type="float" office:value="0.15051" table:style-name="ce6">
            <text:p>0.15051</text:p>
          </table:table-cell>
          <table:table-cell office:value-type="float" office:value="0.14587" table:style-name="ce6">
            <text:p>0.14587</text:p>
          </table:table-cell>
          <table:table-cell office:value-type="float" office:value="0.14294000000000001" table:style-name="ce6">
            <text:p>0.14294</text:p>
          </table:table-cell>
          <table:table-cell office:value-type="float" office:value="0.14137" table:style-name="ce6">
            <text:p>0.14137</text:p>
          </table:table-cell>
          <table:table-cell office:value-type="float" office:value="0.14191999999999999" table:style-name="ce6">
            <text:p>0.14192</text:p>
          </table:table-cell>
          <table:table-cell office:value-type="float" office:value="0.14432999999999999" table:style-name="ce6">
            <text:p>0.14433</text:p>
          </table:table-cell>
          <table:table-cell office:value-type="float" office:value="0.16069" table:style-name="ce6">
            <text:p>0.16069</text:p>
          </table:table-cell>
          <table:table-cell office:value-type="float" office:value="0.20451" table:style-name="ce6">
            <text:p>0.20451</text:p>
          </table:table-cell>
          <table:table-cell office:value-type="float" office:value="0.21698000000000001" table:style-name="ce6">
            <text:p>0.21698</text:p>
          </table:table-cell>
          <table:table-cell office:value-type="float" office:value="0.22323000000000001" table:style-name="ce6">
            <text:p>0.22323</text:p>
          </table:table-cell>
          <table:table-cell office:value-type="float" office:value="0.22986999999999999" table:style-name="ce6">
            <text:p>0.22987</text:p>
          </table:table-cell>
          <table:table-cell office:value-type="float" office:value="0.22640000000000002" table:style-name="ce6">
            <text:p>0.2264</text:p>
          </table:table-cell>
          <table:table-cell office:value-type="float" office:value="0.22603999999999999" table:style-name="ce6">
            <text:p>0.22604</text:p>
          </table:table-cell>
          <table:table-cell office:value-type="float" office:value="0.23277999999999999" table:style-name="ce6">
            <text:p>0.23278</text:p>
          </table:table-cell>
          <table:table-cell office:value-type="float" office:value="0.23594999999999999" table:style-name="ce6">
            <text:p>0.23595</text:p>
          </table:table-cell>
          <table:table-cell office:value-type="float" office:value="0.23556000000000002" table:style-name="ce6">
            <text:p>0.23556</text:p>
          </table:table-cell>
          <table:table-cell office:value-type="float" office:value="0.23106000000000002" table:style-name="ce6">
            <text:p>0.23106</text:p>
          </table:table-cell>
          <table:table-cell office:value-type="float" office:value="0.22481000000000001" table:style-name="ce6">
            <text:p>0.22481</text:p>
          </table:table-cell>
          <table:table-cell office:value-type="float" office:value="0.22475000000000001" table:style-name="ce6">
            <text:p>0.22475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326000000000001" table:style-name="ce6">
            <text:p>0.22326</text:p>
          </table:table-cell>
          <table:table-cell office:value-type="float" office:value="0.19463" table:style-name="ce6">
            <text:p>0.19463</text:p>
          </table:table-cell>
          <table:table-cell office:value-type="float" office:value="0.17893000000000001" table:style-name="ce6">
            <text:p>0.17893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.0720000000000002E-2" table:style-name="ce6">
            <text:p>0.02072</text:p>
          </table:table-cell>
          <table:table-cell office:value-type="float" office:value="1.976E-2" table:style-name="ce6">
            <text:p>0.01976</text:p>
          </table:table-cell>
          <table:table-cell office:value-type="float" office:value="1.915E-2" table:style-name="ce6">
            <text:p>0.01915</text:p>
          </table:table-cell>
          <table:table-cell office:value-type="float" office:value="1.8769999999999998E-2" table:style-name="ce6">
            <text:p>0.01877</text:p>
          </table:table-cell>
          <table:table-cell office:value-type="float" office:value="1.856E-2" table:style-name="ce6">
            <text:p>0.01856</text:p>
          </table:table-cell>
          <table:table-cell office:value-type="float" office:value="1.864E-2" table:style-name="ce6">
            <text:p>0.01864</text:p>
          </table:table-cell>
          <table:table-cell office:value-type="float" office:value="1.8950000000000002E-2" table:style-name="ce6">
            <text:p>0.01895</text:p>
          </table:table-cell>
          <table:table-cell office:value-type="float" office:value="2.1099999999999997E-2" table:style-name="ce6">
            <text:p>0.0211</text:p>
          </table:table-cell>
          <table:table-cell office:value-type="float" office:value="1.3169999999999999E-2" table:style-name="ce6">
            <text:p>0.01317</text:p>
          </table:table-cell>
          <table:table-cell office:value-type="float" office:value="1.397E-2" table:style-name="ce6">
            <text:p>0.01397</text:p>
          </table:table-cell>
          <table:table-cell office:value-type="float" office:value="1.4370000000000001E-2" table:style-name="ce6">
            <text:p>0.01437</text:p>
          </table:table-cell>
          <table:table-cell office:value-type="float" office:value="1.4800000000000001E-2" table:style-name="ce6">
            <text:p>0.0148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455E-2" table:style-name="ce6">
            <text:p>0.01455</text:p>
          </table:table-cell>
          <table:table-cell office:value-type="float" office:value="1.4990000000000002E-2" table:style-name="ce6">
            <text:p>0.01499</text:p>
          </table:table-cell>
          <table:table-cell office:value-type="float" office:value="1.5189999999999999E-2" table:style-name="ce6">
            <text:p>0.01519</text:p>
          </table:table-cell>
          <table:table-cell office:value-type="float" office:value="1.5169999999999999E-2" table:style-name="ce6">
            <text:p>0.01517</text:p>
          </table:table-cell>
          <table:table-cell office:value-type="float" office:value="1.4879999999999999E-2" table:style-name="ce6">
            <text:p>0.01488</text:p>
          </table:table-cell>
          <table:table-cell office:value-type="float" office:value="1.447E-2" table:style-name="ce6">
            <text:p>0.01447</text:p>
          </table:table-cell>
          <table:table-cell office:value-type="float" office:value="1.447E-2" table:style-name="ce6">
            <text:p>0.01447</text:p>
          </table:table-cell>
          <table:table-cell office:value-type="float" office:value="1.4190000000000001E-2" table:style-name="ce6">
            <text:p>0.01419</text:p>
          </table:table-cell>
          <table:table-cell office:value-type="float" office:value="1.4370000000000001E-2" table:style-name="ce6">
            <text:p>0.01437</text:p>
          </table:table-cell>
          <table:table-cell office:value-type="float" office:value="2.5559999999999999E-2" table:style-name="ce6">
            <text:p>0.02556</text:p>
          </table:table-cell>
          <table:table-cell office:value-type="float" office:value="2.35E-2" table:style-name="ce6">
            <text:p>0.023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26461000000000001" table:style-name="ce6">
            <text:p>0.26461</text:p>
          </table:table-cell>
          <table:table-cell office:value-type="float" office:value="0.25236999999999998" table:style-name="ce6">
            <text:p>0.25237</text:p>
          </table:table-cell>
          <table:table-cell office:value-type="float" office:value="0.24459" table:style-name="ce6">
            <text:p>0.24459</text:p>
          </table:table-cell>
          <table:table-cell office:value-type="float" office:value="0.23968" table:style-name="ce6">
            <text:p>0.23968</text:p>
          </table:table-cell>
          <table:table-cell office:value-type="float" office:value="0.23704999999999998" table:style-name="ce6">
            <text:p>0.23705</text:p>
          </table:table-cell>
          <table:table-cell office:value-type="float" office:value="0.23796" table:style-name="ce6">
            <text:p>0.23796</text:p>
          </table:table-cell>
          <table:table-cell office:value-type="float" office:value="0.24201" table:style-name="ce6">
            <text:p>0.24201</text:p>
          </table:table-cell>
          <table:table-cell office:value-type="float" office:value="0.26943" table:style-name="ce6">
            <text:p>0.26943</text:p>
          </table:table-cell>
          <table:table-cell office:value-type="float" office:value="0.15975" table:style-name="ce6">
            <text:p>0.15975</text:p>
          </table:table-cell>
          <table:table-cell office:value-type="float" office:value="0.16949000000000003" table:style-name="ce6">
            <text:p>0.16949</text:p>
          </table:table-cell>
          <table:table-cell office:value-type="float" office:value="0.17437000000000002" table:style-name="ce6">
            <text:p>0.17437</text:p>
          </table:table-cell>
          <table:table-cell office:value-type="float" office:value="0.17954999999999999" table:style-name="ce6">
            <text:p>0.17955</text:p>
          </table:table-cell>
          <table:table-cell office:value-type="float" office:value="0.17684999999999998" table:style-name="ce6">
            <text:p>0.17685</text:p>
          </table:table-cell>
          <table:table-cell office:value-type="float" office:value="0.17657" table:style-name="ce6">
            <text:p>0.17657</text:p>
          </table:table-cell>
          <table:table-cell office:value-type="float" office:value="0.18182999999999999" table:style-name="ce6">
            <text:p>0.18183</text:p>
          </table:table-cell>
          <table:table-cell office:value-type="float" office:value="0.18431" table:style-name="ce6">
            <text:p>0.18431</text:p>
          </table:table-cell>
          <table:table-cell office:value-type="float" office:value="0.184" table:style-name="ce6">
            <text:p>0.184</text:p>
          </table:table-cell>
          <table:table-cell office:value-type="float" office:value="0.18048999999999998" table:style-name="ce6">
            <text:p>0.18049</text:p>
          </table:table-cell>
          <table:table-cell office:value-type="float" office:value="0.17560999999999999" table:style-name="ce6">
            <text:p>0.17561</text:p>
          </table:table-cell>
          <table:table-cell office:value-type="float" office:value="0.17556000000000002" table:style-name="ce6">
            <text:p>0.17556</text:p>
          </table:table-cell>
          <table:table-cell office:value-type="float" office:value="0.17212" table:style-name="ce6">
            <text:p>0.17212</text:p>
          </table:table-cell>
          <table:table-cell office:value-type="float" office:value="0.17438999999999999" table:style-name="ce6">
            <text:p>0.17439</text:p>
          </table:table-cell>
          <table:table-cell office:value-type="float" office:value="0.32634999999999997" table:style-name="ce6">
            <text:p>0.32635</text:p>
          </table:table-cell>
          <table:table-cell office:value-type="float" office:value="0.30002000000000001" table:style-name="ce6">
            <text:p>0.30002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60000000000011E-2" table:style-name="ce6">
            <text:p>0.09476</text:p>
          </table:table-cell>
          <table:table-cell office:value-type="float" office:value="0.10550000000000001" table:style-name="ce6">
            <text:p>0.1055</text:p>
          </table:table-cell>
          <table:table-cell office:value-type="float" office:value="0.10708000000000001" table:style-name="ce6">
            <text:p>0.10708</text:p>
          </table:table-cell>
          <table:table-cell office:value-type="float" office:value="0.11361" table:style-name="ce6">
            <text:p>0.11361</text:p>
          </table:table-cell>
          <table:table-cell office:value-type="float" office:value="0.11688000000000001" table:style-name="ce6">
            <text:p>0.11688</text:p>
          </table:table-cell>
          <table:table-cell office:value-type="float" office:value="0.12035999999999999" table:style-name="ce6">
            <text:p>0.12036</text:p>
          </table:table-cell>
          <table:table-cell office:value-type="float" office:value="0.11853999999999999" table:style-name="ce6">
            <text:p>0.11854</text:p>
          </table:table-cell>
          <table:table-cell office:value-type="float" office:value="0.11836000000000001" table:style-name="ce6">
            <text:p>0.11836</text:p>
          </table:table-cell>
          <table:table-cell office:value-type="float" office:value="0.12188" table:style-name="ce6">
            <text:p>0.12188</text:p>
          </table:table-cell>
          <table:table-cell office:value-type="float" office:value="0.12355000000000001" table:style-name="ce6">
            <text:p>0.12355</text:p>
          </table:table-cell>
          <table:table-cell office:value-type="float" office:value="0.12333999999999999" table:style-name="ce6">
            <text:p>0.12334</text:p>
          </table:table-cell>
          <table:table-cell office:value-type="float" office:value="0.12099" table:style-name="ce6">
            <text:p>0.12099</text:p>
          </table:table-cell>
          <table:table-cell office:value-type="float" office:value="0.11771000000000001" table:style-name="ce6">
            <text:p>0.11771</text:p>
          </table:table-cell>
          <table:table-cell office:value-type="float" office:value="0.11768000000000001" table:style-name="ce6">
            <text:p>0.11768</text:p>
          </table:table-cell>
          <table:table-cell office:value-type="float" office:value="0.11537000000000001" table:style-name="ce6">
            <text:p>0.11537</text:p>
          </table:table-cell>
          <table:table-cell office:value-type="float" office:value="0.11689999999999999" table:style-name="ce6">
            <text:p>0.1169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2449999999999991E-2" table:style-name="ce6">
            <text:p>0.09245</text:p>
          </table:table-cell>
          <table:table-cell office:value-type="float" office:value="8.8179999999999994E-2" table:style-name="ce6">
            <text:p>0.08818</text:p>
          </table:table-cell>
          <table:table-cell office:value-type="float" office:value="8.5459999999999994E-2" table:style-name="ce6">
            <text:p>0.08546</text:p>
          </table:table-cell>
          <table:table-cell office:value-type="float" office:value="8.3740000000000009E-2" table:style-name="ce6">
            <text:p>0.08374</text:p>
          </table:table-cell>
          <table:table-cell office:value-type="float" office:value="8.2820000000000005E-2" table:style-name="ce6">
            <text:p>0.08282</text:p>
          </table:table-cell>
          <table:table-cell office:value-type="float" office:value="8.3140000000000006E-2" table:style-name="ce6">
            <text:p>0.08314</text:p>
          </table:table-cell>
          <table:table-cell office:value-type="float" office:value="8.4559999999999996E-2" table:style-name="ce6">
            <text:p>0.08456</text:p>
          </table:table-cell>
          <table:table-cell office:value-type="float" office:value="9.4140000000000001E-2" table:style-name="ce6">
            <text:p>0.09414</text:p>
          </table:table-cell>
          <table:table-cell office:value-type="float" office:value="4.301E-2" table:style-name="ce6">
            <text:p>0.04301</text:p>
          </table:table-cell>
          <table:table-cell office:value-type="float" office:value="4.5629999999999997E-2" table:style-name="ce6">
            <text:p>0.04563</text:p>
          </table:table-cell>
          <table:table-cell office:value-type="float" office:value="4.6940000000000003E-2" table:style-name="ce6">
            <text:p>0.04694</text:p>
          </table:table-cell>
          <table:table-cell office:value-type="float" office:value="4.8339999999999994E-2" table:style-name="ce6">
            <text:p>0.04834</text:p>
          </table:table-cell>
          <table:table-cell office:value-type="float" office:value="4.761E-2" table:style-name="ce6">
            <text:p>0.04761</text:p>
          </table:table-cell>
          <table:table-cell office:value-type="float" office:value="4.7539999999999999E-2" table:style-name="ce6">
            <text:p>0.04754</text:p>
          </table:table-cell>
          <table:table-cell office:value-type="float" office:value="4.8949999999999994E-2" table:style-name="ce6">
            <text:p>0.04895</text:p>
          </table:table-cell>
          <table:table-cell office:value-type="float" office:value="4.9619999999999997E-2" table:style-name="ce6">
            <text:p>0.04962</text:p>
          </table:table-cell>
          <table:table-cell office:value-type="float" office:value="4.9540000000000001E-2" table:style-name="ce6">
            <text:p>0.04954</text:p>
          </table:table-cell>
          <table:table-cell office:value-type="float" office:value="4.8590000000000001E-2" table:style-name="ce6">
            <text:p>0.04859</text:p>
          </table:table-cell>
          <table:table-cell office:value-type="float" office:value="4.7279999999999996E-2" table:style-name="ce6">
            <text:p>0.04728</text:p>
          </table:table-cell>
          <table:table-cell office:value-type="float" office:value="4.7259999999999996E-2" table:style-name="ce6">
            <text:p>0.04726</text:p>
          </table:table-cell>
          <table:table-cell office:value-type="float" office:value="4.6340000000000006E-2" table:style-name="ce6">
            <text:p>0.04634</text:p>
          </table:table-cell>
          <table:table-cell office:value-type="float" office:value="4.6950000000000006E-2" table:style-name="ce6">
            <text:p>0.04695</text:p>
          </table:table-cell>
          <table:table-cell office:value-type="float" office:value="0.11403000000000001" table:style-name="ce6">
            <text:p>0.11403</text:p>
          </table:table-cell>
          <table:table-cell office:value-type="float" office:value="0.10483000000000001" table:style-name="ce6">
            <text:p>0.1048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0.21065999999999999" table:style-name="ce6">
            <text:p>0.21066</text:p>
          </table:table-cell>
          <table:table-cell office:value-type="float" office:value="0.2235" table:style-name="ce6">
            <text:p>0.2235</text:p>
          </table:table-cell>
          <table:table-cell office:value-type="float" office:value="0.22993" table:style-name="ce6">
            <text:p>0.22993</text:p>
          </table:table-cell>
          <table:table-cell office:value-type="float" office:value="0.23677000000000001" table:style-name="ce6">
            <text:p>0.23677</text:p>
          </table:table-cell>
          <table:table-cell office:value-type="float" office:value="0.23319999999999999" table:style-name="ce6">
            <text:p>0.2332</text:p>
          </table:table-cell>
          <table:table-cell office:value-type="float" office:value="0.23283999999999999" table:style-name="ce6">
            <text:p>0.23284</text:p>
          </table:table-cell>
          <table:table-cell office:value-type="float" office:value="0.23977000000000001" table:style-name="ce6">
            <text:p>0.23977</text:p>
          </table:table-cell>
          <table:table-cell office:value-type="float" office:value="0.24303999999999998" table:style-name="ce6">
            <text:p>0.24304</text:p>
          </table:table-cell>
          <table:table-cell office:value-type="float" office:value="0.24263999999999999" table:style-name="ce6">
            <text:p>0.24264</text:p>
          </table:table-cell>
          <table:table-cell office:value-type="float" office:value="0.23800999999999997" table:style-name="ce6">
            <text:p>0.23801</text:p>
          </table:table-cell>
          <table:table-cell office:value-type="float" office:value="0.23157" table:style-name="ce6">
            <text:p>0.23157</text:p>
          </table:table-cell>
          <table:table-cell office:value-type="float" office:value="0.23149999999999998" table:style-name="ce6">
            <text:p>0.2315</text:p>
          </table:table-cell>
          <table:table-cell office:value-type="float" office:value="0.22697000000000001" table:style-name="ce6">
            <text:p>0.22697</text:p>
          </table:table-cell>
          <table:table-cell office:value-type="float" office:value="0.22997000000000001" table:style-name="ce6">
            <text:p>0.22997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17853000000000002" table:style-name="ce6">
            <text:p>0.17853</text:p>
          </table:table-cell>
          <table:table-cell office:value-type="float" office:value="0.17027999999999999" table:style-name="ce6">
            <text:p>0.17028</text:p>
          </table:table-cell>
          <table:table-cell office:value-type="float" office:value="0.16502" table:style-name="ce6">
            <text:p>0.16502</text:p>
          </table:table-cell>
          <table:table-cell office:value-type="float" office:value="0.16170999999999999" table:style-name="ce6">
            <text:p>0.16171</text:p>
          </table:table-cell>
          <table:table-cell office:value-type="float" office:value="0.15993000000000002" table:style-name="ce6">
            <text:p>0.15993</text:p>
          </table:table-cell>
          <table:table-cell office:value-type="float" office:value="0.16055" table:style-name="ce6">
            <text:p>0.16055</text:p>
          </table:table-cell>
          <table:table-cell office:value-type="float" office:value="0.16327999999999998" table:style-name="ce6">
            <text:p>0.16328</text:p>
          </table:table-cell>
          <table:table-cell office:value-type="float" office:value="0.18178999999999998" table:style-name="ce6">
            <text:p>0.18179</text:p>
          </table:table-cell>
          <table:table-cell office:value-type="float" office:value="0.20451" table:style-name="ce6">
            <text:p>0.20451</text:p>
          </table:table-cell>
          <table:table-cell office:value-type="float" office:value="0.21698000000000001" table:style-name="ce6">
            <text:p>0.21698</text:p>
          </table:table-cell>
          <table:table-cell office:value-type="float" office:value="0.22323000000000001" table:style-name="ce6">
            <text:p>0.22323</text:p>
          </table:table-cell>
          <table:table-cell office:value-type="float" office:value="0.22986999999999999" table:style-name="ce6">
            <text:p>0.22987</text:p>
          </table:table-cell>
          <table:table-cell office:value-type="float" office:value="0.22640000000000002" table:style-name="ce6">
            <text:p>0.2264</text:p>
          </table:table-cell>
          <table:table-cell office:value-type="float" office:value="0.22603999999999999" table:style-name="ce6">
            <text:p>0.22604</text:p>
          </table:table-cell>
          <table:table-cell office:value-type="float" office:value="0.23277999999999999" table:style-name="ce6">
            <text:p>0.23278</text:p>
          </table:table-cell>
          <table:table-cell office:value-type="float" office:value="0.23594999999999999" table:style-name="ce6">
            <text:p>0.23595</text:p>
          </table:table-cell>
          <table:table-cell office:value-type="float" office:value="0.23556000000000002" table:style-name="ce6">
            <text:p>0.23556</text:p>
          </table:table-cell>
          <table:table-cell office:value-type="float" office:value="0.23106000000000002" table:style-name="ce6">
            <text:p>0.23106</text:p>
          </table:table-cell>
          <table:table-cell office:value-type="float" office:value="0.22481000000000001" table:style-name="ce6">
            <text:p>0.22481</text:p>
          </table:table-cell>
          <table:table-cell office:value-type="float" office:value="0.22475000000000001" table:style-name="ce6">
            <text:p>0.22475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326000000000001" table:style-name="ce6">
            <text:p>0.22326</text:p>
          </table:table-cell>
          <table:table-cell office:value-type="float" office:value="0.22019" table:style-name="ce6">
            <text:p>0.22019</text:p>
          </table:table-cell>
          <table:table-cell office:value-type="float" office:value="0.20242000000000002" table:style-name="ce6">
            <text:p>0.2024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9" table:style-name="ce6">
            <text:p>0.14579</text:p>
          </table:table-cell>
          <table:table-cell office:value-type="float" office:value="0.16231000000000001" table:style-name="ce6">
            <text:p>0.16231</text:p>
          </table:table-cell>
          <table:table-cell office:value-type="float" office:value="0.28262999999999999" table:style-name="ce6">
            <text:p>0.28263</text:p>
          </table:table-cell>
          <table:table-cell office:value-type="float" office:value="0.29986000000000002" table:style-name="ce6">
            <text:p>0.29986</text:p>
          </table:table-cell>
          <table:table-cell office:value-type="float" office:value="0.30848999999999999" table:style-name="ce6">
            <text:p>0.30849</text:p>
          </table:table-cell>
          <table:table-cell office:value-type="float" office:value="0.31767000000000001" table:style-name="ce6">
            <text:p>0.31767</text:p>
          </table:table-cell>
          <table:table-cell office:value-type="float" office:value="0.31287999999999999" table:style-name="ce6">
            <text:p>0.31288</text:p>
          </table:table-cell>
          <table:table-cell office:value-type="float" office:value="0.31239" table:style-name="ce6">
            <text:p>0.31239</text:p>
          </table:table-cell>
          <table:table-cell office:value-type="float" office:value="0.32170000000000004" table:style-name="ce6">
            <text:p>0.3217</text:p>
          </table:table-cell>
          <table:table-cell office:value-type="float" office:value="0.32607999999999998" table:style-name="ce6">
            <text:p>0.32608</text:p>
          </table:table-cell>
          <table:table-cell office:value-type="float" office:value="0.32554" table:style-name="ce6">
            <text:p>0.32554</text:p>
          </table:table-cell>
          <table:table-cell office:value-type="float" office:value="0.31931999999999999" table:style-name="ce6">
            <text:p>0.31932</text:p>
          </table:table-cell>
          <table:table-cell office:value-type="float" office:value="0.31068999999999997" table:style-name="ce6">
            <text:p>0.31069</text:p>
          </table:table-cell>
          <table:table-cell office:value-type="float" office:value="0.31059999999999999" table:style-name="ce6">
            <text:p>0.3106</text:p>
          </table:table-cell>
          <table:table-cell office:value-type="float" office:value="0.30451" table:style-name="ce6">
            <text:p>0.30451</text:p>
          </table:table-cell>
          <table:table-cell office:value-type="float" office:value="0.30853999999999998" table:style-name="ce6">
            <text:p>0.30854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3390000000000002" table:style-name="ce6">
            <text:p>0.1339</text:p>
          </table:table-cell>
          <table:table-cell office:value-type="float" office:value="0.12771000000000002" table:style-name="ce6">
            <text:p>0.12771</text:p>
          </table:table-cell>
          <table:table-cell office:value-type="float" office:value="0.12377000000000001" table:style-name="ce6">
            <text:p>0.12377</text:p>
          </table:table-cell>
          <table:table-cell office:value-type="float" office:value="0.12128" table:style-name="ce6">
            <text:p>0.12128</text:p>
          </table:table-cell>
          <table:table-cell office:value-type="float" office:value="0.11994999999999999" table:style-name="ce6">
            <text:p>0.11995</text:p>
          </table:table-cell>
          <table:table-cell office:value-type="float" office:value="0.12041" table:style-name="ce6">
            <text:p>0.12041</text:p>
          </table:table-cell>
          <table:table-cell office:value-type="float" office:value="0.12246" table:style-name="ce6">
            <text:p>0.12246</text:p>
          </table:table-cell>
          <table:table-cell office:value-type="float" office:value="0.13634000000000002" table:style-name="ce6">
            <text:p>0.13634</text:p>
          </table:table-cell>
          <table:table-cell office:value-type="float" office:value="0.16852" table:style-name="ce6">
            <text:p>0.16852</text:p>
          </table:table-cell>
          <table:table-cell office:value-type="float" office:value="0.17879999999999999" table:style-name="ce6">
            <text:p>0.1788</text:p>
          </table:table-cell>
          <table:table-cell office:value-type="float" office:value="0.18395" table:style-name="ce6">
            <text:p>0.18395</text:p>
          </table:table-cell>
          <table:table-cell office:value-type="float" office:value="0.18942000000000001" table:style-name="ce6">
            <text:p>0.18942</text:p>
          </table:table-cell>
          <table:table-cell office:value-type="float" office:value="0.18655999999999998" table:style-name="ce6">
            <text:p>0.18656</text:p>
          </table:table-cell>
          <table:table-cell office:value-type="float" office:value="0.18626999999999999" table:style-name="ce6">
            <text:p>0.18627</text:p>
          </table:table-cell>
          <table:table-cell office:value-type="float" office:value="0.19181999999999999" table:style-name="ce6">
            <text:p>0.19182</text:p>
          </table:table-cell>
          <table:table-cell office:value-type="float" office:value="0.19443000000000002" table:style-name="ce6">
            <text:p>0.19443</text:p>
          </table:table-cell>
          <table:table-cell office:value-type="float" office:value="0.19411" table:style-name="ce6">
            <text:p>0.19411</text:p>
          </table:table-cell>
          <table:table-cell office:value-type="float" office:value="0.19039999999999999" table:style-name="ce6">
            <text:p>0.1904</text:p>
          </table:table-cell>
          <table:table-cell office:value-type="float" office:value="0.18525" table:style-name="ce6">
            <text:p>0.18525</text:p>
          </table:table-cell>
          <table:table-cell office:value-type="float" office:value="0.1852" table:style-name="ce6">
            <text:p>0.1852</text:p>
          </table:table-cell>
          <table:table-cell office:value-type="float" office:value="0.18157000000000001" table:style-name="ce6">
            <text:p>0.18157</text:p>
          </table:table-cell>
          <table:table-cell office:value-type="float" office:value="0.18396999999999999" table:style-name="ce6">
            <text:p>0.18397</text:p>
          </table:table-cell>
          <table:table-cell office:value-type="float" office:value="0.16513999999999998" table:style-name="ce6">
            <text:p>0.16514</text:p>
          </table:table-cell>
          <table:table-cell office:value-type="float" office:value="0.15182000000000001" table:style-name="ce6">
            <text:p>0.15182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.2320000000000003E-2" table:style-name="ce6">
            <text:p>0.02232</text:p>
          </table:table-cell>
          <table:table-cell office:value-type="float" office:value="2.128E-2" table:style-name="ce6">
            <text:p>0.02128</text:p>
          </table:table-cell>
          <table:table-cell office:value-type="float" office:value="2.0630000000000003E-2" table:style-name="ce6">
            <text:p>0.02063</text:p>
          </table:table-cell>
          <table:table-cell office:value-type="float" office:value="2.0209999999999999E-2" table:style-name="ce6">
            <text:p>0.02021</text:p>
          </table:table-cell>
          <table:table-cell office:value-type="float" office:value="1.9990000000000001E-2" table:style-name="ce6">
            <text:p>0.01999</text:p>
          </table:table-cell>
          <table:table-cell office:value-type="float" office:value="2.0070000000000001E-2" table:style-name="ce6">
            <text:p>0.02007</text:p>
          </table:table-cell>
          <table:table-cell office:value-type="float" office:value="2.0409999999999998E-2" table:style-name="ce6">
            <text:p>0.02041</text:p>
          </table:table-cell>
          <table:table-cell office:value-type="float" office:value="2.2719999999999997E-2" table:style-name="ce6">
            <text:p>0.02272</text:p>
          </table:table-cell>
          <table:table-cell office:value-type="float" office:value="4.564E-2" table:style-name="ce6">
            <text:p>0.04564</text:p>
          </table:table-cell>
          <table:table-cell office:value-type="float" office:value="4.8419999999999998E-2" table:style-name="ce6">
            <text:p>0.04842</text:p>
          </table:table-cell>
          <table:table-cell office:value-type="float" office:value="4.9820000000000003E-2" table:style-name="ce6">
            <text:p>0.04982</text:p>
          </table:table-cell>
          <table:table-cell office:value-type="float" office:value="5.1299999999999998E-2" table:style-name="ce6">
            <text:p>0.0513</text:p>
          </table:table-cell>
          <table:table-cell office:value-type="float" office:value="5.0529999999999999E-2" table:style-name="ce6">
            <text:p>0.05053</text:p>
          </table:table-cell>
          <table:table-cell office:value-type="float" office:value="5.0450000000000002E-2" table:style-name="ce6">
            <text:p>0.05045</text:p>
          </table:table-cell>
          <table:table-cell office:value-type="float" office:value="5.1950000000000003E-2" table:style-name="ce6">
            <text:p>0.05195</text:p>
          </table:table-cell>
          <table:table-cell office:value-type="float" office:value="5.2659999999999998E-2" table:style-name="ce6">
            <text:p>0.05266</text:p>
          </table:table-cell>
          <table:table-cell office:value-type="float" office:value="5.2569999999999999E-2" table:style-name="ce6">
            <text:p>0.05257</text:p>
          </table:table-cell>
          <table:table-cell office:value-type="float" office:value="5.1569999999999998E-2" table:style-name="ce6">
            <text:p>0.05157</text:p>
          </table:table-cell>
          <table:table-cell office:value-type="float" office:value="5.0170000000000006E-2" table:style-name="ce6">
            <text:p>0.05017</text:p>
          </table:table-cell>
          <table:table-cell office:value-type="float" office:value="5.0160000000000003E-2" table:style-name="ce6">
            <text:p>0.05016</text:p>
          </table:table-cell>
          <table:table-cell office:value-type="float" office:value="4.9180000000000001E-2" table:style-name="ce6">
            <text:p>0.04918</text:p>
          </table:table-cell>
          <table:table-cell office:value-type="float" office:value="4.9829999999999999E-2" table:style-name="ce6">
            <text:p>0.04983</text:p>
          </table:table-cell>
          <table:table-cell office:value-type="float" office:value="2.7519999999999999E-2" table:style-name="ce6">
            <text:p>0.02752</text:p>
          </table:table-cell>
          <table:table-cell office:value-type="float" office:value="2.53E-2" table:style-name="ce6">
            <text:p>0.025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0140000000000008E-2" table:style-name="ce6">
            <text:p>0.07014</text:p>
          </table:table-cell>
          <table:table-cell office:value-type="float" office:value="6.6890000000000005E-2" table:style-name="ce6">
            <text:p>0.06689</text:p>
          </table:table-cell>
          <table:table-cell office:value-type="float" office:value="6.4829999999999999E-2" table:style-name="ce6">
            <text:p>0.06483</text:p>
          </table:table-cell>
          <table:table-cell office:value-type="float" office:value="6.3530000000000003E-2" table:style-name="ce6">
            <text:p>0.06353</text:p>
          </table:table-cell>
          <table:table-cell office:value-type="float" office:value="6.2829999999999997E-2" table:style-name="ce6">
            <text:p>0.06283</text:p>
          </table:table-cell>
          <table:table-cell office:value-type="float" office:value="6.3070000000000001E-2" table:style-name="ce6">
            <text:p>0.06307</text:p>
          </table:table-cell>
          <table:table-cell office:value-type="float" office:value="6.4149999999999999E-2" table:style-name="ce6">
            <text:p>0.06415</text:p>
          </table:table-cell>
          <table:table-cell office:value-type="float" office:value="7.1419999999999997E-2" table:style-name="ce6">
            <text:p>0.07142</text:p>
          </table:table-cell>
          <table:table-cell office:value-type="float" office:value="0.15185000000000001" table:style-name="ce6">
            <text:p>0.15185</text:p>
          </table:table-cell>
          <table:table-cell office:value-type="float" office:value="0.16109999999999999" table:style-name="ce6">
            <text:p>0.1611</text:p>
          </table:table-cell>
          <table:table-cell office:value-type="float" office:value="0.16574000000000003" table:style-name="ce6">
            <text:p>0.16574</text:p>
          </table:table-cell>
          <table:table-cell office:value-type="float" office:value="0.17066999999999999" table:style-name="ce6">
            <text:p>0.17067</text:p>
          </table:table-cell>
          <table:table-cell office:value-type="float" office:value="0.1681" table:style-name="ce6">
            <text:p>0.1681</text:p>
          </table:table-cell>
          <table:table-cell office:value-type="float" office:value="0.16783999999999999" table:style-name="ce6">
            <text:p>0.16784</text:p>
          </table:table-cell>
          <table:table-cell office:value-type="float" office:value="0.17283999999999999" table:style-name="ce6">
            <text:p>0.17284</text:p>
          </table:table-cell>
          <table:table-cell office:value-type="float" office:value="0.17518999999999998" table:style-name="ce6">
            <text:p>0.17519</text:p>
          </table:table-cell>
          <table:table-cell office:value-type="float" office:value="0.17489999999999997" table:style-name="ce6">
            <text:p>0.1749</text:p>
          </table:table-cell>
          <table:table-cell office:value-type="float" office:value="0.17155999999999999" table:style-name="ce6">
            <text:p>0.17156</text:p>
          </table:table-cell>
          <table:table-cell office:value-type="float" office:value="0.16692000000000001" table:style-name="ce6">
            <text:p>0.16692</text:p>
          </table:table-cell>
          <table:table-cell office:value-type="float" office:value="0.16687000000000002" table:style-name="ce6">
            <text:p>0.16687</text:p>
          </table:table-cell>
          <table:table-cell office:value-type="float" office:value="0.1636" table:style-name="ce6">
            <text:p>0.1636</text:p>
          </table:table-cell>
          <table:table-cell office:value-type="float" office:value="0.16577000000000003" table:style-name="ce6">
            <text:p>0.16577</text:p>
          </table:table-cell>
          <table:table-cell office:value-type="float" office:value="8.6500000000000007E-2" table:style-name="ce6">
            <text:p>0.0865</text:p>
          </table:table-cell>
          <table:table-cell office:value-type="float" office:value="7.9519999999999993E-2" table:style-name="ce6">
            <text:p>0.0795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.8540000000000004E-2" table:style-name="ce6">
            <text:p>0.06854</text:p>
          </table:table-cell>
          <table:table-cell office:value-type="float" office:value="6.5369999999999998E-2" table:style-name="ce6">
            <text:p>0.06537</text:p>
          </table:table-cell>
          <table:table-cell office:value-type="float" office:value="6.336E-2" table:style-name="ce6">
            <text:p>0.06336</text:p>
          </table:table-cell>
          <table:table-cell office:value-type="float" office:value="6.2089999999999999E-2" table:style-name="ce6">
            <text:p>0.06209</text:p>
          </table:table-cell>
          <table:table-cell office:value-type="float" office:value="6.1399999999999996E-2" table:style-name="ce6">
            <text:p>0.0614</text:p>
          </table:table-cell>
          <table:table-cell office:value-type="float" office:value="6.164E-2" table:style-name="ce6">
            <text:p>0.06164</text:p>
          </table:table-cell>
          <table:table-cell office:value-type="float" office:value="6.2689999999999996E-2" table:style-name="ce6">
            <text:p>0.06269</text:p>
          </table:table-cell>
          <table:table-cell office:value-type="float" office:value="6.9790000000000005E-2" table:style-name="ce6">
            <text:p>0.06979</text:p>
          </table:table-cell>
          <table:table-cell office:value-type="float" office:value="0.10093999999999999" table:style-name="ce6">
            <text:p>0.10094</text:p>
          </table:table-cell>
          <table:table-cell office:value-type="float" office:value="0.10708999999999999" table:style-name="ce6">
            <text:p>0.10709</text:p>
          </table:table-cell>
          <table:table-cell office:value-type="float" office:value="0.11018" table:style-name="ce6">
            <text:p>0.11018</text:p>
          </table:table-cell>
          <table:table-cell office:value-type="float" office:value="0.11345000000000001" table:style-name="ce6">
            <text:p>0.11345</text:p>
          </table:table-cell>
          <table:table-cell office:value-type="float" office:value="0.11173999999999999" table:style-name="ce6">
            <text:p>0.11174</text:p>
          </table:table-cell>
          <table:table-cell office:value-type="float" office:value="0.11157" table:style-name="ce6">
            <text:p>0.11157</text:p>
          </table:table-cell>
          <table:table-cell office:value-type="float" office:value="0.11489000000000001" table:style-name="ce6">
            <text:p>0.11489</text:p>
          </table:table-cell>
          <table:table-cell office:value-type="float" office:value="0.11646000000000001" table:style-name="ce6">
            <text:p>0.11646</text:p>
          </table:table-cell>
          <table:table-cell office:value-type="float" office:value="0.11627000000000001" table:style-name="ce6">
            <text:p>0.11627</text:p>
          </table:table-cell>
          <table:table-cell office:value-type="float" office:value="0.11404" table:style-name="ce6">
            <text:p>0.11404</text:p>
          </table:table-cell>
          <table:table-cell office:value-type="float" office:value="0.11096" table:style-name="ce6">
            <text:p>0.11096</text:p>
          </table:table-cell>
          <table:table-cell office:value-type="float" office:value="0.11093" table:style-name="ce6">
            <text:p>0.11093</text:p>
          </table:table-cell>
          <table:table-cell office:value-type="float" office:value="0.10875" table:style-name="ce6">
            <text:p>0.10875</text:p>
          </table:table-cell>
          <table:table-cell office:value-type="float" office:value="0.11019" table:style-name="ce6">
            <text:p>0.11019</text:p>
          </table:table-cell>
          <table:table-cell office:value-type="float" office:value="8.4540000000000004E-2" table:style-name="ce6">
            <text:p>0.08454</text:p>
          </table:table-cell>
          <table:table-cell office:value-type="float" office:value="7.7719999999999997E-2" table:style-name="ce6">
            <text:p>0.07772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60000000000011E-2" table:style-name="ce6">
            <text:p>0.09476</text:p>
          </table:table-cell>
          <table:table-cell office:value-type="float" office:value="0.10550000000000001" table:style-name="ce6">
            <text:p>0.1055</text:p>
          </table:table-cell>
          <table:table-cell office:value-type="float" office:value="0.17027999999999999" table:style-name="ce6">
            <text:p>0.17028</text:p>
          </table:table-cell>
          <table:table-cell office:value-type="float" office:value="0.18065999999999999" table:style-name="ce6">
            <text:p>0.18066</text:p>
          </table:table-cell>
          <table:table-cell office:value-type="float" office:value="0.18586" table:style-name="ce6">
            <text:p>0.18586</text:p>
          </table:table-cell>
          <table:table-cell office:value-type="float" office:value="0.19139" table:style-name="ce6">
            <text:p>0.19139</text:p>
          </table:table-cell>
          <table:table-cell office:value-type="float" office:value="0.18850999999999998" table:style-name="ce6">
            <text:p>0.18851</text:p>
          </table:table-cell>
          <table:table-cell office:value-type="float" office:value="0.18821000000000002" table:style-name="ce6">
            <text:p>0.18821</text:p>
          </table:table-cell>
          <table:table-cell office:value-type="float" office:value="0.19382000000000002" table:style-name="ce6">
            <text:p>0.19382</text:p>
          </table:table-cell>
          <table:table-cell office:value-type="float" office:value="0.19646" table:style-name="ce6">
            <text:p>0.19646</text:p>
          </table:table-cell>
          <table:table-cell office:value-type="float" office:value="0.19614000000000001" table:style-name="ce6">
            <text:p>0.19614</text:p>
          </table:table-cell>
          <table:table-cell office:value-type="float" office:value="0.19239000000000001" table:style-name="ce6">
            <text:p>0.19239</text:p>
          </table:table-cell>
          <table:table-cell office:value-type="float" office:value="0.18718000000000001" table:style-name="ce6">
            <text:p>0.18718</text:p>
          </table:table-cell>
          <table:table-cell office:value-type="float" office:value="0.18713000000000002" table:style-name="ce6">
            <text:p>0.18713</text:p>
          </table:table-cell>
          <table:table-cell office:value-type="float" office:value="0.18346000000000001" table:style-name="ce6">
            <text:p>0.18346</text:p>
          </table:table-cell>
          <table:table-cell office:value-type="float" office:value="0.18589" table:style-name="ce6">
            <text:p>0.18589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5499999999999998E-2" table:style-name="ce6">
            <text:p>0.0255</text:p>
          </table:table-cell>
          <table:table-cell office:value-type="float" office:value="2.4329999999999997E-2" table:style-name="ce6">
            <text:p>0.02433</text:p>
          </table:table-cell>
          <table:table-cell office:value-type="float" office:value="2.3570000000000001E-2" table:style-name="ce6">
            <text:p>0.02357</text:p>
          </table:table-cell>
          <table:table-cell office:value-type="float" office:value="2.3099999999999999E-2" table:style-name="ce6">
            <text:p>0.0231</text:p>
          </table:table-cell>
          <table:table-cell office:value-type="float" office:value="2.2850000000000002E-2" table:style-name="ce6">
            <text:p>0.02285</text:p>
          </table:table-cell>
          <table:table-cell office:value-type="float" office:value="2.2940000000000002E-2" table:style-name="ce6">
            <text:p>0.02294</text:p>
          </table:table-cell>
          <table:table-cell office:value-type="float" office:value="2.3330000000000004E-2" table:style-name="ce6">
            <text:p>0.02333</text:p>
          </table:table-cell>
          <table:table-cell office:value-type="float" office:value="2.597E-2" table:style-name="ce6">
            <text:p>0.02597</text:p>
          </table:table-cell>
          <table:table-cell office:value-type="float" office:value="8.0749999999999988E-2" table:style-name="ce6">
            <text:p>0.08075</text:p>
          </table:table-cell>
          <table:table-cell office:value-type="float" office:value="8.5669999999999996E-2" table:style-name="ce6">
            <text:p>0.08567</text:p>
          </table:table-cell>
          <table:table-cell office:value-type="float" office:value="8.8139999999999996E-2" table:style-name="ce6">
            <text:p>0.08814</text:p>
          </table:table-cell>
          <table:table-cell office:value-type="float" office:value="9.0760000000000007E-2" table:style-name="ce6">
            <text:p>0.09076</text:p>
          </table:table-cell>
          <table:table-cell office:value-type="float" office:value="8.9389999999999997E-2" table:style-name="ce6">
            <text:p>0.08939</text:p>
          </table:table-cell>
          <table:table-cell office:value-type="float" office:value="8.925000000000001E-2" table:style-name="ce6">
            <text:p>0.08925</text:p>
          </table:table-cell>
          <table:table-cell office:value-type="float" office:value="9.1910000000000006E-2" table:style-name="ce6">
            <text:p>0.09191</text:p>
          </table:table-cell>
          <table:table-cell office:value-type="float" office:value="9.3170000000000003E-2" table:style-name="ce6">
            <text:p>0.09317</text:p>
          </table:table-cell>
          <table:table-cell office:value-type="float" office:value="9.3009999999999995E-2" table:style-name="ce6">
            <text:p>0.09301</text:p>
          </table:table-cell>
          <table:table-cell office:value-type="float" office:value="9.1240000000000002E-2" table:style-name="ce6">
            <text:p>0.09124</text:p>
          </table:table-cell>
          <table:table-cell office:value-type="float" office:value="8.8770000000000002E-2" table:style-name="ce6">
            <text:p>0.08877</text:p>
          </table:table-cell>
          <table:table-cell office:value-type="float" office:value="8.8739999999999999E-2" table:style-name="ce6">
            <text:p>0.08874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8.8149999999999992E-2" table:style-name="ce6">
            <text:p>0.08815</text:p>
          </table:table-cell>
          <table:table-cell office:value-type="float" office:value="3.1460000000000002E-2" table:style-name="ce6">
            <text:p>0.03146</text:p>
          </table:table-cell>
          <table:table-cell office:value-type="float" office:value="2.8919999999999998E-2" table:style-name="ce6">
            <text:p>0.0289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18012" table:style-name="ce6">
            <text:p>0.18012</text:p>
          </table:table-cell>
          <table:table-cell office:value-type="float" office:value="0.17180000000000001" table:style-name="ce6">
            <text:p>0.1718</text:p>
          </table:table-cell>
          <table:table-cell office:value-type="float" office:value="0.16649" table:style-name="ce6">
            <text:p>0.16649</text:p>
          </table:table-cell>
          <table:table-cell office:value-type="float" office:value="0.16316" table:style-name="ce6">
            <text:p>0.16316</text:p>
          </table:table-cell>
          <table:table-cell office:value-type="float" office:value="0.16136" table:style-name="ce6">
            <text:p>0.16136</text:p>
          </table:table-cell>
          <table:table-cell office:value-type="float" office:value="0.16199000000000002" table:style-name="ce6">
            <text:p>0.16199</text:p>
          </table:table-cell>
          <table:table-cell office:value-type="float" office:value="0.16474" table:style-name="ce6">
            <text:p>0.16474</text:p>
          </table:table-cell>
          <table:table-cell office:value-type="float" office:value="0.18341000000000002" table:style-name="ce6">
            <text:p>0.18341</text:p>
          </table:table-cell>
          <table:table-cell office:value-type="float" office:value="0.16764999999999999" table:style-name="ce6">
            <text:p>0.16765</text:p>
          </table:table-cell>
          <table:table-cell office:value-type="float" office:value="0.17787" table:style-name="ce6">
            <text:p>0.17787</text:p>
          </table:table-cell>
          <table:table-cell office:value-type="float" office:value="0.18298999999999999" table:style-name="ce6">
            <text:p>0.18299</text:p>
          </table:table-cell>
          <table:table-cell office:value-type="float" office:value="0.18842999999999999" table:style-name="ce6">
            <text:p>0.18843</text:p>
          </table:table-cell>
          <table:table-cell office:value-type="float" office:value="0.18559" table:style-name="ce6">
            <text:p>0.18559</text:p>
          </table:table-cell>
          <table:table-cell office:value-type="float" office:value="0.18530000000000002" table:style-name="ce6">
            <text:p>0.1853</text:p>
          </table:table-cell>
          <table:table-cell office:value-type="float" office:value="0.19082000000000002" table:style-name="ce6">
            <text:p>0.19082</text:p>
          </table:table-cell>
          <table:table-cell office:value-type="float" office:value="0.19341999999999998" table:style-name="ce6">
            <text:p>0.19342</text:p>
          </table:table-cell>
          <table:table-cell office:value-type="float" office:value="0.19309999999999999" table:style-name="ce6">
            <text:p>0.1931</text:p>
          </table:table-cell>
          <table:table-cell office:value-type="float" office:value="0.18941" table:style-name="ce6">
            <text:p>0.18941</text:p>
          </table:table-cell>
          <table:table-cell office:value-type="float" office:value="0.18428999999999998" table:style-name="ce6">
            <text:p>0.18429</text:p>
          </table:table-cell>
          <table:table-cell office:value-type="float" office:value="0.18423999999999999" table:style-name="ce6">
            <text:p>0.18424</text:p>
          </table:table-cell>
          <table:table-cell office:value-type="float" office:value="0.18062999999999999" table:style-name="ce6">
            <text:p>0.18063</text:p>
          </table:table-cell>
          <table:table-cell office:value-type="float" office:value="0.18301999999999999" table:style-name="ce6">
            <text:p>0.18302</text:p>
          </table:table-cell>
          <table:table-cell office:value-type="float" office:value="0.22214999999999999" table:style-name="ce6">
            <text:p>0.22215</text:p>
          </table:table-cell>
          <table:table-cell office:value-type="float" office:value="0.20422999999999999" table:style-name="ce6">
            <text:p>0.20423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101E-2" table:style-name="ce6">
            <text:p>0.05101</text:p>
          </table:table-cell>
          <table:table-cell office:value-type="float" office:value="4.8649999999999999E-2" table:style-name="ce6">
            <text:p>0.04865</text:p>
          </table:table-cell>
          <table:table-cell office:value-type="float" office:value="4.7149999999999997E-2" table:style-name="ce6">
            <text:p>0.04715</text:p>
          </table:table-cell>
          <table:table-cell office:value-type="float" office:value="4.6199999999999998E-2" table:style-name="ce6">
            <text:p>0.0462</text:p>
          </table:table-cell>
          <table:table-cell office:value-type="float" office:value="4.5700000000000005E-2" table:style-name="ce6">
            <text:p>0.0457</text:p>
          </table:table-cell>
          <table:table-cell office:value-type="float" office:value="4.5869999999999994E-2" table:style-name="ce6">
            <text:p>0.04587</text:p>
          </table:table-cell>
          <table:table-cell office:value-type="float" office:value="4.6649999999999997E-2" table:style-name="ce6">
            <text:p>0.04665</text:p>
          </table:table-cell>
          <table:table-cell office:value-type="float" office:value="5.194E-2" table:style-name="ce6">
            <text:p>0.05194</text:p>
          </table:table-cell>
          <table:table-cell office:value-type="float" office:value="5.7930000000000002E-2" table:style-name="ce6">
            <text:p>0.05793</text:p>
          </table:table-cell>
          <table:table-cell office:value-type="float" office:value="6.1460000000000001E-2" table:style-name="ce6">
            <text:p>0.06146</text:p>
          </table:table-cell>
          <table:table-cell office:value-type="float" office:value="6.3230000000000008E-2" table:style-name="ce6">
            <text:p>0.06323</text:p>
          </table:table-cell>
          <table:table-cell office:value-type="float" office:value="6.5110000000000001E-2" table:style-name="ce6">
            <text:p>0.06511</text:p>
          </table:table-cell>
          <table:table-cell office:value-type="float" office:value="6.4130000000000006E-2" table:style-name="ce6">
            <text:p>0.06413</text:p>
          </table:table-cell>
          <table:table-cell office:value-type="float" office:value="6.402999999999999E-2" table:style-name="ce6">
            <text:p>0.06403</text:p>
          </table:table-cell>
          <table:table-cell office:value-type="float" office:value="6.5939999999999999E-2" table:style-name="ce6">
            <text:p>0.06594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6729999999999998E-2" table:style-name="ce6">
            <text:p>0.06673</text:p>
          </table:table-cell>
          <table:table-cell office:value-type="float" office:value="6.5449999999999994E-2" table:style-name="ce6">
            <text:p>0.06545</text:p>
          </table:table-cell>
          <table:table-cell office:value-type="float" office:value="6.368E-2" table:style-name="ce6">
            <text:p>0.06368</text:p>
          </table:table-cell>
          <table:table-cell office:value-type="float" office:value="6.3659999999999994E-2" table:style-name="ce6">
            <text:p>0.06366</text:p>
          </table:table-cell>
          <table:table-cell office:value-type="float" office:value="6.2420000000000003E-2" table:style-name="ce6">
            <text:p>0.06242</text:p>
          </table:table-cell>
          <table:table-cell office:value-type="float" office:value="6.3240000000000005E-2" table:style-name="ce6">
            <text:p>0.06324</text:p>
          </table:table-cell>
          <table:table-cell office:value-type="float" office:value="6.2910000000000008E-2" table:style-name="ce6">
            <text:p>0.06291</text:p>
          </table:table-cell>
          <table:table-cell office:value-type="float" office:value="5.7830000000000006E-2" table:style-name="ce6">
            <text:p>0.057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10679999999999999" table:style-name="ce6">
            <text:p>0.1068</text:p>
          </table:table-cell>
          <table:table-cell office:value-type="float" office:value="0.10186000000000001" table:style-name="ce6">
            <text:p>0.10186</text:p>
          </table:table-cell>
          <table:table-cell office:value-type="float" office:value="9.8720000000000002E-2" table:style-name="ce6">
            <text:p>0.09872</text:p>
          </table:table-cell>
          <table:table-cell office:value-type="float" office:value="9.6739999999999993E-2" table:style-name="ce6">
            <text:p>0.09674</text:p>
          </table:table-cell>
          <table:table-cell office:value-type="float" office:value="9.5680000000000001E-2" table:style-name="ce6">
            <text:p>0.09568</text:p>
          </table:table-cell>
          <table:table-cell office:value-type="float" office:value="9.6039999999999986E-2" table:style-name="ce6">
            <text:p>0.09604</text:p>
          </table:table-cell>
          <table:table-cell office:value-type="float" office:value="9.7680000000000003E-2" table:style-name="ce6">
            <text:p>0.09768</text:p>
          </table:table-cell>
          <table:table-cell office:value-type="float" office:value="0.10875" table:style-name="ce6">
            <text:p>0.10875</text:p>
          </table:table-cell>
          <table:table-cell office:value-type="float" office:value="0.30457000000000001" table:style-name="ce6">
            <text:p>0.30457</text:p>
          </table:table-cell>
          <table:table-cell office:value-type="float" office:value="0.32313999999999998" table:style-name="ce6">
            <text:p>0.32314</text:p>
          </table:table-cell>
          <table:table-cell office:value-type="float" office:value="0.33244999999999997" table:style-name="ce6">
            <text:p>0.33245</text:p>
          </table:table-cell>
          <table:table-cell office:value-type="float" office:value="0.34232999999999997" table:style-name="ce6">
            <text:p>0.34233</text:p>
          </table:table-cell>
          <table:table-cell office:value-type="float" office:value="0.33716999999999997" table:style-name="ce6">
            <text:p>0.33717</text:p>
          </table:table-cell>
          <table:table-cell office:value-type="float" office:value="0.33663999999999999" table:style-name="ce6">
            <text:p>0.33664</text:p>
          </table:table-cell>
          <table:table-cell office:value-type="float" office:value="0.34667000000000003" table:style-name="ce6">
            <text:p>0.34667</text:p>
          </table:table-cell>
          <table:table-cell office:value-type="float" office:value="0.35139999999999999" table:style-name="ce6">
            <text:p>0.3514</text:p>
          </table:table-cell>
          <table:table-cell office:value-type="float" office:value="0.35082000000000002" table:style-name="ce6">
            <text:p>0.35082</text:p>
          </table:table-cell>
          <table:table-cell office:value-type="float" office:value="0.34411999999999998" table:style-name="ce6">
            <text:p>0.34412</text:p>
          </table:table-cell>
          <table:table-cell office:value-type="float" office:value="0.33481" table:style-name="ce6">
            <text:p>0.33481</text:p>
          </table:table-cell>
          <table:table-cell office:value-type="float" office:value="0.33470999999999995" table:style-name="ce6">
            <text:p>0.33471</text:p>
          </table:table-cell>
          <table:table-cell office:value-type="float" office:value="0.32815" table:style-name="ce6">
            <text:p>0.32815</text:p>
          </table:table-cell>
          <table:table-cell office:value-type="float" office:value="0.33249000000000001" table:style-name="ce6">
            <text:p>0.33249</text:p>
          </table:table-cell>
          <table:table-cell office:value-type="float" office:value="0.13172" table:style-name="ce6">
            <text:p>0.13172</text:p>
          </table:table-cell>
          <table:table-cell office:value-type="float" office:value="0.12109" table:style-name="ce6">
            <text:p>0.1210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.2889999999999991E-2" table:style-name="ce6">
            <text:p>0.08289</text:p>
          </table:table-cell>
          <table:table-cell office:value-type="float" office:value="7.9059999999999991E-2" table:style-name="ce6">
            <text:p>0.07906</text:p>
          </table:table-cell>
          <table:table-cell office:value-type="float" office:value="7.6619999999999994E-2" table:style-name="ce6">
            <text:p>0.07662</text:p>
          </table:table-cell>
          <table:table-cell office:value-type="float" office:value="7.5079999999999994E-2" table:style-name="ce6">
            <text:p>0.07508</text:p>
          </table:table-cell>
          <table:table-cell office:value-type="float" office:value="7.4260000000000007E-2" table:style-name="ce6">
            <text:p>0.07426</text:p>
          </table:table-cell>
          <table:table-cell office:value-type="float" office:value="7.4539999999999995E-2" table:style-name="ce6">
            <text:p>0.07454</text:p>
          </table:table-cell>
          <table:table-cell office:value-type="float" office:value="7.5810000000000002E-2" table:style-name="ce6">
            <text:p>0.07581</text:p>
          </table:table-cell>
          <table:table-cell office:value-type="float" office:value="8.4399999999999989E-2" table:style-name="ce6">
            <text:p>0.0844</text:p>
          </table:table-cell>
          <table:table-cell office:value-type="float" office:value="7.5490000000000002E-2" table:style-name="ce6">
            <text:p>0.07549</text:p>
          </table:table-cell>
          <table:table-cell office:value-type="float" office:value="8.0090000000000008E-2" table:style-name="ce6">
            <text:p>0.08009</text:p>
          </table:table-cell>
          <table:table-cell office:value-type="float" office:value="8.2390000000000005E-2" table:style-name="ce6">
            <text:p>0.08239</text:p>
          </table:table-cell>
          <table:table-cell office:value-type="float" office:value="8.4839999999999999E-2" table:style-name="ce6">
            <text:p>0.08484</text:p>
          </table:table-cell>
          <table:table-cell office:value-type="float" office:value="8.3559999999999995E-2" table:style-name="ce6">
            <text:p>0.08356</text:p>
          </table:table-cell>
          <table:table-cell office:value-type="float" office:value="8.3430000000000004E-2" table:style-name="ce6">
            <text:p>0.08343</text:p>
          </table:table-cell>
          <table:table-cell office:value-type="float" office:value="8.592000000000001E-2" table:style-name="ce6">
            <text:p>0.08592</text:p>
          </table:table-cell>
          <table:table-cell office:value-type="float" office:value="8.7090000000000001E-2" table:style-name="ce6">
            <text:p>0.08709</text:p>
          </table:table-cell>
          <table:table-cell office:value-type="float" office:value="8.695E-2" table:style-name="ce6">
            <text:p>0.08695</text:p>
          </table:table-cell>
          <table:table-cell office:value-type="float" office:value="8.5290000000000005E-2" table:style-name="ce6">
            <text:p>0.08529</text:p>
          </table:table-cell>
          <table:table-cell office:value-type="float" office:value="8.2979999999999998E-2" table:style-name="ce6">
            <text:p>0.08298</text:p>
          </table:table-cell>
          <table:table-cell office:value-type="float" office:value="8.2949999999999996E-2" table:style-name="ce6">
            <text:p>0.08295</text:p>
          </table:table-cell>
          <table:table-cell office:value-type="float" office:value="8.1329999999999986E-2" table:style-name="ce6">
            <text:p>0.08133</text:p>
          </table:table-cell>
          <table:table-cell office:value-type="float" office:value="8.2409999999999997E-2" table:style-name="ce6">
            <text:p>0.08241</text:p>
          </table:table-cell>
          <table:table-cell office:value-type="float" office:value="0.10223" table:style-name="ce6">
            <text:p>0.10223</text:p>
          </table:table-cell>
          <table:table-cell office:value-type="float" office:value="9.3979999999999994E-2" table:style-name="ce6">
            <text:p>0.0939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8.6080000000000004E-2" table:style-name="ce6">
            <text:p>0.08608</text:p>
          </table:table-cell>
          <table:table-cell office:value-type="float" office:value="8.2100000000000006E-2" table:style-name="ce6">
            <text:p>0.0821</text:p>
          </table:table-cell>
          <table:table-cell office:value-type="float" office:value="7.9560000000000006E-2" table:style-name="ce6">
            <text:p>0.07956</text:p>
          </table:table-cell>
          <table:table-cell office:value-type="float" office:value="7.7969999999999998E-2" table:style-name="ce6">
            <text:p>0.07797</text:p>
          </table:table-cell>
          <table:table-cell office:value-type="float" office:value="7.7109999999999998E-2" table:style-name="ce6">
            <text:p>0.07711</text:p>
          </table:table-cell>
          <table:table-cell office:value-type="float" office:value="7.7409999999999993E-2" table:style-name="ce6">
            <text:p>0.07741</text:p>
          </table:table-cell>
          <table:table-cell office:value-type="float" office:value="7.8730000000000008E-2" table:style-name="ce6">
            <text:p>0.07873</text:p>
          </table:table-cell>
          <table:table-cell office:value-type="float" office:value="8.7650000000000006E-2" table:style-name="ce6">
            <text:p>0.08765</text:p>
          </table:table-cell>
          <table:table-cell office:value-type="float" office:value="8.8650000000000007E-2" table:style-name="ce6">
            <text:p>0.08865</text:p>
          </table:table-cell>
          <table:table-cell office:value-type="float" office:value="9.4060000000000005E-2" table:style-name="ce6">
            <text:p>0.09406</text:p>
          </table:table-cell>
          <table:table-cell office:value-type="float" office:value="9.6759999999999999E-2" table:style-name="ce6">
            <text:p>0.09676</text:p>
          </table:table-cell>
          <table:table-cell office:value-type="float" office:value="9.9640000000000006E-2" table:style-name="ce6">
            <text:p>0.09964</text:p>
          </table:table-cell>
          <table:table-cell office:value-type="float" office:value="9.8140000000000005E-2" table:style-name="ce6">
            <text:p>0.09814</text:p>
          </table:table-cell>
          <table:table-cell office:value-type="float" office:value="9.7989999999999994E-2" table:style-name="ce6">
            <text:p>0.09799</text:p>
          </table:table-cell>
          <table:table-cell office:value-type="float" office:value="0.1009" table:style-name="ce6">
            <text:p>0.1009</text:p>
          </table:table-cell>
          <table:table-cell office:value-type="float" office:value="0.10228" table:style-name="ce6">
            <text:p>0.10228</text:p>
          </table:table-cell>
          <table:table-cell office:value-type="float" office:value="0.10211000000000001" table:style-name="ce6">
            <text:p>0.10211</text:p>
          </table:table-cell>
          <table:table-cell office:value-type="float" office:value="0.10016" table:style-name="ce6">
            <text:p>0.10016</text:p>
          </table:table-cell>
          <table:table-cell office:value-type="float" office:value="9.7449999999999995E-2" table:style-name="ce6">
            <text:p>0.09745</text:p>
          </table:table-cell>
          <table:table-cell office:value-type="float" office:value="9.7420000000000007E-2" table:style-name="ce6">
            <text:p>0.09742</text:p>
          </table:table-cell>
          <table:table-cell office:value-type="float" office:value="9.5509999999999998E-2" table:style-name="ce6">
            <text:p>0.09551</text:p>
          </table:table-cell>
          <table:table-cell office:value-type="float" office:value="9.6780000000000005E-2" table:style-name="ce6">
            <text:p>0.09678</text:p>
          </table:table-cell>
          <table:table-cell office:value-type="float" office:value="0.10615999999999999" table:style-name="ce6">
            <text:p>0.10616</text:p>
          </table:table-cell>
          <table:table-cell office:value-type="float" office:value="9.7599999999999992E-2" table:style-name="ce6">
            <text:p>0.0976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0.12113" table:style-name="ce6">
            <text:p>0.12113</text:p>
          </table:table-cell>
          <table:table-cell office:value-type="float" office:value="0.12851000000000001" table:style-name="ce6">
            <text:p>0.12851</text:p>
          </table:table-cell>
          <table:table-cell office:value-type="float" office:value="0.13220999999999999" table:style-name="ce6">
            <text:p>0.13221</text:p>
          </table:table-cell>
          <table:table-cell office:value-type="float" office:value="0.13614000000000001" table:style-name="ce6">
            <text:p>0.13614</text:p>
          </table:table-cell>
          <table:table-cell office:value-type="float" office:value="0.13409000000000001" table:style-name="ce6">
            <text:p>0.13409</text:p>
          </table:table-cell>
          <table:table-cell office:value-type="float" office:value="0.13388" table:style-name="ce6">
            <text:p>0.13388</text:p>
          </table:table-cell>
          <table:table-cell office:value-type="float" office:value="0.13787000000000002" table:style-name="ce6">
            <text:p>0.13787</text:p>
          </table:table-cell>
          <table:table-cell office:value-type="float" office:value="0.13974999999999999" table:style-name="ce6">
            <text:p>0.13975</text:p>
          </table:table-cell>
          <table:table-cell office:value-type="float" office:value="0.13952000000000001" table:style-name="ce6">
            <text:p>0.13952</text:p>
          </table:table-cell>
          <table:table-cell office:value-type="float" office:value="0.13685" table:style-name="ce6">
            <text:p>0.13685</text:p>
          </table:table-cell>
          <table:table-cell office:value-type="float" office:value="0.13314999999999999" table:style-name="ce6">
            <text:p>0.13315</text:p>
          </table:table-cell>
          <table:table-cell office:value-type="float" office:value="0.13311000000000001" table:style-name="ce6">
            <text:p>0.13311</text:p>
          </table:table-cell>
          <table:table-cell office:value-type="float" office:value="0.13051000000000001" table:style-name="ce6">
            <text:p>0.13051</text:p>
          </table:table-cell>
          <table:table-cell office:value-type="float" office:value="0.13223000000000001" table:style-name="ce6">
            <text:p>0.13223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4070000000000002E-2" table:style-name="ce6">
            <text:p>0.06407</text:p>
          </table:table-cell>
          <table:table-cell office:value-type="float" office:value="6.7979999999999999E-2" table:style-name="ce6">
            <text:p>0.06798</text:p>
          </table:table-cell>
          <table:table-cell office:value-type="float" office:value="6.9940000000000002E-2" table:style-name="ce6">
            <text:p>0.06994</text:p>
          </table:table-cell>
          <table:table-cell office:value-type="float" office:value="7.2020000000000001E-2" table:style-name="ce6">
            <text:p>0.07202</text:p>
          </table:table-cell>
          <table:table-cell office:value-type="float" office:value="7.0929999999999993E-2" table:style-name="ce6">
            <text:p>0.07093</text:p>
          </table:table-cell>
          <table:table-cell office:value-type="float" office:value="7.0819999999999994E-2" table:style-name="ce6">
            <text:p>0.07082</text:p>
          </table:table-cell>
          <table:table-cell office:value-type="float" office:value="7.2929999999999995E-2" table:style-name="ce6">
            <text:p>0.07293</text:p>
          </table:table-cell>
          <table:table-cell office:value-type="float" office:value="7.3929999999999996E-2" table:style-name="ce6">
            <text:p>0.07393</text:p>
          </table:table-cell>
          <table:table-cell office:value-type="float" office:value="7.3800000000000004E-2" table:style-name="ce6">
            <text:p>0.0738</text:p>
          </table:table-cell>
          <table:table-cell office:value-type="float" office:value="7.2389999999999996E-2" table:style-name="ce6">
            <text:p>0.07239</text:p>
          </table:table-cell>
          <table:table-cell office:value-type="float" office:value="7.0440000000000003E-2" table:style-name="ce6">
            <text:p>0.07044</text:p>
          </table:table-cell>
          <table:table-cell office:value-type="float" office:value="7.0419999999999996E-2" table:style-name="ce6">
            <text:p>0.07042</text:p>
          </table:table-cell>
          <table:table-cell office:value-type="float" office:value="6.9040000000000004E-2" table:style-name="ce6">
            <text:p>0.06904</text:p>
          </table:table-cell>
          <table:table-cell office:value-type="float" office:value="6.9949999999999998E-2" table:style-name="ce6">
            <text:p>0.06995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.5939999999999999E-2" table:style-name="ce6">
            <text:p>0.01594</text:p>
          </table:table-cell>
          <table:table-cell office:value-type="float" office:value="1.52E-2" table:style-name="ce6">
            <text:p>0.0152</text:p>
          </table:table-cell>
          <table:table-cell office:value-type="float" office:value="1.473E-2" table:style-name="ce6">
            <text:p>0.01473</text:p>
          </table:table-cell>
          <table:table-cell office:value-type="float" office:value="1.444E-2" table:style-name="ce6">
            <text:p>0.01444</text:p>
          </table:table-cell>
          <table:table-cell office:value-type="float" office:value="1.4279999999999999E-2" table:style-name="ce6">
            <text:p>0.01428</text:p>
          </table:table-cell>
          <table:table-cell office:value-type="float" office:value="1.4339999999999999E-2" table:style-name="ce6">
            <text:p>0.01434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6230000000000001E-2" table:style-name="ce6">
            <text:p>0.01623</text:p>
          </table:table-cell>
          <table:table-cell office:value-type="float" office:value="6.9339999999999999E-2" table:style-name="ce6">
            <text:p>0.06934</text:p>
          </table:table-cell>
          <table:table-cell office:value-type="float" office:value="7.3569999999999997E-2" table:style-name="ce6">
            <text:p>0.07357</text:p>
          </table:table-cell>
          <table:table-cell office:value-type="float" office:value="7.5689999999999993E-2" table:style-name="ce6">
            <text:p>0.07569</text:p>
          </table:table-cell>
          <table:table-cell office:value-type="float" office:value="7.7939999999999995E-2" table:style-name="ce6">
            <text:p>0.07794</text:p>
          </table:table-cell>
          <table:table-cell office:value-type="float" office:value="7.6759999999999995E-2" table:style-name="ce6">
            <text:p>0.07676</text:p>
          </table:table-cell>
          <table:table-cell office:value-type="float" office:value="7.664E-2" table:style-name="ce6">
            <text:p>0.07664</text:p>
          </table:table-cell>
          <table:table-cell office:value-type="float" office:value="7.893E-2" table:style-name="ce6">
            <text:p>0.07893</text:p>
          </table:table-cell>
          <table:table-cell office:value-type="float" office:value="0.08" table:style-name="ce6">
            <text:p>0.08</text:p>
          </table:table-cell>
          <table:table-cell office:value-type="float" office:value="7.9869999999999997E-2" table:style-name="ce6">
            <text:p>0.07987</text:p>
          </table:table-cell>
          <table:table-cell office:value-type="float" office:value="7.8339999999999993E-2" table:style-name="ce6">
            <text:p>0.07834</text:p>
          </table:table-cell>
          <table:table-cell office:value-type="float" office:value="7.6219999999999996E-2" table:style-name="ce6">
            <text:p>0.07622</text:p>
          </table:table-cell>
          <table:table-cell office:value-type="float" office:value="7.6200000000000004E-2" table:style-name="ce6">
            <text:p>0.0762</text:p>
          </table:table-cell>
          <table:table-cell office:value-type="float" office:value="7.4709999999999999E-2" table:style-name="ce6">
            <text:p>0.07471</text:p>
          </table:table-cell>
          <table:table-cell office:value-type="float" office:value="7.5700000000000003E-2" table:style-name="ce6">
            <text:p>0.0757</text:p>
          </table:table-cell>
          <table:table-cell office:value-type="float" office:value="1.966E-2" table:style-name="ce6">
            <text:p>0.01966</text:p>
          </table:table-cell>
          <table:table-cell office:value-type="float" office:value="1.8069999999999999E-2" table:style-name="ce6">
            <text:p>0.0180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.5900000000000001E-3" table:style-name="ce6">
            <text:p>0.00159</text:p>
          </table:table-cell>
          <table:table-cell office:value-type="float" office:value="1.5199999999999999E-3" table:style-name="ce6">
            <text:p>0.00152</text:p>
          </table:table-cell>
          <table:table-cell office:value-type="float" office:value="1.47E-3" table:style-name="ce6">
            <text:p>0.00147</text:p>
          </table:table-cell>
          <table:table-cell office:value-type="float" office:value="1.4399999999999999E-3" table:style-name="ce6">
            <text:p>0.00144</text:p>
          </table:table-cell>
          <table:table-cell office:value-type="float" office:value="1.4299999999999998E-3" table:style-name="ce6">
            <text:p>0.00143</text:p>
          </table:table-cell>
          <table:table-cell office:value-type="float" office:value="1.4299999999999998E-3" table:style-name="ce6">
            <text:p>0.00143</text:p>
          </table:table-cell>
          <table:table-cell office:value-type="float" office:value="1.4599999999999999E-3" table:style-name="ce6">
            <text:p>0.00146</text:p>
          </table:table-cell>
          <table:table-cell office:value-type="float" office:value="1.6200000000000001E-3" table:style-name="ce6">
            <text:p>0.00162</text:p>
          </table:table-cell>
          <table:table-cell office:value-type="float" office:value="4.3890000000000005E-2" table:style-name="ce6">
            <text:p>0.04389</text:p>
          </table:table-cell>
          <table:table-cell office:value-type="float" office:value="4.6559999999999997E-2" table:style-name="ce6">
            <text:p>0.04656</text:p>
          </table:table-cell>
          <table:table-cell office:value-type="float" office:value="4.7899999999999998E-2" table:style-name="ce6">
            <text:p>0.0479</text:p>
          </table:table-cell>
          <table:table-cell office:value-type="float" office:value="4.9329999999999999E-2" table:style-name="ce6">
            <text:p>0.04933</text:p>
          </table:table-cell>
          <table:table-cell office:value-type="float" office:value="4.8579999999999998E-2" table:style-name="ce6">
            <text:p>0.04858</text:p>
          </table:table-cell>
          <table:table-cell office:value-type="float" office:value="4.8509999999999998E-2" table:style-name="ce6">
            <text:p>0.04851</text:p>
          </table:table-cell>
          <table:table-cell office:value-type="float" office:value="4.9950000000000001E-2" table:style-name="ce6">
            <text:p>0.04995</text:p>
          </table:table-cell>
          <table:table-cell office:value-type="float" office:value="5.0629999999999994E-2" table:style-name="ce6">
            <text:p>0.05063</text:p>
          </table:table-cell>
          <table:table-cell office:value-type="float" office:value="5.0549999999999998E-2" table:style-name="ce6">
            <text:p>0.05055</text:p>
          </table:table-cell>
          <table:table-cell office:value-type="float" office:value="4.9579999999999999E-2" table:style-name="ce6">
            <text:p>0.04958</text:p>
          </table:table-cell>
          <table:table-cell office:value-type="float" office:value="4.8239999999999998E-2" table:style-name="ce6">
            <text:p>0.04824</text:p>
          </table:table-cell>
          <table:table-cell office:value-type="float" office:value="4.8230000000000002E-2" table:style-name="ce6">
            <text:p>0.04823</text:p>
          </table:table-cell>
          <table:table-cell office:value-type="float" office:value="4.7279999999999996E-2" table:style-name="ce6">
            <text:p>0.04728</text:p>
          </table:table-cell>
          <table:table-cell office:value-type="float" office:value="4.7910000000000001E-2" table:style-name="ce6">
            <text:p>0.04791</text:p>
          </table:table-cell>
          <table:table-cell office:value-type="float" office:value="1.97E-3" table:style-name="ce6">
            <text:p>0.00197</text:p>
          </table:table-cell>
          <table:table-cell office:value-type="float" office:value="1.81E-3" table:style-name="ce6">
            <text:p>0.00181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3.1900000000000001E-3" table:style-name="ce6">
            <text:p>-0.00319</text:p>
          </table:table-cell>
          <table:table-cell office:value-type="float" office:value="-3.0399999999999997E-3" table:style-name="ce6">
            <text:p>-0.00304</text:p>
          </table:table-cell>
          <table:table-cell office:value-type="float" office:value="-2.9499999999999999E-3" table:style-name="ce6">
            <text:p>-0.00295</text:p>
          </table:table-cell>
          <table:table-cell office:value-type="float" office:value="-2.8899999999999998E-3" table:style-name="ce6">
            <text:p>-0.00289</text:p>
          </table:table-cell>
          <table:table-cell office:value-type="float" office:value="-2.8599999999999997E-3" table:style-name="ce6">
            <text:p>-0.00286</text:p>
          </table:table-cell>
          <table:table-cell office:value-type="float" office:value="-2.8699999999999997E-3" table:style-name="ce6">
            <text:p>-0.00287</text:p>
          </table:table-cell>
          <table:table-cell office:value-type="float" office:value="-2.9199999999999999E-3" table:style-name="ce6">
            <text:p>-0.00292</text:p>
          </table:table-cell>
          <table:table-cell office:value-type="float" office:value="-3.2500000000000003E-3" table:style-name="ce6">
            <text:p>-0.00325</text:p>
          </table:table-cell>
          <table:table-cell office:value-type="float" office:value="-5.2700000000000004E-3" table:style-name="ce6">
            <text:p>-0.00527</text:p>
          </table:table-cell>
          <table:table-cell office:value-type="float" office:value="-5.5900000000000004E-3" table:style-name="ce6">
            <text:p>-0.00559</text:p>
          </table:table-cell>
          <table:table-cell office:value-type="float" office:value="-5.7499999999999999E-3" table:style-name="ce6">
            <text:p>-0.00575</text:p>
          </table:table-cell>
          <table:table-cell office:value-type="float" office:value="-5.9199999999999999E-3" table:style-name="ce6">
            <text:p>-0.00592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5.8199999999999997E-3" table:style-name="ce6">
            <text:p>-0.00582</text:p>
          </table:table-cell>
          <table:table-cell office:value-type="float" office:value="-5.9899999999999997E-3" table:style-name="ce6">
            <text:p>-0.00599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6.0699999999999999E-3" table:style-name="ce6">
            <text:p>-0.00607</text:p>
          </table:table-cell>
          <table:table-cell office:value-type="float" office:value="-5.9499999999999996E-3" table:style-name="ce6">
            <text:p>-0.00595</text:p>
          </table:table-cell>
          <table:table-cell office:value-type="float" office:value="-5.79E-3" table:style-name="ce6">
            <text:p>-0.00579</text:p>
          </table:table-cell>
          <table:table-cell office:value-type="float" office:value="-5.79E-3" table:style-name="ce6">
            <text:p>-0.00579</text:p>
          </table:table-cell>
          <table:table-cell office:value-type="float" office:value="-5.6699999999999997E-3" table:style-name="ce6">
            <text:p>-0.00567</text:p>
          </table:table-cell>
          <table:table-cell office:value-type="float" office:value="-5.7499999999999999E-3" table:style-name="ce6">
            <text:p>-0.00575</text:p>
          </table:table-cell>
          <table:table-cell office:value-type="float" office:value="-3.9300000000000003E-3" table:style-name="ce6">
            <text:p>-0.00393</text:p>
          </table:table-cell>
          <table:table-cell office:value-type="float" office:value="-3.6099999999999999E-3" table:style-name="ce6">
            <text:p>-0.00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4.7799999999999995E-3" table:style-name="ce6">
            <text:p>-0.00478</text:p>
          </table:table-cell>
          <table:table-cell office:value-type="float" office:value="-4.5599999999999998E-3" table:style-name="ce6">
            <text:p>-0.00456</text:p>
          </table:table-cell>
          <table:table-cell office:value-type="float" office:value="-4.4200000000000003E-3" table:style-name="ce6">
            <text:p>-0.00442</text:p>
          </table:table-cell>
          <table:table-cell office:value-type="float" office:value="-4.3299999999999996E-3" table:style-name="ce6">
            <text:p>-0.00433</text:p>
          </table:table-cell>
          <table:table-cell office:value-type="float" office:value="-4.28E-3" table:style-name="ce6">
            <text:p>-0.00428</text:p>
          </table:table-cell>
          <table:table-cell office:value-type="float" office:value="-4.3E-3" table:style-name="ce6">
            <text:p>-0.0043</text:p>
          </table:table-cell>
          <table:table-cell office:value-type="float" office:value="-4.3699999999999998E-3" table:style-name="ce6">
            <text:p>-0.00437</text:p>
          </table:table-cell>
          <table:table-cell office:value-type="float" office:value="-4.8700000000000002E-3" table:style-name="ce6">
            <text:p>-0.00487</text:p>
          </table:table-cell>
          <table:table-cell office:value-type="float" office:value="-1.2290000000000001E-2" table:style-name="ce6">
            <text:p>-0.01229</text:p>
          </table:table-cell>
          <table:table-cell office:value-type="float" office:value="-1.3040000000000001E-2" table:style-name="ce6">
            <text:p>-0.01304</text:p>
          </table:table-cell>
          <table:table-cell office:value-type="float" office:value="-1.341E-2" table:style-name="ce6">
            <text:p>-0.01341</text:p>
          </table:table-cell>
          <table:table-cell office:value-type="float" office:value="-1.3809999999999999E-2" table:style-name="ce6">
            <text:p>-0.01381</text:p>
          </table:table-cell>
          <table:table-cell office:value-type="float" office:value="-1.3600000000000001E-2" table:style-name="ce6">
            <text:p>-0.0136</text:p>
          </table:table-cell>
          <table:table-cell office:value-type="float" office:value="-1.3580000000000002E-2" table:style-name="ce6">
            <text:p>-0.01358</text:p>
          </table:table-cell>
          <table:table-cell office:value-type="float" office:value="-1.3990000000000001E-2" table:style-name="ce6">
            <text:p>-0.01399</text:p>
          </table:table-cell>
          <table:table-cell office:value-type="float" office:value="-1.418E-2" table:style-name="ce6">
            <text:p>-0.01418</text:p>
          </table:table-cell>
          <table:table-cell office:value-type="float" office:value="-1.4150000000000001E-2" table:style-name="ce6">
            <text:p>-0.01415</text:p>
          </table:table-cell>
          <table:table-cell office:value-type="float" office:value="-1.3879999999999998E-2" table:style-name="ce6">
            <text:p>-0.01388</text:p>
          </table:table-cell>
          <table:table-cell office:value-type="float" office:value="-1.3509999999999999E-2" table:style-name="ce6">
            <text:p>-0.01351</text:p>
          </table:table-cell>
          <table:table-cell office:value-type="float" office:value="-1.3500000000000002E-2" table:style-name="ce6">
            <text:p>-0.0135</text:p>
          </table:table-cell>
          <table:table-cell office:value-type="float" office:value="-1.324E-2" table:style-name="ce6">
            <text:p>-0.01324</text:p>
          </table:table-cell>
          <table:table-cell office:value-type="float" office:value="-1.341E-2" table:style-name="ce6">
            <text:p>-0.01341</text:p>
          </table:table-cell>
          <table:table-cell office:value-type="float" office:value="-5.8999999999999999E-3" table:style-name="ce6">
            <text:p>-0.0059</text:p>
          </table:table-cell>
          <table:table-cell office:value-type="float" office:value="-5.4200000000000003E-3" table:style-name="ce6">
            <text:p>-0.00542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2700000000000004E-3" table:style-name="ce6">
            <text:p>0.00527</text:p>
          </table:table-cell>
          <table:table-cell office:value-type="float" office:value="5.5900000000000004E-3" table:style-name="ce6">
            <text:p>0.00559</text:p>
          </table:table-cell>
          <table:table-cell office:value-type="float" office:value="5.7499999999999999E-3" table:style-name="ce6">
            <text:p>0.00575</text:p>
          </table:table-cell>
          <table:table-cell office:value-type="float" office:value="5.9199999999999999E-3" table:style-name="ce6">
            <text:p>0.00592</text:p>
          </table:table-cell>
          <table:table-cell office:value-type="float" office:value="5.8299999999999992E-3" table:style-name="ce6">
            <text:p>0.00583</text:p>
          </table:table-cell>
          <table:table-cell office:value-type="float" office:value="5.8199999999999997E-3" table:style-name="ce6">
            <text:p>0.00582</text:p>
          </table:table-cell>
          <table:table-cell office:value-type="float" office:value="5.9899999999999997E-3" table:style-name="ce6">
            <text:p>0.00599</text:p>
          </table:table-cell>
          <table:table-cell office:value-type="float" office:value="6.0799999999999995E-3" table:style-name="ce6">
            <text:p>0.00608</text:p>
          </table:table-cell>
          <table:table-cell office:value-type="float" office:value="6.0699999999999999E-3" table:style-name="ce6">
            <text:p>0.00607</text:p>
          </table:table-cell>
          <table:table-cell office:value-type="float" office:value="5.9499999999999996E-3" table:style-name="ce6">
            <text:p>0.00595</text:p>
          </table:table-cell>
          <table:table-cell office:value-type="float" office:value="5.79E-3" table:style-name="ce6">
            <text:p>0.00579</text:p>
          </table:table-cell>
          <table:table-cell office:value-type="float" office:value="5.79E-3" table:style-name="ce6">
            <text:p>0.00579</text:p>
          </table:table-cell>
          <table:table-cell office:value-type="float" office:value="5.6699999999999997E-3" table:style-name="ce6">
            <text:p>0.00567</text:p>
          </table:table-cell>
          <table:table-cell office:value-type="float" office:value="5.7499999999999999E-3" table:style-name="ce6">
            <text:p>0.005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.3800000000000003E-3" table:style-name="ce6">
            <text:p>0.00638</text:p>
          </table:table-cell>
          <table:table-cell office:value-type="float" office:value="6.0799999999999995E-3" table:style-name="ce6">
            <text:p>0.00608</text:p>
          </table:table-cell>
          <table:table-cell office:value-type="float" office:value="5.8899999999999994E-3" table:style-name="ce6">
            <text:p>0.00589</text:p>
          </table:table-cell>
          <table:table-cell office:value-type="float" office:value="5.7799999999999995E-3" table:style-name="ce6">
            <text:p>0.00578</text:p>
          </table:table-cell>
          <table:table-cell office:value-type="float" office:value="5.7099999999999998E-3" table:style-name="ce6">
            <text:p>0.00571</text:p>
          </table:table-cell>
          <table:table-cell office:value-type="float" office:value="5.7299999999999999E-3" table:style-name="ce6">
            <text:p>0.00573</text:p>
          </table:table-cell>
          <table:table-cell office:value-type="float" office:value="5.8299999999999992E-3" table:style-name="ce6">
            <text:p>0.00583</text:p>
          </table:table-cell>
          <table:table-cell office:value-type="float" office:value="6.4900000000000001E-3" table:style-name="ce6">
            <text:p>0.00649</text:p>
          </table:table-cell>
          <table:table-cell office:value-type="float" office:value="5.0029999999999998E-2" table:style-name="ce6">
            <text:p>0.05003</text:p>
          </table:table-cell>
          <table:table-cell office:value-type="float" office:value="5.3079999999999995E-2" table:style-name="ce6">
            <text:p>0.05308</text:p>
          </table:table-cell>
          <table:table-cell office:value-type="float" office:value="5.4610000000000006E-2" table:style-name="ce6">
            <text:p>0.05461</text:p>
          </table:table-cell>
          <table:table-cell office:value-type="float" office:value="5.6230000000000002E-2" table:style-name="ce6">
            <text:p>0.05623</text:p>
          </table:table-cell>
          <table:table-cell office:value-type="float" office:value="5.5389999999999995E-2" table:style-name="ce6">
            <text:p>0.05539</text:p>
          </table:table-cell>
          <table:table-cell office:value-type="float" office:value="5.5300000000000002E-2" table:style-name="ce6">
            <text:p>0.0553</text:p>
          </table:table-cell>
          <table:table-cell office:value-type="float" office:value="5.6950000000000001E-2" table:style-name="ce6">
            <text:p>0.05695</text:p>
          </table:table-cell>
          <table:table-cell office:value-type="float" office:value="5.772E-2" table:style-name="ce6">
            <text:p>0.05772</text:p>
          </table:table-cell>
          <table:table-cell office:value-type="float" office:value="5.7630000000000001E-2" table:style-name="ce6">
            <text:p>0.05763</text:p>
          </table:table-cell>
          <table:table-cell office:value-type="float" office:value="5.6529999999999997E-2" table:style-name="ce6">
            <text:p>0.05653</text:p>
          </table:table-cell>
          <table:table-cell office:value-type="float" office:value="5.5E-2" table:style-name="ce6">
            <text:p>0.055</text:p>
          </table:table-cell>
          <table:table-cell office:value-type="float" office:value="5.4980000000000001E-2" table:style-name="ce6">
            <text:p>0.05498</text:p>
          </table:table-cell>
          <table:table-cell office:value-type="float" office:value="5.3899999999999997E-2" table:style-name="ce6">
            <text:p>0.0539</text:p>
          </table:table-cell>
          <table:table-cell office:value-type="float" office:value="5.4619999999999995E-2" table:style-name="ce6">
            <text:p>0.05462</text:p>
          </table:table-cell>
          <table:table-cell office:value-type="float" office:value="7.8600000000000007E-3" table:style-name="ce6">
            <text:p>0.00786</text:p>
          </table:table-cell>
          <table:table-cell office:value-type="float" office:value="7.2299999999999994E-3" table:style-name="ce6">
            <text:p>0.0072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.5640000000000003E-2" table:style-name="ce6">
            <text:p>0.09564</text:p>
          </table:table-cell>
          <table:table-cell office:value-type="float" office:value="9.1219999999999996E-2" table:style-name="ce6">
            <text:p>0.09122</text:p>
          </table:table-cell>
          <table:table-cell office:value-type="float" office:value="8.8399999999999992E-2" table:style-name="ce6">
            <text:p>0.0884</text:p>
          </table:table-cell>
          <table:table-cell office:value-type="float" office:value="8.6629999999999999E-2" table:style-name="ce6">
            <text:p>0.08663</text:p>
          </table:table-cell>
          <table:table-cell office:value-type="float" office:value="8.5679999999999992E-2" table:style-name="ce6">
            <text:p>0.08568</text:p>
          </table:table-cell>
          <table:table-cell office:value-type="float" office:value="8.6010000000000003E-2" table:style-name="ce6">
            <text:p>0.08601</text:p>
          </table:table-cell>
          <table:table-cell office:value-type="float" office:value="8.7469999999999992E-2" table:style-name="ce6">
            <text:p>0.08747</text:p>
          </table:table-cell>
          <table:table-cell office:value-type="float" office:value="9.7379999999999994E-2" table:style-name="ce6">
            <text:p>0.09738</text:p>
          </table:table-cell>
          <table:table-cell office:value-type="float" office:value="8.4260000000000002E-2" table:style-name="ce6">
            <text:p>0.08426</text:p>
          </table:table-cell>
          <table:table-cell office:value-type="float" office:value="8.9399999999999993E-2" table:style-name="ce6">
            <text:p>0.0894</text:p>
          </table:table-cell>
          <table:table-cell office:value-type="float" office:value="9.1969999999999996E-2" table:style-name="ce6">
            <text:p>0.09197</text:p>
          </table:table-cell>
          <table:table-cell office:value-type="float" office:value="9.4710000000000003E-2" table:style-name="ce6">
            <text:p>0.09471</text:p>
          </table:table-cell>
          <table:table-cell office:value-type="float" office:value="9.3279999999999988E-2" table:style-name="ce6">
            <text:p>0.09328</text:p>
          </table:table-cell>
          <table:table-cell office:value-type="float" office:value="9.3130000000000004E-2" table:style-name="ce6">
            <text:p>0.09313</text:p>
          </table:table-cell>
          <table:table-cell office:value-type="float" office:value="9.5909999999999995E-2" table:style-name="ce6">
            <text:p>0.09591</text:p>
          </table:table-cell>
          <table:table-cell office:value-type="float" office:value="9.7220000000000001E-2" table:style-name="ce6">
            <text:p>0.09722</text:p>
          </table:table-cell>
          <table:table-cell office:value-type="float" office:value="9.7059999999999994E-2" table:style-name="ce6">
            <text:p>0.09706</text:p>
          </table:table-cell>
          <table:table-cell office:value-type="float" office:value="9.5199999999999993E-2" table:style-name="ce6">
            <text:p>0.0952</text:p>
          </table:table-cell>
          <table:table-cell office:value-type="float" office:value="9.2630000000000004E-2" table:style-name="ce6">
            <text:p>0.09263</text:p>
          </table:table-cell>
          <table:table-cell office:value-type="float" office:value="9.2600000000000002E-2" table:style-name="ce6">
            <text:p>0.0926</text:p>
          </table:table-cell>
          <table:table-cell office:value-type="float" office:value="9.079000000000001E-2" table:style-name="ce6">
            <text:p>0.09079</text:p>
          </table:table-cell>
          <table:table-cell office:value-type="float" office:value="9.1990000000000002E-2" table:style-name="ce6">
            <text:p>0.09199</text:p>
          </table:table-cell>
          <table:table-cell office:value-type="float" office:value="0.11796" table:style-name="ce6">
            <text:p>0.11796</text:p>
          </table:table-cell>
          <table:table-cell office:value-type="float" office:value="0.10843999999999999" table:style-name="ce6">
            <text:p>0.10844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10564999999999999" table:style-name="ce6">
            <text:p>0.10565</text:p>
          </table:table-cell>
          <table:table-cell office:value-type="float" office:value="0.10563" table:style-name="ce6">
            <text:p>0.10563</text:p>
          </table:table-cell>
          <table:table-cell office:value-type="float" office:value="0.10566" table:style-name="ce6">
            <text:p>0.10566</text:p>
          </table:table-cell>
          <table:table-cell office:value-type="float" office:value="0.10568" table:style-name="ce6">
            <text:p>0.10568</text:p>
          </table:table-cell>
          <table:table-cell office:value-type="float" office:value="0.10574" table:style-name="ce6">
            <text:p>0.10574</text:p>
          </table:table-cell>
          <table:table-cell office:value-type="float" office:value="0.10567" table:style-name="ce6">
            <text:p>0.10567</text:p>
          </table:table-cell>
          <table:table-cell office:value-type="float" office:value="0.10561999999999999" table:style-name="ce6">
            <text:p>0.10562</text:p>
          </table:table-cell>
          <table:table-cell office:value-type="float" office:value="0.10537000000000001" table:style-name="ce6">
            <text:p>0.10537</text:p>
          </table:table-cell>
          <table:table-cell office:value-type="float" office:value="0.11849" table:style-name="ce6">
            <text:p>0.11849</text:p>
          </table:table-cell>
          <table:table-cell office:value-type="float" office:value="0.12572" table:style-name="ce6">
            <text:p>0.12572</text:p>
          </table:table-cell>
          <table:table-cell office:value-type="float" office:value="0.12933999999999998" table:style-name="ce6">
            <text:p>0.12934</text:p>
          </table:table-cell>
          <table:table-cell office:value-type="float" office:value="0.13317999999999999" table:style-name="ce6">
            <text:p>0.13318</text:p>
          </table:table-cell>
          <table:table-cell office:value-type="float" office:value="0.13117999999999999" table:style-name="ce6">
            <text:p>0.13118</text:p>
          </table:table-cell>
          <table:table-cell office:value-type="float" office:value="0.13097" table:style-name="ce6">
            <text:p>0.13097</text:p>
          </table:table-cell>
          <table:table-cell office:value-type="float" office:value="0.13486999999999999" table:style-name="ce6">
            <text:p>0.13487</text:p>
          </table:table-cell>
          <table:table-cell office:value-type="float" office:value="0.13671" table:style-name="ce6">
            <text:p>0.13671</text:p>
          </table:table-cell>
          <table:table-cell office:value-type="float" office:value="0.13649" table:style-name="ce6">
            <text:p>0.13649</text:p>
          </table:table-cell>
          <table:table-cell office:value-type="float" office:value="0.13388" table:style-name="ce6">
            <text:p>0.13388</text:p>
          </table:table-cell>
          <table:table-cell office:value-type="float" office:value="0.13025999999999999" table:style-name="ce6">
            <text:p>0.13026</text:p>
          </table:table-cell>
          <table:table-cell office:value-type="float" office:value="0.13022" table:style-name="ce6">
            <text:p>0.13022</text:p>
          </table:table-cell>
          <table:table-cell office:value-type="float" office:value="0.12767000000000001" table:style-name="ce6">
            <text:p>0.12767</text:p>
          </table:table-cell>
          <table:table-cell office:value-type="float" office:value="0.12936" table:style-name="ce6">
            <text:p>0.12936</text:p>
          </table:table-cell>
          <table:table-cell office:value-type="float" office:value="0.10549" table:style-name="ce6">
            <text:p>0.10549</text:p>
          </table:table-cell>
          <table:table-cell office:value-type="float" office:value="0.10536" table:style-name="ce6">
            <text:p>0.10536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6.3800000000000003E-3" table:style-name="ce6">
            <text:p>-0.00638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5.8899999999999994E-3" table:style-name="ce6">
            <text:p>-0.00589</text:p>
          </table:table-cell>
          <table:table-cell office:value-type="float" office:value="-5.7799999999999995E-3" table:style-name="ce6">
            <text:p>-0.00578</text:p>
          </table:table-cell>
          <table:table-cell office:value-type="float" office:value="-5.7099999999999998E-3" table:style-name="ce6">
            <text:p>-0.00571</text:p>
          </table:table-cell>
          <table:table-cell office:value-type="float" office:value="-5.7299999999999999E-3" table:style-name="ce6">
            <text:p>-0.00573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6.4900000000000001E-3" table:style-name="ce6">
            <text:p>-0.00649</text:p>
          </table:table-cell>
          <table:table-cell office:value-type="float" office:value="-1.0529999999999999E-2" table:style-name="ce6">
            <text:p>-0.01053</text:p>
          </table:table-cell>
          <table:table-cell office:value-type="float" office:value="-1.1169999999999999E-2" table:style-name="ce6">
            <text:p>-0.01117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184E-2" table:style-name="ce6">
            <text:p>-0.01184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1639999999999999E-2" table:style-name="ce6">
            <text:p>-0.01164</text:p>
          </table:table-cell>
          <table:table-cell office:value-type="float" office:value="-1.1990000000000001E-2" table:style-name="ce6">
            <text:p>-0.01199</text:p>
          </table:table-cell>
          <table:table-cell office:value-type="float" office:value="-1.2150000000000001E-2" table:style-name="ce6">
            <text:p>-0.01215</text:p>
          </table:table-cell>
          <table:table-cell office:value-type="float" office:value="-1.213E-2" table:style-name="ce6">
            <text:p>-0.01213</text:p>
          </table:table-cell>
          <table:table-cell office:value-type="float" office:value="-1.1899999999999999E-2" table:style-name="ce6">
            <text:p>-0.0119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350000000000001E-2" table:style-name="ce6">
            <text:p>-0.01135</text:p>
          </table:table-cell>
          <table:table-cell office:value-type="float" office:value="-1.15E-2" table:style-name="ce6">
            <text:p>-0.0115</text:p>
          </table:table-cell>
          <table:table-cell office:value-type="float" office:value="-7.8600000000000007E-3" table:style-name="ce6">
            <text:p>-0.00786</text:p>
          </table:table-cell>
          <table:table-cell office:value-type="float" office:value="-7.2299999999999994E-3" table:style-name="ce6">
            <text:p>-0.00723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1.2749999999999999E-2" table:style-name="ce6">
            <text:p>-0.01275</text:p>
          </table:table-cell>
          <table:table-cell office:value-type="float" office:value="-1.2159999999999999E-2" table:style-name="ce6">
            <text:p>-0.01216</text:p>
          </table:table-cell>
          <table:table-cell office:value-type="float" office:value="-1.179E-2" table:style-name="ce6">
            <text:p>-0.01179</text:p>
          </table:table-cell>
          <table:table-cell office:value-type="float" office:value="-1.155E-2" table:style-name="ce6">
            <text:p>-0.01155</text:p>
          </table:table-cell>
          <table:table-cell office:value-type="float" office:value="-1.142E-2" table:style-name="ce6">
            <text:p>-0.01142</text:p>
          </table:table-cell>
          <table:table-cell office:value-type="float" office:value="-1.1470000000000001E-2" table:style-name="ce6">
            <text:p>-0.01147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298E-2" table:style-name="ce6">
            <text:p>-0.01298</text:p>
          </table:table-cell>
          <table:table-cell office:value-type="float" office:value="-1.0529999999999999E-2" table:style-name="ce6">
            <text:p>-0.01053</text:p>
          </table:table-cell>
          <table:table-cell office:value-type="float" office:value="-1.1169999999999999E-2" table:style-name="ce6">
            <text:p>-0.01117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184E-2" table:style-name="ce6">
            <text:p>-0.01184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1639999999999999E-2" table:style-name="ce6">
            <text:p>-0.01164</text:p>
          </table:table-cell>
          <table:table-cell office:value-type="float" office:value="-1.1990000000000001E-2" table:style-name="ce6">
            <text:p>-0.01199</text:p>
          </table:table-cell>
          <table:table-cell office:value-type="float" office:value="-1.2150000000000001E-2" table:style-name="ce6">
            <text:p>-0.01215</text:p>
          </table:table-cell>
          <table:table-cell office:value-type="float" office:value="-1.213E-2" table:style-name="ce6">
            <text:p>-0.01213</text:p>
          </table:table-cell>
          <table:table-cell office:value-type="float" office:value="-1.1899999999999999E-2" table:style-name="ce6">
            <text:p>-0.0119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350000000000001E-2" table:style-name="ce6">
            <text:p>-0.01135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5730000000000001E-2" table:style-name="ce6">
            <text:p>-0.01573</text:p>
          </table:table-cell>
          <table:table-cell office:value-type="float" office:value="-1.4459999999999999E-2" table:style-name="ce6">
            <text:p>-0.01446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9.5599999999999991E-3" table:style-name="ce6">
            <text:p>-0.00956</text:p>
          </table:table-cell>
          <table:table-cell office:value-type="float" office:value="-9.1199999999999996E-3" table:style-name="ce6">
            <text:p>-0.00912</text:p>
          </table:table-cell>
          <table:table-cell office:value-type="float" office:value="-8.8400000000000006E-3" table:style-name="ce6">
            <text:p>-0.00884</text:p>
          </table:table-cell>
          <table:table-cell office:value-type="float" office:value="-8.6599999999999993E-3" table:style-name="ce6">
            <text:p>-0.00866</text:p>
          </table:table-cell>
          <table:table-cell office:value-type="float" office:value="-8.5699999999999995E-3" table:style-name="ce6">
            <text:p>-0.00857</text:p>
          </table:table-cell>
          <table:table-cell office:value-type="float" office:value="-8.6E-3" table:style-name="ce6">
            <text:p>-0.0086</text:p>
          </table:table-cell>
          <table:table-cell office:value-type="float" office:value="-8.7500000000000008E-3" table:style-name="ce6">
            <text:p>-0.00875</text:p>
          </table:table-cell>
          <table:table-cell office:value-type="float" office:value="-9.7400000000000004E-3" table:style-name="ce6">
            <text:p>-0.00974</text:p>
          </table:table-cell>
          <table:table-cell office:value-type="float" office:value="-1.5800000000000002E-2" table:style-name="ce6">
            <text:p>-0.0158</text:p>
          </table:table-cell>
          <table:table-cell office:value-type="float" office:value="-1.6760000000000001E-2" table:style-name="ce6">
            <text:p>-0.01676</text:p>
          </table:table-cell>
          <table:table-cell office:value-type="float" office:value="-1.7250000000000001E-2" table:style-name="ce6">
            <text:p>-0.01725</text:p>
          </table:table-cell>
          <table:table-cell office:value-type="float" office:value="-1.7760000000000001E-2" table:style-name="ce6">
            <text:p>-0.01776</text:p>
          </table:table-cell>
          <table:table-cell office:value-type="float" office:value="-1.7490000000000002E-2" table:style-name="ce6">
            <text:p>-0.01749</text:p>
          </table:table-cell>
          <table:table-cell office:value-type="float" office:value="-1.746E-2" table:style-name="ce6">
            <text:p>-0.01746</text:p>
          </table:table-cell>
          <table:table-cell office:value-type="float" office:value="-1.7979999999999999E-2" table:style-name="ce6">
            <text:p>-0.01798</text:p>
          </table:table-cell>
          <table:table-cell office:value-type="float" office:value="-1.823E-2" table:style-name="ce6">
            <text:p>-0.01823</text:p>
          </table:table-cell>
          <table:table-cell office:value-type="float" office:value="-1.8200000000000001E-2" table:style-name="ce6">
            <text:p>-0.0182</text:p>
          </table:table-cell>
          <table:table-cell office:value-type="float" office:value="-1.7849999999999998E-2" table:style-name="ce6">
            <text:p>-0.01785</text:p>
          </table:table-cell>
          <table:table-cell office:value-type="float" office:value="-1.737E-2" table:style-name="ce6">
            <text:p>-0.01737</text:p>
          </table:table-cell>
          <table:table-cell office:value-type="float" office:value="-1.736E-2" table:style-name="ce6">
            <text:p>-0.01736</text:p>
          </table:table-cell>
          <table:table-cell office:value-type="float" office:value="-1.702E-2" table:style-name="ce6">
            <text:p>-0.01702</text:p>
          </table:table-cell>
          <table:table-cell office:value-type="float" office:value="-1.7250000000000001E-2" table:style-name="ce6">
            <text:p>-0.01725</text:p>
          </table:table-cell>
          <table:table-cell office:value-type="float" office:value="-1.18E-2" table:style-name="ce6">
            <text:p>-0.0118</text:p>
          </table:table-cell>
          <table:table-cell office:value-type="float" office:value="-1.0840000000000001E-2" table:style-name="ce6">
            <text:p>-0.0108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33090000000000003" table:style-name="ce6">
            <text:p>0.3309</text:p>
          </table:table-cell>
          <table:table-cell office:value-type="float" office:value="0.33085000000000003" table:style-name="ce6">
            <text:p>0.33085</text:p>
          </table:table-cell>
          <table:table-cell office:value-type="float" office:value="0.33094000000000001" table:style-name="ce6">
            <text:p>0.33094</text:p>
          </table:table-cell>
          <table:table-cell office:value-type="float" office:value="0.33098999999999995" table:style-name="ce6">
            <text:p>0.33099</text:p>
          </table:table-cell>
          <table:table-cell office:value-type="float" office:value="0.33118000000000003" table:style-name="ce6">
            <text:p>0.33118</text:p>
          </table:table-cell>
          <table:table-cell office:value-type="float" office:value="0.33098" table:style-name="ce6">
            <text:p>0.33098</text:p>
          </table:table-cell>
          <table:table-cell office:value-type="float" office:value="0.33079999999999998" table:style-name="ce6">
            <text:p>0.3308</text:p>
          </table:table-cell>
          <table:table-cell office:value-type="float" office:value="0.33002000000000004" table:style-name="ce6">
            <text:p>0.33002</text:p>
          </table:table-cell>
          <table:table-cell office:value-type="float" office:value="0.19749" table:style-name="ce6">
            <text:p>0.19749</text:p>
          </table:table-cell>
          <table:table-cell office:value-type="float" office:value="0.20952999999999999" table:style-name="ce6">
            <text:p>0.20953</text:p>
          </table:table-cell>
          <table:table-cell office:value-type="float" office:value="0.21556" table:style-name="ce6">
            <text:p>0.21556</text:p>
          </table:table-cell>
          <table:table-cell office:value-type="float" office:value="0.22197" table:style-name="ce6">
            <text:p>0.22197</text:p>
          </table:table-cell>
          <table:table-cell office:value-type="float" office:value="0.21862999999999999" table:style-name="ce6">
            <text:p>0.21863</text:p>
          </table:table-cell>
          <table:table-cell office:value-type="float" office:value="0.21828" table:style-name="ce6">
            <text:p>0.21828</text:p>
          </table:table-cell>
          <table:table-cell office:value-type="float" office:value="0.22478999999999999" table:style-name="ce6">
            <text:p>0.22479</text:p>
          </table:table-cell>
          <table:table-cell office:value-type="float" office:value="0.22785" table:style-name="ce6">
            <text:p>0.22785</text:p>
          </table:table-cell>
          <table:table-cell office:value-type="float" office:value="0.22748000000000002" table:style-name="ce6">
            <text:p>0.22748</text:p>
          </table:table-cell>
          <table:table-cell office:value-type="float" office:value="0.22313" table:style-name="ce6">
            <text:p>0.22313</text:p>
          </table:table-cell>
          <table:table-cell office:value-type="float" office:value="0.21710000000000002" table:style-name="ce6">
            <text:p>0.2171</text:p>
          </table:table-cell>
          <table:table-cell office:value-type="float" office:value="0.21703" table:style-name="ce6">
            <text:p>0.21703</text:p>
          </table:table-cell>
          <table:table-cell office:value-type="float" office:value="0.21278" table:style-name="ce6">
            <text:p>0.21278</text:p>
          </table:table-cell>
          <table:table-cell office:value-type="float" office:value="0.21559" table:style-name="ce6">
            <text:p>0.21559</text:p>
          </table:table-cell>
          <table:table-cell office:value-type="float" office:value="0.33039999999999997" table:style-name="ce6">
            <text:p>0.3304</text:p>
          </table:table-cell>
          <table:table-cell office:value-type="float" office:value="0.33" table:style-name="ce6">
            <text:p>0.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1.1160000000000002E-2" table:style-name="ce6">
            <text:p>-0.01116</text:p>
          </table:table-cell>
          <table:table-cell office:value-type="float" office:value="-1.064E-2" table:style-name="ce6">
            <text:p>-0.01064</text:p>
          </table:table-cell>
          <table:table-cell office:value-type="float" office:value="-1.031E-2" table:style-name="ce6">
            <text:p>-0.01031</text:p>
          </table:table-cell>
          <table:table-cell office:value-type="float" office:value="-1.0109999999999999E-2" table:style-name="ce6">
            <text:p>-0.01011</text:p>
          </table:table-cell>
          <table:table-cell office:value-type="float" office:value="-0.01" table:style-name="ce6">
            <text:p>-0.01</text:p>
          </table:table-cell>
          <table:table-cell office:value-type="float" office:value="-1.0029999999999999E-2" table:style-name="ce6">
            <text:p>-0.01003</text:p>
          </table:table-cell>
          <table:table-cell office:value-type="float" office:value="-1.0209999999999999E-2" table:style-name="ce6">
            <text:p>-0.01021</text:p>
          </table:table-cell>
          <table:table-cell office:value-type="float" office:value="-1.1359999999999999E-2" table:style-name="ce6">
            <text:p>-0.01136</text:p>
          </table:table-cell>
          <table:table-cell office:value-type="float" office:value="-1.141E-2" table:style-name="ce6">
            <text:p>-0.01141</text:p>
          </table:table-cell>
          <table:table-cell office:value-type="float" office:value="-1.2110000000000001E-2" table:style-name="ce6">
            <text:p>-0.01211</text:p>
          </table:table-cell>
          <table:table-cell office:value-type="float" office:value="-1.2450000000000001E-2" table:style-name="ce6">
            <text:p>-0.01245</text:p>
          </table:table-cell>
          <table:table-cell office:value-type="float" office:value="-1.2829999999999999E-2" table:style-name="ce6">
            <text:p>-0.01283</text:p>
          </table:table-cell>
          <table:table-cell office:value-type="float" office:value="-1.2629999999999999E-2" table:style-name="ce6">
            <text:p>-0.01263</text:p>
          </table:table-cell>
          <table:table-cell office:value-type="float" office:value="-1.261E-2" table:style-name="ce6">
            <text:p>-0.01261</text:p>
          </table:table-cell>
          <table:table-cell office:value-type="float" office:value="-1.299E-2" table:style-name="ce6">
            <text:p>-0.01299</text:p>
          </table:table-cell>
          <table:table-cell office:value-type="float" office:value="-1.316E-2" table:style-name="ce6">
            <text:p>-0.01316</text:p>
          </table:table-cell>
          <table:table-cell office:value-type="float" office:value="-1.3140000000000001E-2" table:style-name="ce6">
            <text:p>-0.01314</text:p>
          </table:table-cell>
          <table:table-cell office:value-type="float" office:value="-1.2889999999999999E-2" table:style-name="ce6">
            <text:p>-0.01289</text:p>
          </table:table-cell>
          <table:table-cell office:value-type="float" office:value="-1.2540000000000001E-2" table:style-name="ce6">
            <text:p>-0.01254</text:p>
          </table:table-cell>
          <table:table-cell office:value-type="float" office:value="-1.2540000000000001E-2" table:style-name="ce6">
            <text:p>-0.01254</text:p>
          </table:table-cell>
          <table:table-cell office:value-type="float" office:value="-1.2290000000000001E-2" table:style-name="ce6">
            <text:p>-0.01229</text:p>
          </table:table-cell>
          <table:table-cell office:value-type="float" office:value="-1.2460000000000001E-2" table:style-name="ce6">
            <text:p>-0.01246</text:p>
          </table:table-cell>
          <table:table-cell office:value-type="float" office:value="-1.376E-2" table:style-name="ce6">
            <text:p>-0.01376</text:p>
          </table:table-cell>
          <table:table-cell office:value-type="float" office:value="-1.265E-2" table:style-name="ce6">
            <text:p>-0.01265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Storage" table:style-name="ta3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</text:p>
          </table:table-cell>
          <table:table-cell office:value-type="string" table:style-name="ce8">
            <text:p>Ps</text:p>
          </table:table-cell>
          <table:table-cell office:value-type="string" table:style-name="ce8">
            <text:p>Qs</text:p>
          </table:table-cell>
          <table:table-cell office:value-type="string" table:style-name="ce9">
            <text:p>Energy (MWh)</text:p>
          </table:table-cell>
          <table:table-cell office:value-type="string" table:style-name="ce9">
            <text:p>E_rating (MWh)</text:p>
          </table:table-cell>
          <table:table-cell office:value-type="string" table:style-name="ce9">
            <text:p>Charge_rating (MW)</text:p>
          </table:table-cell>
          <table:table-cell office:value-type="string" table:style-name="ce9">
            <text:p>Discharge_rating (MW)</text:p>
          </table:table-cell>
          <table:table-cell office:value-type="string" table:style-name="ce9">
            <text:p>Charge_efficiency</text:p>
          </table:table-cell>
          <table:table-cell office:value-type="string" table:style-name="ce9">
            <text:p>Discharge_efficiency</text:p>
          </table:table-cell>
          <table:table-cell office:value-type="string" table:style-name="ce9">
            <text:p>Thermal_rating (MVA)</text:p>
          </table:table-cell>
          <table:table-cell office:value-type="string" table:style-name="ce9">
            <text:p>Qmin (MVAr)</text:p>
          </table:table-cell>
          <table:table-cell office:value-type="string" table:style-name="ce9">
            <text:p>Qmax (MVAr)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P_loss</text:p>
          </table:table-cell>
          <table:table-cell office:value-type="string" table:style-name="ce8">
            <text:p>Q_loss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oc_initial</text:p>
          </table:table-cell>
          <table:table-cell office:value-type="string" table:style-name="ce8">
            <text:p>soc_min</text:p>
          </table:table-cell>
          <table:table-cell office:value-type="string" table:style-name="ce8">
            <text:p>soc_max</text:p>
          </table:table-cell>
          <table:table-cell office:value-type="string" table:style-name="ce8">
            <text:p>E_rating_min (MWh)</text:p>
          </table:table-cell>
          <table:table-cell office:value-type="string" table:style-name="ce8">
            <text:p>E_initial (MWh)</text:p>
          </table:table-cell>
          <table:table-cell office:value-type="string" table:style-name="ce5">
            <text:p>cost_a</text:p>
          </table:table-cell>
          <table:table-cell office:value-type="string" table:style-name="ce5">
            <text:p>cost_b</text:p>
          </table:table-cell>
          <table:table-cell office:value-type="string" table:style-name="ce5">
            <text:p>cost_c</text:p>
          </table:table-cell>
          <table:table-cell table:number-columns-repeated="16359"/>
        </table:table-row>
        <table:table-row table:number-rows-repeated="86" table:style-name="ro1">
          <table:table-cell table:number-columns-repeated="16384"/>
        </table:table-row>
        <table:table-row table:style-name="ro1">
          <table:table-cell table:number-columns-repeated="25" table:style-name="ce7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database-ranges>
        <table:database-range table:target-range-address="Buses.A111:Buses.H305">
          <table:sort>
            <table:sort-by table:field-number="0"/>
          </table:sort>
        </table:database-range>
        <table:database-range table:target-range-address="Buses.B1:Buses.B306" table:display-filter-buttons="true"/>
        <table:database-range table:target-range-address="Lines.A111:Lines.H349">
          <table:sort>
            <table:sort-by table:field-number="0"/>
          </table:sort>
        </table:database-range>
        <table:database-range table:target-range-address="Gens.A111:Gens.K210">
          <table:sort>
            <table:sort-by table:field-number="0"/>
          </table:sort>
        </table:database-range>
        <table:database-range table:target-range-address="Transformers.A111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3-07T16:12:38Z</meta:creation-date>
    <dc:date>2023-05-31T21:27:19Z</dc:date>
    <meta:editing-cycles>119</meta:editing-cycles>
  </office:meta>
</office:document-meta>
</file>